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ADFF2F"/>
    </style:style>
    <style:style style:name="ce4" style:family="table-cell" style:parent-style-name="Default" style:data-style-name="N26"/>
    <style:style style:name="ce5" style:family="table-cell" style:parent-style-name="Default" style:data-style-name="N0">
      <style:table-cell-properties fo:background-color="#808080"/>
      <style:text-properties fo:color="#FFFFFF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Tecan.At.Excel.Error" style:data-style-name="N0">
      <style:table-cell-properties style:vertical-align="automatic" fo:background-color="#FF0000" style:cell-protect="protected"/>
      <style:text-properties fo:color="#FFFFFF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9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37:3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0" table:style-name="ce1">
            <text:p>110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D4-D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3:37:5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D4</text:p>
          </table:table-cell>
          <table:table-cell office:value-type="float" office:value="37779" table:style-name="ce1">
            <text:p>37779</text:p>
          </table:table-cell>
          <table:table-cell office:value-type="float" office:value="36763" table:style-name="ce1">
            <text:p>36763</text:p>
          </table:table-cell>
          <table:table-cell office:value-type="float" office:value="35438" table:style-name="ce1">
            <text:p>35438</text:p>
          </table:table-cell>
          <table:table-cell office:value-type="float" office:value="34619" table:style-name="ce1">
            <text:p>34619</text:p>
          </table:table-cell>
          <table:table-cell office:value-type="float" office:value="33542" table:style-name="ce1">
            <text:p>33542</text:p>
          </table:table-cell>
          <table:table-cell office:value-type="float" office:value="33422" table:style-name="ce1">
            <text:p>33422</text:p>
          </table:table-cell>
          <table:table-cell office:value-type="float" office:value="32669" table:style-name="ce1">
            <text:p>32669</text:p>
          </table:table-cell>
          <table:table-cell office:value-type="float" office:value="33063" table:style-name="ce1">
            <text:p>33063</text:p>
          </table:table-cell>
          <table:table-cell office:value-type="float" office:value="32670" table:style-name="ce1">
            <text:p>32670</text:p>
          </table:table-cell>
          <table:table-cell office:value-type="float" office:value="32038" table:style-name="ce1">
            <text:p>32038</text:p>
          </table:table-cell>
          <table:table-cell office:value-type="float" office:value="31852" table:style-name="ce1">
            <text:p>31852</text:p>
          </table:table-cell>
          <table:table-cell office:value-type="float" office:value="32663" table:style-name="ce1">
            <text:p>32663</text:p>
          </table:table-cell>
          <table:table-cell office:value-type="float" office:value="32173" table:style-name="ce1">
            <text:p>32173</text:p>
          </table:table-cell>
          <table:table-cell office:value-type="float" office:value="31253" table:style-name="ce1">
            <text:p>31253</text:p>
          </table:table-cell>
          <table:table-cell office:value-type="float" office:value="31347" table:style-name="ce1">
            <text:p>31347</text:p>
          </table:table-cell>
          <table:table-cell office:value-type="float" office:value="30446" table:style-name="ce1">
            <text:p>30446</text:p>
          </table:table-cell>
          <table:table-cell office:value-type="float" office:value="30498" table:style-name="ce1">
            <text:p>30498</text:p>
          </table:table-cell>
          <table:table-cell office:value-type="float" office:value="30715" table:style-name="ce1">
            <text:p>30715</text:p>
          </table:table-cell>
          <table:table-cell office:value-type="float" office:value="29914" table:style-name="ce1">
            <text:p>29914</text:p>
          </table:table-cell>
          <table:table-cell office:value-type="float" office:value="29877" table:style-name="ce1">
            <text:p>29877</text:p>
          </table:table-cell>
          <table:table-cell office:value-type="float" office:value="30284" table:style-name="ce1">
            <text:p>30284</text:p>
          </table:table-cell>
          <table:table-cell office:value-type="float" office:value="30029" table:style-name="ce1">
            <text:p>30029</text:p>
          </table:table-cell>
          <table:table-cell office:value-type="float" office:value="29347" table:style-name="ce1">
            <text:p>29347</text:p>
          </table:table-cell>
          <table:table-cell office:value-type="float" office:value="28898" table:style-name="ce1">
            <text:p>28898</text:p>
          </table:table-cell>
          <table:table-cell office:value-type="float" office:value="30032" table:style-name="ce1">
            <text:p>30032</text:p>
          </table:table-cell>
          <table:table-cell office:value-type="float" office:value="29184" table:style-name="ce1">
            <text:p>29184</text:p>
          </table:table-cell>
          <table:table-cell office:value-type="float" office:value="29716" table:style-name="ce1">
            <text:p>29716</text:p>
          </table:table-cell>
          <table:table-cell office:value-type="float" office:value="28735" table:style-name="ce1">
            <text:p>28735</text:p>
          </table:table-cell>
          <table:table-cell office:value-type="float" office:value="28685" table:style-name="ce1">
            <text:p>28685</text:p>
          </table:table-cell>
          <table:table-cell office:value-type="float" office:value="28554" table:style-name="ce1">
            <text:p>28554</text:p>
          </table:table-cell>
          <table:table-cell office:value-type="float" office:value="28975" table:style-name="ce1">
            <text:p>28975</text:p>
          </table:table-cell>
          <table:table-cell office:value-type="float" office:value="28265" table:style-name="ce1">
            <text:p>28265</text:p>
          </table:table-cell>
          <table:table-cell office:value-type="float" office:value="28453" table:style-name="ce1">
            <text:p>28453</text:p>
          </table:table-cell>
          <table:table-cell office:value-type="float" office:value="27928" table:style-name="ce1">
            <text:p>27928</text:p>
          </table:table-cell>
          <table:table-cell office:value-type="float" office:value="28155" table:style-name="ce1">
            <text:p>28155</text:p>
          </table:table-cell>
          <table:table-cell office:value-type="float" office:value="27737" table:style-name="ce1">
            <text:p>27737</text:p>
          </table:table-cell>
          <table:table-cell office:value-type="float" office:value="27511" table:style-name="ce1">
            <text:p>27511</text:p>
          </table:table-cell>
          <table:table-cell office:value-type="float" office:value="27926" table:style-name="ce1">
            <text:p>27926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D5</text:p>
          </table:table-cell>
          <table:table-cell office:value-type="float" office:value="33780" table:style-name="ce1">
            <text:p>33780</text:p>
          </table:table-cell>
          <table:table-cell office:value-type="float" office:value="33116" table:style-name="ce1">
            <text:p>33116</text:p>
          </table:table-cell>
          <table:table-cell office:value-type="float" office:value="33165" table:style-name="ce1">
            <text:p>33165</text:p>
          </table:table-cell>
          <table:table-cell office:value-type="float" office:value="32465" table:style-name="ce1">
            <text:p>32465</text:p>
          </table:table-cell>
          <table:table-cell office:value-type="float" office:value="34817" table:style-name="ce1">
            <text:p>34817</text:p>
          </table:table-cell>
          <table:table-cell office:value-type="float" office:value="33134" table:style-name="ce1">
            <text:p>33134</text:p>
          </table:table-cell>
          <table:table-cell office:value-type="float" office:value="31265" table:style-name="ce1">
            <text:p>31265</text:p>
          </table:table-cell>
          <table:table-cell office:value-type="float" office:value="33326" table:style-name="ce1">
            <text:p>33326</text:p>
          </table:table-cell>
          <table:table-cell office:value-type="float" office:value="33972" table:style-name="ce1">
            <text:p>33972</text:p>
          </table:table-cell>
          <table:table-cell office:value-type="float" office:value="33019" table:style-name="ce1">
            <text:p>33019</text:p>
          </table:table-cell>
          <table:table-cell office:value-type="float" office:value="33297" table:style-name="ce1">
            <text:p>33297</text:p>
          </table:table-cell>
          <table:table-cell office:value-type="float" office:value="32479" table:style-name="ce1">
            <text:p>32479</text:p>
          </table:table-cell>
          <table:table-cell office:value-type="float" office:value="32671" table:style-name="ce1">
            <text:p>32671</text:p>
          </table:table-cell>
          <table:table-cell office:value-type="float" office:value="32285" table:style-name="ce1">
            <text:p>32285</text:p>
          </table:table-cell>
          <table:table-cell office:value-type="float" office:value="29478" table:style-name="ce1">
            <text:p>29478</text:p>
          </table:table-cell>
          <table:table-cell office:value-type="float" office:value="28645" table:style-name="ce1">
            <text:p>28645</text:p>
          </table:table-cell>
          <table:table-cell office:value-type="float" office:value="31047" table:style-name="ce1">
            <text:p>31047</text:p>
          </table:table-cell>
          <table:table-cell office:value-type="float" office:value="31270" table:style-name="ce1">
            <text:p>31270</text:p>
          </table:table-cell>
          <table:table-cell office:value-type="float" office:value="31962" table:style-name="ce1">
            <text:p>31962</text:p>
          </table:table-cell>
          <table:table-cell office:value-type="float" office:value="29236" table:style-name="ce1">
            <text:p>29236</text:p>
          </table:table-cell>
          <table:table-cell office:value-type="float" office:value="28091" table:style-name="ce1">
            <text:p>28091</text:p>
          </table:table-cell>
          <table:table-cell office:value-type="float" office:value="27934" table:style-name="ce1">
            <text:p>27934</text:p>
          </table:table-cell>
          <table:table-cell office:value-type="float" office:value="27838" table:style-name="ce1">
            <text:p>27838</text:p>
          </table:table-cell>
          <table:table-cell office:value-type="float" office:value="29804" table:style-name="ce1">
            <text:p>29804</text:p>
          </table:table-cell>
          <table:table-cell office:value-type="float" office:value="29028" table:style-name="ce1">
            <text:p>29028</text:p>
          </table:table-cell>
          <table:table-cell office:value-type="float" office:value="27216" table:style-name="ce1">
            <text:p>27216</text:p>
          </table:table-cell>
          <table:table-cell office:value-type="float" office:value="27409" table:style-name="ce1">
            <text:p>27409</text:p>
          </table:table-cell>
          <table:table-cell office:value-type="float" office:value="28606" table:style-name="ce1">
            <text:p>28606</text:p>
          </table:table-cell>
          <table:table-cell office:value-type="float" office:value="29804" table:style-name="ce1">
            <text:p>29804</text:p>
          </table:table-cell>
          <table:table-cell office:value-type="float" office:value="29907" table:style-name="ce1">
            <text:p>29907</text:p>
          </table:table-cell>
          <table:table-cell office:value-type="float" office:value="29481" table:style-name="ce1">
            <text:p>29481</text:p>
          </table:table-cell>
          <table:table-cell office:value-type="float" office:value="28841" table:style-name="ce1">
            <text:p>28841</text:p>
          </table:table-cell>
          <table:table-cell office:value-type="float" office:value="29613" table:style-name="ce1">
            <text:p>29613</text:p>
          </table:table-cell>
          <table:table-cell office:value-type="float" office:value="29493" table:style-name="ce1">
            <text:p>29493</text:p>
          </table:table-cell>
          <table:table-cell office:value-type="float" office:value="29127" table:style-name="ce1">
            <text:p>29127</text:p>
          </table:table-cell>
          <table:table-cell office:value-type="float" office:value="29129" table:style-name="ce1">
            <text:p>29129</text:p>
          </table:table-cell>
          <table:table-cell office:value-type="float" office:value="29168" table:style-name="ce1">
            <text:p>29168</text:p>
          </table:table-cell>
          <table:table-cell office:value-type="float" office:value="29133" table:style-name="ce1">
            <text:p>2913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D6</text:p>
          </table:table-cell>
          <table:table-cell office:value-type="float" office:value="35307" table:style-name="ce1">
            <text:p>35307</text:p>
          </table:table-cell>
          <table:table-cell office:value-type="float" office:value="34229" table:style-name="ce1">
            <text:p>34229</text:p>
          </table:table-cell>
          <table:table-cell office:value-type="float" office:value="33450" table:style-name="ce1">
            <text:p>33450</text:p>
          </table:table-cell>
          <table:table-cell office:value-type="float" office:value="32480" table:style-name="ce1">
            <text:p>32480</text:p>
          </table:table-cell>
          <table:table-cell office:value-type="float" office:value="31213" table:style-name="ce1">
            <text:p>31213</text:p>
          </table:table-cell>
          <table:table-cell office:value-type="float" office:value="31215" table:style-name="ce1">
            <text:p>31215</text:p>
          </table:table-cell>
          <table:table-cell office:value-type="float" office:value="30818" table:style-name="ce1">
            <text:p>30818</text:p>
          </table:table-cell>
          <table:table-cell office:value-type="float" office:value="30969" table:style-name="ce1">
            <text:p>30969</text:p>
          </table:table-cell>
          <table:table-cell office:value-type="float" office:value="30784" table:style-name="ce1">
            <text:p>30784</text:p>
          </table:table-cell>
          <table:table-cell office:value-type="float" office:value="30690" table:style-name="ce1">
            <text:p>30690</text:p>
          </table:table-cell>
          <table:table-cell office:value-type="float" office:value="30632" table:style-name="ce1">
            <text:p>30632</text:p>
          </table:table-cell>
          <table:table-cell office:value-type="float" office:value="30573" table:style-name="ce1">
            <text:p>30573</text:p>
          </table:table-cell>
          <table:table-cell office:value-type="float" office:value="30460" table:style-name="ce1">
            <text:p>30460</text:p>
          </table:table-cell>
          <table:table-cell office:value-type="float" office:value="29940" table:style-name="ce1">
            <text:p>29940</text:p>
          </table:table-cell>
          <table:table-cell office:value-type="float" office:value="30268" table:style-name="ce1">
            <text:p>30268</text:p>
          </table:table-cell>
          <table:table-cell office:value-type="float" office:value="29921" table:style-name="ce1">
            <text:p>29921</text:p>
          </table:table-cell>
          <table:table-cell office:value-type="float" office:value="29823" table:style-name="ce1">
            <text:p>29823</text:p>
          </table:table-cell>
          <table:table-cell office:value-type="float" office:value="29551" table:style-name="ce1">
            <text:p>29551</text:p>
          </table:table-cell>
          <table:table-cell office:value-type="float" office:value="29137" table:style-name="ce1">
            <text:p>29137</text:p>
          </table:table-cell>
          <table:table-cell office:value-type="float" office:value="28946" table:style-name="ce1">
            <text:p>28946</text:p>
          </table:table-cell>
          <table:table-cell office:value-type="float" office:value="28988" table:style-name="ce1">
            <text:p>28988</text:p>
          </table:table-cell>
          <table:table-cell office:value-type="float" office:value="28769" table:style-name="ce1">
            <text:p>28769</text:p>
          </table:table-cell>
          <table:table-cell office:value-type="float" office:value="28452" table:style-name="ce1">
            <text:p>28452</text:p>
          </table:table-cell>
          <table:table-cell office:value-type="float" office:value="28476" table:style-name="ce1">
            <text:p>28476</text:p>
          </table:table-cell>
          <table:table-cell office:value-type="float" office:value="28361" table:style-name="ce1">
            <text:p>28361</text:p>
          </table:table-cell>
          <table:table-cell office:value-type="float" office:value="28070" table:style-name="ce1">
            <text:p>28070</text:p>
          </table:table-cell>
          <table:table-cell office:value-type="float" office:value="27988" table:style-name="ce1">
            <text:p>27988</text:p>
          </table:table-cell>
          <table:table-cell office:value-type="float" office:value="27678" table:style-name="ce1">
            <text:p>27678</text:p>
          </table:table-cell>
          <table:table-cell office:value-type="float" office:value="27715" table:style-name="ce1">
            <text:p>27715</text:p>
          </table:table-cell>
          <table:table-cell office:value-type="float" office:value="27523" table:style-name="ce1">
            <text:p>27523</text:p>
          </table:table-cell>
          <table:table-cell office:value-type="float" office:value="27119" table:style-name="ce1">
            <text:p>27119</text:p>
          </table:table-cell>
          <table:table-cell office:value-type="float" office:value="27082" table:style-name="ce1">
            <text:p>27082</text:p>
          </table:table-cell>
          <table:table-cell office:value-type="float" office:value="26880" table:style-name="ce1">
            <text:p>26880</text:p>
          </table:table-cell>
          <table:table-cell office:value-type="float" office:value="26727" table:style-name="ce1">
            <text:p>26727</text:p>
          </table:table-cell>
          <table:table-cell office:value-type="float" office:value="26505" table:style-name="ce1">
            <text:p>26505</text:p>
          </table:table-cell>
          <table:table-cell office:value-type="float" office:value="26401" table:style-name="ce1">
            <text:p>26401</text:p>
          </table:table-cell>
          <table:table-cell office:value-type="float" office:value="26194" table:style-name="ce1">
            <text:p>26194</text:p>
          </table:table-cell>
          <table:table-cell office:value-type="float" office:value="26187" table:style-name="ce1">
            <text:p>26187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fflux 1 mM Lactat (1:40): PfFNT-ilacco1.0 FP+ 50 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3:45:59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8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26:3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4" table:style-name="ce1">
            <text:p>114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D7-D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3:26:4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D7</text:p>
          </table:table-cell>
          <table:table-cell office:value-type="float" office:value="36241" table:style-name="ce1">
            <text:p>36241</text:p>
          </table:table-cell>
          <table:table-cell office:value-type="float" office:value="33993" table:style-name="ce1">
            <text:p>33993</text:p>
          </table:table-cell>
          <table:table-cell office:value-type="float" office:value="32095" table:style-name="ce1">
            <text:p>32095</text:p>
          </table:table-cell>
          <table:table-cell office:value-type="float" office:value="30643" table:style-name="ce1">
            <text:p>30643</text:p>
          </table:table-cell>
          <table:table-cell office:value-type="float" office:value="29864" table:style-name="ce1">
            <text:p>29864</text:p>
          </table:table-cell>
          <table:table-cell office:value-type="float" office:value="29234" table:style-name="ce1">
            <text:p>29234</text:p>
          </table:table-cell>
          <table:table-cell office:value-type="float" office:value="28679" table:style-name="ce1">
            <text:p>28679</text:p>
          </table:table-cell>
          <table:table-cell office:value-type="float" office:value="27867" table:style-name="ce1">
            <text:p>27867</text:p>
          </table:table-cell>
          <table:table-cell office:value-type="float" office:value="27247" table:style-name="ce1">
            <text:p>27247</text:p>
          </table:table-cell>
          <table:table-cell office:value-type="float" office:value="26501" table:style-name="ce1">
            <text:p>26501</text:p>
          </table:table-cell>
          <table:table-cell office:value-type="float" office:value="25697" table:style-name="ce1">
            <text:p>25697</text:p>
          </table:table-cell>
          <table:table-cell office:value-type="float" office:value="25011" table:style-name="ce1">
            <text:p>25011</text:p>
          </table:table-cell>
          <table:table-cell office:value-type="float" office:value="24420" table:style-name="ce1">
            <text:p>24420</text:p>
          </table:table-cell>
          <table:table-cell office:value-type="float" office:value="23776" table:style-name="ce1">
            <text:p>23776</text:p>
          </table:table-cell>
          <table:table-cell office:value-type="float" office:value="23291" table:style-name="ce1">
            <text:p>23291</text:p>
          </table:table-cell>
          <table:table-cell office:value-type="float" office:value="22916" table:style-name="ce1">
            <text:p>22916</text:p>
          </table:table-cell>
          <table:table-cell office:value-type="float" office:value="22483" table:style-name="ce1">
            <text:p>22483</text:p>
          </table:table-cell>
          <table:table-cell office:value-type="float" office:value="21873" table:style-name="ce1">
            <text:p>21873</text:p>
          </table:table-cell>
          <table:table-cell office:value-type="float" office:value="21847" table:style-name="ce1">
            <text:p>21847</text:p>
          </table:table-cell>
          <table:table-cell office:value-type="float" office:value="21529" table:style-name="ce1">
            <text:p>21529</text:p>
          </table:table-cell>
          <table:table-cell office:value-type="float" office:value="21406" table:style-name="ce1">
            <text:p>21406</text:p>
          </table:table-cell>
          <table:table-cell office:value-type="float" office:value="21218" table:style-name="ce1">
            <text:p>21218</text:p>
          </table:table-cell>
          <table:table-cell office:value-type="float" office:value="21128" table:style-name="ce1">
            <text:p>21128</text:p>
          </table:table-cell>
          <table:table-cell office:value-type="float" office:value="20973" table:style-name="ce1">
            <text:p>20973</text:p>
          </table:table-cell>
          <table:table-cell office:value-type="float" office:value="20886" table:style-name="ce1">
            <text:p>20886</text:p>
          </table:table-cell>
          <table:table-cell office:value-type="float" office:value="20971" table:style-name="ce1">
            <text:p>20971</text:p>
          </table:table-cell>
          <table:table-cell office:value-type="float" office:value="20933" table:style-name="ce1">
            <text:p>20933</text:p>
          </table:table-cell>
          <table:table-cell office:value-type="float" office:value="21092" table:style-name="ce1">
            <text:p>21092</text:p>
          </table:table-cell>
          <table:table-cell office:value-type="float" office:value="21141" table:style-name="ce1">
            <text:p>21141</text:p>
          </table:table-cell>
          <table:table-cell office:value-type="float" office:value="21261" table:style-name="ce1">
            <text:p>21261</text:p>
          </table:table-cell>
          <table:table-cell office:value-type="float" office:value="21275" table:style-name="ce1">
            <text:p>21275</text:p>
          </table:table-cell>
          <table:table-cell office:value-type="float" office:value="21424" table:style-name="ce1">
            <text:p>21424</text:p>
          </table:table-cell>
          <table:table-cell office:value-type="float" office:value="21497" table:style-name="ce1">
            <text:p>21497</text:p>
          </table:table-cell>
          <table:table-cell office:value-type="float" office:value="21494" table:style-name="ce1">
            <text:p>21494</text:p>
          </table:table-cell>
          <table:table-cell office:value-type="float" office:value="21524" table:style-name="ce1">
            <text:p>21524</text:p>
          </table:table-cell>
          <table:table-cell office:value-type="float" office:value="21530" table:style-name="ce1">
            <text:p>21530</text:p>
          </table:table-cell>
          <table:table-cell office:value-type="float" office:value="21574" table:style-name="ce1">
            <text:p>21574</text:p>
          </table:table-cell>
          <table:table-cell office:value-type="float" office:value="21580" table:style-name="ce1">
            <text:p>2158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D8</text:p>
          </table:table-cell>
          <table:table-cell office:value-type="float" office:value="38485" table:style-name="ce1">
            <text:p>38485</text:p>
          </table:table-cell>
          <table:table-cell office:value-type="float" office:value="36728" table:style-name="ce1">
            <text:p>36728</text:p>
          </table:table-cell>
          <table:table-cell office:value-type="float" office:value="35378" table:style-name="ce1">
            <text:p>35378</text:p>
          </table:table-cell>
          <table:table-cell office:value-type="float" office:value="33819" table:style-name="ce1">
            <text:p>33819</text:p>
          </table:table-cell>
          <table:table-cell office:value-type="float" office:value="32241" table:style-name="ce1">
            <text:p>32241</text:p>
          </table:table-cell>
          <table:table-cell office:value-type="float" office:value="31276" table:style-name="ce1">
            <text:p>31276</text:p>
          </table:table-cell>
          <table:table-cell office:value-type="float" office:value="30247" table:style-name="ce1">
            <text:p>30247</text:p>
          </table:table-cell>
          <table:table-cell office:value-type="float" office:value="29172" table:style-name="ce1">
            <text:p>29172</text:p>
          </table:table-cell>
          <table:table-cell office:value-type="float" office:value="28430" table:style-name="ce1">
            <text:p>28430</text:p>
          </table:table-cell>
          <table:table-cell office:value-type="float" office:value="27666" table:style-name="ce1">
            <text:p>27666</text:p>
          </table:table-cell>
          <table:table-cell office:value-type="float" office:value="26806" table:style-name="ce1">
            <text:p>26806</text:p>
          </table:table-cell>
          <table:table-cell office:value-type="float" office:value="26101" table:style-name="ce1">
            <text:p>26101</text:p>
          </table:table-cell>
          <table:table-cell office:value-type="float" office:value="25456" table:style-name="ce1">
            <text:p>25456</text:p>
          </table:table-cell>
          <table:table-cell office:value-type="float" office:value="24915" table:style-name="ce1">
            <text:p>24915</text:p>
          </table:table-cell>
          <table:table-cell office:value-type="float" office:value="24341" table:style-name="ce1">
            <text:p>24341</text:p>
          </table:table-cell>
          <table:table-cell office:value-type="float" office:value="23794" table:style-name="ce1">
            <text:p>23794</text:p>
          </table:table-cell>
          <table:table-cell office:value-type="float" office:value="23461" table:style-name="ce1">
            <text:p>23461</text:p>
          </table:table-cell>
          <table:table-cell office:value-type="float" office:value="23088" table:style-name="ce1">
            <text:p>23088</text:p>
          </table:table-cell>
          <table:table-cell office:value-type="float" office:value="22754" table:style-name="ce1">
            <text:p>22754</text:p>
          </table:table-cell>
          <table:table-cell office:value-type="float" office:value="22517" table:style-name="ce1">
            <text:p>22517</text:p>
          </table:table-cell>
          <table:table-cell office:value-type="float" office:value="22336" table:style-name="ce1">
            <text:p>22336</text:p>
          </table:table-cell>
          <table:table-cell office:value-type="float" office:value="22131" table:style-name="ce1">
            <text:p>22131</text:p>
          </table:table-cell>
          <table:table-cell office:value-type="float" office:value="22228" table:style-name="ce1">
            <text:p>22228</text:p>
          </table:table-cell>
          <table:table-cell office:value-type="float" office:value="22163" table:style-name="ce1">
            <text:p>22163</text:p>
          </table:table-cell>
          <table:table-cell office:value-type="float" office:value="22017" table:style-name="ce1">
            <text:p>22017</text:p>
          </table:table-cell>
          <table:table-cell office:value-type="float" office:value="22049" table:style-name="ce1">
            <text:p>22049</text:p>
          </table:table-cell>
          <table:table-cell office:value-type="float" office:value="22110" table:style-name="ce1">
            <text:p>22110</text:p>
          </table:table-cell>
          <table:table-cell office:value-type="float" office:value="22189" table:style-name="ce1">
            <text:p>22189</text:p>
          </table:table-cell>
          <table:table-cell office:value-type="float" office:value="22151" table:style-name="ce1">
            <text:p>22151</text:p>
          </table:table-cell>
          <table:table-cell office:value-type="float" office:value="22266" table:style-name="ce1">
            <text:p>22266</text:p>
          </table:table-cell>
          <table:table-cell office:value-type="float" office:value="22163" table:style-name="ce1">
            <text:p>22163</text:p>
          </table:table-cell>
          <table:table-cell office:value-type="float" office:value="22269" table:style-name="ce1">
            <text:p>22269</text:p>
          </table:table-cell>
          <table:table-cell office:value-type="float" office:value="22318" table:style-name="ce1">
            <text:p>22318</text:p>
          </table:table-cell>
          <table:table-cell office:value-type="float" office:value="22343" table:style-name="ce1">
            <text:p>22343</text:p>
          </table:table-cell>
          <table:table-cell office:value-type="float" office:value="22293" table:style-name="ce1">
            <text:p>22293</text:p>
          </table:table-cell>
          <table:table-cell office:value-type="float" office:value="22298" table:style-name="ce1">
            <text:p>22298</text:p>
          </table:table-cell>
          <table:table-cell office:value-type="float" office:value="22375" table:style-name="ce1">
            <text:p>22375</text:p>
          </table:table-cell>
          <table:table-cell office:value-type="float" office:value="22529" table:style-name="ce1">
            <text:p>22529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D9</text:p>
          </table:table-cell>
          <table:table-cell office:value-type="float" office:value="36365" table:style-name="ce1">
            <text:p>36365</text:p>
          </table:table-cell>
          <table:table-cell office:value-type="float" office:value="34634" table:style-name="ce1">
            <text:p>34634</text:p>
          </table:table-cell>
          <table:table-cell office:value-type="float" office:value="32745" table:style-name="ce1">
            <text:p>32745</text:p>
          </table:table-cell>
          <table:table-cell office:value-type="float" office:value="31074" table:style-name="ce1">
            <text:p>31074</text:p>
          </table:table-cell>
          <table:table-cell office:value-type="float" office:value="29808" table:style-name="ce1">
            <text:p>29808</text:p>
          </table:table-cell>
          <table:table-cell office:value-type="float" office:value="28955" table:style-name="ce1">
            <text:p>28955</text:p>
          </table:table-cell>
          <table:table-cell office:value-type="float" office:value="28211" table:style-name="ce1">
            <text:p>28211</text:p>
          </table:table-cell>
          <table:table-cell office:value-type="float" office:value="27703" table:style-name="ce1">
            <text:p>27703</text:p>
          </table:table-cell>
          <table:table-cell office:value-type="float" office:value="27169" table:style-name="ce1">
            <text:p>27169</text:p>
          </table:table-cell>
          <table:table-cell office:value-type="float" office:value="26475" table:style-name="ce1">
            <text:p>26475</text:p>
          </table:table-cell>
          <table:table-cell office:value-type="float" office:value="25735" table:style-name="ce1">
            <text:p>25735</text:p>
          </table:table-cell>
          <table:table-cell office:value-type="float" office:value="25255" table:style-name="ce1">
            <text:p>25255</text:p>
          </table:table-cell>
          <table:table-cell office:value-type="float" office:value="24635" table:style-name="ce1">
            <text:p>24635</text:p>
          </table:table-cell>
          <table:table-cell office:value-type="float" office:value="24079" table:style-name="ce1">
            <text:p>24079</text:p>
          </table:table-cell>
          <table:table-cell office:value-type="float" office:value="23402" table:style-name="ce1">
            <text:p>23402</text:p>
          </table:table-cell>
          <table:table-cell office:value-type="float" office:value="23221" table:style-name="ce1">
            <text:p>23221</text:p>
          </table:table-cell>
          <table:table-cell office:value-type="float" office:value="22776" table:style-name="ce1">
            <text:p>22776</text:p>
          </table:table-cell>
          <table:table-cell office:value-type="float" office:value="22423" table:style-name="ce1">
            <text:p>22423</text:p>
          </table:table-cell>
          <table:table-cell office:value-type="float" office:value="22104" table:style-name="ce1">
            <text:p>22104</text:p>
          </table:table-cell>
          <table:table-cell office:value-type="float" office:value="21886" table:style-name="ce1">
            <text:p>21886</text:p>
          </table:table-cell>
          <table:table-cell office:value-type="float" office:value="21758" table:style-name="ce1">
            <text:p>21758</text:p>
          </table:table-cell>
          <table:table-cell office:value-type="float" office:value="21613" table:style-name="ce1">
            <text:p>21613</text:p>
          </table:table-cell>
          <table:table-cell office:value-type="float" office:value="21523" table:style-name="ce1">
            <text:p>21523</text:p>
          </table:table-cell>
          <table:table-cell office:value-type="float" office:value="21447" table:style-name="ce1">
            <text:p>21447</text:p>
          </table:table-cell>
          <table:table-cell office:value-type="float" office:value="21090" table:style-name="ce1">
            <text:p>21090</text:p>
          </table:table-cell>
          <table:table-cell office:value-type="float" office:value="21171" table:style-name="ce1">
            <text:p>21171</text:p>
          </table:table-cell>
          <table:table-cell office:value-type="float" office:value="20999" table:style-name="ce1">
            <text:p>20999</text:p>
          </table:table-cell>
          <table:table-cell office:value-type="float" office:value="21110" table:style-name="ce1">
            <text:p>21110</text:p>
          </table:table-cell>
          <table:table-cell office:value-type="float" office:value="20916" table:style-name="ce1">
            <text:p>20916</text:p>
          </table:table-cell>
          <table:table-cell office:value-type="float" office:value="21105" table:style-name="ce1">
            <text:p>21105</text:p>
          </table:table-cell>
          <table:table-cell office:value-type="float" office:value="20881" table:style-name="ce1">
            <text:p>20881</text:p>
          </table:table-cell>
          <table:table-cell office:value-type="float" office:value="21230" table:style-name="ce1">
            <text:p>21230</text:p>
          </table:table-cell>
          <table:table-cell office:value-type="float" office:value="21095" table:style-name="ce1">
            <text:p>21095</text:p>
          </table:table-cell>
          <table:table-cell office:value-type="float" office:value="21083" table:style-name="ce1">
            <text:p>21083</text:p>
          </table:table-cell>
          <table:table-cell office:value-type="float" office:value="21181" table:style-name="ce1">
            <text:p>21181</text:p>
          </table:table-cell>
          <table:table-cell office:value-type="float" office:value="21228" table:style-name="ce1">
            <text:p>21228</text:p>
          </table:table-cell>
          <table:table-cell office:value-type="float" office:value="21391" table:style-name="ce1">
            <text:p>21391</text:p>
          </table:table-cell>
          <table:table-cell office:value-type="float" office:value="21306" table:style-name="ce1">
            <text:p>21306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fflux 1 mM Lactat (1:40): PfFNT+ilacco1.2 + 50 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3:34:51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7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15:4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2" table:style-name="ce1">
            <text:p>112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C4-C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3:16:0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table:number-columns-repeated="16349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5">
            <text:p>C4</text:p>
          </table:table-cell>
          <table:table-cell office:value-type="float" office:value="33723" table:style-name="ce1">
            <text:p>33723</text:p>
          </table:table-cell>
          <table:table-cell office:value-type="float" office:value="31314" table:style-name="ce1">
            <text:p>31314</text:p>
          </table:table-cell>
          <table:table-cell office:value-type="float" office:value="29139" table:style-name="ce1">
            <text:p>29139</text:p>
          </table:table-cell>
          <table:table-cell office:value-type="float" office:value="28866" table:style-name="ce1">
            <text:p>28866</text:p>
          </table:table-cell>
          <table:table-cell office:value-type="float" office:value="28121" table:style-name="ce1">
            <text:p>28121</text:p>
          </table:table-cell>
          <table:table-cell office:value-type="float" office:value="27707" table:style-name="ce1">
            <text:p>27707</text:p>
          </table:table-cell>
          <table:table-cell office:value-type="float" office:value="26750" table:style-name="ce1">
            <text:p>26750</text:p>
          </table:table-cell>
          <table:table-cell office:value-type="float" office:value="26115" table:style-name="ce1">
            <text:p>26115</text:p>
          </table:table-cell>
          <table:table-cell office:value-type="float" office:value="25343" table:style-name="ce1">
            <text:p>25343</text:p>
          </table:table-cell>
          <table:table-cell office:value-type="float" office:value="24600" table:style-name="ce1">
            <text:p>24600</text:p>
          </table:table-cell>
          <table:table-cell office:value-type="float" office:value="23918" table:style-name="ce1">
            <text:p>23918</text:p>
          </table:table-cell>
          <table:table-cell office:value-type="float" office:value="23091" table:style-name="ce1">
            <text:p>23091</text:p>
          </table:table-cell>
          <table:table-cell office:value-type="float" office:value="22496" table:style-name="ce1">
            <text:p>22496</text:p>
          </table:table-cell>
          <table:table-cell office:value-type="float" office:value="21891" table:style-name="ce1">
            <text:p>21891</text:p>
          </table:table-cell>
          <table:table-cell office:value-type="float" office:value="21619" table:style-name="ce1">
            <text:p>21619</text:p>
          </table:table-cell>
          <table:table-cell office:value-type="float" office:value="21344" table:style-name="ce1">
            <text:p>21344</text:p>
          </table:table-cell>
          <table:table-cell office:value-type="float" office:value="21218" table:style-name="ce1">
            <text:p>21218</text:p>
          </table:table-cell>
          <table:table-cell office:value-type="float" office:value="20853" table:style-name="ce1">
            <text:p>20853</text:p>
          </table:table-cell>
          <table:table-cell office:value-type="float" office:value="20958" table:style-name="ce1">
            <text:p>20958</text:p>
          </table:table-cell>
          <table:table-cell office:value-type="float" office:value="20818" table:style-name="ce1">
            <text:p>20818</text:p>
          </table:table-cell>
          <table:table-cell office:value-type="float" office:value="20611" table:style-name="ce1">
            <text:p>20611</text:p>
          </table:table-cell>
          <table:table-cell office:value-type="float" office:value="20619" table:style-name="ce1">
            <text:p>20619</text:p>
          </table:table-cell>
          <table:table-cell office:value-type="float" office:value="20540" table:style-name="ce1">
            <text:p>20540</text:p>
          </table:table-cell>
          <table:table-cell office:value-type="float" office:value="20217" table:style-name="ce1">
            <text:p>20217</text:p>
          </table:table-cell>
          <table:table-cell office:value-type="float" office:value="20175" table:style-name="ce1">
            <text:p>20175</text:p>
          </table:table-cell>
          <table:table-cell office:value-type="float" office:value="20538" table:style-name="ce1">
            <text:p>20538</text:p>
          </table:table-cell>
          <table:table-cell office:value-type="float" office:value="20218" table:style-name="ce1">
            <text:p>20218</text:p>
          </table:table-cell>
          <table:table-cell office:value-type="float" office:value="20190" table:style-name="ce1">
            <text:p>20190</text:p>
          </table:table-cell>
          <table:table-cell office:value-type="float" office:value="20255" table:style-name="ce1">
            <text:p>20255</text:p>
          </table:table-cell>
          <table:table-cell office:value-type="float" office:value="20407" table:style-name="ce1">
            <text:p>20407</text:p>
          </table:table-cell>
          <table:table-cell office:value-type="float" office:value="20483" table:style-name="ce1">
            <text:p>20483</text:p>
          </table:table-cell>
          <table:table-cell office:value-type="float" office:value="20404" table:style-name="ce1">
            <text:p>20404</text:p>
          </table:table-cell>
          <table:table-cell office:value-type="float" office:value="20261" table:style-name="ce1">
            <text:p>20261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5">
            <text:p>C5</text:p>
          </table:table-cell>
          <table:table-cell office:value-type="float" office:value="38594" table:style-name="ce1">
            <text:p>38594</text:p>
          </table:table-cell>
          <table:table-cell office:value-type="float" office:value="36138" table:style-name="ce1">
            <text:p>36138</text:p>
          </table:table-cell>
          <table:table-cell office:value-type="float" office:value="33905" table:style-name="ce1">
            <text:p>33905</text:p>
          </table:table-cell>
          <table:table-cell office:value-type="float" office:value="32502" table:style-name="ce1">
            <text:p>32502</text:p>
          </table:table-cell>
          <table:table-cell office:value-type="float" office:value="31958" table:style-name="ce1">
            <text:p>31958</text:p>
          </table:table-cell>
          <table:table-cell office:value-type="float" office:value="31305" table:style-name="ce1">
            <text:p>31305</text:p>
          </table:table-cell>
          <table:table-cell office:value-type="float" office:value="30831" table:style-name="ce1">
            <text:p>30831</text:p>
          </table:table-cell>
          <table:table-cell office:value-type="float" office:value="30315" table:style-name="ce1">
            <text:p>30315</text:p>
          </table:table-cell>
          <table:table-cell office:value-type="float" office:value="29919" table:style-name="ce1">
            <text:p>29919</text:p>
          </table:table-cell>
          <table:table-cell office:value-type="float" office:value="29764" table:style-name="ce1">
            <text:p>29764</text:p>
          </table:table-cell>
          <table:table-cell office:value-type="float" office:value="28964" table:style-name="ce1">
            <text:p>28964</text:p>
          </table:table-cell>
          <table:table-cell office:value-type="float" office:value="28397" table:style-name="ce1">
            <text:p>28397</text:p>
          </table:table-cell>
          <table:table-cell office:value-type="float" office:value="27797" table:style-name="ce1">
            <text:p>27797</text:p>
          </table:table-cell>
          <table:table-cell office:value-type="float" office:value="26739" table:style-name="ce1">
            <text:p>26739</text:p>
          </table:table-cell>
          <table:table-cell office:value-type="float" office:value="26452" table:style-name="ce1">
            <text:p>26452</text:p>
          </table:table-cell>
          <table:table-cell office:value-type="float" office:value="25823" table:style-name="ce1">
            <text:p>25823</text:p>
          </table:table-cell>
          <table:table-cell office:value-type="float" office:value="25668" table:style-name="ce1">
            <text:p>25668</text:p>
          </table:table-cell>
          <table:table-cell office:value-type="float" office:value="25081" table:style-name="ce1">
            <text:p>25081</text:p>
          </table:table-cell>
          <table:table-cell office:value-type="float" office:value="24694" table:style-name="ce1">
            <text:p>24694</text:p>
          </table:table-cell>
          <table:table-cell office:value-type="float" office:value="24608" table:style-name="ce1">
            <text:p>24608</text:p>
          </table:table-cell>
          <table:table-cell office:value-type="float" office:value="24224" table:style-name="ce1">
            <text:p>24224</text:p>
          </table:table-cell>
          <table:table-cell office:value-type="float" office:value="24311" table:style-name="ce1">
            <text:p>24311</text:p>
          </table:table-cell>
          <table:table-cell office:value-type="float" office:value="24200" table:style-name="ce1">
            <text:p>24200</text:p>
          </table:table-cell>
          <table:table-cell office:value-type="float" office:value="23668" table:style-name="ce1">
            <text:p>23668</text:p>
          </table:table-cell>
          <table:table-cell office:value-type="float" office:value="23515" table:style-name="ce1">
            <text:p>23515</text:p>
          </table:table-cell>
          <table:table-cell office:value-type="float" office:value="23446" table:style-name="ce1">
            <text:p>23446</text:p>
          </table:table-cell>
          <table:table-cell office:value-type="float" office:value="23385" table:style-name="ce1">
            <text:p>23385</text:p>
          </table:table-cell>
          <table:table-cell office:value-type="float" office:value="23569" table:style-name="ce1">
            <text:p>23569</text:p>
          </table:table-cell>
          <table:table-cell office:value-type="float" office:value="23328" table:style-name="ce1">
            <text:p>23328</text:p>
          </table:table-cell>
          <table:table-cell office:value-type="float" office:value="23450" table:style-name="ce1">
            <text:p>23450</text:p>
          </table:table-cell>
          <table:table-cell office:value-type="float" office:value="23104" table:style-name="ce1">
            <text:p>23104</text:p>
          </table:table-cell>
          <table:table-cell office:value-type="float" office:value="23396" table:style-name="ce1">
            <text:p>23396</text:p>
          </table:table-cell>
          <table:table-cell office:value-type="float" office:value="23165" table:style-name="ce1">
            <text:p>23165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5">
            <text:p>C6</text:p>
          </table:table-cell>
          <table:table-cell office:value-type="float" office:value="33714" table:style-name="ce1">
            <text:p>33714</text:p>
          </table:table-cell>
          <table:table-cell office:value-type="float" office:value="32267" table:style-name="ce1">
            <text:p>32267</text:p>
          </table:table-cell>
          <table:table-cell office:value-type="float" office:value="30367" table:style-name="ce1">
            <text:p>30367</text:p>
          </table:table-cell>
          <table:table-cell office:value-type="float" office:value="29042" table:style-name="ce1">
            <text:p>29042</text:p>
          </table:table-cell>
          <table:table-cell office:value-type="float" office:value="28011" table:style-name="ce1">
            <text:p>28011</text:p>
          </table:table-cell>
          <table:table-cell office:value-type="float" office:value="26170" table:style-name="ce1">
            <text:p>26170</text:p>
          </table:table-cell>
          <table:table-cell office:value-type="float" office:value="24857" table:style-name="ce1">
            <text:p>24857</text:p>
          </table:table-cell>
          <table:table-cell office:value-type="float" office:value="23700" table:style-name="ce1">
            <text:p>23700</text:p>
          </table:table-cell>
          <table:table-cell office:value-type="float" office:value="23510" table:style-name="ce1">
            <text:p>23510</text:p>
          </table:table-cell>
          <table:table-cell office:value-type="float" office:value="23129" table:style-name="ce1">
            <text:p>23129</text:p>
          </table:table-cell>
          <table:table-cell office:value-type="float" office:value="22278" table:style-name="ce1">
            <text:p>22278</text:p>
          </table:table-cell>
          <table:table-cell office:value-type="float" office:value="22280" table:style-name="ce1">
            <text:p>22280</text:p>
          </table:table-cell>
          <table:table-cell office:value-type="float" office:value="21671" table:style-name="ce1">
            <text:p>21671</text:p>
          </table:table-cell>
          <table:table-cell office:value-type="float" office:value="22027" table:style-name="ce1">
            <text:p>22027</text:p>
          </table:table-cell>
          <table:table-cell office:value-type="float" office:value="21446" table:style-name="ce1">
            <text:p>21446</text:p>
          </table:table-cell>
          <table:table-cell office:value-type="float" office:value="21059" table:style-name="ce1">
            <text:p>21059</text:p>
          </table:table-cell>
          <table:table-cell office:value-type="float" office:value="20412" table:style-name="ce1">
            <text:p>20412</text:p>
          </table:table-cell>
          <table:table-cell office:value-type="float" office:value="20820" table:style-name="ce1">
            <text:p>20820</text:p>
          </table:table-cell>
          <table:table-cell office:value-type="float" office:value="20558" table:style-name="ce1">
            <text:p>20558</text:p>
          </table:table-cell>
          <table:table-cell office:value-type="float" office:value="20696" table:style-name="ce1">
            <text:p>20696</text:p>
          </table:table-cell>
          <table:table-cell office:value-type="float" office:value="20170" table:style-name="ce1">
            <text:p>20170</text:p>
          </table:table-cell>
          <table:table-cell office:value-type="float" office:value="20579" table:style-name="ce1">
            <text:p>20579</text:p>
          </table:table-cell>
          <table:table-cell office:value-type="float" office:value="18865" table:style-name="ce1">
            <text:p>18865</text:p>
          </table:table-cell>
          <table:table-cell office:value-type="float" office:value="19768" table:style-name="ce1">
            <text:p>19768</text:p>
          </table:table-cell>
          <table:table-cell office:value-type="float" office:value="19407" table:style-name="ce1">
            <text:p>19407</text:p>
          </table:table-cell>
          <table:table-cell office:value-type="float" office:value="20276" table:style-name="ce1">
            <text:p>20276</text:p>
          </table:table-cell>
          <table:table-cell office:value-type="float" office:value="19605" table:style-name="ce1">
            <text:p>19605</text:p>
          </table:table-cell>
          <table:table-cell office:value-type="float" office:value="18949" table:style-name="ce1">
            <text:p>18949</text:p>
          </table:table-cell>
          <table:table-cell office:value-type="float" office:value="19373" table:style-name="ce1">
            <text:p>19373</text:p>
          </table:table-cell>
          <table:table-cell office:value-type="float" office:value="18989" table:style-name="ce1">
            <text:p>18989</text:p>
          </table:table-cell>
          <table:table-cell office:value-type="float" office:value="19485" table:style-name="ce1">
            <text:p>19485</text:p>
          </table:table-cell>
          <table:table-cell office:value-type="float" office:value="19412" table:style-name="ce1">
            <text:p>19412</text:p>
          </table:table-cell>
          <table:table-cell office:value-type="float" office:value="19135" table:style-name="ce1">
            <text:p>19135</text:p>
          </table:table-cell>
          <table:table-cell table:number-columns-repeated="1635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fflux 1 mM Lactat (1:40): PfFNT+ilacco1.1 + 50 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  <table:table table:name="Sheet1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6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7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2:49:1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B4-B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2:49:2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B4</text:p>
          </table:table-cell>
          <table:table-cell office:value-type="float" office:value="37245" table:style-name="ce1">
            <text:p>37245</text:p>
          </table:table-cell>
          <table:table-cell office:value-type="float" office:value="35987" table:style-name="ce1">
            <text:p>35987</text:p>
          </table:table-cell>
          <table:table-cell office:value-type="float" office:value="36004" table:style-name="ce1">
            <text:p>36004</text:p>
          </table:table-cell>
          <table:table-cell office:value-type="float" office:value="35943" table:style-name="ce1">
            <text:p>35943</text:p>
          </table:table-cell>
          <table:table-cell office:value-type="float" office:value="35576" table:style-name="ce1">
            <text:p>35576</text:p>
          </table:table-cell>
          <table:table-cell office:value-type="float" office:value="35268" table:style-name="ce1">
            <text:p>35268</text:p>
          </table:table-cell>
          <table:table-cell office:value-type="float" office:value="34723" table:style-name="ce1">
            <text:p>34723</text:p>
          </table:table-cell>
          <table:table-cell office:value-type="float" office:value="33863" table:style-name="ce1">
            <text:p>33863</text:p>
          </table:table-cell>
          <table:table-cell office:value-type="float" office:value="34352" table:style-name="ce1">
            <text:p>34352</text:p>
          </table:table-cell>
          <table:table-cell office:value-type="float" office:value="34165" table:style-name="ce1">
            <text:p>34165</text:p>
          </table:table-cell>
          <table:table-cell office:value-type="float" office:value="33528" table:style-name="ce1">
            <text:p>33528</text:p>
          </table:table-cell>
          <table:table-cell office:value-type="float" office:value="33203" table:style-name="ce1">
            <text:p>33203</text:p>
          </table:table-cell>
          <table:table-cell office:value-type="float" office:value="32935" table:style-name="ce1">
            <text:p>32935</text:p>
          </table:table-cell>
          <table:table-cell office:value-type="float" office:value="32674" table:style-name="ce1">
            <text:p>32674</text:p>
          </table:table-cell>
          <table:table-cell office:value-type="float" office:value="32072" table:style-name="ce1">
            <text:p>32072</text:p>
          </table:table-cell>
          <table:table-cell office:value-type="float" office:value="32003" table:style-name="ce1">
            <text:p>32003</text:p>
          </table:table-cell>
          <table:table-cell office:value-type="float" office:value="31694" table:style-name="ce1">
            <text:p>31694</text:p>
          </table:table-cell>
          <table:table-cell office:value-type="float" office:value="31434" table:style-name="ce1">
            <text:p>31434</text:p>
          </table:table-cell>
          <table:table-cell office:value-type="float" office:value="31177" table:style-name="ce1">
            <text:p>31177</text:p>
          </table:table-cell>
          <table:table-cell office:value-type="float" office:value="30505" table:style-name="ce1">
            <text:p>30505</text:p>
          </table:table-cell>
          <table:table-cell office:value-type="float" office:value="30054" table:style-name="ce1">
            <text:p>30054</text:p>
          </table:table-cell>
          <table:table-cell office:value-type="float" office:value="30104" table:style-name="ce1">
            <text:p>30104</text:p>
          </table:table-cell>
          <table:table-cell office:value-type="float" office:value="29724" table:style-name="ce1">
            <text:p>29724</text:p>
          </table:table-cell>
          <table:table-cell office:value-type="float" office:value="29280" table:style-name="ce1">
            <text:p>29280</text:p>
          </table:table-cell>
          <table:table-cell office:value-type="float" office:value="29006" table:style-name="ce1">
            <text:p>29006</text:p>
          </table:table-cell>
          <table:table-cell office:value-type="float" office:value="28523" table:style-name="ce1">
            <text:p>28523</text:p>
          </table:table-cell>
          <table:table-cell office:value-type="float" office:value="27984" table:style-name="ce1">
            <text:p>27984</text:p>
          </table:table-cell>
          <table:table-cell office:value-type="float" office:value="27880" table:style-name="ce1">
            <text:p>27880</text:p>
          </table:table-cell>
          <table:table-cell office:value-type="float" office:value="27827" table:style-name="ce1">
            <text:p>27827</text:p>
          </table:table-cell>
          <table:table-cell office:value-type="float" office:value="27212" table:style-name="ce1">
            <text:p>27212</text:p>
          </table:table-cell>
          <table:table-cell office:value-type="float" office:value="26892" table:style-name="ce1">
            <text:p>26892</text:p>
          </table:table-cell>
          <table:table-cell office:value-type="float" office:value="26845" table:style-name="ce1">
            <text:p>26845</text:p>
          </table:table-cell>
          <table:table-cell office:value-type="float" office:value="26283" table:style-name="ce1">
            <text:p>26283</text:p>
          </table:table-cell>
          <table:table-cell office:value-type="float" office:value="26158" table:style-name="ce1">
            <text:p>26158</text:p>
          </table:table-cell>
          <table:table-cell office:value-type="float" office:value="25869" table:style-name="ce1">
            <text:p>25869</text:p>
          </table:table-cell>
          <table:table-cell office:value-type="float" office:value="25831" table:style-name="ce1">
            <text:p>25831</text:p>
          </table:table-cell>
          <table:table-cell office:value-type="float" office:value="25377" table:style-name="ce1">
            <text:p>25377</text:p>
          </table:table-cell>
          <table:table-cell office:value-type="float" office:value="25083" table:style-name="ce1">
            <text:p>2508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B5</text:p>
          </table:table-cell>
          <table:table-cell office:value-type="float" office:value="32540" table:style-name="ce1">
            <text:p>32540</text:p>
          </table:table-cell>
          <table:table-cell office:value-type="float" office:value="32276" table:style-name="ce1">
            <text:p>32276</text:p>
          </table:table-cell>
          <table:table-cell office:value-type="float" office:value="31957" table:style-name="ce1">
            <text:p>31957</text:p>
          </table:table-cell>
          <table:table-cell office:value-type="float" office:value="31479" table:style-name="ce1">
            <text:p>31479</text:p>
          </table:table-cell>
          <table:table-cell office:value-type="float" office:value="30739" table:style-name="ce1">
            <text:p>30739</text:p>
          </table:table-cell>
          <table:table-cell office:value-type="float" office:value="30850" table:style-name="ce1">
            <text:p>30850</text:p>
          </table:table-cell>
          <table:table-cell office:value-type="float" office:value="30033" table:style-name="ce1">
            <text:p>30033</text:p>
          </table:table-cell>
          <table:table-cell office:value-type="float" office:value="29092" table:style-name="ce1">
            <text:p>29092</text:p>
          </table:table-cell>
          <table:table-cell office:value-type="float" office:value="29468" table:style-name="ce1">
            <text:p>29468</text:p>
          </table:table-cell>
          <table:table-cell office:value-type="float" office:value="29340" table:style-name="ce1">
            <text:p>29340</text:p>
          </table:table-cell>
          <table:table-cell office:value-type="float" office:value="29083" table:style-name="ce1">
            <text:p>29083</text:p>
          </table:table-cell>
          <table:table-cell office:value-type="float" office:value="28824" table:style-name="ce1">
            <text:p>28824</text:p>
          </table:table-cell>
          <table:table-cell office:value-type="float" office:value="28649" table:style-name="ce1">
            <text:p>28649</text:p>
          </table:table-cell>
          <table:table-cell office:value-type="float" office:value="28591" table:style-name="ce1">
            <text:p>28591</text:p>
          </table:table-cell>
          <table:table-cell office:value-type="float" office:value="28190" table:style-name="ce1">
            <text:p>28190</text:p>
          </table:table-cell>
          <table:table-cell office:value-type="float" office:value="28034" table:style-name="ce1">
            <text:p>28034</text:p>
          </table:table-cell>
          <table:table-cell office:value-type="float" office:value="27652" table:style-name="ce1">
            <text:p>27652</text:p>
          </table:table-cell>
          <table:table-cell office:value-type="float" office:value="27654" table:style-name="ce1">
            <text:p>27654</text:p>
          </table:table-cell>
          <table:table-cell office:value-type="float" office:value="27326" table:style-name="ce1">
            <text:p>27326</text:p>
          </table:table-cell>
          <table:table-cell office:value-type="float" office:value="26998" table:style-name="ce1">
            <text:p>26998</text:p>
          </table:table-cell>
          <table:table-cell office:value-type="float" office:value="26532" table:style-name="ce1">
            <text:p>26532</text:p>
          </table:table-cell>
          <table:table-cell office:value-type="float" office:value="26551" table:style-name="ce1">
            <text:p>26551</text:p>
          </table:table-cell>
          <table:table-cell office:value-type="float" office:value="26293" table:style-name="ce1">
            <text:p>26293</text:p>
          </table:table-cell>
          <table:table-cell office:value-type="float" office:value="25897" table:style-name="ce1">
            <text:p>25897</text:p>
          </table:table-cell>
          <table:table-cell office:value-type="float" office:value="25796" table:style-name="ce1">
            <text:p>25796</text:p>
          </table:table-cell>
          <table:table-cell office:value-type="float" office:value="25308" table:style-name="ce1">
            <text:p>25308</text:p>
          </table:table-cell>
          <table:table-cell office:value-type="float" office:value="24929" table:style-name="ce1">
            <text:p>24929</text:p>
          </table:table-cell>
          <table:table-cell office:value-type="float" office:value="24784" table:style-name="ce1">
            <text:p>24784</text:p>
          </table:table-cell>
          <table:table-cell office:value-type="float" office:value="24843" table:style-name="ce1">
            <text:p>24843</text:p>
          </table:table-cell>
          <table:table-cell office:value-type="float" office:value="24145" table:style-name="ce1">
            <text:p>24145</text:p>
          </table:table-cell>
          <table:table-cell office:value-type="float" office:value="23967" table:style-name="ce1">
            <text:p>23967</text:p>
          </table:table-cell>
          <table:table-cell office:value-type="float" office:value="23986" table:style-name="ce1">
            <text:p>23986</text:p>
          </table:table-cell>
          <table:table-cell office:value-type="float" office:value="23496" table:style-name="ce1">
            <text:p>23496</text:p>
          </table:table-cell>
          <table:table-cell office:value-type="float" office:value="23295" table:style-name="ce1">
            <text:p>23295</text:p>
          </table:table-cell>
          <table:table-cell office:value-type="float" office:value="23028" table:style-name="ce1">
            <text:p>23028</text:p>
          </table:table-cell>
          <table:table-cell office:value-type="float" office:value="22950" table:style-name="ce1">
            <text:p>22950</text:p>
          </table:table-cell>
          <table:table-cell office:value-type="float" office:value="22608" table:style-name="ce1">
            <text:p>22608</text:p>
          </table:table-cell>
          <table:table-cell office:value-type="float" office:value="22515" table:style-name="ce1">
            <text:p>2251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B6</text:p>
          </table:table-cell>
          <table:table-cell office:value-type="float" office:value="34648" table:style-name="ce1">
            <text:p>34648</text:p>
          </table:table-cell>
          <table:table-cell office:value-type="float" office:value="33113" table:style-name="ce1">
            <text:p>33113</text:p>
          </table:table-cell>
          <table:table-cell office:value-type="float" office:value="32418" table:style-name="ce1">
            <text:p>32418</text:p>
          </table:table-cell>
          <table:table-cell office:value-type="float" office:value="32224" table:style-name="ce1">
            <text:p>32224</text:p>
          </table:table-cell>
          <table:table-cell office:value-type="float" office:value="31653" table:style-name="ce1">
            <text:p>31653</text:p>
          </table:table-cell>
          <table:table-cell office:value-type="float" office:value="31889" table:style-name="ce1">
            <text:p>31889</text:p>
          </table:table-cell>
          <table:table-cell office:value-type="float" office:value="31659" table:style-name="ce1">
            <text:p>31659</text:p>
          </table:table-cell>
          <table:table-cell office:value-type="float" office:value="30831" table:style-name="ce1">
            <text:p>30831</text:p>
          </table:table-cell>
          <table:table-cell office:value-type="float" office:value="30996" table:style-name="ce1">
            <text:p>30996</text:p>
          </table:table-cell>
          <table:table-cell office:value-type="float" office:value="30878" table:style-name="ce1">
            <text:p>30878</text:p>
          </table:table-cell>
          <table:table-cell office:value-type="float" office:value="30713" table:style-name="ce1">
            <text:p>30713</text:p>
          </table:table-cell>
          <table:table-cell office:value-type="float" office:value="30062" table:style-name="ce1">
            <text:p>30062</text:p>
          </table:table-cell>
          <table:table-cell office:value-type="float" office:value="30044" table:style-name="ce1">
            <text:p>30044</text:p>
          </table:table-cell>
          <table:table-cell office:value-type="float" office:value="30082" table:style-name="ce1">
            <text:p>30082</text:p>
          </table:table-cell>
          <table:table-cell office:value-type="float" office:value="29530" table:style-name="ce1">
            <text:p>29530</text:p>
          </table:table-cell>
          <table:table-cell office:value-type="float" office:value="29455" table:style-name="ce1">
            <text:p>29455</text:p>
          </table:table-cell>
          <table:table-cell office:value-type="float" office:value="29123" table:style-name="ce1">
            <text:p>29123</text:p>
          </table:table-cell>
          <table:table-cell office:value-type="float" office:value="29104" table:style-name="ce1">
            <text:p>29104</text:p>
          </table:table-cell>
          <table:table-cell office:value-type="float" office:value="28636" table:style-name="ce1">
            <text:p>28636</text:p>
          </table:table-cell>
          <table:table-cell office:value-type="float" office:value="28547" table:style-name="ce1">
            <text:p>28547</text:p>
          </table:table-cell>
          <table:table-cell office:value-type="float" office:value="27744" table:style-name="ce1">
            <text:p>27744</text:p>
          </table:table-cell>
          <table:table-cell office:value-type="float" office:value="28069" table:style-name="ce1">
            <text:p>28069</text:p>
          </table:table-cell>
          <table:table-cell office:value-type="float" office:value="27840" table:style-name="ce1">
            <text:p>27840</text:p>
          </table:table-cell>
          <table:table-cell office:value-type="float" office:value="27300" table:style-name="ce1">
            <text:p>27300</text:p>
          </table:table-cell>
          <table:table-cell office:value-type="float" office:value="27327" table:style-name="ce1">
            <text:p>27327</text:p>
          </table:table-cell>
          <table:table-cell office:value-type="float" office:value="26832" table:style-name="ce1">
            <text:p>26832</text:p>
          </table:table-cell>
          <table:table-cell office:value-type="float" office:value="26174" table:style-name="ce1">
            <text:p>26174</text:p>
          </table:table-cell>
          <table:table-cell office:value-type="float" office:value="26144" table:style-name="ce1">
            <text:p>26144</text:p>
          </table:table-cell>
          <table:table-cell office:value-type="float" office:value="26286" table:style-name="ce1">
            <text:p>26286</text:p>
          </table:table-cell>
          <table:table-cell office:value-type="float" office:value="25479" table:style-name="ce1">
            <text:p>25479</text:p>
          </table:table-cell>
          <table:table-cell office:value-type="float" office:value="25190" table:style-name="ce1">
            <text:p>25190</text:p>
          </table:table-cell>
          <table:table-cell office:value-type="float" office:value="25292" table:style-name="ce1">
            <text:p>25292</text:p>
          </table:table-cell>
          <table:table-cell office:value-type="float" office:value="24748" table:style-name="ce1">
            <text:p>24748</text:p>
          </table:table-cell>
          <table:table-cell office:value-type="float" office:value="24659" table:style-name="ce1">
            <text:p>24659</text:p>
          </table:table-cell>
          <table:table-cell office:value-type="float" office:value="24199" table:style-name="ce1">
            <text:p>24199</text:p>
          </table:table-cell>
          <table:table-cell office:value-type="float" office:value="24148" table:style-name="ce1">
            <text:p>24148</text:p>
          </table:table-cell>
          <table:table-cell office:value-type="float" office:value="24052" table:style-name="ce1">
            <text:p>24052</text:p>
          </table:table-cell>
          <table:table-cell office:value-type="float" office:value="23768" table:style-name="ce1">
            <text:p>23768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fflux 1 mM Lactat (1:40): PfFNT-ilacco1.0 F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2:57:30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8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9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04:0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3" table:style-name="ce1">
            <text:p>113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C7-C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3:04:2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C7</text:p>
          </table:table-cell>
          <table:table-cell office:value-type="float" office:value="39656" table:style-name="ce1">
            <text:p>39656</text:p>
          </table:table-cell>
          <table:table-cell office:value-type="float" office:value="37951" table:style-name="ce1">
            <text:p>37951</text:p>
          </table:table-cell>
          <table:table-cell office:value-type="float" office:value="36655" table:style-name="ce1">
            <text:p>36655</text:p>
          </table:table-cell>
          <table:table-cell office:value-type="float" office:value="35588" table:style-name="ce1">
            <text:p>35588</text:p>
          </table:table-cell>
          <table:table-cell office:value-type="float" office:value="34670" table:style-name="ce1">
            <text:p>34670</text:p>
          </table:table-cell>
          <table:table-cell office:value-type="float" office:value="34084" table:style-name="ce1">
            <text:p>34084</text:p>
          </table:table-cell>
          <table:table-cell office:value-type="float" office:value="33873" table:style-name="ce1">
            <text:p>33873</text:p>
          </table:table-cell>
          <table:table-cell office:value-type="float" office:value="33496" table:style-name="ce1">
            <text:p>33496</text:p>
          </table:table-cell>
          <table:table-cell office:value-type="float" office:value="33290" table:style-name="ce1">
            <text:p>33290</text:p>
          </table:table-cell>
          <table:table-cell office:value-type="float" office:value="33210" table:style-name="ce1">
            <text:p>33210</text:p>
          </table:table-cell>
          <table:table-cell office:value-type="float" office:value="32965" table:style-name="ce1">
            <text:p>32965</text:p>
          </table:table-cell>
          <table:table-cell office:value-type="float" office:value="32603" table:style-name="ce1">
            <text:p>32603</text:p>
          </table:table-cell>
          <table:table-cell office:value-type="float" office:value="32137" table:style-name="ce1">
            <text:p>32137</text:p>
          </table:table-cell>
          <table:table-cell office:value-type="float" office:value="31841" table:style-name="ce1">
            <text:p>31841</text:p>
          </table:table-cell>
          <table:table-cell office:value-type="float" office:value="31253" table:style-name="ce1">
            <text:p>31253</text:p>
          </table:table-cell>
          <table:table-cell office:value-type="float" office:value="30945" table:style-name="ce1">
            <text:p>30945</text:p>
          </table:table-cell>
          <table:table-cell office:value-type="float" office:value="30538" table:style-name="ce1">
            <text:p>30538</text:p>
          </table:table-cell>
          <table:table-cell office:value-type="float" office:value="30066" table:style-name="ce1">
            <text:p>30066</text:p>
          </table:table-cell>
          <table:table-cell office:value-type="float" office:value="29802" table:style-name="ce1">
            <text:p>29802</text:p>
          </table:table-cell>
          <table:table-cell office:value-type="float" office:value="29421" table:style-name="ce1">
            <text:p>29421</text:p>
          </table:table-cell>
          <table:table-cell office:value-type="float" office:value="28927" table:style-name="ce1">
            <text:p>28927</text:p>
          </table:table-cell>
          <table:table-cell office:value-type="float" office:value="29074" table:style-name="ce1">
            <text:p>29074</text:p>
          </table:table-cell>
          <table:table-cell office:value-type="float" office:value="28607" table:style-name="ce1">
            <text:p>28607</text:p>
          </table:table-cell>
          <table:table-cell office:value-type="float" office:value="28536" table:style-name="ce1">
            <text:p>28536</text:p>
          </table:table-cell>
          <table:table-cell office:value-type="float" office:value="28286" table:style-name="ce1">
            <text:p>28286</text:p>
          </table:table-cell>
          <table:table-cell office:value-type="float" office:value="28076" table:style-name="ce1">
            <text:p>28076</text:p>
          </table:table-cell>
          <table:table-cell office:value-type="float" office:value="27895" table:style-name="ce1">
            <text:p>27895</text:p>
          </table:table-cell>
          <table:table-cell office:value-type="float" office:value="27608" table:style-name="ce1">
            <text:p>27608</text:p>
          </table:table-cell>
          <table:table-cell office:value-type="float" office:value="27792" table:style-name="ce1">
            <text:p>27792</text:p>
          </table:table-cell>
          <table:table-cell office:value-type="float" office:value="27661" table:style-name="ce1">
            <text:p>27661</text:p>
          </table:table-cell>
          <table:table-cell office:value-type="float" office:value="27417" table:style-name="ce1">
            <text:p>27417</text:p>
          </table:table-cell>
          <table:table-cell office:value-type="float" office:value="27395" table:style-name="ce1">
            <text:p>27395</text:p>
          </table:table-cell>
          <table:table-cell office:value-type="float" office:value="27443" table:style-name="ce1">
            <text:p>27443</text:p>
          </table:table-cell>
          <table:table-cell office:value-type="float" office:value="27233" table:style-name="ce1">
            <text:p>27233</text:p>
          </table:table-cell>
          <table:table-cell office:value-type="float" office:value="27356" table:style-name="ce1">
            <text:p>27356</text:p>
          </table:table-cell>
          <table:table-cell office:value-type="float" office:value="27238" table:style-name="ce1">
            <text:p>27238</text:p>
          </table:table-cell>
          <table:table-cell office:value-type="float" office:value="27263" table:style-name="ce1">
            <text:p>27263</text:p>
          </table:table-cell>
          <table:table-cell office:value-type="float" office:value="27214" table:style-name="ce1">
            <text:p>27214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C8</text:p>
          </table:table-cell>
          <table:table-cell office:value-type="float" office:value="37351" table:style-name="ce1">
            <text:p>37351</text:p>
          </table:table-cell>
          <table:table-cell office:value-type="float" office:value="35002" table:style-name="ce1">
            <text:p>35002</text:p>
          </table:table-cell>
          <table:table-cell office:value-type="float" office:value="33869" table:style-name="ce1">
            <text:p>33869</text:p>
          </table:table-cell>
          <table:table-cell office:value-type="float" office:value="33429" table:style-name="ce1">
            <text:p>33429</text:p>
          </table:table-cell>
          <table:table-cell office:value-type="float" office:value="33118" table:style-name="ce1">
            <text:p>33118</text:p>
          </table:table-cell>
          <table:table-cell office:value-type="float" office:value="32764" table:style-name="ce1">
            <text:p>32764</text:p>
          </table:table-cell>
          <table:table-cell office:value-type="float" office:value="32219" table:style-name="ce1">
            <text:p>32219</text:p>
          </table:table-cell>
          <table:table-cell office:value-type="float" office:value="31758" table:style-name="ce1">
            <text:p>31758</text:p>
          </table:table-cell>
          <table:table-cell office:value-type="float" office:value="31073" table:style-name="ce1">
            <text:p>31073</text:p>
          </table:table-cell>
          <table:table-cell office:value-type="float" office:value="30358" table:style-name="ce1">
            <text:p>30358</text:p>
          </table:table-cell>
          <table:table-cell office:value-type="float" office:value="29857" table:style-name="ce1">
            <text:p>29857</text:p>
          </table:table-cell>
          <table:table-cell office:value-type="float" office:value="29038" table:style-name="ce1">
            <text:p>29038</text:p>
          </table:table-cell>
          <table:table-cell office:value-type="float" office:value="28604" table:style-name="ce1">
            <text:p>28604</text:p>
          </table:table-cell>
          <table:table-cell office:value-type="float" office:value="28163" table:style-name="ce1">
            <text:p>28163</text:p>
          </table:table-cell>
          <table:table-cell office:value-type="float" office:value="27518" table:style-name="ce1">
            <text:p>27518</text:p>
          </table:table-cell>
          <table:table-cell office:value-type="float" office:value="27050" table:style-name="ce1">
            <text:p>27050</text:p>
          </table:table-cell>
          <table:table-cell office:value-type="float" office:value="26869" table:style-name="ce1">
            <text:p>26869</text:p>
          </table:table-cell>
          <table:table-cell office:value-type="float" office:value="26298" table:style-name="ce1">
            <text:p>26298</text:p>
          </table:table-cell>
          <table:table-cell office:value-type="float" office:value="26100" table:style-name="ce1">
            <text:p>26100</text:p>
          </table:table-cell>
          <table:table-cell office:value-type="float" office:value="25907" table:style-name="ce1">
            <text:p>25907</text:p>
          </table:table-cell>
          <table:table-cell office:value-type="float" office:value="25823" table:style-name="ce1">
            <text:p>25823</text:p>
          </table:table-cell>
          <table:table-cell office:value-type="float" office:value="25861" table:style-name="ce1">
            <text:p>25861</text:p>
          </table:table-cell>
          <table:table-cell office:value-type="float" office:value="25561" table:style-name="ce1">
            <text:p>25561</text:p>
          </table:table-cell>
          <table:table-cell office:value-type="float" office:value="25486" table:style-name="ce1">
            <text:p>25486</text:p>
          </table:table-cell>
          <table:table-cell office:value-type="float" office:value="25426" table:style-name="ce1">
            <text:p>25426</text:p>
          </table:table-cell>
          <table:table-cell office:value-type="float" office:value="25456" table:style-name="ce1">
            <text:p>25456</text:p>
          </table:table-cell>
          <table:table-cell office:value-type="float" office:value="25175" table:style-name="ce1">
            <text:p>25175</text:p>
          </table:table-cell>
          <table:table-cell office:value-type="float" office:value="25080" table:style-name="ce1">
            <text:p>25080</text:p>
          </table:table-cell>
          <table:table-cell office:value-type="float" office:value="25059" table:style-name="ce1">
            <text:p>25059</text:p>
          </table:table-cell>
          <table:table-cell office:value-type="float" office:value="25304" table:style-name="ce1">
            <text:p>25304</text:p>
          </table:table-cell>
          <table:table-cell office:value-type="float" office:value="25156" table:style-name="ce1">
            <text:p>25156</text:p>
          </table:table-cell>
          <table:table-cell office:value-type="float" office:value="25210" table:style-name="ce1">
            <text:p>25210</text:p>
          </table:table-cell>
          <table:table-cell office:value-type="float" office:value="25112" table:style-name="ce1">
            <text:p>25112</text:p>
          </table:table-cell>
          <table:table-cell office:value-type="float" office:value="25082" table:style-name="ce1">
            <text:p>25082</text:p>
          </table:table-cell>
          <table:table-cell office:value-type="float" office:value="25063" table:style-name="ce1">
            <text:p>25063</text:p>
          </table:table-cell>
          <table:table-cell office:value-type="float" office:value="25017" table:style-name="ce1">
            <text:p>25017</text:p>
          </table:table-cell>
          <table:table-cell office:value-type="float" office:value="25133" table:style-name="ce1">
            <text:p>25133</text:p>
          </table:table-cell>
          <table:table-cell office:value-type="float" office:value="25038" table:style-name="ce1">
            <text:p>250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C9</text:p>
          </table:table-cell>
          <table:table-cell office:value-type="float" office:value="34032" table:style-name="ce1">
            <text:p>34032</text:p>
          </table:table-cell>
          <table:table-cell office:value-type="float" office:value="32553" table:style-name="ce1">
            <text:p>32553</text:p>
          </table:table-cell>
          <table:table-cell office:value-type="float" office:value="31141" table:style-name="ce1">
            <text:p>31141</text:p>
          </table:table-cell>
          <table:table-cell office:value-type="float" office:value="30418" table:style-name="ce1">
            <text:p>30418</text:p>
          </table:table-cell>
          <table:table-cell office:value-type="float" office:value="29717" table:style-name="ce1">
            <text:p>29717</text:p>
          </table:table-cell>
          <table:table-cell office:value-type="float" office:value="29314" table:style-name="ce1">
            <text:p>29314</text:p>
          </table:table-cell>
          <table:table-cell office:value-type="float" office:value="28781" table:style-name="ce1">
            <text:p>28781</text:p>
          </table:table-cell>
          <table:table-cell office:value-type="float" office:value="28587" table:style-name="ce1">
            <text:p>28587</text:p>
          </table:table-cell>
          <table:table-cell office:value-type="float" office:value="28207" table:style-name="ce1">
            <text:p>28207</text:p>
          </table:table-cell>
          <table:table-cell office:value-type="float" office:value="27840" table:style-name="ce1">
            <text:p>27840</text:p>
          </table:table-cell>
          <table:table-cell office:value-type="float" office:value="27508" table:style-name="ce1">
            <text:p>27508</text:p>
          </table:table-cell>
          <table:table-cell office:value-type="float" office:value="27078" table:style-name="ce1">
            <text:p>27078</text:p>
          </table:table-cell>
          <table:table-cell office:value-type="float" office:value="26855" table:style-name="ce1">
            <text:p>26855</text:p>
          </table:table-cell>
          <table:table-cell office:value-type="float" office:value="26534" table:style-name="ce1">
            <text:p>26534</text:p>
          </table:table-cell>
          <table:table-cell office:value-type="float" office:value="26199" table:style-name="ce1">
            <text:p>26199</text:p>
          </table:table-cell>
          <table:table-cell office:value-type="float" office:value="25915" table:style-name="ce1">
            <text:p>25915</text:p>
          </table:table-cell>
          <table:table-cell office:value-type="float" office:value="25694" table:style-name="ce1">
            <text:p>25694</text:p>
          </table:table-cell>
          <table:table-cell office:value-type="float" office:value="25189" table:style-name="ce1">
            <text:p>25189</text:p>
          </table:table-cell>
          <table:table-cell office:value-type="float" office:value="25237" table:style-name="ce1">
            <text:p>25237</text:p>
          </table:table-cell>
          <table:table-cell office:value-type="float" office:value="24803" table:style-name="ce1">
            <text:p>24803</text:p>
          </table:table-cell>
          <table:table-cell office:value-type="float" office:value="24744" table:style-name="ce1">
            <text:p>24744</text:p>
          </table:table-cell>
          <table:table-cell office:value-type="float" office:value="24733" table:style-name="ce1">
            <text:p>24733</text:p>
          </table:table-cell>
          <table:table-cell office:value-type="float" office:value="24522" table:style-name="ce1">
            <text:p>24522</text:p>
          </table:table-cell>
          <table:table-cell office:value-type="float" office:value="24578" table:style-name="ce1">
            <text:p>24578</text:p>
          </table:table-cell>
          <table:table-cell office:value-type="float" office:value="24195" table:style-name="ce1">
            <text:p>24195</text:p>
          </table:table-cell>
          <table:table-cell office:value-type="float" office:value="24119" table:style-name="ce1">
            <text:p>24119</text:p>
          </table:table-cell>
          <table:table-cell office:value-type="float" office:value="24093" table:style-name="ce1">
            <text:p>24093</text:p>
          </table:table-cell>
          <table:table-cell office:value-type="float" office:value="24067" table:style-name="ce1">
            <text:p>24067</text:p>
          </table:table-cell>
          <table:table-cell office:value-type="float" office:value="23935" table:style-name="ce1">
            <text:p>23935</text:p>
          </table:table-cell>
          <table:table-cell office:value-type="float" office:value="23861" table:style-name="ce1">
            <text:p>23861</text:p>
          </table:table-cell>
          <table:table-cell office:value-type="float" office:value="23818" table:style-name="ce1">
            <text:p>23818</text:p>
          </table:table-cell>
          <table:table-cell office:value-type="float" office:value="23676" table:style-name="ce1">
            <text:p>23676</text:p>
          </table:table-cell>
          <table:table-cell office:value-type="float" office:value="23706" table:style-name="ce1">
            <text:p>23706</text:p>
          </table:table-cell>
          <table:table-cell office:value-type="float" office:value="23725" table:style-name="ce1">
            <text:p>23725</text:p>
          </table:table-cell>
          <table:table-cell office:value-type="float" office:value="23650" table:style-name="ce1">
            <text:p>23650</text:p>
          </table:table-cell>
          <table:table-cell office:value-type="float" office:value="23708" table:style-name="ce1">
            <text:p>23708</text:p>
          </table:table-cell>
          <table:table-cell office:value-type="float" office:value="23686" table:style-name="ce1">
            <text:p>23686</text:p>
          </table:table-cell>
          <table:table-cell office:value-type="float" office:value="23568" table:style-name="ce1">
            <text:p>23568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fflux 1 mM Lactat (1:40): PfFNT+ilacco1.0 + 50 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3:12:26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2:37:0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B7-B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2:37:2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B7</text:p>
          </table:table-cell>
          <table:table-cell office:value-type="float" office:value="37617" table:style-name="ce1">
            <text:p>37617</text:p>
          </table:table-cell>
          <table:table-cell office:value-type="float" office:value="36739" table:style-name="ce1">
            <text:p>36739</text:p>
          </table:table-cell>
          <table:table-cell office:value-type="float" office:value="35273" table:style-name="ce1">
            <text:p>35273</text:p>
          </table:table-cell>
          <table:table-cell office:value-type="float" office:value="33397" table:style-name="ce1">
            <text:p>33397</text:p>
          </table:table-cell>
          <table:table-cell office:value-type="float" office:value="31935" table:style-name="ce1">
            <text:p>31935</text:p>
          </table:table-cell>
          <table:table-cell office:value-type="float" office:value="31080" table:style-name="ce1">
            <text:p>31080</text:p>
          </table:table-cell>
          <table:table-cell office:value-type="float" office:value="30530" table:style-name="ce1">
            <text:p>30530</text:p>
          </table:table-cell>
          <table:table-cell office:value-type="float" office:value="29612" table:style-name="ce1">
            <text:p>29612</text:p>
          </table:table-cell>
          <table:table-cell office:value-type="float" office:value="28569" table:style-name="ce1">
            <text:p>28569</text:p>
          </table:table-cell>
          <table:table-cell office:value-type="float" office:value="27601" table:style-name="ce1">
            <text:p>27601</text:p>
          </table:table-cell>
          <table:table-cell office:value-type="float" office:value="26168" table:style-name="ce1">
            <text:p>26168</text:p>
          </table:table-cell>
          <table:table-cell office:value-type="float" office:value="25159" table:style-name="ce1">
            <text:p>25159</text:p>
          </table:table-cell>
          <table:table-cell office:value-type="float" office:value="24114" table:style-name="ce1">
            <text:p>24114</text:p>
          </table:table-cell>
          <table:table-cell office:value-type="float" office:value="22905" table:style-name="ce1">
            <text:p>22905</text:p>
          </table:table-cell>
          <table:table-cell office:value-type="float" office:value="21922" table:style-name="ce1">
            <text:p>21922</text:p>
          </table:table-cell>
          <table:table-cell office:value-type="float" office:value="20706" table:style-name="ce1">
            <text:p>20706</text:p>
          </table:table-cell>
          <table:table-cell office:value-type="float" office:value="19421" table:style-name="ce1">
            <text:p>19421</text:p>
          </table:table-cell>
          <table:table-cell office:value-type="float" office:value="18209" table:style-name="ce1">
            <text:p>18209</text:p>
          </table:table-cell>
          <table:table-cell office:value-type="float" office:value="17372" table:style-name="ce1">
            <text:p>17372</text:p>
          </table:table-cell>
          <table:table-cell office:value-type="float" office:value="16571" table:style-name="ce1">
            <text:p>16571</text:p>
          </table:table-cell>
          <table:table-cell office:value-type="float" office:value="15977" table:style-name="ce1">
            <text:p>15977</text:p>
          </table:table-cell>
          <table:table-cell office:value-type="float" office:value="15686" table:style-name="ce1">
            <text:p>15686</text:p>
          </table:table-cell>
          <table:table-cell office:value-type="float" office:value="15586" table:style-name="ce1">
            <text:p>15586</text:p>
          </table:table-cell>
          <table:table-cell office:value-type="float" office:value="15452" table:style-name="ce1">
            <text:p>15452</text:p>
          </table:table-cell>
          <table:table-cell office:value-type="float" office:value="15370" table:style-name="ce1">
            <text:p>15370</text:p>
          </table:table-cell>
          <table:table-cell office:value-type="float" office:value="15280" table:style-name="ce1">
            <text:p>15280</text:p>
          </table:table-cell>
          <table:table-cell office:value-type="float" office:value="15403" table:style-name="ce1">
            <text:p>15403</text:p>
          </table:table-cell>
          <table:table-cell office:value-type="float" office:value="15594" table:style-name="ce1">
            <text:p>15594</text:p>
          </table:table-cell>
          <table:table-cell office:value-type="float" office:value="15762" table:style-name="ce1">
            <text:p>15762</text:p>
          </table:table-cell>
          <table:table-cell office:value-type="float" office:value="16088" table:style-name="ce1">
            <text:p>16088</text:p>
          </table:table-cell>
          <table:table-cell office:value-type="float" office:value="16354" table:style-name="ce1">
            <text:p>16354</text:p>
          </table:table-cell>
          <table:table-cell office:value-type="float" office:value="16636" table:style-name="ce1">
            <text:p>16636</text:p>
          </table:table-cell>
          <table:table-cell office:value-type="float" office:value="16752" table:style-name="ce1">
            <text:p>16752</text:p>
          </table:table-cell>
          <table:table-cell office:value-type="float" office:value="17022" table:style-name="ce1">
            <text:p>17022</text:p>
          </table:table-cell>
          <table:table-cell office:value-type="float" office:value="17164" table:style-name="ce1">
            <text:p>17164</text:p>
          </table:table-cell>
          <table:table-cell office:value-type="float" office:value="17525" table:style-name="ce1">
            <text:p>17525</text:p>
          </table:table-cell>
          <table:table-cell office:value-type="float" office:value="17666" table:style-name="ce1">
            <text:p>17666</text:p>
          </table:table-cell>
          <table:table-cell office:value-type="float" office:value="17910" table:style-name="ce1">
            <text:p>1791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B8</text:p>
          </table:table-cell>
          <table:table-cell office:value-type="float" office:value="34929" table:style-name="ce1">
            <text:p>34929</text:p>
          </table:table-cell>
          <table:table-cell office:value-type="float" office:value="33738" table:style-name="ce1">
            <text:p>33738</text:p>
          </table:table-cell>
          <table:table-cell office:value-type="float" office:value="32288" table:style-name="ce1">
            <text:p>32288</text:p>
          </table:table-cell>
          <table:table-cell office:value-type="float" office:value="31307" table:style-name="ce1">
            <text:p>31307</text:p>
          </table:table-cell>
          <table:table-cell office:value-type="float" office:value="30240" table:style-name="ce1">
            <text:p>30240</text:p>
          </table:table-cell>
          <table:table-cell office:value-type="float" office:value="29121" table:style-name="ce1">
            <text:p>29121</text:p>
          </table:table-cell>
          <table:table-cell office:value-type="float" office:value="27954" table:style-name="ce1">
            <text:p>27954</text:p>
          </table:table-cell>
          <table:table-cell office:value-type="float" office:value="26999" table:style-name="ce1">
            <text:p>26999</text:p>
          </table:table-cell>
          <table:table-cell office:value-type="float" office:value="26107" table:style-name="ce1">
            <text:p>26107</text:p>
          </table:table-cell>
          <table:table-cell office:value-type="float" office:value="25353" table:style-name="ce1">
            <text:p>25353</text:p>
          </table:table-cell>
          <table:table-cell office:value-type="float" office:value="24626" table:style-name="ce1">
            <text:p>24626</text:p>
          </table:table-cell>
          <table:table-cell office:value-type="float" office:value="23899" table:style-name="ce1">
            <text:p>23899</text:p>
          </table:table-cell>
          <table:table-cell office:value-type="float" office:value="23037" table:style-name="ce1">
            <text:p>23037</text:p>
          </table:table-cell>
          <table:table-cell office:value-type="float" office:value="22244" table:style-name="ce1">
            <text:p>22244</text:p>
          </table:table-cell>
          <table:table-cell office:value-type="float" office:value="21383" table:style-name="ce1">
            <text:p>21383</text:p>
          </table:table-cell>
          <table:table-cell office:value-type="float" office:value="20613" table:style-name="ce1">
            <text:p>20613</text:p>
          </table:table-cell>
          <table:table-cell office:value-type="float" office:value="19828" table:style-name="ce1">
            <text:p>19828</text:p>
          </table:table-cell>
          <table:table-cell office:value-type="float" office:value="19098" table:style-name="ce1">
            <text:p>19098</text:p>
          </table:table-cell>
          <table:table-cell office:value-type="float" office:value="18362" table:style-name="ce1">
            <text:p>18362</text:p>
          </table:table-cell>
          <table:table-cell office:value-type="float" office:value="17758" table:style-name="ce1">
            <text:p>17758</text:p>
          </table:table-cell>
          <table:table-cell office:value-type="float" office:value="17256" table:style-name="ce1">
            <text:p>17256</text:p>
          </table:table-cell>
          <table:table-cell office:value-type="float" office:value="16831" table:style-name="ce1">
            <text:p>16831</text:p>
          </table:table-cell>
          <table:table-cell office:value-type="float" office:value="16296" table:style-name="ce1">
            <text:p>16296</text:p>
          </table:table-cell>
          <table:table-cell office:value-type="float" office:value="15796" table:style-name="ce1">
            <text:p>15796</text:p>
          </table:table-cell>
          <table:table-cell office:value-type="float" office:value="15653" table:style-name="ce1">
            <text:p>15653</text:p>
          </table:table-cell>
          <table:table-cell office:value-type="float" office:value="15205" table:style-name="ce1">
            <text:p>15205</text:p>
          </table:table-cell>
          <table:table-cell office:value-type="float" office:value="14855" table:style-name="ce1">
            <text:p>14855</text:p>
          </table:table-cell>
          <table:table-cell office:value-type="float" office:value="14542" table:style-name="ce1">
            <text:p>14542</text:p>
          </table:table-cell>
          <table:table-cell office:value-type="float" office:value="14232" table:style-name="ce1">
            <text:p>14232</text:p>
          </table:table-cell>
          <table:table-cell office:value-type="float" office:value="13939" table:style-name="ce1">
            <text:p>13939</text:p>
          </table:table-cell>
          <table:table-cell office:value-type="float" office:value="13806" table:style-name="ce1">
            <text:p>13806</text:p>
          </table:table-cell>
          <table:table-cell office:value-type="float" office:value="13813" table:style-name="ce1">
            <text:p>13813</text:p>
          </table:table-cell>
          <table:table-cell office:value-type="float" office:value="13972" table:style-name="ce1">
            <text:p>13972</text:p>
          </table:table-cell>
          <table:table-cell office:value-type="float" office:value="14171" table:style-name="ce1">
            <text:p>14171</text:p>
          </table:table-cell>
          <table:table-cell office:value-type="float" office:value="14496" table:style-name="ce1">
            <text:p>14496</text:p>
          </table:table-cell>
          <table:table-cell office:value-type="float" office:value="14824" table:style-name="ce1">
            <text:p>14824</text:p>
          </table:table-cell>
          <table:table-cell office:value-type="float" office:value="15136" table:style-name="ce1">
            <text:p>15136</text:p>
          </table:table-cell>
          <table:table-cell office:value-type="float" office:value="15560" table:style-name="ce1">
            <text:p>1556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B9</text:p>
          </table:table-cell>
          <table:table-cell office:value-type="float" office:value="28793" table:style-name="ce1">
            <text:p>28793</text:p>
          </table:table-cell>
          <table:table-cell office:value-type="float" office:value="27986" table:style-name="ce1">
            <text:p>27986</text:p>
          </table:table-cell>
          <table:table-cell office:value-type="float" office:value="27323" table:style-name="ce1">
            <text:p>27323</text:p>
          </table:table-cell>
          <table:table-cell office:value-type="float" office:value="26301" table:style-name="ce1">
            <text:p>26301</text:p>
          </table:table-cell>
          <table:table-cell office:value-type="float" office:value="24963" table:style-name="ce1">
            <text:p>24963</text:p>
          </table:table-cell>
          <table:table-cell office:value-type="float" office:value="24524" table:style-name="ce1">
            <text:p>24524</text:p>
          </table:table-cell>
          <table:table-cell office:value-type="float" office:value="23860" table:style-name="ce1">
            <text:p>23860</text:p>
          </table:table-cell>
          <table:table-cell office:value-type="float" office:value="23377" table:style-name="ce1">
            <text:p>23377</text:p>
          </table:table-cell>
          <table:table-cell office:value-type="float" office:value="22834" table:style-name="ce1">
            <text:p>22834</text:p>
          </table:table-cell>
          <table:table-cell office:value-type="float" office:value="22233" table:style-name="ce1">
            <text:p>22233</text:p>
          </table:table-cell>
          <table:table-cell office:value-type="float" office:value="21635" table:style-name="ce1">
            <text:p>21635</text:p>
          </table:table-cell>
          <table:table-cell office:value-type="float" office:value="21205" table:style-name="ce1">
            <text:p>21205</text:p>
          </table:table-cell>
          <table:table-cell office:value-type="float" office:value="20098" table:style-name="ce1">
            <text:p>20098</text:p>
          </table:table-cell>
          <table:table-cell office:value-type="float" office:value="19231" table:style-name="ce1">
            <text:p>19231</text:p>
          </table:table-cell>
          <table:table-cell office:value-type="float" office:value="18113" table:style-name="ce1">
            <text:p>18113</text:p>
          </table:table-cell>
          <table:table-cell office:value-type="float" office:value="17310" table:style-name="ce1">
            <text:p>17310</text:p>
          </table:table-cell>
          <table:table-cell office:value-type="float" office:value="16545" table:style-name="ce1">
            <text:p>16545</text:p>
          </table:table-cell>
          <table:table-cell office:value-type="float" office:value="16005" table:style-name="ce1">
            <text:p>16005</text:p>
          </table:table-cell>
          <table:table-cell office:value-type="float" office:value="15336" table:style-name="ce1">
            <text:p>15336</text:p>
          </table:table-cell>
          <table:table-cell office:value-type="float" office:value="14902" table:style-name="ce1">
            <text:p>14902</text:p>
          </table:table-cell>
          <table:table-cell office:value-type="float" office:value="14829" table:style-name="ce1">
            <text:p>14829</text:p>
          </table:table-cell>
          <table:table-cell office:value-type="float" office:value="14736" table:style-name="ce1">
            <text:p>14736</text:p>
          </table:table-cell>
          <table:table-cell office:value-type="float" office:value="14347" table:style-name="ce1">
            <text:p>14347</text:p>
          </table:table-cell>
          <table:table-cell office:value-type="float" office:value="14087" table:style-name="ce1">
            <text:p>14087</text:p>
          </table:table-cell>
          <table:table-cell office:value-type="float" office:value="14327" table:style-name="ce1">
            <text:p>14327</text:p>
          </table:table-cell>
          <table:table-cell office:value-type="float" office:value="13996" table:style-name="ce1">
            <text:p>13996</text:p>
          </table:table-cell>
          <table:table-cell office:value-type="float" office:value="14042" table:style-name="ce1">
            <text:p>14042</text:p>
          </table:table-cell>
          <table:table-cell office:value-type="float" office:value="13868" table:style-name="ce1">
            <text:p>13868</text:p>
          </table:table-cell>
          <table:table-cell office:value-type="float" office:value="13876" table:style-name="ce1">
            <text:p>13876</text:p>
          </table:table-cell>
          <table:table-cell office:value-type="float" office:value="13872" table:style-name="ce1">
            <text:p>13872</text:p>
          </table:table-cell>
          <table:table-cell office:value-type="float" office:value="13969" table:style-name="ce1">
            <text:p>13969</text:p>
          </table:table-cell>
          <table:table-cell office:value-type="float" office:value="13827" table:style-name="ce1">
            <text:p>13827</text:p>
          </table:table-cell>
          <table:table-cell office:value-type="float" office:value="13962" table:style-name="ce1">
            <text:p>13962</text:p>
          </table:table-cell>
          <table:table-cell office:value-type="float" office:value="13858" table:style-name="ce1">
            <text:p>13858</text:p>
          </table:table-cell>
          <table:table-cell office:value-type="float" office:value="14024" table:style-name="ce1">
            <text:p>14024</text:p>
          </table:table-cell>
          <table:table-cell office:value-type="float" office:value="13933" table:style-name="ce1">
            <text:p>13933</text:p>
          </table:table-cell>
          <table:table-cell office:value-type="float" office:value="14087" table:style-name="ce1">
            <text:p>14087</text:p>
          </table:table-cell>
          <table:table-cell office:value-type="float" office:value="13963" table:style-name="ce1">
            <text:p>13963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fflux 1 mM Lactat (1:40): PfFNT+ilacco1.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2:45:30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2:25:3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5" table:style-name="ce1">
            <text:p>95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4-A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2:25:4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A4</text:p>
          </table:table-cell>
          <table:table-cell office:value-type="float" office:value="35678" table:style-name="ce1">
            <text:p>35678</text:p>
          </table:table-cell>
          <table:table-cell office:value-type="float" office:value="33565" table:style-name="ce1">
            <text:p>33565</text:p>
          </table:table-cell>
          <table:table-cell office:value-type="float" office:value="31376" table:style-name="ce1">
            <text:p>31376</text:p>
          </table:table-cell>
          <table:table-cell office:value-type="float" office:value="31158" table:style-name="ce1">
            <text:p>31158</text:p>
          </table:table-cell>
          <table:table-cell office:value-type="float" office:value="29957" table:style-name="ce1">
            <text:p>29957</text:p>
          </table:table-cell>
          <table:table-cell office:value-type="float" office:value="29017" table:style-name="ce1">
            <text:p>29017</text:p>
          </table:table-cell>
          <table:table-cell office:value-type="float" office:value="28434" table:style-name="ce1">
            <text:p>28434</text:p>
          </table:table-cell>
          <table:table-cell office:value-type="float" office:value="28643" table:style-name="ce1">
            <text:p>28643</text:p>
          </table:table-cell>
          <table:table-cell office:value-type="float" office:value="27293" table:style-name="ce1">
            <text:p>27293</text:p>
          </table:table-cell>
          <table:table-cell office:value-type="float" office:value="26118" table:style-name="ce1">
            <text:p>26118</text:p>
          </table:table-cell>
          <table:table-cell office:value-type="float" office:value="25308" table:style-name="ce1">
            <text:p>25308</text:p>
          </table:table-cell>
          <table:table-cell office:value-type="float" office:value="25326" table:style-name="ce1">
            <text:p>25326</text:p>
          </table:table-cell>
          <table:table-cell office:value-type="float" office:value="24293" table:style-name="ce1">
            <text:p>24293</text:p>
          </table:table-cell>
          <table:table-cell office:value-type="float" office:value="23667" table:style-name="ce1">
            <text:p>23667</text:p>
          </table:table-cell>
          <table:table-cell office:value-type="float" office:value="23251" table:style-name="ce1">
            <text:p>23251</text:p>
          </table:table-cell>
          <table:table-cell office:value-type="float" office:value="22520" table:style-name="ce1">
            <text:p>22520</text:p>
          </table:table-cell>
          <table:table-cell office:value-type="float" office:value="22516" table:style-name="ce1">
            <text:p>22516</text:p>
          </table:table-cell>
          <table:table-cell office:value-type="float" office:value="25820" table:style-name="ce1">
            <text:p>25820</text:p>
          </table:table-cell>
          <table:table-cell office:value-type="float" office:value="22021" table:style-name="ce1">
            <text:p>22021</text:p>
          </table:table-cell>
          <table:table-cell office:value-type="float" office:value="21944" table:style-name="ce1">
            <text:p>21944</text:p>
          </table:table-cell>
          <table:table-cell office:value-type="float" office:value="21874" table:style-name="ce1">
            <text:p>21874</text:p>
          </table:table-cell>
          <table:table-cell office:value-type="float" office:value="21653" table:style-name="ce1">
            <text:p>21653</text:p>
          </table:table-cell>
          <table:table-cell office:value-type="float" office:value="21505" table:style-name="ce1">
            <text:p>21505</text:p>
          </table:table-cell>
          <table:table-cell office:value-type="float" office:value="22225" table:style-name="ce1">
            <text:p>22225</text:p>
          </table:table-cell>
          <table:table-cell office:value-type="float" office:value="21769" table:style-name="ce1">
            <text:p>21769</text:p>
          </table:table-cell>
          <table:table-cell office:value-type="float" office:value="21213" table:style-name="ce1">
            <text:p>21213</text:p>
          </table:table-cell>
          <table:table-cell office:value-type="float" office:value="21818" table:style-name="ce1">
            <text:p>21818</text:p>
          </table:table-cell>
          <table:table-cell office:value-type="float" office:value="21672" table:style-name="ce1">
            <text:p>21672</text:p>
          </table:table-cell>
          <table:table-cell office:value-type="float" office:value="21961" table:style-name="ce1">
            <text:p>21961</text:p>
          </table:table-cell>
          <table:table-cell office:value-type="float" office:value="21562" table:style-name="ce1">
            <text:p>21562</text:p>
          </table:table-cell>
          <table:table-cell office:value-type="float" office:value="21726" table:style-name="ce1">
            <text:p>21726</text:p>
          </table:table-cell>
          <table:table-cell office:value-type="float" office:value="21767" table:style-name="ce1">
            <text:p>21767</text:p>
          </table:table-cell>
          <table:table-cell office:value-type="float" office:value="21586" table:style-name="ce1">
            <text:p>21586</text:p>
          </table:table-cell>
          <table:table-cell office:value-type="float" office:value="21822" table:style-name="ce1">
            <text:p>21822</text:p>
          </table:table-cell>
          <table:table-cell office:value-type="float" office:value="28652" table:style-name="ce1">
            <text:p>28652</text:p>
          </table:table-cell>
          <table:table-cell office:value-type="float" office:value="25364" table:style-name="ce1">
            <text:p>25364</text:p>
          </table:table-cell>
          <table:table-cell office:value-type="float" office:value="22856" table:style-name="ce1">
            <text:p>22856</text:p>
          </table:table-cell>
          <table:table-cell office:value-type="float" office:value="21832" table:style-name="ce1">
            <text:p>2183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A5</text:p>
          </table:table-cell>
          <table:table-cell office:value-type="float" office:value="32975" table:style-name="ce1">
            <text:p>32975</text:p>
          </table:table-cell>
          <table:table-cell office:value-type="float" office:value="32202" table:style-name="ce1">
            <text:p>32202</text:p>
          </table:table-cell>
          <table:table-cell office:value-type="float" office:value="30609" table:style-name="ce1">
            <text:p>30609</text:p>
          </table:table-cell>
          <table:table-cell office:value-type="float" office:value="30967" table:style-name="ce1">
            <text:p>30967</text:p>
          </table:table-cell>
          <table:table-cell office:value-type="float" office:value="30386" table:style-name="ce1">
            <text:p>30386</text:p>
          </table:table-cell>
          <table:table-cell office:value-type="float" office:value="29709" table:style-name="ce1">
            <text:p>29709</text:p>
          </table:table-cell>
          <table:table-cell office:value-type="float" office:value="28746" table:style-name="ce1">
            <text:p>28746</text:p>
          </table:table-cell>
          <table:table-cell office:value-type="float" office:value="28178" table:style-name="ce1">
            <text:p>28178</text:p>
          </table:table-cell>
          <table:table-cell office:value-type="float" office:value="27504" table:style-name="ce1">
            <text:p>27504</text:p>
          </table:table-cell>
          <table:table-cell office:value-type="float" office:value="26246" table:style-name="ce1">
            <text:p>26246</text:p>
          </table:table-cell>
          <table:table-cell office:value-type="float" office:value="25351" table:style-name="ce1">
            <text:p>25351</text:p>
          </table:table-cell>
          <table:table-cell office:value-type="float" office:value="24410" table:style-name="ce1">
            <text:p>24410</text:p>
          </table:table-cell>
          <table:table-cell office:value-type="float" office:value="23504" table:style-name="ce1">
            <text:p>23504</text:p>
          </table:table-cell>
          <table:table-cell office:value-type="float" office:value="22718" table:style-name="ce1">
            <text:p>22718</text:p>
          </table:table-cell>
          <table:table-cell office:value-type="float" office:value="21633" table:style-name="ce1">
            <text:p>21633</text:p>
          </table:table-cell>
          <table:table-cell office:value-type="float" office:value="20366" table:style-name="ce1">
            <text:p>20366</text:p>
          </table:table-cell>
          <table:table-cell office:value-type="float" office:value="19780" table:style-name="ce1">
            <text:p>19780</text:p>
          </table:table-cell>
          <table:table-cell office:value-type="float" office:value="18595" table:style-name="ce1">
            <text:p>18595</text:p>
          </table:table-cell>
          <table:table-cell office:value-type="float" office:value="18258" table:style-name="ce1">
            <text:p>18258</text:p>
          </table:table-cell>
          <table:table-cell office:value-type="float" office:value="17725" table:style-name="ce1">
            <text:p>17725</text:p>
          </table:table-cell>
          <table:table-cell office:value-type="float" office:value="17286" table:style-name="ce1">
            <text:p>17286</text:p>
          </table:table-cell>
          <table:table-cell office:value-type="float" office:value="17162" table:style-name="ce1">
            <text:p>17162</text:p>
          </table:table-cell>
          <table:table-cell office:value-type="float" office:value="16827" table:style-name="ce1">
            <text:p>16827</text:p>
          </table:table-cell>
          <table:table-cell office:value-type="float" office:value="16770" table:style-name="ce1">
            <text:p>16770</text:p>
          </table:table-cell>
          <table:table-cell office:value-type="float" office:value="17287" table:style-name="ce1">
            <text:p>17287</text:p>
          </table:table-cell>
          <table:table-cell office:value-type="float" office:value="16741" table:style-name="ce1">
            <text:p>16741</text:p>
          </table:table-cell>
          <table:table-cell office:value-type="float" office:value="17487" table:style-name="ce1">
            <text:p>17487</text:p>
          </table:table-cell>
          <table:table-cell office:value-type="float" office:value="17652" table:style-name="ce1">
            <text:p>17652</text:p>
          </table:table-cell>
          <table:table-cell office:value-type="float" office:value="17903" table:style-name="ce1">
            <text:p>17903</text:p>
          </table:table-cell>
          <table:table-cell office:value-type="float" office:value="17666" table:style-name="ce1">
            <text:p>17666</text:p>
          </table:table-cell>
          <table:table-cell office:value-type="float" office:value="18071" table:style-name="ce1">
            <text:p>18071</text:p>
          </table:table-cell>
          <table:table-cell office:value-type="float" office:value="17938" table:style-name="ce1">
            <text:p>17938</text:p>
          </table:table-cell>
          <table:table-cell office:value-type="float" office:value="18268" table:style-name="ce1">
            <text:p>18268</text:p>
          </table:table-cell>
          <table:table-cell office:value-type="float" office:value="18477" table:style-name="ce1">
            <text:p>18477</text:p>
          </table:table-cell>
          <table:table-cell office:value-type="float" office:value="18849" table:style-name="ce1">
            <text:p>18849</text:p>
          </table:table-cell>
          <table:table-cell office:value-type="float" office:value="18676" table:style-name="ce1">
            <text:p>18676</text:p>
          </table:table-cell>
          <table:table-cell office:value-type="float" office:value="18548" table:style-name="ce1">
            <text:p>18548</text:p>
          </table:table-cell>
          <table:table-cell office:value-type="float" office:value="18930" table:style-name="ce1">
            <text:p>1893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A6</text:p>
          </table:table-cell>
          <table:table-cell office:value-type="float" office:value="39352" table:style-name="ce1">
            <text:p>39352</text:p>
          </table:table-cell>
          <table:table-cell office:value-type="float" office:value="38547" table:style-name="ce1">
            <text:p>38547</text:p>
          </table:table-cell>
          <table:table-cell office:value-type="float" office:value="37325" table:style-name="ce1">
            <text:p>37325</text:p>
          </table:table-cell>
          <table:table-cell office:value-type="float" office:value="37321" table:style-name="ce1">
            <text:p>37321</text:p>
          </table:table-cell>
          <table:table-cell office:value-type="float" office:value="36012" table:style-name="ce1">
            <text:p>36012</text:p>
          </table:table-cell>
          <table:table-cell office:value-type="float" office:value="34642" table:style-name="ce1">
            <text:p>34642</text:p>
          </table:table-cell>
          <table:table-cell office:value-type="float" office:value="33881" table:style-name="ce1">
            <text:p>33881</text:p>
          </table:table-cell>
          <table:table-cell office:value-type="float" office:value="33488" table:style-name="ce1">
            <text:p>33488</text:p>
          </table:table-cell>
          <table:table-cell office:value-type="float" office:value="33181" table:style-name="ce1">
            <text:p>33181</text:p>
          </table:table-cell>
          <table:table-cell office:value-type="float" office:value="31875" table:style-name="ce1">
            <text:p>31875</text:p>
          </table:table-cell>
          <table:table-cell office:value-type="float" office:value="31452" table:style-name="ce1">
            <text:p>31452</text:p>
          </table:table-cell>
          <table:table-cell office:value-type="float" office:value="31177" table:style-name="ce1">
            <text:p>31177</text:p>
          </table:table-cell>
          <table:table-cell office:value-type="float" office:value="30835" table:style-name="ce1">
            <text:p>30835</text:p>
          </table:table-cell>
          <table:table-cell office:value-type="float" office:value="30369" table:style-name="ce1">
            <text:p>30369</text:p>
          </table:table-cell>
          <table:table-cell office:value-type="float" office:value="29622" table:style-name="ce1">
            <text:p>29622</text:p>
          </table:table-cell>
          <table:table-cell office:value-type="float" office:value="28897" table:style-name="ce1">
            <text:p>28897</text:p>
          </table:table-cell>
          <table:table-cell office:value-type="float" office:value="28416" table:style-name="ce1">
            <text:p>28416</text:p>
          </table:table-cell>
          <table:table-cell office:value-type="float" office:value="27531" table:style-name="ce1">
            <text:p>27531</text:p>
          </table:table-cell>
          <table:table-cell office:value-type="float" office:value="27372" table:style-name="ce1">
            <text:p>27372</text:p>
          </table:table-cell>
          <table:table-cell office:value-type="float" office:value="26564" table:style-name="ce1">
            <text:p>26564</text:p>
          </table:table-cell>
          <table:table-cell office:value-type="float" office:value="26135" table:style-name="ce1">
            <text:p>26135</text:p>
          </table:table-cell>
          <table:table-cell office:value-type="float" office:value="25481" table:style-name="ce1">
            <text:p>25481</text:p>
          </table:table-cell>
          <table:table-cell office:value-type="float" office:value="24801" table:style-name="ce1">
            <text:p>24801</text:p>
          </table:table-cell>
          <table:table-cell office:value-type="float" office:value="24238" table:style-name="ce1">
            <text:p>24238</text:p>
          </table:table-cell>
          <table:table-cell office:value-type="float" office:value="24165" table:style-name="ce1">
            <text:p>24165</text:p>
          </table:table-cell>
          <table:table-cell office:value-type="float" office:value="23074" table:style-name="ce1">
            <text:p>23074</text:p>
          </table:table-cell>
          <table:table-cell office:value-type="float" office:value="23153" table:style-name="ce1">
            <text:p>23153</text:p>
          </table:table-cell>
          <table:table-cell office:value-type="float" office:value="23076" table:style-name="ce1">
            <text:p>23076</text:p>
          </table:table-cell>
          <table:table-cell office:value-type="float" office:value="22769" table:style-name="ce1">
            <text:p>22769</text:p>
          </table:table-cell>
          <table:table-cell office:value-type="float" office:value="22314" table:style-name="ce1">
            <text:p>22314</text:p>
          </table:table-cell>
          <table:table-cell office:value-type="float" office:value="22234" table:style-name="ce1">
            <text:p>22234</text:p>
          </table:table-cell>
          <table:table-cell office:value-type="float" office:value="21937" table:style-name="ce1">
            <text:p>21937</text:p>
          </table:table-cell>
          <table:table-cell office:value-type="float" office:value="21650" table:style-name="ce1">
            <text:p>21650</text:p>
          </table:table-cell>
          <table:table-cell office:value-type="float" office:value="21709" table:style-name="ce1">
            <text:p>21709</text:p>
          </table:table-cell>
          <table:table-cell office:value-type="float" office:value="21762" table:style-name="ce1">
            <text:p>21762</text:p>
          </table:table-cell>
          <table:table-cell office:value-type="float" office:value="21415" table:style-name="ce1">
            <text:p>21415</text:p>
          </table:table-cell>
          <table:table-cell office:value-type="float" office:value="21229" table:style-name="ce1">
            <text:p>21229</text:p>
          </table:table-cell>
          <table:table-cell office:value-type="float" office:value="21397" table:style-name="ce1">
            <text:p>21397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fflux 1 mM Lactat (1:40): PfFNT+ilacco1.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2:33:53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2:13:3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5" table:style-name="ce1">
            <text:p>95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7-A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2:13:4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A7</text:p>
          </table:table-cell>
          <table:table-cell office:value-type="float" office:value="39147" table:style-name="ce1">
            <text:p>39147</text:p>
          </table:table-cell>
          <table:table-cell office:value-type="float" office:value="37307" table:style-name="ce1">
            <text:p>37307</text:p>
          </table:table-cell>
          <table:table-cell office:value-type="float" office:value="34377" table:style-name="ce1">
            <text:p>34377</text:p>
          </table:table-cell>
          <table:table-cell office:value-type="float" office:value="32343" table:style-name="ce1">
            <text:p>32343</text:p>
          </table:table-cell>
          <table:table-cell office:value-type="float" office:value="31430" table:style-name="ce1">
            <text:p>31430</text:p>
          </table:table-cell>
          <table:table-cell office:value-type="float" office:value="31120" table:style-name="ce1">
            <text:p>31120</text:p>
          </table:table-cell>
          <table:table-cell office:value-type="float" office:value="30442" table:style-name="ce1">
            <text:p>30442</text:p>
          </table:table-cell>
          <table:table-cell office:value-type="float" office:value="29563" table:style-name="ce1">
            <text:p>29563</text:p>
          </table:table-cell>
          <table:table-cell office:value-type="float" office:value="28432" table:style-name="ce1">
            <text:p>28432</text:p>
          </table:table-cell>
          <table:table-cell office:value-type="float" office:value="27229" table:style-name="ce1">
            <text:p>27229</text:p>
          </table:table-cell>
          <table:table-cell office:value-type="float" office:value="25637" table:style-name="ce1">
            <text:p>25637</text:p>
          </table:table-cell>
          <table:table-cell office:value-type="float" office:value="24064" table:style-name="ce1">
            <text:p>24064</text:p>
          </table:table-cell>
          <table:table-cell office:value-type="float" office:value="22459" table:style-name="ce1">
            <text:p>22459</text:p>
          </table:table-cell>
          <table:table-cell office:value-type="float" office:value="20727" table:style-name="ce1">
            <text:p>20727</text:p>
          </table:table-cell>
          <table:table-cell office:value-type="float" office:value="19271" table:style-name="ce1">
            <text:p>19271</text:p>
          </table:table-cell>
          <table:table-cell office:value-type="float" office:value="17984" table:style-name="ce1">
            <text:p>17984</text:p>
          </table:table-cell>
          <table:table-cell office:value-type="float" office:value="17054" table:style-name="ce1">
            <text:p>17054</text:p>
          </table:table-cell>
          <table:table-cell office:value-type="float" office:value="16390" table:style-name="ce1">
            <text:p>16390</text:p>
          </table:table-cell>
          <table:table-cell office:value-type="float" office:value="15985" table:style-name="ce1">
            <text:p>15985</text:p>
          </table:table-cell>
          <table:table-cell office:value-type="float" office:value="15661" table:style-name="ce1">
            <text:p>15661</text:p>
          </table:table-cell>
          <table:table-cell office:value-type="float" office:value="15468" table:style-name="ce1">
            <text:p>15468</text:p>
          </table:table-cell>
          <table:table-cell office:value-type="float" office:value="15324" table:style-name="ce1">
            <text:p>15324</text:p>
          </table:table-cell>
          <table:table-cell office:value-type="float" office:value="15141" table:style-name="ce1">
            <text:p>15141</text:p>
          </table:table-cell>
          <table:table-cell office:value-type="float" office:value="15050" table:style-name="ce1">
            <text:p>15050</text:p>
          </table:table-cell>
          <table:table-cell office:value-type="float" office:value="15185" table:style-name="ce1">
            <text:p>15185</text:p>
          </table:table-cell>
          <table:table-cell office:value-type="float" office:value="15341" table:style-name="ce1">
            <text:p>15341</text:p>
          </table:table-cell>
          <table:table-cell office:value-type="float" office:value="15605" table:style-name="ce1">
            <text:p>15605</text:p>
          </table:table-cell>
          <table:table-cell office:value-type="float" office:value="15798" table:style-name="ce1">
            <text:p>15798</text:p>
          </table:table-cell>
          <table:table-cell office:value-type="float" office:value="16138" table:style-name="ce1">
            <text:p>16138</text:p>
          </table:table-cell>
          <table:table-cell office:value-type="float" office:value="16431" table:style-name="ce1">
            <text:p>16431</text:p>
          </table:table-cell>
          <table:table-cell office:value-type="float" office:value="16743" table:style-name="ce1">
            <text:p>16743</text:p>
          </table:table-cell>
          <table:table-cell office:value-type="float" office:value="16926" table:style-name="ce1">
            <text:p>16926</text:p>
          </table:table-cell>
          <table:table-cell office:value-type="float" office:value="17080" table:style-name="ce1">
            <text:p>17080</text:p>
          </table:table-cell>
          <table:table-cell office:value-type="float" office:value="17209" table:style-name="ce1">
            <text:p>17209</text:p>
          </table:table-cell>
          <table:table-cell office:value-type="float" office:value="17187" table:style-name="ce1">
            <text:p>17187</text:p>
          </table:table-cell>
          <table:table-cell office:value-type="float" office:value="17192" table:style-name="ce1">
            <text:p>17192</text:p>
          </table:table-cell>
          <table:table-cell office:value-type="float" office:value="17125" table:style-name="ce1">
            <text:p>17125</text:p>
          </table:table-cell>
          <table:table-cell office:value-type="float" office:value="17171" table:style-name="ce1">
            <text:p>1717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A8</text:p>
          </table:table-cell>
          <table:table-cell office:value-type="float" office:value="28149" table:style-name="ce1">
            <text:p>28149</text:p>
          </table:table-cell>
          <table:table-cell office:value-type="float" office:value="27450" table:style-name="ce1">
            <text:p>27450</text:p>
          </table:table-cell>
          <table:table-cell office:value-type="float" office:value="26426" table:style-name="ce1">
            <text:p>26426</text:p>
          </table:table-cell>
          <table:table-cell office:value-type="float" office:value="25170" table:style-name="ce1">
            <text:p>25170</text:p>
          </table:table-cell>
          <table:table-cell office:value-type="float" office:value="24347" table:style-name="ce1">
            <text:p>24347</text:p>
          </table:table-cell>
          <table:table-cell office:value-type="float" office:value="23953" table:style-name="ce1">
            <text:p>23953</text:p>
          </table:table-cell>
          <table:table-cell office:value-type="float" office:value="23594" table:style-name="ce1">
            <text:p>23594</text:p>
          </table:table-cell>
          <table:table-cell office:value-type="float" office:value="23159" table:style-name="ce1">
            <text:p>23159</text:p>
          </table:table-cell>
          <table:table-cell office:value-type="float" office:value="22814" table:style-name="ce1">
            <text:p>22814</text:p>
          </table:table-cell>
          <table:table-cell office:value-type="float" office:value="22426" table:style-name="ce1">
            <text:p>22426</text:p>
          </table:table-cell>
          <table:table-cell office:value-type="float" office:value="22097" table:style-name="ce1">
            <text:p>22097</text:p>
          </table:table-cell>
          <table:table-cell office:value-type="float" office:value="21724" table:style-name="ce1">
            <text:p>21724</text:p>
          </table:table-cell>
          <table:table-cell office:value-type="float" office:value="21037" table:style-name="ce1">
            <text:p>21037</text:p>
          </table:table-cell>
          <table:table-cell office:value-type="float" office:value="20388" table:style-name="ce1">
            <text:p>20388</text:p>
          </table:table-cell>
          <table:table-cell office:value-type="float" office:value="19687" table:style-name="ce1">
            <text:p>19687</text:p>
          </table:table-cell>
          <table:table-cell office:value-type="float" office:value="18724" table:style-name="ce1">
            <text:p>18724</text:p>
          </table:table-cell>
          <table:table-cell office:value-type="float" office:value="17836" table:style-name="ce1">
            <text:p>17836</text:p>
          </table:table-cell>
          <table:table-cell office:value-type="float" office:value="16895" table:style-name="ce1">
            <text:p>16895</text:p>
          </table:table-cell>
          <table:table-cell office:value-type="float" office:value="16061" table:style-name="ce1">
            <text:p>16061</text:p>
          </table:table-cell>
          <table:table-cell office:value-type="float" office:value="15206" table:style-name="ce1">
            <text:p>15206</text:p>
          </table:table-cell>
          <table:table-cell office:value-type="float" office:value="14513" table:style-name="ce1">
            <text:p>14513</text:p>
          </table:table-cell>
          <table:table-cell office:value-type="float" office:value="14016" table:style-name="ce1">
            <text:p>14016</text:p>
          </table:table-cell>
          <table:table-cell office:value-type="float" office:value="13578" table:style-name="ce1">
            <text:p>13578</text:p>
          </table:table-cell>
          <table:table-cell office:value-type="float" office:value="13302" table:style-name="ce1">
            <text:p>13302</text:p>
          </table:table-cell>
          <table:table-cell office:value-type="float" office:value="13137" table:style-name="ce1">
            <text:p>13137</text:p>
          </table:table-cell>
          <table:table-cell office:value-type="float" office:value="13172" table:style-name="ce1">
            <text:p>13172</text:p>
          </table:table-cell>
          <table:table-cell office:value-type="float" office:value="13203" table:style-name="ce1">
            <text:p>13203</text:p>
          </table:table-cell>
          <table:table-cell office:value-type="float" office:value="13229" table:style-name="ce1">
            <text:p>13229</text:p>
          </table:table-cell>
          <table:table-cell office:value-type="float" office:value="13391" table:style-name="ce1">
            <text:p>13391</text:p>
          </table:table-cell>
          <table:table-cell office:value-type="float" office:value="13546" table:style-name="ce1">
            <text:p>13546</text:p>
          </table:table-cell>
          <table:table-cell office:value-type="float" office:value="13689" table:style-name="ce1">
            <text:p>13689</text:p>
          </table:table-cell>
          <table:table-cell office:value-type="float" office:value="13786" table:style-name="ce1">
            <text:p>13786</text:p>
          </table:table-cell>
          <table:table-cell office:value-type="float" office:value="13842" table:style-name="ce1">
            <text:p>13842</text:p>
          </table:table-cell>
          <table:table-cell office:value-type="float" office:value="13892" table:style-name="ce1">
            <text:p>13892</text:p>
          </table:table-cell>
          <table:table-cell office:value-type="float" office:value="13911" table:style-name="ce1">
            <text:p>13911</text:p>
          </table:table-cell>
          <table:table-cell office:value-type="float" office:value="14001" table:style-name="ce1">
            <text:p>14001</text:p>
          </table:table-cell>
          <table:table-cell office:value-type="float" office:value="14061" table:style-name="ce1">
            <text:p>14061</text:p>
          </table:table-cell>
          <table:table-cell office:value-type="float" office:value="14054" table:style-name="ce1">
            <text:p>14054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A9</text:p>
          </table:table-cell>
          <table:table-cell office:value-type="float" office:value="33906" table:style-name="ce1">
            <text:p>33906</text:p>
          </table:table-cell>
          <table:table-cell office:value-type="float" office:value="32746" table:style-name="ce1">
            <text:p>32746</text:p>
          </table:table-cell>
          <table:table-cell office:value-type="float" office:value="32345" table:style-name="ce1">
            <text:p>32345</text:p>
          </table:table-cell>
          <table:table-cell office:value-type="float" office:value="31491" table:style-name="ce1">
            <text:p>31491</text:p>
          </table:table-cell>
          <table:table-cell office:value-type="float" office:value="30850" table:style-name="ce1">
            <text:p>30850</text:p>
          </table:table-cell>
          <table:table-cell office:value-type="float" office:value="30595" table:style-name="ce1">
            <text:p>30595</text:p>
          </table:table-cell>
          <table:table-cell office:value-type="float" office:value="30171" table:style-name="ce1">
            <text:p>30171</text:p>
          </table:table-cell>
          <table:table-cell office:value-type="float" office:value="29420" table:style-name="ce1">
            <text:p>29420</text:p>
          </table:table-cell>
          <table:table-cell office:value-type="float" office:value="28933" table:style-name="ce1">
            <text:p>28933</text:p>
          </table:table-cell>
          <table:table-cell office:value-type="float" office:value="28169" table:style-name="ce1">
            <text:p>28169</text:p>
          </table:table-cell>
          <table:table-cell office:value-type="float" office:value="27533" table:style-name="ce1">
            <text:p>27533</text:p>
          </table:table-cell>
          <table:table-cell office:value-type="float" office:value="26601" table:style-name="ce1">
            <text:p>26601</text:p>
          </table:table-cell>
          <table:table-cell office:value-type="float" office:value="25735" table:style-name="ce1">
            <text:p>25735</text:p>
          </table:table-cell>
          <table:table-cell office:value-type="float" office:value="24949" table:style-name="ce1">
            <text:p>24949</text:p>
          </table:table-cell>
          <table:table-cell office:value-type="float" office:value="24164" table:style-name="ce1">
            <text:p>24164</text:p>
          </table:table-cell>
          <table:table-cell office:value-type="float" office:value="23156" table:style-name="ce1">
            <text:p>23156</text:p>
          </table:table-cell>
          <table:table-cell office:value-type="float" office:value="22401" table:style-name="ce1">
            <text:p>22401</text:p>
          </table:table-cell>
          <table:table-cell office:value-type="float" office:value="21461" table:style-name="ce1">
            <text:p>21461</text:p>
          </table:table-cell>
          <table:table-cell office:value-type="float" office:value="20559" table:style-name="ce1">
            <text:p>20559</text:p>
          </table:table-cell>
          <table:table-cell office:value-type="float" office:value="19779" table:style-name="ce1">
            <text:p>19779</text:p>
          </table:table-cell>
          <table:table-cell office:value-type="float" office:value="19229" table:style-name="ce1">
            <text:p>19229</text:p>
          </table:table-cell>
          <table:table-cell office:value-type="float" office:value="18682" table:style-name="ce1">
            <text:p>18682</text:p>
          </table:table-cell>
          <table:table-cell office:value-type="float" office:value="18444" table:style-name="ce1">
            <text:p>18444</text:p>
          </table:table-cell>
          <table:table-cell office:value-type="float" office:value="18022" table:style-name="ce1">
            <text:p>18022</text:p>
          </table:table-cell>
          <table:table-cell office:value-type="float" office:value="17914" table:style-name="ce1">
            <text:p>17914</text:p>
          </table:table-cell>
          <table:table-cell office:value-type="float" office:value="17890" table:style-name="ce1">
            <text:p>17890</text:p>
          </table:table-cell>
          <table:table-cell office:value-type="float" office:value="18014" table:style-name="ce1">
            <text:p>18014</text:p>
          </table:table-cell>
          <table:table-cell office:value-type="float" office:value="18333" table:style-name="ce1">
            <text:p>18333</text:p>
          </table:table-cell>
          <table:table-cell office:value-type="float" office:value="18460" table:style-name="ce1">
            <text:p>18460</text:p>
          </table:table-cell>
          <table:table-cell office:value-type="float" office:value="18695" table:style-name="ce1">
            <text:p>18695</text:p>
          </table:table-cell>
          <table:table-cell office:value-type="float" office:value="18891" table:style-name="ce1">
            <text:p>18891</text:p>
          </table:table-cell>
          <table:table-cell office:value-type="float" office:value="19071" table:style-name="ce1">
            <text:p>19071</text:p>
          </table:table-cell>
          <table:table-cell office:value-type="float" office:value="19295" table:style-name="ce1">
            <text:p>19295</text:p>
          </table:table-cell>
          <table:table-cell office:value-type="float" office:value="19336" table:style-name="ce1">
            <text:p>19336</text:p>
          </table:table-cell>
          <table:table-cell office:value-type="float" office:value="19358" table:style-name="ce1">
            <text:p>19358</text:p>
          </table:table-cell>
          <table:table-cell office:value-type="float" office:value="19440" table:style-name="ce1">
            <text:p>19440</text:p>
          </table:table-cell>
          <table:table-cell office:value-type="float" office:value="19387" table:style-name="ce1">
            <text:p>19387</text:p>
          </table:table-cell>
          <table:table-cell office:value-type="float" office:value="19371" table:style-name="ce1">
            <text:p>19371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fflux 1 mM Lactat (1:40): PfFNT+ilacco1.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2:21:51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6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7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2:01:1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3" table:style-name="ce1">
            <text:p>103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E7-H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2:01:3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3281" table:style-name="ce1">
            <text:p>43281</text:p>
          </table:table-cell>
          <table:table-cell office:value-type="float" office:value="45271" table:style-name="ce1">
            <text:p>45271</text:p>
          </table:table-cell>
          <table:table-cell office:value-type="float" office:value="48889" table:style-name="ce1">
            <text:p>48889</text:p>
          </table:table-cell>
          <table:table-cell office:value-type="float" office:value="50792" table:style-name="ce1">
            <text:p>50792</text:p>
          </table:table-cell>
          <table:table-cell office:value-type="float" office:value="52693" table:style-name="ce1">
            <text:p>52693</text:p>
          </table:table-cell>
          <table:table-cell office:value-type="float" office:value="53525" table:style-name="ce1">
            <text:p>53525</text:p>
          </table:table-cell>
          <table:table-cell office:value-type="float" office:value="55248" table:style-name="ce1">
            <text:p>55248</text:p>
          </table:table-cell>
          <table:table-cell office:value-type="float" office:value="55183" table:style-name="ce1">
            <text:p>55183</text:p>
          </table:table-cell>
          <table:table-cell office:value-type="float" office:value="56593" table:style-name="ce1">
            <text:p>56593</text:p>
          </table:table-cell>
          <table:table-cell office:value-type="float" office:value="56617" table:style-name="ce1">
            <text:p>56617</text:p>
          </table:table-cell>
          <table:table-cell office:value-type="float" office:value="57349" table:style-name="ce1">
            <text:p>57349</text:p>
          </table:table-cell>
          <table:table-cell office:value-type="float" office:value="57566" table:style-name="ce1">
            <text:p>57566</text:p>
          </table:table-cell>
          <table:table-cell office:value-type="float" office:value="57997" table:style-name="ce1">
            <text:p>57997</text:p>
          </table:table-cell>
          <table:table-cell office:value-type="float" office:value="58394" table:style-name="ce1">
            <text:p>58394</text:p>
          </table:table-cell>
          <table:table-cell office:value-type="float" office:value="59311" table:style-name="ce1">
            <text:p>59311</text:p>
          </table:table-cell>
          <table:table-cell office:value-type="float" office:value="59622" table:style-name="ce1">
            <text:p>59622</text:p>
          </table:table-cell>
          <table:table-cell office:value-type="float" office:value="59348" table:style-name="ce1">
            <text:p>59348</text:p>
          </table:table-cell>
          <table:table-cell office:value-type="float" office:value="59373" table:style-name="ce1">
            <text:p>59373</text:p>
          </table:table-cell>
          <table:table-cell office:value-type="float" office:value="59653" table:style-name="ce1">
            <text:p>59653</text:p>
          </table:table-cell>
          <table:table-cell office:value-type="float" office:value="59625" table:style-name="ce1">
            <text:p>59625</text:p>
          </table:table-cell>
          <table:table-cell office:value-type="float" office:value="60529" table:style-name="ce1">
            <text:p>60529</text:p>
          </table:table-cell>
          <table:table-cell office:value-type="float" office:value="60195" table:style-name="ce1">
            <text:p>60195</text:p>
          </table:table-cell>
          <table:table-cell office:value-type="float" office:value="60591" table:style-name="ce1">
            <text:p>60591</text:p>
          </table:table-cell>
          <table:table-cell office:value-type="float" office:value="61357" table:style-name="ce1">
            <text:p>61357</text:p>
          </table:table-cell>
          <table:table-cell office:value-type="float" office:value="61314" table:style-name="ce1">
            <text:p>61314</text:p>
          </table:table-cell>
          <table:table-cell office:value-type="float" office:value="60092" table:style-name="ce1">
            <text:p>60092</text:p>
          </table:table-cell>
          <table:table-cell office:value-type="float" office:value="61119" table:style-name="ce1">
            <text:p>61119</text:p>
          </table:table-cell>
          <table:table-cell office:value-type="float" office:value="60530" table:style-name="ce1">
            <text:p>60530</text:p>
          </table:table-cell>
          <table:table-cell office:value-type="float" office:value="61476" table:style-name="ce1">
            <text:p>61476</text:p>
          </table:table-cell>
          <table:table-cell office:value-type="float" office:value="61275" table:style-name="ce1">
            <text:p>61275</text:p>
          </table:table-cell>
          <table:table-cell office:value-type="float" office:value="61711" table:style-name="ce1">
            <text:p>61711</text:p>
          </table:table-cell>
          <table:table-cell office:value-type="string" table:style-name="ce8">
            <text:p>OVER</text:p>
          </table:table-cell>
          <table:table-cell office:value-type="float" office:value="62673" table:style-name="ce1">
            <text:p>62673</text:p>
          </table:table-cell>
          <table:table-cell office:value-type="float" office:value="62640" table:style-name="ce1">
            <text:p>62640</text:p>
          </table:table-cell>
          <table:table-cell office:value-type="string" table:style-name="ce8">
            <text:p>OVER</text:p>
          </table:table-cell>
          <table:table-cell office:value-type="float" office:value="63126" table:style-name="ce1">
            <text:p>63126</text:p>
          </table:table-cell>
          <table:table-cell office:value-type="string" table:style-name="ce8">
            <text:p>OVER</text:p>
          </table:table-cell>
          <table:table-cell office:value-type="string" table:style-name="ce8">
            <text:p>OVER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0894" table:style-name="ce1">
            <text:p>40894</text:p>
          </table:table-cell>
          <table:table-cell office:value-type="float" office:value="44516" table:style-name="ce1">
            <text:p>44516</text:p>
          </table:table-cell>
          <table:table-cell office:value-type="float" office:value="47783" table:style-name="ce1">
            <text:p>47783</text:p>
          </table:table-cell>
          <table:table-cell office:value-type="float" office:value="49546" table:style-name="ce1">
            <text:p>49546</text:p>
          </table:table-cell>
          <table:table-cell office:value-type="float" office:value="51465" table:style-name="ce1">
            <text:p>51465</text:p>
          </table:table-cell>
          <table:table-cell office:value-type="float" office:value="52539" table:style-name="ce1">
            <text:p>52539</text:p>
          </table:table-cell>
          <table:table-cell office:value-type="float" office:value="53630" table:style-name="ce1">
            <text:p>53630</text:p>
          </table:table-cell>
          <table:table-cell office:value-type="float" office:value="53498" table:style-name="ce1">
            <text:p>53498</text:p>
          </table:table-cell>
          <table:table-cell office:value-type="float" office:value="55192" table:style-name="ce1">
            <text:p>55192</text:p>
          </table:table-cell>
          <table:table-cell office:value-type="float" office:value="55176" table:style-name="ce1">
            <text:p>55176</text:p>
          </table:table-cell>
          <table:table-cell office:value-type="float" office:value="56066" table:style-name="ce1">
            <text:p>56066</text:p>
          </table:table-cell>
          <table:table-cell office:value-type="float" office:value="56644" table:style-name="ce1">
            <text:p>56644</text:p>
          </table:table-cell>
          <table:table-cell office:value-type="float" office:value="56549" table:style-name="ce1">
            <text:p>56549</text:p>
          </table:table-cell>
          <table:table-cell office:value-type="float" office:value="57309" table:style-name="ce1">
            <text:p>57309</text:p>
          </table:table-cell>
          <table:table-cell office:value-type="float" office:value="58114" table:style-name="ce1">
            <text:p>58114</text:p>
          </table:table-cell>
          <table:table-cell office:value-type="float" office:value="57436" table:style-name="ce1">
            <text:p>57436</text:p>
          </table:table-cell>
          <table:table-cell office:value-type="float" office:value="57731" table:style-name="ce1">
            <text:p>57731</text:p>
          </table:table-cell>
          <table:table-cell office:value-type="float" office:value="58321" table:style-name="ce1">
            <text:p>58321</text:p>
          </table:table-cell>
          <table:table-cell office:value-type="float" office:value="58139" table:style-name="ce1">
            <text:p>58139</text:p>
          </table:table-cell>
          <table:table-cell office:value-type="float" office:value="57887" table:style-name="ce1">
            <text:p>57887</text:p>
          </table:table-cell>
          <table:table-cell office:value-type="float" office:value="59138" table:style-name="ce1">
            <text:p>59138</text:p>
          </table:table-cell>
          <table:table-cell office:value-type="float" office:value="59614" table:style-name="ce1">
            <text:p>59614</text:p>
          </table:table-cell>
          <table:table-cell office:value-type="float" office:value="59369" table:style-name="ce1">
            <text:p>59369</text:p>
          </table:table-cell>
          <table:table-cell office:value-type="float" office:value="59532" table:style-name="ce1">
            <text:p>59532</text:p>
          </table:table-cell>
          <table:table-cell office:value-type="float" office:value="59782" table:style-name="ce1">
            <text:p>59782</text:p>
          </table:table-cell>
          <table:table-cell office:value-type="float" office:value="58722" table:style-name="ce1">
            <text:p>58722</text:p>
          </table:table-cell>
          <table:table-cell office:value-type="float" office:value="59310" table:style-name="ce1">
            <text:p>59310</text:p>
          </table:table-cell>
          <table:table-cell office:value-type="float" office:value="59365" table:style-name="ce1">
            <text:p>59365</text:p>
          </table:table-cell>
          <table:table-cell office:value-type="float" office:value="60233" table:style-name="ce1">
            <text:p>60233</text:p>
          </table:table-cell>
          <table:table-cell office:value-type="float" office:value="60400" table:style-name="ce1">
            <text:p>60400</text:p>
          </table:table-cell>
          <table:table-cell office:value-type="float" office:value="60484" table:style-name="ce1">
            <text:p>60484</text:p>
          </table:table-cell>
          <table:table-cell office:value-type="float" office:value="60710" table:style-name="ce1">
            <text:p>60710</text:p>
          </table:table-cell>
          <table:table-cell office:value-type="float" office:value="61162" table:style-name="ce1">
            <text:p>61162</text:p>
          </table:table-cell>
          <table:table-cell office:value-type="float" office:value="61024" table:style-name="ce1">
            <text:p>61024</text:p>
          </table:table-cell>
          <table:table-cell office:value-type="float" office:value="61364" table:style-name="ce1">
            <text:p>61364</text:p>
          </table:table-cell>
          <table:table-cell office:value-type="float" office:value="61619" table:style-name="ce1">
            <text:p>61619</text:p>
          </table:table-cell>
          <table:table-cell office:value-type="float" office:value="61293" table:style-name="ce1">
            <text:p>61293</text:p>
          </table:table-cell>
          <table:table-cell office:value-type="float" office:value="62213" table:style-name="ce1">
            <text:p>6221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7514" table:style-name="ce1">
            <text:p>37514</text:p>
          </table:table-cell>
          <table:table-cell office:value-type="float" office:value="41021" table:style-name="ce1">
            <text:p>41021</text:p>
          </table:table-cell>
          <table:table-cell office:value-type="float" office:value="44328" table:style-name="ce1">
            <text:p>44328</text:p>
          </table:table-cell>
          <table:table-cell office:value-type="float" office:value="46200" table:style-name="ce1">
            <text:p>46200</text:p>
          </table:table-cell>
          <table:table-cell office:value-type="float" office:value="48536" table:style-name="ce1">
            <text:p>48536</text:p>
          </table:table-cell>
          <table:table-cell office:value-type="float" office:value="50094" table:style-name="ce1">
            <text:p>50094</text:p>
          </table:table-cell>
          <table:table-cell office:value-type="float" office:value="51392" table:style-name="ce1">
            <text:p>51392</text:p>
          </table:table-cell>
          <table:table-cell office:value-type="float" office:value="52635" table:style-name="ce1">
            <text:p>52635</text:p>
          </table:table-cell>
          <table:table-cell office:value-type="float" office:value="53913" table:style-name="ce1">
            <text:p>53913</text:p>
          </table:table-cell>
          <table:table-cell office:value-type="float" office:value="54556" table:style-name="ce1">
            <text:p>54556</text:p>
          </table:table-cell>
          <table:table-cell office:value-type="float" office:value="54527" table:style-name="ce1">
            <text:p>54527</text:p>
          </table:table-cell>
          <table:table-cell office:value-type="float" office:value="56169" table:style-name="ce1">
            <text:p>56169</text:p>
          </table:table-cell>
          <table:table-cell office:value-type="float" office:value="55805" table:style-name="ce1">
            <text:p>55805</text:p>
          </table:table-cell>
          <table:table-cell office:value-type="float" office:value="56586" table:style-name="ce1">
            <text:p>56586</text:p>
          </table:table-cell>
          <table:table-cell office:value-type="float" office:value="57367" table:style-name="ce1">
            <text:p>57367</text:p>
          </table:table-cell>
          <table:table-cell office:value-type="float" office:value="57746" table:style-name="ce1">
            <text:p>57746</text:p>
          </table:table-cell>
          <table:table-cell office:value-type="float" office:value="58302" table:style-name="ce1">
            <text:p>58302</text:p>
          </table:table-cell>
          <table:table-cell office:value-type="float" office:value="58537" table:style-name="ce1">
            <text:p>58537</text:p>
          </table:table-cell>
          <table:table-cell office:value-type="float" office:value="58530" table:style-name="ce1">
            <text:p>58530</text:p>
          </table:table-cell>
          <table:table-cell office:value-type="float" office:value="59531" table:style-name="ce1">
            <text:p>59531</text:p>
          </table:table-cell>
          <table:table-cell office:value-type="float" office:value="59164" table:style-name="ce1">
            <text:p>59164</text:p>
          </table:table-cell>
          <table:table-cell office:value-type="float" office:value="58549" table:style-name="ce1">
            <text:p>58549</text:p>
          </table:table-cell>
          <table:table-cell office:value-type="float" office:value="60331" table:style-name="ce1">
            <text:p>60331</text:p>
          </table:table-cell>
          <table:table-cell office:value-type="float" office:value="59719" table:style-name="ce1">
            <text:p>59719</text:p>
          </table:table-cell>
          <table:table-cell office:value-type="float" office:value="59977" table:style-name="ce1">
            <text:p>59977</text:p>
          </table:table-cell>
          <table:table-cell office:value-type="float" office:value="60511" table:style-name="ce1">
            <text:p>60511</text:p>
          </table:table-cell>
          <table:table-cell office:value-type="float" office:value="60946" table:style-name="ce1">
            <text:p>60946</text:p>
          </table:table-cell>
          <table:table-cell office:value-type="float" office:value="61083" table:style-name="ce1">
            <text:p>61083</text:p>
          </table:table-cell>
          <table:table-cell office:value-type="float" office:value="61222" table:style-name="ce1">
            <text:p>61222</text:p>
          </table:table-cell>
          <table:table-cell office:value-type="float" office:value="61960" table:style-name="ce1">
            <text:p>61960</text:p>
          </table:table-cell>
          <table:table-cell office:value-type="float" office:value="61971" table:style-name="ce1">
            <text:p>61971</text:p>
          </table:table-cell>
          <table:table-cell office:value-type="float" office:value="62655" table:style-name="ce1">
            <text:p>62655</text:p>
          </table:table-cell>
          <table:table-cell office:value-type="float" office:value="62735" table:style-name="ce1">
            <text:p>62735</text:p>
          </table:table-cell>
          <table:table-cell office:value-type="float" office:value="62696" table:style-name="ce1">
            <text:p>62696</text:p>
          </table:table-cell>
          <table:table-cell office:value-type="float" office:value="63510" table:style-name="ce1">
            <text:p>63510</text:p>
          </table:table-cell>
          <table:table-cell office:value-type="float" office:value="62855" table:style-name="ce1">
            <text:p>62855</text:p>
          </table:table-cell>
          <table:table-cell office:value-type="float" office:value="63277" table:style-name="ce1">
            <text:p>63277</text:p>
          </table:table-cell>
          <table:table-cell office:value-type="float" office:value="63690" table:style-name="ce1">
            <text:p>6369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5896" table:style-name="ce1">
            <text:p>25896</text:p>
          </table:table-cell>
          <table:table-cell office:value-type="float" office:value="26147" table:style-name="ce1">
            <text:p>26147</text:p>
          </table:table-cell>
          <table:table-cell office:value-type="float" office:value="27360" table:style-name="ce1">
            <text:p>27360</text:p>
          </table:table-cell>
          <table:table-cell office:value-type="float" office:value="27511" table:style-name="ce1">
            <text:p>27511</text:p>
          </table:table-cell>
          <table:table-cell office:value-type="float" office:value="27609" table:style-name="ce1">
            <text:p>27609</text:p>
          </table:table-cell>
          <table:table-cell office:value-type="float" office:value="28178" table:style-name="ce1">
            <text:p>28178</text:p>
          </table:table-cell>
          <table:table-cell office:value-type="float" office:value="28324" table:style-name="ce1">
            <text:p>28324</text:p>
          </table:table-cell>
          <table:table-cell office:value-type="float" office:value="28324" table:style-name="ce1">
            <text:p>28324</text:p>
          </table:table-cell>
          <table:table-cell office:value-type="float" office:value="28362" table:style-name="ce1">
            <text:p>28362</text:p>
          </table:table-cell>
          <table:table-cell office:value-type="float" office:value="29088" table:style-name="ce1">
            <text:p>29088</text:p>
          </table:table-cell>
          <table:table-cell office:value-type="float" office:value="29098" table:style-name="ce1">
            <text:p>29098</text:p>
          </table:table-cell>
          <table:table-cell office:value-type="float" office:value="28906" table:style-name="ce1">
            <text:p>28906</text:p>
          </table:table-cell>
          <table:table-cell office:value-type="float" office:value="29201" table:style-name="ce1">
            <text:p>29201</text:p>
          </table:table-cell>
          <table:table-cell office:value-type="float" office:value="29264" table:style-name="ce1">
            <text:p>29264</text:p>
          </table:table-cell>
          <table:table-cell office:value-type="float" office:value="29391" table:style-name="ce1">
            <text:p>29391</text:p>
          </table:table-cell>
          <table:table-cell office:value-type="float" office:value="29215" table:style-name="ce1">
            <text:p>29215</text:p>
          </table:table-cell>
          <table:table-cell office:value-type="float" office:value="29401" table:style-name="ce1">
            <text:p>29401</text:p>
          </table:table-cell>
          <table:table-cell office:value-type="float" office:value="29268" table:style-name="ce1">
            <text:p>29268</text:p>
          </table:table-cell>
          <table:table-cell office:value-type="float" office:value="29687" table:style-name="ce1">
            <text:p>29687</text:p>
          </table:table-cell>
          <table:table-cell office:value-type="float" office:value="29629" table:style-name="ce1">
            <text:p>29629</text:p>
          </table:table-cell>
          <table:table-cell office:value-type="float" office:value="29743" table:style-name="ce1">
            <text:p>29743</text:p>
          </table:table-cell>
          <table:table-cell office:value-type="float" office:value="29944" table:style-name="ce1">
            <text:p>29944</text:p>
          </table:table-cell>
          <table:table-cell office:value-type="float" office:value="29719" table:style-name="ce1">
            <text:p>29719</text:p>
          </table:table-cell>
          <table:table-cell office:value-type="float" office:value="30296" table:style-name="ce1">
            <text:p>30296</text:p>
          </table:table-cell>
          <table:table-cell office:value-type="float" office:value="29922" table:style-name="ce1">
            <text:p>29922</text:p>
          </table:table-cell>
          <table:table-cell office:value-type="float" office:value="29766" table:style-name="ce1">
            <text:p>29766</text:p>
          </table:table-cell>
          <table:table-cell office:value-type="float" office:value="30147" table:style-name="ce1">
            <text:p>30147</text:p>
          </table:table-cell>
          <table:table-cell office:value-type="float" office:value="30009" table:style-name="ce1">
            <text:p>30009</text:p>
          </table:table-cell>
          <table:table-cell office:value-type="float" office:value="29911" table:style-name="ce1">
            <text:p>29911</text:p>
          </table:table-cell>
          <table:table-cell office:value-type="float" office:value="30142" table:style-name="ce1">
            <text:p>30142</text:p>
          </table:table-cell>
          <table:table-cell office:value-type="float" office:value="30159" table:style-name="ce1">
            <text:p>30159</text:p>
          </table:table-cell>
          <table:table-cell office:value-type="float" office:value="30425" table:style-name="ce1">
            <text:p>30425</text:p>
          </table:table-cell>
          <table:table-cell office:value-type="float" office:value="30557" table:style-name="ce1">
            <text:p>30557</text:p>
          </table:table-cell>
          <table:table-cell office:value-type="float" office:value="30479" table:style-name="ce1">
            <text:p>30479</text:p>
          </table:table-cell>
          <table:table-cell office:value-type="float" office:value="30487" table:style-name="ce1">
            <text:p>30487</text:p>
          </table:table-cell>
          <table:table-cell office:value-type="float" office:value="30479" table:style-name="ce1">
            <text:p>30479</text:p>
          </table:table-cell>
          <table:table-cell office:value-type="float" office:value="30456" table:style-name="ce1">
            <text:p>30456</text:p>
          </table:table-cell>
          <table:table-cell office:value-type="float" office:value="30767" table:style-name="ce1">
            <text:p>3076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5133" table:style-name="ce1">
            <text:p>25133</text:p>
          </table:table-cell>
          <table:table-cell office:value-type="float" office:value="25582" table:style-name="ce1">
            <text:p>25582</text:p>
          </table:table-cell>
          <table:table-cell office:value-type="float" office:value="26566" table:style-name="ce1">
            <text:p>26566</text:p>
          </table:table-cell>
          <table:table-cell office:value-type="float" office:value="26815" table:style-name="ce1">
            <text:p>26815</text:p>
          </table:table-cell>
          <table:table-cell office:value-type="float" office:value="27050" table:style-name="ce1">
            <text:p>27050</text:p>
          </table:table-cell>
          <table:table-cell office:value-type="float" office:value="27563" table:style-name="ce1">
            <text:p>27563</text:p>
          </table:table-cell>
          <table:table-cell office:value-type="float" office:value="27412" table:style-name="ce1">
            <text:p>27412</text:p>
          </table:table-cell>
          <table:table-cell office:value-type="float" office:value="27453" table:style-name="ce1">
            <text:p>27453</text:p>
          </table:table-cell>
          <table:table-cell office:value-type="float" office:value="27916" table:style-name="ce1">
            <text:p>27916</text:p>
          </table:table-cell>
          <table:table-cell office:value-type="float" office:value="28288" table:style-name="ce1">
            <text:p>28288</text:p>
          </table:table-cell>
          <table:table-cell office:value-type="float" office:value="28391" table:style-name="ce1">
            <text:p>28391</text:p>
          </table:table-cell>
          <table:table-cell office:value-type="float" office:value="28319" table:style-name="ce1">
            <text:p>28319</text:p>
          </table:table-cell>
          <table:table-cell office:value-type="float" office:value="28326" table:style-name="ce1">
            <text:p>28326</text:p>
          </table:table-cell>
          <table:table-cell office:value-type="float" office:value="28479" table:style-name="ce1">
            <text:p>28479</text:p>
          </table:table-cell>
          <table:table-cell office:value-type="float" office:value="28731" table:style-name="ce1">
            <text:p>28731</text:p>
          </table:table-cell>
          <table:table-cell office:value-type="float" office:value="28784" table:style-name="ce1">
            <text:p>28784</text:p>
          </table:table-cell>
          <table:table-cell office:value-type="float" office:value="28521" table:style-name="ce1">
            <text:p>28521</text:p>
          </table:table-cell>
          <table:table-cell office:value-type="float" office:value="28697" table:style-name="ce1">
            <text:p>28697</text:p>
          </table:table-cell>
          <table:table-cell office:value-type="float" office:value="29072" table:style-name="ce1">
            <text:p>29072</text:p>
          </table:table-cell>
          <table:table-cell office:value-type="float" office:value="29007" table:style-name="ce1">
            <text:p>29007</text:p>
          </table:table-cell>
          <table:table-cell office:value-type="float" office:value="29179" table:style-name="ce1">
            <text:p>29179</text:p>
          </table:table-cell>
          <table:table-cell office:value-type="float" office:value="29376" table:style-name="ce1">
            <text:p>29376</text:p>
          </table:table-cell>
          <table:table-cell office:value-type="float" office:value="29377" table:style-name="ce1">
            <text:p>29377</text:p>
          </table:table-cell>
          <table:table-cell office:value-type="float" office:value="29860" table:style-name="ce1">
            <text:p>29860</text:p>
          </table:table-cell>
          <table:table-cell office:value-type="float" office:value="29759" table:style-name="ce1">
            <text:p>29759</text:p>
          </table:table-cell>
          <table:table-cell office:value-type="float" office:value="29437" table:style-name="ce1">
            <text:p>29437</text:p>
          </table:table-cell>
          <table:table-cell office:value-type="float" office:value="29703" table:style-name="ce1">
            <text:p>29703</text:p>
          </table:table-cell>
          <table:table-cell office:value-type="float" office:value="29491" table:style-name="ce1">
            <text:p>29491</text:p>
          </table:table-cell>
          <table:table-cell office:value-type="float" office:value="29691" table:style-name="ce1">
            <text:p>29691</text:p>
          </table:table-cell>
          <table:table-cell office:value-type="float" office:value="29919" table:style-name="ce1">
            <text:p>29919</text:p>
          </table:table-cell>
          <table:table-cell office:value-type="float" office:value="30082" table:style-name="ce1">
            <text:p>30082</text:p>
          </table:table-cell>
          <table:table-cell office:value-type="float" office:value="30107" table:style-name="ce1">
            <text:p>30107</text:p>
          </table:table-cell>
          <table:table-cell office:value-type="float" office:value="30480" table:style-name="ce1">
            <text:p>30480</text:p>
          </table:table-cell>
          <table:table-cell office:value-type="float" office:value="30419" table:style-name="ce1">
            <text:p>30419</text:p>
          </table:table-cell>
          <table:table-cell office:value-type="float" office:value="30310" table:style-name="ce1">
            <text:p>30310</text:p>
          </table:table-cell>
          <table:table-cell office:value-type="float" office:value="30399" table:style-name="ce1">
            <text:p>30399</text:p>
          </table:table-cell>
          <table:table-cell office:value-type="float" office:value="30538" table:style-name="ce1">
            <text:p>30538</text:p>
          </table:table-cell>
          <table:table-cell office:value-type="float" office:value="30630" table:style-name="ce1">
            <text:p>3063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5067" table:style-name="ce1">
            <text:p>25067</text:p>
          </table:table-cell>
          <table:table-cell office:value-type="float" office:value="25029" table:style-name="ce1">
            <text:p>25029</text:p>
          </table:table-cell>
          <table:table-cell office:value-type="float" office:value="25762" table:style-name="ce1">
            <text:p>25762</text:p>
          </table:table-cell>
          <table:table-cell office:value-type="float" office:value="26104" table:style-name="ce1">
            <text:p>26104</text:p>
          </table:table-cell>
          <table:table-cell office:value-type="float" office:value="26332" table:style-name="ce1">
            <text:p>26332</text:p>
          </table:table-cell>
          <table:table-cell office:value-type="float" office:value="26742" table:style-name="ce1">
            <text:p>26742</text:p>
          </table:table-cell>
          <table:table-cell office:value-type="float" office:value="26936" table:style-name="ce1">
            <text:p>26936</text:p>
          </table:table-cell>
          <table:table-cell office:value-type="float" office:value="26823" table:style-name="ce1">
            <text:p>26823</text:p>
          </table:table-cell>
          <table:table-cell office:value-type="float" office:value="27085" table:style-name="ce1">
            <text:p>27085</text:p>
          </table:table-cell>
          <table:table-cell office:value-type="float" office:value="27482" table:style-name="ce1">
            <text:p>27482</text:p>
          </table:table-cell>
          <table:table-cell office:value-type="float" office:value="27834" table:style-name="ce1">
            <text:p>27834</text:p>
          </table:table-cell>
          <table:table-cell office:value-type="float" office:value="27633" table:style-name="ce1">
            <text:p>27633</text:p>
          </table:table-cell>
          <table:table-cell office:value-type="float" office:value="27917" table:style-name="ce1">
            <text:p>27917</text:p>
          </table:table-cell>
          <table:table-cell office:value-type="float" office:value="27973" table:style-name="ce1">
            <text:p>27973</text:p>
          </table:table-cell>
          <table:table-cell office:value-type="float" office:value="28111" table:style-name="ce1">
            <text:p>28111</text:p>
          </table:table-cell>
          <table:table-cell office:value-type="float" office:value="28290" table:style-name="ce1">
            <text:p>28290</text:p>
          </table:table-cell>
          <table:table-cell office:value-type="float" office:value="27940" table:style-name="ce1">
            <text:p>27940</text:p>
          </table:table-cell>
          <table:table-cell office:value-type="float" office:value="28101" table:style-name="ce1">
            <text:p>28101</text:p>
          </table:table-cell>
          <table:table-cell office:value-type="float" office:value="28509" table:style-name="ce1">
            <text:p>28509</text:p>
          </table:table-cell>
          <table:table-cell office:value-type="float" office:value="29016" table:style-name="ce1">
            <text:p>29016</text:p>
          </table:table-cell>
          <table:table-cell office:value-type="float" office:value="28749" table:style-name="ce1">
            <text:p>28749</text:p>
          </table:table-cell>
          <table:table-cell office:value-type="float" office:value="28961" table:style-name="ce1">
            <text:p>28961</text:p>
          </table:table-cell>
          <table:table-cell office:value-type="float" office:value="29106" table:style-name="ce1">
            <text:p>29106</text:p>
          </table:table-cell>
          <table:table-cell office:value-type="float" office:value="29776" table:style-name="ce1">
            <text:p>29776</text:p>
          </table:table-cell>
          <table:table-cell office:value-type="float" office:value="29321" table:style-name="ce1">
            <text:p>29321</text:p>
          </table:table-cell>
          <table:table-cell office:value-type="float" office:value="29381" table:style-name="ce1">
            <text:p>29381</text:p>
          </table:table-cell>
          <table:table-cell office:value-type="float" office:value="29573" table:style-name="ce1">
            <text:p>29573</text:p>
          </table:table-cell>
          <table:table-cell office:value-type="float" office:value="29281" table:style-name="ce1">
            <text:p>29281</text:p>
          </table:table-cell>
          <table:table-cell office:value-type="float" office:value="29566" table:style-name="ce1">
            <text:p>29566</text:p>
          </table:table-cell>
          <table:table-cell office:value-type="float" office:value="29735" table:style-name="ce1">
            <text:p>29735</text:p>
          </table:table-cell>
          <table:table-cell office:value-type="float" office:value="29786" table:style-name="ce1">
            <text:p>29786</text:p>
          </table:table-cell>
          <table:table-cell office:value-type="float" office:value="30400" table:style-name="ce1">
            <text:p>30400</text:p>
          </table:table-cell>
          <table:table-cell office:value-type="float" office:value="30153" table:style-name="ce1">
            <text:p>30153</text:p>
          </table:table-cell>
          <table:table-cell office:value-type="float" office:value="30206" table:style-name="ce1">
            <text:p>30206</text:p>
          </table:table-cell>
          <table:table-cell office:value-type="float" office:value="30373" table:style-name="ce1">
            <text:p>30373</text:p>
          </table:table-cell>
          <table:table-cell office:value-type="float" office:value="30540" table:style-name="ce1">
            <text:p>30540</text:p>
          </table:table-cell>
          <table:table-cell office:value-type="float" office:value="30363" table:style-name="ce1">
            <text:p>30363</text:p>
          </table:table-cell>
          <table:table-cell office:value-type="float" office:value="30476" table:style-name="ce1">
            <text:p>30476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2026" table:style-name="ce1">
            <text:p>22026</text:p>
          </table:table-cell>
          <table:table-cell office:value-type="float" office:value="21965" table:style-name="ce1">
            <text:p>21965</text:p>
          </table:table-cell>
          <table:table-cell office:value-type="float" office:value="21997" table:style-name="ce1">
            <text:p>21997</text:p>
          </table:table-cell>
          <table:table-cell office:value-type="float" office:value="22273" table:style-name="ce1">
            <text:p>22273</text:p>
          </table:table-cell>
          <table:table-cell office:value-type="float" office:value="22433" table:style-name="ce1">
            <text:p>22433</text:p>
          </table:table-cell>
          <table:table-cell office:value-type="float" office:value="22522" table:style-name="ce1">
            <text:p>22522</text:p>
          </table:table-cell>
          <table:table-cell office:value-type="float" office:value="22634" table:style-name="ce1">
            <text:p>22634</text:p>
          </table:table-cell>
          <table:table-cell office:value-type="float" office:value="22682" table:style-name="ce1">
            <text:p>22682</text:p>
          </table:table-cell>
          <table:table-cell office:value-type="float" office:value="22999" table:style-name="ce1">
            <text:p>22999</text:p>
          </table:table-cell>
          <table:table-cell office:value-type="float" office:value="23048" table:style-name="ce1">
            <text:p>23048</text:p>
          </table:table-cell>
          <table:table-cell office:value-type="float" office:value="23033" table:style-name="ce1">
            <text:p>23033</text:p>
          </table:table-cell>
          <table:table-cell office:value-type="float" office:value="22830" table:style-name="ce1">
            <text:p>22830</text:p>
          </table:table-cell>
          <table:table-cell office:value-type="float" office:value="22480" table:style-name="ce1">
            <text:p>22480</text:p>
          </table:table-cell>
          <table:table-cell office:value-type="float" office:value="22515" table:style-name="ce1">
            <text:p>22515</text:p>
          </table:table-cell>
          <table:table-cell office:value-type="float" office:value="22281" table:style-name="ce1">
            <text:p>22281</text:p>
          </table:table-cell>
          <table:table-cell office:value-type="float" office:value="22453" table:style-name="ce1">
            <text:p>22453</text:p>
          </table:table-cell>
          <table:table-cell office:value-type="float" office:value="22480" table:style-name="ce1">
            <text:p>22480</text:p>
          </table:table-cell>
          <table:table-cell office:value-type="float" office:value="22529" table:style-name="ce1">
            <text:p>22529</text:p>
          </table:table-cell>
          <table:table-cell office:value-type="float" office:value="22632" table:style-name="ce1">
            <text:p>22632</text:p>
          </table:table-cell>
          <table:table-cell office:value-type="float" office:value="22590" table:style-name="ce1">
            <text:p>22590</text:p>
          </table:table-cell>
          <table:table-cell office:value-type="float" office:value="22735" table:style-name="ce1">
            <text:p>22735</text:p>
          </table:table-cell>
          <table:table-cell office:value-type="float" office:value="22776" table:style-name="ce1">
            <text:p>22776</text:p>
          </table:table-cell>
          <table:table-cell office:value-type="float" office:value="22638" table:style-name="ce1">
            <text:p>22638</text:p>
          </table:table-cell>
          <table:table-cell office:value-type="float" office:value="22518" table:style-name="ce1">
            <text:p>22518</text:p>
          </table:table-cell>
          <table:table-cell office:value-type="float" office:value="22538" table:style-name="ce1">
            <text:p>22538</text:p>
          </table:table-cell>
          <table:table-cell office:value-type="float" office:value="22495" table:style-name="ce1">
            <text:p>22495</text:p>
          </table:table-cell>
          <table:table-cell office:value-type="float" office:value="22366" table:style-name="ce1">
            <text:p>22366</text:p>
          </table:table-cell>
          <table:table-cell office:value-type="float" office:value="22312" table:style-name="ce1">
            <text:p>22312</text:p>
          </table:table-cell>
          <table:table-cell office:value-type="float" office:value="22337" table:style-name="ce1">
            <text:p>22337</text:p>
          </table:table-cell>
          <table:table-cell office:value-type="float" office:value="22482" table:style-name="ce1">
            <text:p>22482</text:p>
          </table:table-cell>
          <table:table-cell office:value-type="float" office:value="22451" table:style-name="ce1">
            <text:p>22451</text:p>
          </table:table-cell>
          <table:table-cell office:value-type="float" office:value="22351" table:style-name="ce1">
            <text:p>22351</text:p>
          </table:table-cell>
          <table:table-cell office:value-type="float" office:value="22527" table:style-name="ce1">
            <text:p>22527</text:p>
          </table:table-cell>
          <table:table-cell office:value-type="float" office:value="22494" table:style-name="ce1">
            <text:p>22494</text:p>
          </table:table-cell>
          <table:table-cell office:value-type="float" office:value="22439" table:style-name="ce1">
            <text:p>22439</text:p>
          </table:table-cell>
          <table:table-cell office:value-type="float" office:value="22288" table:style-name="ce1">
            <text:p>22288</text:p>
          </table:table-cell>
          <table:table-cell office:value-type="float" office:value="22363" table:style-name="ce1">
            <text:p>22363</text:p>
          </table:table-cell>
          <table:table-cell office:value-type="float" office:value="22360" table:style-name="ce1">
            <text:p>2236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2071" table:style-name="ce1">
            <text:p>22071</text:p>
          </table:table-cell>
          <table:table-cell office:value-type="float" office:value="22034" table:style-name="ce1">
            <text:p>22034</text:p>
          </table:table-cell>
          <table:table-cell office:value-type="float" office:value="22078" table:style-name="ce1">
            <text:p>22078</text:p>
          </table:table-cell>
          <table:table-cell office:value-type="float" office:value="22231" table:style-name="ce1">
            <text:p>22231</text:p>
          </table:table-cell>
          <table:table-cell office:value-type="float" office:value="21910" table:style-name="ce1">
            <text:p>21910</text:p>
          </table:table-cell>
          <table:table-cell office:value-type="float" office:value="21907" table:style-name="ce1">
            <text:p>21907</text:p>
          </table:table-cell>
          <table:table-cell office:value-type="float" office:value="21906" table:style-name="ce1">
            <text:p>21906</text:p>
          </table:table-cell>
          <table:table-cell office:value-type="float" office:value="21807" table:style-name="ce1">
            <text:p>21807</text:p>
          </table:table-cell>
          <table:table-cell office:value-type="float" office:value="21775" table:style-name="ce1">
            <text:p>21775</text:p>
          </table:table-cell>
          <table:table-cell office:value-type="float" office:value="21699" table:style-name="ce1">
            <text:p>21699</text:p>
          </table:table-cell>
          <table:table-cell office:value-type="float" office:value="21888" table:style-name="ce1">
            <text:p>21888</text:p>
          </table:table-cell>
          <table:table-cell office:value-type="float" office:value="21843" table:style-name="ce1">
            <text:p>21843</text:p>
          </table:table-cell>
          <table:table-cell office:value-type="float" office:value="21844" table:style-name="ce1">
            <text:p>21844</text:p>
          </table:table-cell>
          <table:table-cell office:value-type="float" office:value="21996" table:style-name="ce1">
            <text:p>21996</text:p>
          </table:table-cell>
          <table:table-cell office:value-type="float" office:value="22046" table:style-name="ce1">
            <text:p>22046</text:p>
          </table:table-cell>
          <table:table-cell office:value-type="float" office:value="21926" table:style-name="ce1">
            <text:p>21926</text:p>
          </table:table-cell>
          <table:table-cell office:value-type="float" office:value="22032" table:style-name="ce1">
            <text:p>22032</text:p>
          </table:table-cell>
          <table:table-cell office:value-type="float" office:value="22109" table:style-name="ce1">
            <text:p>22109</text:p>
          </table:table-cell>
          <table:table-cell office:value-type="float" office:value="22308" table:style-name="ce1">
            <text:p>22308</text:p>
          </table:table-cell>
          <table:table-cell office:value-type="float" office:value="22251" table:style-name="ce1">
            <text:p>22251</text:p>
          </table:table-cell>
          <table:table-cell office:value-type="float" office:value="22423" table:style-name="ce1">
            <text:p>22423</text:p>
          </table:table-cell>
          <table:table-cell office:value-type="float" office:value="22332" table:style-name="ce1">
            <text:p>22332</text:p>
          </table:table-cell>
          <table:table-cell office:value-type="float" office:value="22254" table:style-name="ce1">
            <text:p>22254</text:p>
          </table:table-cell>
          <table:table-cell office:value-type="float" office:value="22473" table:style-name="ce1">
            <text:p>22473</text:p>
          </table:table-cell>
          <table:table-cell office:value-type="float" office:value="22490" table:style-name="ce1">
            <text:p>22490</text:p>
          </table:table-cell>
          <table:table-cell office:value-type="float" office:value="22620" table:style-name="ce1">
            <text:p>22620</text:p>
          </table:table-cell>
          <table:table-cell office:value-type="float" office:value="22782" table:style-name="ce1">
            <text:p>22782</text:p>
          </table:table-cell>
          <table:table-cell office:value-type="float" office:value="22435" table:style-name="ce1">
            <text:p>22435</text:p>
          </table:table-cell>
          <table:table-cell office:value-type="float" office:value="22788" table:style-name="ce1">
            <text:p>22788</text:p>
          </table:table-cell>
          <table:table-cell office:value-type="float" office:value="22736" table:style-name="ce1">
            <text:p>22736</text:p>
          </table:table-cell>
          <table:table-cell office:value-type="float" office:value="22512" table:style-name="ce1">
            <text:p>22512</text:p>
          </table:table-cell>
          <table:table-cell office:value-type="float" office:value="22513" table:style-name="ce1">
            <text:p>22513</text:p>
          </table:table-cell>
          <table:table-cell office:value-type="float" office:value="22445" table:style-name="ce1">
            <text:p>22445</text:p>
          </table:table-cell>
          <table:table-cell office:value-type="float" office:value="22367" table:style-name="ce1">
            <text:p>22367</text:p>
          </table:table-cell>
          <table:table-cell office:value-type="float" office:value="22500" table:style-name="ce1">
            <text:p>22500</text:p>
          </table:table-cell>
          <table:table-cell office:value-type="float" office:value="22303" table:style-name="ce1">
            <text:p>22303</text:p>
          </table:table-cell>
          <table:table-cell office:value-type="float" office:value="22451" table:style-name="ce1">
            <text:p>22451</text:p>
          </table:table-cell>
          <table:table-cell office:value-type="float" office:value="22521" table:style-name="ce1">
            <text:p>2252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0443" table:style-name="ce1">
            <text:p>20443</text:p>
          </table:table-cell>
          <table:table-cell office:value-type="float" office:value="20153" table:style-name="ce1">
            <text:p>20153</text:p>
          </table:table-cell>
          <table:table-cell office:value-type="float" office:value="20259" table:style-name="ce1">
            <text:p>20259</text:p>
          </table:table-cell>
          <table:table-cell office:value-type="float" office:value="20216" table:style-name="ce1">
            <text:p>20216</text:p>
          </table:table-cell>
          <table:table-cell office:value-type="float" office:value="20074" table:style-name="ce1">
            <text:p>20074</text:p>
          </table:table-cell>
          <table:table-cell office:value-type="float" office:value="20065" table:style-name="ce1">
            <text:p>20065</text:p>
          </table:table-cell>
          <table:table-cell office:value-type="float" office:value="19693" table:style-name="ce1">
            <text:p>19693</text:p>
          </table:table-cell>
          <table:table-cell office:value-type="float" office:value="19849" table:style-name="ce1">
            <text:p>19849</text:p>
          </table:table-cell>
          <table:table-cell office:value-type="float" office:value="19775" table:style-name="ce1">
            <text:p>19775</text:p>
          </table:table-cell>
          <table:table-cell office:value-type="float" office:value="19908" table:style-name="ce1">
            <text:p>19908</text:p>
          </table:table-cell>
          <table:table-cell office:value-type="float" office:value="20084" table:style-name="ce1">
            <text:p>20084</text:p>
          </table:table-cell>
          <table:table-cell office:value-type="float" office:value="19946" table:style-name="ce1">
            <text:p>19946</text:p>
          </table:table-cell>
          <table:table-cell office:value-type="float" office:value="20148" table:style-name="ce1">
            <text:p>20148</text:p>
          </table:table-cell>
          <table:table-cell office:value-type="float" office:value="20196" table:style-name="ce1">
            <text:p>20196</text:p>
          </table:table-cell>
          <table:table-cell office:value-type="float" office:value="20191" table:style-name="ce1">
            <text:p>20191</text:p>
          </table:table-cell>
          <table:table-cell office:value-type="float" office:value="20454" table:style-name="ce1">
            <text:p>20454</text:p>
          </table:table-cell>
          <table:table-cell office:value-type="float" office:value="20629" table:style-name="ce1">
            <text:p>20629</text:p>
          </table:table-cell>
          <table:table-cell office:value-type="float" office:value="20544" table:style-name="ce1">
            <text:p>20544</text:p>
          </table:table-cell>
          <table:table-cell office:value-type="float" office:value="20581" table:style-name="ce1">
            <text:p>20581</text:p>
          </table:table-cell>
          <table:table-cell office:value-type="float" office:value="20683" table:style-name="ce1">
            <text:p>20683</text:p>
          </table:table-cell>
          <table:table-cell office:value-type="float" office:value="20830" table:style-name="ce1">
            <text:p>20830</text:p>
          </table:table-cell>
          <table:table-cell office:value-type="float" office:value="20917" table:style-name="ce1">
            <text:p>20917</text:p>
          </table:table-cell>
          <table:table-cell office:value-type="float" office:value="20799" table:style-name="ce1">
            <text:p>20799</text:p>
          </table:table-cell>
          <table:table-cell office:value-type="float" office:value="20933" table:style-name="ce1">
            <text:p>20933</text:p>
          </table:table-cell>
          <table:table-cell office:value-type="float" office:value="21086" table:style-name="ce1">
            <text:p>21086</text:p>
          </table:table-cell>
          <table:table-cell office:value-type="float" office:value="21232" table:style-name="ce1">
            <text:p>21232</text:p>
          </table:table-cell>
          <table:table-cell office:value-type="float" office:value="21164" table:style-name="ce1">
            <text:p>21164</text:p>
          </table:table-cell>
          <table:table-cell office:value-type="float" office:value="21060" table:style-name="ce1">
            <text:p>21060</text:p>
          </table:table-cell>
          <table:table-cell office:value-type="float" office:value="21210" table:style-name="ce1">
            <text:p>21210</text:p>
          </table:table-cell>
          <table:table-cell office:value-type="float" office:value="21397" table:style-name="ce1">
            <text:p>21397</text:p>
          </table:table-cell>
          <table:table-cell office:value-type="float" office:value="21218" table:style-name="ce1">
            <text:p>21218</text:p>
          </table:table-cell>
          <table:table-cell office:value-type="float" office:value="21330" table:style-name="ce1">
            <text:p>21330</text:p>
          </table:table-cell>
          <table:table-cell office:value-type="float" office:value="21266" table:style-name="ce1">
            <text:p>21266</text:p>
          </table:table-cell>
          <table:table-cell office:value-type="float" office:value="21290" table:style-name="ce1">
            <text:p>21290</text:p>
          </table:table-cell>
          <table:table-cell office:value-type="float" office:value="21143" table:style-name="ce1">
            <text:p>21143</text:p>
          </table:table-cell>
          <table:table-cell office:value-type="float" office:value="21049" table:style-name="ce1">
            <text:p>21049</text:p>
          </table:table-cell>
          <table:table-cell office:value-type="float" office:value="21168" table:style-name="ce1">
            <text:p>21168</text:p>
          </table:table-cell>
          <table:table-cell office:value-type="float" office:value="21107" table:style-name="ce1">
            <text:p>2110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22975" table:style-name="ce1">
            <text:p>22975</text:p>
          </table:table-cell>
          <table:table-cell office:value-type="float" office:value="22835" table:style-name="ce1">
            <text:p>22835</text:p>
          </table:table-cell>
          <table:table-cell office:value-type="float" office:value="22582" table:style-name="ce1">
            <text:p>22582</text:p>
          </table:table-cell>
          <table:table-cell office:value-type="float" office:value="22291" table:style-name="ce1">
            <text:p>22291</text:p>
          </table:table-cell>
          <table:table-cell office:value-type="float" office:value="22237" table:style-name="ce1">
            <text:p>22237</text:p>
          </table:table-cell>
          <table:table-cell office:value-type="float" office:value="22254" table:style-name="ce1">
            <text:p>22254</text:p>
          </table:table-cell>
          <table:table-cell office:value-type="float" office:value="22170" table:style-name="ce1">
            <text:p>22170</text:p>
          </table:table-cell>
          <table:table-cell office:value-type="float" office:value="21905" table:style-name="ce1">
            <text:p>21905</text:p>
          </table:table-cell>
          <table:table-cell office:value-type="float" office:value="21866" table:style-name="ce1">
            <text:p>21866</text:p>
          </table:table-cell>
          <table:table-cell office:value-type="float" office:value="21941" table:style-name="ce1">
            <text:p>21941</text:p>
          </table:table-cell>
          <table:table-cell office:value-type="float" office:value="21810" table:style-name="ce1">
            <text:p>21810</text:p>
          </table:table-cell>
          <table:table-cell office:value-type="float" office:value="21730" table:style-name="ce1">
            <text:p>21730</text:p>
          </table:table-cell>
          <table:table-cell office:value-type="float" office:value="21599" table:style-name="ce1">
            <text:p>21599</text:p>
          </table:table-cell>
          <table:table-cell office:value-type="float" office:value="21386" table:style-name="ce1">
            <text:p>21386</text:p>
          </table:table-cell>
          <table:table-cell office:value-type="float" office:value="21522" table:style-name="ce1">
            <text:p>21522</text:p>
          </table:table-cell>
          <table:table-cell office:value-type="float" office:value="21486" table:style-name="ce1">
            <text:p>21486</text:p>
          </table:table-cell>
          <table:table-cell office:value-type="float" office:value="21457" table:style-name="ce1">
            <text:p>21457</text:p>
          </table:table-cell>
          <table:table-cell office:value-type="float" office:value="21278" table:style-name="ce1">
            <text:p>21278</text:p>
          </table:table-cell>
          <table:table-cell office:value-type="float" office:value="21517" table:style-name="ce1">
            <text:p>21517</text:p>
          </table:table-cell>
          <table:table-cell office:value-type="float" office:value="21406" table:style-name="ce1">
            <text:p>21406</text:p>
          </table:table-cell>
          <table:table-cell office:value-type="float" office:value="21375" table:style-name="ce1">
            <text:p>21375</text:p>
          </table:table-cell>
          <table:table-cell office:value-type="float" office:value="21408" table:style-name="ce1">
            <text:p>21408</text:p>
          </table:table-cell>
          <table:table-cell office:value-type="float" office:value="21449" table:style-name="ce1">
            <text:p>21449</text:p>
          </table:table-cell>
          <table:table-cell office:value-type="float" office:value="21349" table:style-name="ce1">
            <text:p>21349</text:p>
          </table:table-cell>
          <table:table-cell office:value-type="float" office:value="21255" table:style-name="ce1">
            <text:p>21255</text:p>
          </table:table-cell>
          <table:table-cell office:value-type="float" office:value="21417" table:style-name="ce1">
            <text:p>21417</text:p>
          </table:table-cell>
          <table:table-cell office:value-type="float" office:value="21256" table:style-name="ce1">
            <text:p>21256</text:p>
          </table:table-cell>
          <table:table-cell office:value-type="float" office:value="21347" table:style-name="ce1">
            <text:p>21347</text:p>
          </table:table-cell>
          <table:table-cell office:value-type="float" office:value="21258" table:style-name="ce1">
            <text:p>21258</text:p>
          </table:table-cell>
          <table:table-cell office:value-type="float" office:value="21269" table:style-name="ce1">
            <text:p>21269</text:p>
          </table:table-cell>
          <table:table-cell office:value-type="float" office:value="21276" table:style-name="ce1">
            <text:p>21276</text:p>
          </table:table-cell>
          <table:table-cell office:value-type="float" office:value="21507" table:style-name="ce1">
            <text:p>21507</text:p>
          </table:table-cell>
          <table:table-cell office:value-type="float" office:value="21386" table:style-name="ce1">
            <text:p>21386</text:p>
          </table:table-cell>
          <table:table-cell office:value-type="float" office:value="21430" table:style-name="ce1">
            <text:p>21430</text:p>
          </table:table-cell>
          <table:table-cell office:value-type="float" office:value="21359" table:style-name="ce1">
            <text:p>21359</text:p>
          </table:table-cell>
          <table:table-cell office:value-type="float" office:value="21565" table:style-name="ce1">
            <text:p>21565</text:p>
          </table:table-cell>
          <table:table-cell office:value-type="float" office:value="21549" table:style-name="ce1">
            <text:p>21549</text:p>
          </table:table-cell>
          <table:table-cell office:value-type="float" office:value="21465" table:style-name="ce1">
            <text:p>2146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22963" table:style-name="ce1">
            <text:p>22963</text:p>
          </table:table-cell>
          <table:table-cell office:value-type="float" office:value="22924" table:style-name="ce1">
            <text:p>22924</text:p>
          </table:table-cell>
          <table:table-cell office:value-type="float" office:value="22793" table:style-name="ce1">
            <text:p>22793</text:p>
          </table:table-cell>
          <table:table-cell office:value-type="float" office:value="22528" table:style-name="ce1">
            <text:p>22528</text:p>
          </table:table-cell>
          <table:table-cell office:value-type="float" office:value="22152" table:style-name="ce1">
            <text:p>22152</text:p>
          </table:table-cell>
          <table:table-cell office:value-type="float" office:value="22298" table:style-name="ce1">
            <text:p>22298</text:p>
          </table:table-cell>
          <table:table-cell office:value-type="float" office:value="21864" table:style-name="ce1">
            <text:p>21864</text:p>
          </table:table-cell>
          <table:table-cell office:value-type="float" office:value="21894" table:style-name="ce1">
            <text:p>21894</text:p>
          </table:table-cell>
          <table:table-cell office:value-type="float" office:value="21859" table:style-name="ce1">
            <text:p>21859</text:p>
          </table:table-cell>
          <table:table-cell office:value-type="float" office:value="21829" table:style-name="ce1">
            <text:p>21829</text:p>
          </table:table-cell>
          <table:table-cell office:value-type="float" office:value="21731" table:style-name="ce1">
            <text:p>21731</text:p>
          </table:table-cell>
          <table:table-cell office:value-type="float" office:value="21791" table:style-name="ce1">
            <text:p>21791</text:p>
          </table:table-cell>
          <table:table-cell office:value-type="float" office:value="21475" table:style-name="ce1">
            <text:p>21475</text:p>
          </table:table-cell>
          <table:table-cell office:value-type="float" office:value="21381" table:style-name="ce1">
            <text:p>21381</text:p>
          </table:table-cell>
          <table:table-cell office:value-type="float" office:value="21346" table:style-name="ce1">
            <text:p>21346</text:p>
          </table:table-cell>
          <table:table-cell office:value-type="float" office:value="21334" table:style-name="ce1">
            <text:p>21334</text:p>
          </table:table-cell>
          <table:table-cell office:value-type="float" office:value="21250" table:style-name="ce1">
            <text:p>21250</text:p>
          </table:table-cell>
          <table:table-cell office:value-type="float" office:value="21357" table:style-name="ce1">
            <text:p>21357</text:p>
          </table:table-cell>
          <table:table-cell office:value-type="float" office:value="21527" table:style-name="ce1">
            <text:p>21527</text:p>
          </table:table-cell>
          <table:table-cell office:value-type="float" office:value="21593" table:style-name="ce1">
            <text:p>21593</text:p>
          </table:table-cell>
          <table:table-cell office:value-type="float" office:value="21594" table:style-name="ce1">
            <text:p>21594</text:p>
          </table:table-cell>
          <table:table-cell office:value-type="float" office:value="21515" table:style-name="ce1">
            <text:p>21515</text:p>
          </table:table-cell>
          <table:table-cell office:value-type="float" office:value="21498" table:style-name="ce1">
            <text:p>21498</text:p>
          </table:table-cell>
          <table:table-cell office:value-type="float" office:value="21626" table:style-name="ce1">
            <text:p>21626</text:p>
          </table:table-cell>
          <table:table-cell office:value-type="float" office:value="21263" table:style-name="ce1">
            <text:p>21263</text:p>
          </table:table-cell>
          <table:table-cell office:value-type="float" office:value="21613" table:style-name="ce1">
            <text:p>21613</text:p>
          </table:table-cell>
          <table:table-cell office:value-type="float" office:value="21325" table:style-name="ce1">
            <text:p>21325</text:p>
          </table:table-cell>
          <table:table-cell office:value-type="float" office:value="21561" table:style-name="ce1">
            <text:p>21561</text:p>
          </table:table-cell>
          <table:table-cell office:value-type="float" office:value="21559" table:style-name="ce1">
            <text:p>21559</text:p>
          </table:table-cell>
          <table:table-cell office:value-type="float" office:value="21705" table:style-name="ce1">
            <text:p>21705</text:p>
          </table:table-cell>
          <table:table-cell office:value-type="float" office:value="21567" table:style-name="ce1">
            <text:p>21567</text:p>
          </table:table-cell>
          <table:table-cell office:value-type="float" office:value="21512" table:style-name="ce1">
            <text:p>21512</text:p>
          </table:table-cell>
          <table:table-cell office:value-type="float" office:value="21580" table:style-name="ce1">
            <text:p>21580</text:p>
          </table:table-cell>
          <table:table-cell office:value-type="float" office:value="21520" table:style-name="ce1">
            <text:p>21520</text:p>
          </table:table-cell>
          <table:table-cell office:value-type="float" office:value="21434" table:style-name="ce1">
            <text:p>21434</text:p>
          </table:table-cell>
          <table:table-cell office:value-type="float" office:value="21507" table:style-name="ce1">
            <text:p>21507</text:p>
          </table:table-cell>
          <table:table-cell office:value-type="float" office:value="21455" table:style-name="ce1">
            <text:p>21455</text:p>
          </table:table-cell>
          <table:table-cell office:value-type="float" office:value="21686" table:style-name="ce1">
            <text:p>21686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22161" table:style-name="ce1">
            <text:p>22161</text:p>
          </table:table-cell>
          <table:table-cell office:value-type="float" office:value="21674" table:style-name="ce1">
            <text:p>21674</text:p>
          </table:table-cell>
          <table:table-cell office:value-type="float" office:value="21748" table:style-name="ce1">
            <text:p>21748</text:p>
          </table:table-cell>
          <table:table-cell office:value-type="float" office:value="21391" table:style-name="ce1">
            <text:p>21391</text:p>
          </table:table-cell>
          <table:table-cell office:value-type="float" office:value="21467" table:style-name="ce1">
            <text:p>21467</text:p>
          </table:table-cell>
          <table:table-cell office:value-type="float" office:value="21496" table:style-name="ce1">
            <text:p>21496</text:p>
          </table:table-cell>
          <table:table-cell office:value-type="float" office:value="21466" table:style-name="ce1">
            <text:p>21466</text:p>
          </table:table-cell>
          <table:table-cell office:value-type="float" office:value="21566" table:style-name="ce1">
            <text:p>21566</text:p>
          </table:table-cell>
          <table:table-cell office:value-type="float" office:value="21676" table:style-name="ce1">
            <text:p>21676</text:p>
          </table:table-cell>
          <table:table-cell office:value-type="float" office:value="21774" table:style-name="ce1">
            <text:p>21774</text:p>
          </table:table-cell>
          <table:table-cell office:value-type="float" office:value="21856" table:style-name="ce1">
            <text:p>21856</text:p>
          </table:table-cell>
          <table:table-cell office:value-type="float" office:value="22012" table:style-name="ce1">
            <text:p>22012</text:p>
          </table:table-cell>
          <table:table-cell office:value-type="float" office:value="21861" table:style-name="ce1">
            <text:p>21861</text:p>
          </table:table-cell>
          <table:table-cell office:value-type="float" office:value="22037" table:style-name="ce1">
            <text:p>22037</text:p>
          </table:table-cell>
          <table:table-cell office:value-type="float" office:value="21995" table:style-name="ce1">
            <text:p>21995</text:p>
          </table:table-cell>
          <table:table-cell office:value-type="float" office:value="22155" table:style-name="ce1">
            <text:p>22155</text:p>
          </table:table-cell>
          <table:table-cell office:value-type="float" office:value="22124" table:style-name="ce1">
            <text:p>22124</text:p>
          </table:table-cell>
          <table:table-cell office:value-type="float" office:value="22237" table:style-name="ce1">
            <text:p>22237</text:p>
          </table:table-cell>
          <table:table-cell office:value-type="float" office:value="22283" table:style-name="ce1">
            <text:p>22283</text:p>
          </table:table-cell>
          <table:table-cell office:value-type="float" office:value="22238" table:style-name="ce1">
            <text:p>22238</text:p>
          </table:table-cell>
          <table:table-cell office:value-type="float" office:value="22518" table:style-name="ce1">
            <text:p>22518</text:p>
          </table:table-cell>
          <table:table-cell office:value-type="float" office:value="22320" table:style-name="ce1">
            <text:p>22320</text:p>
          </table:table-cell>
          <table:table-cell office:value-type="float" office:value="22298" table:style-name="ce1">
            <text:p>22298</text:p>
          </table:table-cell>
          <table:table-cell office:value-type="float" office:value="22485" table:style-name="ce1">
            <text:p>22485</text:p>
          </table:table-cell>
          <table:table-cell office:value-type="float" office:value="22360" table:style-name="ce1">
            <text:p>22360</text:p>
          </table:table-cell>
          <table:table-cell office:value-type="float" office:value="22372" table:style-name="ce1">
            <text:p>22372</text:p>
          </table:table-cell>
          <table:table-cell office:value-type="float" office:value="22219" table:style-name="ce1">
            <text:p>22219</text:p>
          </table:table-cell>
          <table:table-cell office:value-type="float" office:value="21988" table:style-name="ce1">
            <text:p>21988</text:p>
          </table:table-cell>
          <table:table-cell office:value-type="float" office:value="22046" table:style-name="ce1">
            <text:p>22046</text:p>
          </table:table-cell>
          <table:table-cell office:value-type="float" office:value="22032" table:style-name="ce1">
            <text:p>22032</text:p>
          </table:table-cell>
          <table:table-cell office:value-type="float" office:value="21999" table:style-name="ce1">
            <text:p>21999</text:p>
          </table:table-cell>
          <table:table-cell office:value-type="float" office:value="21877" table:style-name="ce1">
            <text:p>21877</text:p>
          </table:table-cell>
          <table:table-cell office:value-type="float" office:value="21796" table:style-name="ce1">
            <text:p>21796</text:p>
          </table:table-cell>
          <table:table-cell office:value-type="float" office:value="21935" table:style-name="ce1">
            <text:p>21935</text:p>
          </table:table-cell>
          <table:table-cell office:value-type="float" office:value="22003" table:style-name="ce1">
            <text:p>22003</text:p>
          </table:table-cell>
          <table:table-cell office:value-type="float" office:value="21853" table:style-name="ce1">
            <text:p>21853</text:p>
          </table:table-cell>
          <table:table-cell office:value-type="float" office:value="21909" table:style-name="ce1">
            <text:p>21909</text:p>
          </table:table-cell>
          <table:table-cell office:value-type="float" office:value="21956" table:style-name="ce1">
            <text:p>21956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Influx: PfFNT -ilacco1.0 FP + 50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2:09:42</text:p>
          </table:table-cell>
          <table:table-cell table:number-columns-repeated="16382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Sheet1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8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9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1:50:4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1" table:style-name="ce1">
            <text:p>101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4-D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1:50:5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5424" table:style-name="ce1">
            <text:p>35424</text:p>
          </table:table-cell>
          <table:table-cell office:value-type="float" office:value="36833" table:style-name="ce1">
            <text:p>36833</text:p>
          </table:table-cell>
          <table:table-cell office:value-type="float" office:value="37991" table:style-name="ce1">
            <text:p>37991</text:p>
          </table:table-cell>
          <table:table-cell office:value-type="float" office:value="38837" table:style-name="ce1">
            <text:p>38837</text:p>
          </table:table-cell>
          <table:table-cell office:value-type="float" office:value="39377" table:style-name="ce1">
            <text:p>39377</text:p>
          </table:table-cell>
          <table:table-cell office:value-type="float" office:value="40220" table:style-name="ce1">
            <text:p>40220</text:p>
          </table:table-cell>
          <table:table-cell office:value-type="float" office:value="40707" table:style-name="ce1">
            <text:p>40707</text:p>
          </table:table-cell>
          <table:table-cell office:value-type="float" office:value="41157" table:style-name="ce1">
            <text:p>41157</text:p>
          </table:table-cell>
          <table:table-cell office:value-type="float" office:value="41892" table:style-name="ce1">
            <text:p>41892</text:p>
          </table:table-cell>
          <table:table-cell office:value-type="float" office:value="42162" table:style-name="ce1">
            <text:p>42162</text:p>
          </table:table-cell>
          <table:table-cell office:value-type="float" office:value="42763" table:style-name="ce1">
            <text:p>42763</text:p>
          </table:table-cell>
          <table:table-cell office:value-type="float" office:value="42666" table:style-name="ce1">
            <text:p>42666</text:p>
          </table:table-cell>
          <table:table-cell office:value-type="float" office:value="43815" table:style-name="ce1">
            <text:p>43815</text:p>
          </table:table-cell>
          <table:table-cell office:value-type="float" office:value="43405" table:style-name="ce1">
            <text:p>43405</text:p>
          </table:table-cell>
          <table:table-cell office:value-type="float" office:value="43342" table:style-name="ce1">
            <text:p>43342</text:p>
          </table:table-cell>
          <table:table-cell office:value-type="float" office:value="43809" table:style-name="ce1">
            <text:p>43809</text:p>
          </table:table-cell>
          <table:table-cell office:value-type="float" office:value="44058" table:style-name="ce1">
            <text:p>44058</text:p>
          </table:table-cell>
          <table:table-cell office:value-type="float" office:value="44344" table:style-name="ce1">
            <text:p>44344</text:p>
          </table:table-cell>
          <table:table-cell office:value-type="float" office:value="44501" table:style-name="ce1">
            <text:p>44501</text:p>
          </table:table-cell>
          <table:table-cell office:value-type="float" office:value="43923" table:style-name="ce1">
            <text:p>43923</text:p>
          </table:table-cell>
          <table:table-cell office:value-type="float" office:value="45055" table:style-name="ce1">
            <text:p>45055</text:p>
          </table:table-cell>
          <table:table-cell office:value-type="float" office:value="44153" table:style-name="ce1">
            <text:p>44153</text:p>
          </table:table-cell>
          <table:table-cell office:value-type="float" office:value="44777" table:style-name="ce1">
            <text:p>44777</text:p>
          </table:table-cell>
          <table:table-cell office:value-type="float" office:value="44899" table:style-name="ce1">
            <text:p>44899</text:p>
          </table:table-cell>
          <table:table-cell office:value-type="float" office:value="44852" table:style-name="ce1">
            <text:p>44852</text:p>
          </table:table-cell>
          <table:table-cell office:value-type="float" office:value="45117" table:style-name="ce1">
            <text:p>45117</text:p>
          </table:table-cell>
          <table:table-cell office:value-type="float" office:value="45466" table:style-name="ce1">
            <text:p>45466</text:p>
          </table:table-cell>
          <table:table-cell office:value-type="float" office:value="45160" table:style-name="ce1">
            <text:p>45160</text:p>
          </table:table-cell>
          <table:table-cell office:value-type="float" office:value="45654" table:style-name="ce1">
            <text:p>45654</text:p>
          </table:table-cell>
          <table:table-cell office:value-type="float" office:value="45525" table:style-name="ce1">
            <text:p>45525</text:p>
          </table:table-cell>
          <table:table-cell office:value-type="float" office:value="45530" table:style-name="ce1">
            <text:p>45530</text:p>
          </table:table-cell>
          <table:table-cell office:value-type="float" office:value="47185" table:style-name="ce1">
            <text:p>47185</text:p>
          </table:table-cell>
          <table:table-cell office:value-type="float" office:value="46136" table:style-name="ce1">
            <text:p>46136</text:p>
          </table:table-cell>
          <table:table-cell office:value-type="float" office:value="46382" table:style-name="ce1">
            <text:p>46382</text:p>
          </table:table-cell>
          <table:table-cell office:value-type="float" office:value="46341" table:style-name="ce1">
            <text:p>46341</text:p>
          </table:table-cell>
          <table:table-cell office:value-type="float" office:value="47420" table:style-name="ce1">
            <text:p>47420</text:p>
          </table:table-cell>
          <table:table-cell office:value-type="float" office:value="47844" table:style-name="ce1">
            <text:p>47844</text:p>
          </table:table-cell>
          <table:table-cell office:value-type="float" office:value="47293" table:style-name="ce1">
            <text:p>4729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5229" table:style-name="ce1">
            <text:p>35229</text:p>
          </table:table-cell>
          <table:table-cell office:value-type="float" office:value="36749" table:style-name="ce1">
            <text:p>36749</text:p>
          </table:table-cell>
          <table:table-cell office:value-type="float" office:value="38450" table:style-name="ce1">
            <text:p>38450</text:p>
          </table:table-cell>
          <table:table-cell office:value-type="float" office:value="38846" table:style-name="ce1">
            <text:p>38846</text:p>
          </table:table-cell>
          <table:table-cell office:value-type="float" office:value="39217" table:style-name="ce1">
            <text:p>39217</text:p>
          </table:table-cell>
          <table:table-cell office:value-type="float" office:value="40154" table:style-name="ce1">
            <text:p>40154</text:p>
          </table:table-cell>
          <table:table-cell office:value-type="float" office:value="40460" table:style-name="ce1">
            <text:p>40460</text:p>
          </table:table-cell>
          <table:table-cell office:value-type="float" office:value="40857" table:style-name="ce1">
            <text:p>40857</text:p>
          </table:table-cell>
          <table:table-cell office:value-type="float" office:value="41572" table:style-name="ce1">
            <text:p>41572</text:p>
          </table:table-cell>
          <table:table-cell office:value-type="float" office:value="42009" table:style-name="ce1">
            <text:p>42009</text:p>
          </table:table-cell>
          <table:table-cell office:value-type="float" office:value="42339" table:style-name="ce1">
            <text:p>42339</text:p>
          </table:table-cell>
          <table:table-cell office:value-type="float" office:value="42770" table:style-name="ce1">
            <text:p>42770</text:p>
          </table:table-cell>
          <table:table-cell office:value-type="float" office:value="43001" table:style-name="ce1">
            <text:p>43001</text:p>
          </table:table-cell>
          <table:table-cell office:value-type="float" office:value="43188" table:style-name="ce1">
            <text:p>43188</text:p>
          </table:table-cell>
          <table:table-cell office:value-type="float" office:value="43252" table:style-name="ce1">
            <text:p>43252</text:p>
          </table:table-cell>
          <table:table-cell office:value-type="float" office:value="43308" table:style-name="ce1">
            <text:p>43308</text:p>
          </table:table-cell>
          <table:table-cell office:value-type="float" office:value="43420" table:style-name="ce1">
            <text:p>43420</text:p>
          </table:table-cell>
          <table:table-cell office:value-type="float" office:value="43560" table:style-name="ce1">
            <text:p>43560</text:p>
          </table:table-cell>
          <table:table-cell office:value-type="float" office:value="43585" table:style-name="ce1">
            <text:p>43585</text:p>
          </table:table-cell>
          <table:table-cell office:value-type="float" office:value="43529" table:style-name="ce1">
            <text:p>43529</text:p>
          </table:table-cell>
          <table:table-cell office:value-type="float" office:value="43446" table:style-name="ce1">
            <text:p>43446</text:p>
          </table:table-cell>
          <table:table-cell office:value-type="float" office:value="43308" table:style-name="ce1">
            <text:p>43308</text:p>
          </table:table-cell>
          <table:table-cell office:value-type="float" office:value="43756" table:style-name="ce1">
            <text:p>43756</text:p>
          </table:table-cell>
          <table:table-cell office:value-type="float" office:value="43793" table:style-name="ce1">
            <text:p>43793</text:p>
          </table:table-cell>
          <table:table-cell office:value-type="float" office:value="43552" table:style-name="ce1">
            <text:p>43552</text:p>
          </table:table-cell>
          <table:table-cell office:value-type="float" office:value="43694" table:style-name="ce1">
            <text:p>43694</text:p>
          </table:table-cell>
          <table:table-cell office:value-type="float" office:value="44113" table:style-name="ce1">
            <text:p>44113</text:p>
          </table:table-cell>
          <table:table-cell office:value-type="float" office:value="43860" table:style-name="ce1">
            <text:p>43860</text:p>
          </table:table-cell>
          <table:table-cell office:value-type="float" office:value="44541" table:style-name="ce1">
            <text:p>44541</text:p>
          </table:table-cell>
          <table:table-cell office:value-type="float" office:value="44315" table:style-name="ce1">
            <text:p>44315</text:p>
          </table:table-cell>
          <table:table-cell office:value-type="float" office:value="44152" table:style-name="ce1">
            <text:p>44152</text:p>
          </table:table-cell>
          <table:table-cell office:value-type="float" office:value="44505" table:style-name="ce1">
            <text:p>44505</text:p>
          </table:table-cell>
          <table:table-cell office:value-type="float" office:value="44839" table:style-name="ce1">
            <text:p>44839</text:p>
          </table:table-cell>
          <table:table-cell office:value-type="float" office:value="44806" table:style-name="ce1">
            <text:p>44806</text:p>
          </table:table-cell>
          <table:table-cell office:value-type="float" office:value="44632" table:style-name="ce1">
            <text:p>44632</text:p>
          </table:table-cell>
          <table:table-cell office:value-type="float" office:value="45002" table:style-name="ce1">
            <text:p>45002</text:p>
          </table:table-cell>
          <table:table-cell office:value-type="float" office:value="45493" table:style-name="ce1">
            <text:p>45493</text:p>
          </table:table-cell>
          <table:table-cell office:value-type="float" office:value="44742" table:style-name="ce1">
            <text:p>4474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9624" table:style-name="ce1">
            <text:p>39624</text:p>
          </table:table-cell>
          <table:table-cell office:value-type="float" office:value="41121" table:style-name="ce1">
            <text:p>41121</text:p>
          </table:table-cell>
          <table:table-cell office:value-type="float" office:value="42438" table:style-name="ce1">
            <text:p>42438</text:p>
          </table:table-cell>
          <table:table-cell office:value-type="float" office:value="43112" table:style-name="ce1">
            <text:p>43112</text:p>
          </table:table-cell>
          <table:table-cell office:value-type="float" office:value="43602" table:style-name="ce1">
            <text:p>43602</text:p>
          </table:table-cell>
          <table:table-cell office:value-type="float" office:value="44496" table:style-name="ce1">
            <text:p>44496</text:p>
          </table:table-cell>
          <table:table-cell office:value-type="float" office:value="45007" table:style-name="ce1">
            <text:p>45007</text:p>
          </table:table-cell>
          <table:table-cell office:value-type="float" office:value="45454" table:style-name="ce1">
            <text:p>45454</text:p>
          </table:table-cell>
          <table:table-cell office:value-type="float" office:value="46239" table:style-name="ce1">
            <text:p>46239</text:p>
          </table:table-cell>
          <table:table-cell office:value-type="float" office:value="46427" table:style-name="ce1">
            <text:p>46427</text:p>
          </table:table-cell>
          <table:table-cell office:value-type="float" office:value="46943" table:style-name="ce1">
            <text:p>46943</text:p>
          </table:table-cell>
          <table:table-cell office:value-type="float" office:value="46997" table:style-name="ce1">
            <text:p>46997</text:p>
          </table:table-cell>
          <table:table-cell office:value-type="float" office:value="47577" table:style-name="ce1">
            <text:p>47577</text:p>
          </table:table-cell>
          <table:table-cell office:value-type="float" office:value="47525" table:style-name="ce1">
            <text:p>47525</text:p>
          </table:table-cell>
          <table:table-cell office:value-type="float" office:value="47640" table:style-name="ce1">
            <text:p>47640</text:p>
          </table:table-cell>
          <table:table-cell office:value-type="float" office:value="48147" table:style-name="ce1">
            <text:p>48147</text:p>
          </table:table-cell>
          <table:table-cell office:value-type="float" office:value="48195" table:style-name="ce1">
            <text:p>48195</text:p>
          </table:table-cell>
          <table:table-cell office:value-type="float" office:value="48626" table:style-name="ce1">
            <text:p>48626</text:p>
          </table:table-cell>
          <table:table-cell office:value-type="float" office:value="48826" table:style-name="ce1">
            <text:p>48826</text:p>
          </table:table-cell>
          <table:table-cell office:value-type="float" office:value="48571" table:style-name="ce1">
            <text:p>48571</text:p>
          </table:table-cell>
          <table:table-cell office:value-type="float" office:value="48784" table:style-name="ce1">
            <text:p>48784</text:p>
          </table:table-cell>
          <table:table-cell office:value-type="float" office:value="48262" table:style-name="ce1">
            <text:p>48262</text:p>
          </table:table-cell>
          <table:table-cell office:value-type="float" office:value="49194" table:style-name="ce1">
            <text:p>49194</text:p>
          </table:table-cell>
          <table:table-cell office:value-type="float" office:value="49089" table:style-name="ce1">
            <text:p>49089</text:p>
          </table:table-cell>
          <table:table-cell office:value-type="float" office:value="48538" table:style-name="ce1">
            <text:p>48538</text:p>
          </table:table-cell>
          <table:table-cell office:value-type="float" office:value="48295" table:style-name="ce1">
            <text:p>48295</text:p>
          </table:table-cell>
          <table:table-cell office:value-type="float" office:value="47796" table:style-name="ce1">
            <text:p>47796</text:p>
          </table:table-cell>
          <table:table-cell office:value-type="float" office:value="48059" table:style-name="ce1">
            <text:p>48059</text:p>
          </table:table-cell>
          <table:table-cell office:value-type="float" office:value="48811" table:style-name="ce1">
            <text:p>48811</text:p>
          </table:table-cell>
          <table:table-cell office:value-type="float" office:value="48380" table:style-name="ce1">
            <text:p>48380</text:p>
          </table:table-cell>
          <table:table-cell office:value-type="float" office:value="47617" table:style-name="ce1">
            <text:p>47617</text:p>
          </table:table-cell>
          <table:table-cell office:value-type="float" office:value="48484" table:style-name="ce1">
            <text:p>48484</text:p>
          </table:table-cell>
          <table:table-cell office:value-type="float" office:value="47892" table:style-name="ce1">
            <text:p>47892</text:p>
          </table:table-cell>
          <table:table-cell office:value-type="float" office:value="47836" table:style-name="ce1">
            <text:p>47836</text:p>
          </table:table-cell>
          <table:table-cell office:value-type="float" office:value="47899" table:style-name="ce1">
            <text:p>47899</text:p>
          </table:table-cell>
          <table:table-cell office:value-type="float" office:value="48017" table:style-name="ce1">
            <text:p>48017</text:p>
          </table:table-cell>
          <table:table-cell office:value-type="float" office:value="47950" table:style-name="ce1">
            <text:p>47950</text:p>
          </table:table-cell>
          <table:table-cell office:value-type="float" office:value="47480" table:style-name="ce1">
            <text:p>4748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6869" table:style-name="ce1">
            <text:p>26869</text:p>
          </table:table-cell>
          <table:table-cell office:value-type="float" office:value="27348" table:style-name="ce1">
            <text:p>27348</text:p>
          </table:table-cell>
          <table:table-cell office:value-type="float" office:value="27951" table:style-name="ce1">
            <text:p>27951</text:p>
          </table:table-cell>
          <table:table-cell office:value-type="float" office:value="27896" table:style-name="ce1">
            <text:p>27896</text:p>
          </table:table-cell>
          <table:table-cell office:value-type="float" office:value="28448" table:style-name="ce1">
            <text:p>28448</text:p>
          </table:table-cell>
          <table:table-cell office:value-type="float" office:value="28667" table:style-name="ce1">
            <text:p>28667</text:p>
          </table:table-cell>
          <table:table-cell office:value-type="float" office:value="28707" table:style-name="ce1">
            <text:p>28707</text:p>
          </table:table-cell>
          <table:table-cell office:value-type="float" office:value="29276" table:style-name="ce1">
            <text:p>29276</text:p>
          </table:table-cell>
          <table:table-cell office:value-type="float" office:value="29518" table:style-name="ce1">
            <text:p>29518</text:p>
          </table:table-cell>
          <table:table-cell office:value-type="float" office:value="29806" table:style-name="ce1">
            <text:p>29806</text:p>
          </table:table-cell>
          <table:table-cell office:value-type="float" office:value="29603" table:style-name="ce1">
            <text:p>29603</text:p>
          </table:table-cell>
          <table:table-cell office:value-type="float" office:value="30073" table:style-name="ce1">
            <text:p>30073</text:p>
          </table:table-cell>
          <table:table-cell office:value-type="float" office:value="29809" table:style-name="ce1">
            <text:p>29809</text:p>
          </table:table-cell>
          <table:table-cell office:value-type="float" office:value="29769" table:style-name="ce1">
            <text:p>29769</text:p>
          </table:table-cell>
          <table:table-cell office:value-type="float" office:value="29815" table:style-name="ce1">
            <text:p>29815</text:p>
          </table:table-cell>
          <table:table-cell office:value-type="float" office:value="29781" table:style-name="ce1">
            <text:p>29781</text:p>
          </table:table-cell>
          <table:table-cell office:value-type="float" office:value="29733" table:style-name="ce1">
            <text:p>29733</text:p>
          </table:table-cell>
          <table:table-cell office:value-type="float" office:value="29913" table:style-name="ce1">
            <text:p>29913</text:p>
          </table:table-cell>
          <table:table-cell office:value-type="float" office:value="29922" table:style-name="ce1">
            <text:p>29922</text:p>
          </table:table-cell>
          <table:table-cell office:value-type="float" office:value="30246" table:style-name="ce1">
            <text:p>30246</text:p>
          </table:table-cell>
          <table:table-cell office:value-type="float" office:value="30360" table:style-name="ce1">
            <text:p>30360</text:p>
          </table:table-cell>
          <table:table-cell office:value-type="float" office:value="29474" table:style-name="ce1">
            <text:p>29474</text:p>
          </table:table-cell>
          <table:table-cell office:value-type="float" office:value="29941" table:style-name="ce1">
            <text:p>29941</text:p>
          </table:table-cell>
          <table:table-cell office:value-type="float" office:value="30008" table:style-name="ce1">
            <text:p>30008</text:p>
          </table:table-cell>
          <table:table-cell office:value-type="float" office:value="29363" table:style-name="ce1">
            <text:p>29363</text:p>
          </table:table-cell>
          <table:table-cell office:value-type="float" office:value="30045" table:style-name="ce1">
            <text:p>30045</text:p>
          </table:table-cell>
          <table:table-cell office:value-type="float" office:value="29735" table:style-name="ce1">
            <text:p>29735</text:p>
          </table:table-cell>
          <table:table-cell office:value-type="float" office:value="29867" table:style-name="ce1">
            <text:p>29867</text:p>
          </table:table-cell>
          <table:table-cell office:value-type="float" office:value="29955" table:style-name="ce1">
            <text:p>29955</text:p>
          </table:table-cell>
          <table:table-cell office:value-type="float" office:value="29958" table:style-name="ce1">
            <text:p>29958</text:p>
          </table:table-cell>
          <table:table-cell office:value-type="float" office:value="29866" table:style-name="ce1">
            <text:p>29866</text:p>
          </table:table-cell>
          <table:table-cell office:value-type="float" office:value="29590" table:style-name="ce1">
            <text:p>29590</text:p>
          </table:table-cell>
          <table:table-cell office:value-type="float" office:value="29951" table:style-name="ce1">
            <text:p>29951</text:p>
          </table:table-cell>
          <table:table-cell office:value-type="float" office:value="29976" table:style-name="ce1">
            <text:p>29976</text:p>
          </table:table-cell>
          <table:table-cell office:value-type="float" office:value="30007" table:style-name="ce1">
            <text:p>30007</text:p>
          </table:table-cell>
          <table:table-cell office:value-type="float" office:value="29772" table:style-name="ce1">
            <text:p>29772</text:p>
          </table:table-cell>
          <table:table-cell office:value-type="float" office:value="30443" table:style-name="ce1">
            <text:p>30443</text:p>
          </table:table-cell>
          <table:table-cell office:value-type="float" office:value="30062" table:style-name="ce1">
            <text:p>3006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6599" table:style-name="ce1">
            <text:p>26599</text:p>
          </table:table-cell>
          <table:table-cell office:value-type="float" office:value="27404" table:style-name="ce1">
            <text:p>27404</text:p>
          </table:table-cell>
          <table:table-cell office:value-type="float" office:value="27820" table:style-name="ce1">
            <text:p>27820</text:p>
          </table:table-cell>
          <table:table-cell office:value-type="float" office:value="27839" table:style-name="ce1">
            <text:p>27839</text:p>
          </table:table-cell>
          <table:table-cell office:value-type="float" office:value="28069" table:style-name="ce1">
            <text:p>28069</text:p>
          </table:table-cell>
          <table:table-cell office:value-type="float" office:value="28316" table:style-name="ce1">
            <text:p>28316</text:p>
          </table:table-cell>
          <table:table-cell office:value-type="float" office:value="28643" table:style-name="ce1">
            <text:p>28643</text:p>
          </table:table-cell>
          <table:table-cell office:value-type="float" office:value="28955" table:style-name="ce1">
            <text:p>28955</text:p>
          </table:table-cell>
          <table:table-cell office:value-type="float" office:value="29191" table:style-name="ce1">
            <text:p>29191</text:p>
          </table:table-cell>
          <table:table-cell office:value-type="float" office:value="29379" table:style-name="ce1">
            <text:p>29379</text:p>
          </table:table-cell>
          <table:table-cell office:value-type="float" office:value="29308" table:style-name="ce1">
            <text:p>29308</text:p>
          </table:table-cell>
          <table:table-cell office:value-type="float" office:value="29623" table:style-name="ce1">
            <text:p>29623</text:p>
          </table:table-cell>
          <table:table-cell office:value-type="float" office:value="29617" table:style-name="ce1">
            <text:p>29617</text:p>
          </table:table-cell>
          <table:table-cell office:value-type="float" office:value="29322" table:style-name="ce1">
            <text:p>29322</text:p>
          </table:table-cell>
          <table:table-cell office:value-type="float" office:value="28747" table:style-name="ce1">
            <text:p>28747</text:p>
          </table:table-cell>
          <table:table-cell office:value-type="float" office:value="29577" table:style-name="ce1">
            <text:p>29577</text:p>
          </table:table-cell>
          <table:table-cell office:value-type="float" office:value="29331" table:style-name="ce1">
            <text:p>29331</text:p>
          </table:table-cell>
          <table:table-cell office:value-type="float" office:value="29726" table:style-name="ce1">
            <text:p>29726</text:p>
          </table:table-cell>
          <table:table-cell office:value-type="float" office:value="29816" table:style-name="ce1">
            <text:p>29816</text:p>
          </table:table-cell>
          <table:table-cell office:value-type="float" office:value="29895" table:style-name="ce1">
            <text:p>29895</text:p>
          </table:table-cell>
          <table:table-cell office:value-type="float" office:value="30013" table:style-name="ce1">
            <text:p>30013</text:p>
          </table:table-cell>
          <table:table-cell office:value-type="float" office:value="29381" table:style-name="ce1">
            <text:p>29381</text:p>
          </table:table-cell>
          <table:table-cell office:value-type="float" office:value="29229" table:style-name="ce1">
            <text:p>29229</text:p>
          </table:table-cell>
          <table:table-cell office:value-type="float" office:value="29523" table:style-name="ce1">
            <text:p>29523</text:p>
          </table:table-cell>
          <table:table-cell office:value-type="float" office:value="29214" table:style-name="ce1">
            <text:p>29214</text:p>
          </table:table-cell>
          <table:table-cell office:value-type="float" office:value="29593" table:style-name="ce1">
            <text:p>29593</text:p>
          </table:table-cell>
          <table:table-cell office:value-type="float" office:value="29309" table:style-name="ce1">
            <text:p>29309</text:p>
          </table:table-cell>
          <table:table-cell office:value-type="float" office:value="29074" table:style-name="ce1">
            <text:p>29074</text:p>
          </table:table-cell>
          <table:table-cell office:value-type="float" office:value="28957" table:style-name="ce1">
            <text:p>28957</text:p>
          </table:table-cell>
          <table:table-cell office:value-type="float" office:value="29303" table:style-name="ce1">
            <text:p>29303</text:p>
          </table:table-cell>
          <table:table-cell office:value-type="float" office:value="28992" table:style-name="ce1">
            <text:p>28992</text:p>
          </table:table-cell>
          <table:table-cell office:value-type="float" office:value="28570" table:style-name="ce1">
            <text:p>28570</text:p>
          </table:table-cell>
          <table:table-cell office:value-type="float" office:value="29283" table:style-name="ce1">
            <text:p>29283</text:p>
          </table:table-cell>
          <table:table-cell office:value-type="float" office:value="28883" table:style-name="ce1">
            <text:p>28883</text:p>
          </table:table-cell>
          <table:table-cell office:value-type="float" office:value="29003" table:style-name="ce1">
            <text:p>29003</text:p>
          </table:table-cell>
          <table:table-cell office:value-type="float" office:value="28934" table:style-name="ce1">
            <text:p>28934</text:p>
          </table:table-cell>
          <table:table-cell office:value-type="float" office:value="29370" table:style-name="ce1">
            <text:p>29370</text:p>
          </table:table-cell>
          <table:table-cell office:value-type="float" office:value="29268" table:style-name="ce1">
            <text:p>2926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5708" table:style-name="ce1">
            <text:p>25708</text:p>
          </table:table-cell>
          <table:table-cell office:value-type="float" office:value="26178" table:style-name="ce1">
            <text:p>26178</text:p>
          </table:table-cell>
          <table:table-cell office:value-type="float" office:value="26887" table:style-name="ce1">
            <text:p>26887</text:p>
          </table:table-cell>
          <table:table-cell office:value-type="float" office:value="27118" table:style-name="ce1">
            <text:p>27118</text:p>
          </table:table-cell>
          <table:table-cell office:value-type="float" office:value="27558" table:style-name="ce1">
            <text:p>27558</text:p>
          </table:table-cell>
          <table:table-cell office:value-type="float" office:value="27751" table:style-name="ce1">
            <text:p>27751</text:p>
          </table:table-cell>
          <table:table-cell office:value-type="float" office:value="28107" table:style-name="ce1">
            <text:p>28107</text:p>
          </table:table-cell>
          <table:table-cell office:value-type="float" office:value="28288" table:style-name="ce1">
            <text:p>28288</text:p>
          </table:table-cell>
          <table:table-cell office:value-type="float" office:value="28647" table:style-name="ce1">
            <text:p>28647</text:p>
          </table:table-cell>
          <table:table-cell office:value-type="float" office:value="28906" table:style-name="ce1">
            <text:p>28906</text:p>
          </table:table-cell>
          <table:table-cell office:value-type="float" office:value="28705" table:style-name="ce1">
            <text:p>28705</text:p>
          </table:table-cell>
          <table:table-cell office:value-type="float" office:value="29075" table:style-name="ce1">
            <text:p>29075</text:p>
          </table:table-cell>
          <table:table-cell office:value-type="float" office:value="29361" table:style-name="ce1">
            <text:p>29361</text:p>
          </table:table-cell>
          <table:table-cell office:value-type="float" office:value="29076" table:style-name="ce1">
            <text:p>29076</text:p>
          </table:table-cell>
          <table:table-cell office:value-type="float" office:value="28745" table:style-name="ce1">
            <text:p>28745</text:p>
          </table:table-cell>
          <table:table-cell office:value-type="float" office:value="29089" table:style-name="ce1">
            <text:p>29089</text:p>
          </table:table-cell>
          <table:table-cell office:value-type="float" office:value="29337" table:style-name="ce1">
            <text:p>29337</text:p>
          </table:table-cell>
          <table:table-cell office:value-type="float" office:value="29167" table:style-name="ce1">
            <text:p>29167</text:p>
          </table:table-cell>
          <table:table-cell office:value-type="float" office:value="29274" table:style-name="ce1">
            <text:p>29274</text:p>
          </table:table-cell>
          <table:table-cell office:value-type="float" office:value="29142" table:style-name="ce1">
            <text:p>29142</text:p>
          </table:table-cell>
          <table:table-cell office:value-type="float" office:value="29327" table:style-name="ce1">
            <text:p>29327</text:p>
          </table:table-cell>
          <table:table-cell office:value-type="float" office:value="29017" table:style-name="ce1">
            <text:p>29017</text:p>
          </table:table-cell>
          <table:table-cell office:value-type="float" office:value="28917" table:style-name="ce1">
            <text:p>28917</text:p>
          </table:table-cell>
          <table:table-cell office:value-type="float" office:value="29129" table:style-name="ce1">
            <text:p>29129</text:p>
          </table:table-cell>
          <table:table-cell office:value-type="float" office:value="28910" table:style-name="ce1">
            <text:p>28910</text:p>
          </table:table-cell>
          <table:table-cell office:value-type="float" office:value="28944" table:style-name="ce1">
            <text:p>28944</text:p>
          </table:table-cell>
          <table:table-cell office:value-type="float" office:value="28860" table:style-name="ce1">
            <text:p>28860</text:p>
          </table:table-cell>
          <table:table-cell office:value-type="float" office:value="28600" table:style-name="ce1">
            <text:p>28600</text:p>
          </table:table-cell>
          <table:table-cell office:value-type="float" office:value="28933" table:style-name="ce1">
            <text:p>28933</text:p>
          </table:table-cell>
          <table:table-cell office:value-type="float" office:value="28977" table:style-name="ce1">
            <text:p>28977</text:p>
          </table:table-cell>
          <table:table-cell office:value-type="float" office:value="28984" table:style-name="ce1">
            <text:p>28984</text:p>
          </table:table-cell>
          <table:table-cell office:value-type="float" office:value="28890" table:style-name="ce1">
            <text:p>28890</text:p>
          </table:table-cell>
          <table:table-cell office:value-type="float" office:value="28960" table:style-name="ce1">
            <text:p>28960</text:p>
          </table:table-cell>
          <table:table-cell office:value-type="float" office:value="28983" table:style-name="ce1">
            <text:p>28983</text:p>
          </table:table-cell>
          <table:table-cell office:value-type="float" office:value="28999" table:style-name="ce1">
            <text:p>28999</text:p>
          </table:table-cell>
          <table:table-cell office:value-type="float" office:value="29040" table:style-name="ce1">
            <text:p>29040</text:p>
          </table:table-cell>
          <table:table-cell office:value-type="float" office:value="29102" table:style-name="ce1">
            <text:p>29102</text:p>
          </table:table-cell>
          <table:table-cell office:value-type="float" office:value="29310" table:style-name="ce1">
            <text:p>2931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5998" table:style-name="ce1">
            <text:p>15998</text:p>
          </table:table-cell>
          <table:table-cell office:value-type="float" office:value="16290" table:style-name="ce1">
            <text:p>16290</text:p>
          </table:table-cell>
          <table:table-cell office:value-type="float" office:value="16227" table:style-name="ce1">
            <text:p>16227</text:p>
          </table:table-cell>
          <table:table-cell office:value-type="float" office:value="16590" table:style-name="ce1">
            <text:p>16590</text:p>
          </table:table-cell>
          <table:table-cell office:value-type="float" office:value="16478" table:style-name="ce1">
            <text:p>16478</text:p>
          </table:table-cell>
          <table:table-cell office:value-type="float" office:value="16545" table:style-name="ce1">
            <text:p>16545</text:p>
          </table:table-cell>
          <table:table-cell office:value-type="float" office:value="16647" table:style-name="ce1">
            <text:p>16647</text:p>
          </table:table-cell>
          <table:table-cell office:value-type="float" office:value="16771" table:style-name="ce1">
            <text:p>16771</text:p>
          </table:table-cell>
          <table:table-cell office:value-type="float" office:value="16899" table:style-name="ce1">
            <text:p>16899</text:p>
          </table:table-cell>
          <table:table-cell office:value-type="float" office:value="16934" table:style-name="ce1">
            <text:p>16934</text:p>
          </table:table-cell>
          <table:table-cell office:value-type="float" office:value="17047" table:style-name="ce1">
            <text:p>17047</text:p>
          </table:table-cell>
          <table:table-cell office:value-type="float" office:value="17098" table:style-name="ce1">
            <text:p>17098</text:p>
          </table:table-cell>
          <table:table-cell office:value-type="float" office:value="17116" table:style-name="ce1">
            <text:p>17116</text:p>
          </table:table-cell>
          <table:table-cell office:value-type="float" office:value="17164" table:style-name="ce1">
            <text:p>17164</text:p>
          </table:table-cell>
          <table:table-cell office:value-type="float" office:value="17231" table:style-name="ce1">
            <text:p>17231</text:p>
          </table:table-cell>
          <table:table-cell office:value-type="float" office:value="17142" table:style-name="ce1">
            <text:p>17142</text:p>
          </table:table-cell>
          <table:table-cell office:value-type="float" office:value="17033" table:style-name="ce1">
            <text:p>17033</text:p>
          </table:table-cell>
          <table:table-cell office:value-type="float" office:value="17056" table:style-name="ce1">
            <text:p>17056</text:p>
          </table:table-cell>
          <table:table-cell office:value-type="float" office:value="17123" table:style-name="ce1">
            <text:p>17123</text:p>
          </table:table-cell>
          <table:table-cell office:value-type="float" office:value="17148" table:style-name="ce1">
            <text:p>17148</text:p>
          </table:table-cell>
          <table:table-cell office:value-type="float" office:value="17145" table:style-name="ce1">
            <text:p>17145</text:p>
          </table:table-cell>
          <table:table-cell office:value-type="float" office:value="17087" table:style-name="ce1">
            <text:p>17087</text:p>
          </table:table-cell>
          <table:table-cell office:value-type="float" office:value="17028" table:style-name="ce1">
            <text:p>17028</text:p>
          </table:table-cell>
          <table:table-cell office:value-type="float" office:value="17432" table:style-name="ce1">
            <text:p>17432</text:p>
          </table:table-cell>
          <table:table-cell office:value-type="float" office:value="17175" table:style-name="ce1">
            <text:p>17175</text:p>
          </table:table-cell>
          <table:table-cell office:value-type="float" office:value="17356" table:style-name="ce1">
            <text:p>17356</text:p>
          </table:table-cell>
          <table:table-cell office:value-type="float" office:value="17122" table:style-name="ce1">
            <text:p>17122</text:p>
          </table:table-cell>
          <table:table-cell office:value-type="float" office:value="17430" table:style-name="ce1">
            <text:p>17430</text:p>
          </table:table-cell>
          <table:table-cell office:value-type="float" office:value="17454" table:style-name="ce1">
            <text:p>17454</text:p>
          </table:table-cell>
          <table:table-cell office:value-type="float" office:value="17446" table:style-name="ce1">
            <text:p>17446</text:p>
          </table:table-cell>
          <table:table-cell office:value-type="float" office:value="17442" table:style-name="ce1">
            <text:p>17442</text:p>
          </table:table-cell>
          <table:table-cell office:value-type="float" office:value="17473" table:style-name="ce1">
            <text:p>17473</text:p>
          </table:table-cell>
          <table:table-cell office:value-type="float" office:value="17738" table:style-name="ce1">
            <text:p>17738</text:p>
          </table:table-cell>
          <table:table-cell office:value-type="float" office:value="17738" table:style-name="ce1">
            <text:p>17738</text:p>
          </table:table-cell>
          <table:table-cell office:value-type="float" office:value="17730" table:style-name="ce1">
            <text:p>17730</text:p>
          </table:table-cell>
          <table:table-cell office:value-type="float" office:value="17660" table:style-name="ce1">
            <text:p>17660</text:p>
          </table:table-cell>
          <table:table-cell office:value-type="float" office:value="17931" table:style-name="ce1">
            <text:p>17931</text:p>
          </table:table-cell>
          <table:table-cell office:value-type="float" office:value="17850" table:style-name="ce1">
            <text:p>1785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6967" table:style-name="ce1">
            <text:p>16967</text:p>
          </table:table-cell>
          <table:table-cell office:value-type="float" office:value="17224" table:style-name="ce1">
            <text:p>17224</text:p>
          </table:table-cell>
          <table:table-cell office:value-type="float" office:value="17252" table:style-name="ce1">
            <text:p>17252</text:p>
          </table:table-cell>
          <table:table-cell office:value-type="float" office:value="17431" table:style-name="ce1">
            <text:p>17431</text:p>
          </table:table-cell>
          <table:table-cell office:value-type="float" office:value="17319" table:style-name="ce1">
            <text:p>17319</text:p>
          </table:table-cell>
          <table:table-cell office:value-type="float" office:value="17457" table:style-name="ce1">
            <text:p>17457</text:p>
          </table:table-cell>
          <table:table-cell office:value-type="float" office:value="17539" table:style-name="ce1">
            <text:p>17539</text:p>
          </table:table-cell>
          <table:table-cell office:value-type="float" office:value="17640" table:style-name="ce1">
            <text:p>17640</text:p>
          </table:table-cell>
          <table:table-cell office:value-type="float" office:value="17690" table:style-name="ce1">
            <text:p>17690</text:p>
          </table:table-cell>
          <table:table-cell office:value-type="float" office:value="17607" table:style-name="ce1">
            <text:p>17607</text:p>
          </table:table-cell>
          <table:table-cell office:value-type="float" office:value="17811" table:style-name="ce1">
            <text:p>17811</text:p>
          </table:table-cell>
          <table:table-cell office:value-type="float" office:value="17694" table:style-name="ce1">
            <text:p>17694</text:p>
          </table:table-cell>
          <table:table-cell office:value-type="float" office:value="17781" table:style-name="ce1">
            <text:p>17781</text:p>
          </table:table-cell>
          <table:table-cell office:value-type="float" office:value="17738" table:style-name="ce1">
            <text:p>17738</text:p>
          </table:table-cell>
          <table:table-cell office:value-type="float" office:value="17706" table:style-name="ce1">
            <text:p>17706</text:p>
          </table:table-cell>
          <table:table-cell office:value-type="float" office:value="17803" table:style-name="ce1">
            <text:p>17803</text:p>
          </table:table-cell>
          <table:table-cell office:value-type="float" office:value="17769" table:style-name="ce1">
            <text:p>17769</text:p>
          </table:table-cell>
          <table:table-cell office:value-type="float" office:value="17731" table:style-name="ce1">
            <text:p>17731</text:p>
          </table:table-cell>
          <table:table-cell office:value-type="float" office:value="17715" table:style-name="ce1">
            <text:p>17715</text:p>
          </table:table-cell>
          <table:table-cell office:value-type="float" office:value="17929" table:style-name="ce1">
            <text:p>17929</text:p>
          </table:table-cell>
          <table:table-cell office:value-type="float" office:value="17806" table:style-name="ce1">
            <text:p>17806</text:p>
          </table:table-cell>
          <table:table-cell office:value-type="float" office:value="17727" table:style-name="ce1">
            <text:p>17727</text:p>
          </table:table-cell>
          <table:table-cell office:value-type="float" office:value="17504" table:style-name="ce1">
            <text:p>17504</text:p>
          </table:table-cell>
          <table:table-cell office:value-type="float" office:value="17757" table:style-name="ce1">
            <text:p>17757</text:p>
          </table:table-cell>
          <table:table-cell office:value-type="float" office:value="17594" table:style-name="ce1">
            <text:p>17594</text:p>
          </table:table-cell>
          <table:table-cell office:value-type="float" office:value="17814" table:style-name="ce1">
            <text:p>17814</text:p>
          </table:table-cell>
          <table:table-cell office:value-type="float" office:value="17485" table:style-name="ce1">
            <text:p>17485</text:p>
          </table:table-cell>
          <table:table-cell office:value-type="float" office:value="17482" table:style-name="ce1">
            <text:p>17482</text:p>
          </table:table-cell>
          <table:table-cell office:value-type="float" office:value="17512" table:style-name="ce1">
            <text:p>17512</text:p>
          </table:table-cell>
          <table:table-cell office:value-type="float" office:value="17357" table:style-name="ce1">
            <text:p>17357</text:p>
          </table:table-cell>
          <table:table-cell office:value-type="float" office:value="17169" table:style-name="ce1">
            <text:p>17169</text:p>
          </table:table-cell>
          <table:table-cell office:value-type="float" office:value="17403" table:style-name="ce1">
            <text:p>17403</text:p>
          </table:table-cell>
          <table:table-cell office:value-type="float" office:value="17452" table:style-name="ce1">
            <text:p>17452</text:p>
          </table:table-cell>
          <table:table-cell office:value-type="float" office:value="17296" table:style-name="ce1">
            <text:p>17296</text:p>
          </table:table-cell>
          <table:table-cell office:value-type="float" office:value="17404" table:style-name="ce1">
            <text:p>17404</text:p>
          </table:table-cell>
          <table:table-cell office:value-type="float" office:value="17291" table:style-name="ce1">
            <text:p>17291</text:p>
          </table:table-cell>
          <table:table-cell office:value-type="float" office:value="17336" table:style-name="ce1">
            <text:p>17336</text:p>
          </table:table-cell>
          <table:table-cell office:value-type="float" office:value="17337" table:style-name="ce1">
            <text:p>1733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6911" table:style-name="ce1">
            <text:p>16911</text:p>
          </table:table-cell>
          <table:table-cell office:value-type="float" office:value="17227" table:style-name="ce1">
            <text:p>17227</text:p>
          </table:table-cell>
          <table:table-cell office:value-type="float" office:value="17073" table:style-name="ce1">
            <text:p>17073</text:p>
          </table:table-cell>
          <table:table-cell office:value-type="float" office:value="17282" table:style-name="ce1">
            <text:p>17282</text:p>
          </table:table-cell>
          <table:table-cell office:value-type="float" office:value="17319" table:style-name="ce1">
            <text:p>17319</text:p>
          </table:table-cell>
          <table:table-cell office:value-type="float" office:value="17378" table:style-name="ce1">
            <text:p>17378</text:p>
          </table:table-cell>
          <table:table-cell office:value-type="float" office:value="17415" table:style-name="ce1">
            <text:p>17415</text:p>
          </table:table-cell>
          <table:table-cell office:value-type="float" office:value="17643" table:style-name="ce1">
            <text:p>17643</text:p>
          </table:table-cell>
          <table:table-cell office:value-type="float" office:value="17599" table:style-name="ce1">
            <text:p>17599</text:p>
          </table:table-cell>
          <table:table-cell office:value-type="float" office:value="17539" table:style-name="ce1">
            <text:p>17539</text:p>
          </table:table-cell>
          <table:table-cell office:value-type="float" office:value="17764" table:style-name="ce1">
            <text:p>17764</text:p>
          </table:table-cell>
          <table:table-cell office:value-type="float" office:value="17744" table:style-name="ce1">
            <text:p>17744</text:p>
          </table:table-cell>
          <table:table-cell office:value-type="float" office:value="17931" table:style-name="ce1">
            <text:p>17931</text:p>
          </table:table-cell>
          <table:table-cell office:value-type="float" office:value="17742" table:style-name="ce1">
            <text:p>17742</text:p>
          </table:table-cell>
          <table:table-cell office:value-type="float" office:value="17700" table:style-name="ce1">
            <text:p>17700</text:p>
          </table:table-cell>
          <table:table-cell office:value-type="float" office:value="17766" table:style-name="ce1">
            <text:p>17766</text:p>
          </table:table-cell>
          <table:table-cell office:value-type="float" office:value="17727" table:style-name="ce1">
            <text:p>17727</text:p>
          </table:table-cell>
          <table:table-cell office:value-type="float" office:value="17494" table:style-name="ce1">
            <text:p>17494</text:p>
          </table:table-cell>
          <table:table-cell office:value-type="float" office:value="17592" table:style-name="ce1">
            <text:p>17592</text:p>
          </table:table-cell>
          <table:table-cell office:value-type="float" office:value="17813" table:style-name="ce1">
            <text:p>17813</text:p>
          </table:table-cell>
          <table:table-cell office:value-type="float" office:value="17659" table:style-name="ce1">
            <text:p>17659</text:p>
          </table:table-cell>
          <table:table-cell office:value-type="float" office:value="17559" table:style-name="ce1">
            <text:p>17559</text:p>
          </table:table-cell>
          <table:table-cell office:value-type="float" office:value="17560" table:style-name="ce1">
            <text:p>17560</text:p>
          </table:table-cell>
          <table:table-cell office:value-type="float" office:value="17650" table:style-name="ce1">
            <text:p>17650</text:p>
          </table:table-cell>
          <table:table-cell office:value-type="float" office:value="17331" table:style-name="ce1">
            <text:p>17331</text:p>
          </table:table-cell>
          <table:table-cell office:value-type="float" office:value="17384" table:style-name="ce1">
            <text:p>17384</text:p>
          </table:table-cell>
          <table:table-cell office:value-type="float" office:value="17303" table:style-name="ce1">
            <text:p>17303</text:p>
          </table:table-cell>
          <table:table-cell office:value-type="float" office:value="17346" table:style-name="ce1">
            <text:p>17346</text:p>
          </table:table-cell>
          <table:table-cell office:value-type="float" office:value="17273" table:style-name="ce1">
            <text:p>17273</text:p>
          </table:table-cell>
          <table:table-cell office:value-type="float" office:value="17203" table:style-name="ce1">
            <text:p>17203</text:p>
          </table:table-cell>
          <table:table-cell office:value-type="float" office:value="17102" table:style-name="ce1">
            <text:p>17102</text:p>
          </table:table-cell>
          <table:table-cell office:value-type="float" office:value="17288" table:style-name="ce1">
            <text:p>17288</text:p>
          </table:table-cell>
          <table:table-cell office:value-type="float" office:value="17273" table:style-name="ce1">
            <text:p>17273</text:p>
          </table:table-cell>
          <table:table-cell office:value-type="float" office:value="17312" table:style-name="ce1">
            <text:p>17312</text:p>
          </table:table-cell>
          <table:table-cell office:value-type="float" office:value="17236" table:style-name="ce1">
            <text:p>17236</text:p>
          </table:table-cell>
          <table:table-cell office:value-type="float" office:value="17268" table:style-name="ce1">
            <text:p>17268</text:p>
          </table:table-cell>
          <table:table-cell office:value-type="float" office:value="17357" table:style-name="ce1">
            <text:p>17357</text:p>
          </table:table-cell>
          <table:table-cell office:value-type="float" office:value="17307" table:style-name="ce1">
            <text:p>1730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14035" table:style-name="ce1">
            <text:p>14035</text:p>
          </table:table-cell>
          <table:table-cell office:value-type="float" office:value="14058" table:style-name="ce1">
            <text:p>14058</text:p>
          </table:table-cell>
          <table:table-cell office:value-type="float" office:value="14082" table:style-name="ce1">
            <text:p>14082</text:p>
          </table:table-cell>
          <table:table-cell office:value-type="float" office:value="14145" table:style-name="ce1">
            <text:p>14145</text:p>
          </table:table-cell>
          <table:table-cell office:value-type="float" office:value="13933" table:style-name="ce1">
            <text:p>13933</text:p>
          </table:table-cell>
          <table:table-cell office:value-type="float" office:value="14221" table:style-name="ce1">
            <text:p>14221</text:p>
          </table:table-cell>
          <table:table-cell office:value-type="float" office:value="14271" table:style-name="ce1">
            <text:p>14271</text:p>
          </table:table-cell>
          <table:table-cell office:value-type="float" office:value="14288" table:style-name="ce1">
            <text:p>14288</text:p>
          </table:table-cell>
          <table:table-cell office:value-type="float" office:value="14357" table:style-name="ce1">
            <text:p>14357</text:p>
          </table:table-cell>
          <table:table-cell office:value-type="float" office:value="14203" table:style-name="ce1">
            <text:p>14203</text:p>
          </table:table-cell>
          <table:table-cell office:value-type="float" office:value="14351" table:style-name="ce1">
            <text:p>14351</text:p>
          </table:table-cell>
          <table:table-cell office:value-type="float" office:value="14374" table:style-name="ce1">
            <text:p>14374</text:p>
          </table:table-cell>
          <table:table-cell office:value-type="float" office:value="14349" table:style-name="ce1">
            <text:p>14349</text:p>
          </table:table-cell>
          <table:table-cell office:value-type="float" office:value="14195" table:style-name="ce1">
            <text:p>14195</text:p>
          </table:table-cell>
          <table:table-cell office:value-type="float" office:value="14358" table:style-name="ce1">
            <text:p>14358</text:p>
          </table:table-cell>
          <table:table-cell office:value-type="float" office:value="14182" table:style-name="ce1">
            <text:p>14182</text:p>
          </table:table-cell>
          <table:table-cell office:value-type="float" office:value="14324" table:style-name="ce1">
            <text:p>14324</text:p>
          </table:table-cell>
          <table:table-cell office:value-type="float" office:value="14275" table:style-name="ce1">
            <text:p>14275</text:p>
          </table:table-cell>
          <table:table-cell office:value-type="float" office:value="14254" table:style-name="ce1">
            <text:p>14254</text:p>
          </table:table-cell>
          <table:table-cell office:value-type="float" office:value="14282" table:style-name="ce1">
            <text:p>14282</text:p>
          </table:table-cell>
          <table:table-cell office:value-type="float" office:value="14231" table:style-name="ce1">
            <text:p>14231</text:p>
          </table:table-cell>
          <table:table-cell office:value-type="float" office:value="14466" table:style-name="ce1">
            <text:p>14466</text:p>
          </table:table-cell>
          <table:table-cell office:value-type="float" office:value="14380" table:style-name="ce1">
            <text:p>14380</text:p>
          </table:table-cell>
          <table:table-cell office:value-type="float" office:value="14325" table:style-name="ce1">
            <text:p>14325</text:p>
          </table:table-cell>
          <table:table-cell office:value-type="float" office:value="14463" table:style-name="ce1">
            <text:p>14463</text:p>
          </table:table-cell>
          <table:table-cell office:value-type="float" office:value="14554" table:style-name="ce1">
            <text:p>14554</text:p>
          </table:table-cell>
          <table:table-cell office:value-type="float" office:value="14480" table:style-name="ce1">
            <text:p>14480</text:p>
          </table:table-cell>
          <table:table-cell office:value-type="float" office:value="14511" table:style-name="ce1">
            <text:p>14511</text:p>
          </table:table-cell>
          <table:table-cell office:value-type="float" office:value="14582" table:style-name="ce1">
            <text:p>14582</text:p>
          </table:table-cell>
          <table:table-cell office:value-type="float" office:value="14609" table:style-name="ce1">
            <text:p>14609</text:p>
          </table:table-cell>
          <table:table-cell office:value-type="float" office:value="14800" table:style-name="ce1">
            <text:p>14800</text:p>
          </table:table-cell>
          <table:table-cell office:value-type="float" office:value="14745" table:style-name="ce1">
            <text:p>14745</text:p>
          </table:table-cell>
          <table:table-cell office:value-type="float" office:value="14953" table:style-name="ce1">
            <text:p>14953</text:p>
          </table:table-cell>
          <table:table-cell office:value-type="float" office:value="14741" table:style-name="ce1">
            <text:p>14741</text:p>
          </table:table-cell>
          <table:table-cell office:value-type="float" office:value="14912" table:style-name="ce1">
            <text:p>14912</text:p>
          </table:table-cell>
          <table:table-cell office:value-type="float" office:value="14844" table:style-name="ce1">
            <text:p>14844</text:p>
          </table:table-cell>
          <table:table-cell office:value-type="float" office:value="15000" table:style-name="ce1">
            <text:p>15000</text:p>
          </table:table-cell>
          <table:table-cell office:value-type="float" office:value="15005" table:style-name="ce1">
            <text:p>1500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14411" table:style-name="ce1">
            <text:p>14411</text:p>
          </table:table-cell>
          <table:table-cell office:value-type="float" office:value="14589" table:style-name="ce1">
            <text:p>14589</text:p>
          </table:table-cell>
          <table:table-cell office:value-type="float" office:value="14504" table:style-name="ce1">
            <text:p>14504</text:p>
          </table:table-cell>
          <table:table-cell office:value-type="float" office:value="14526" table:style-name="ce1">
            <text:p>14526</text:p>
          </table:table-cell>
          <table:table-cell office:value-type="float" office:value="14379" table:style-name="ce1">
            <text:p>14379</text:p>
          </table:table-cell>
          <table:table-cell office:value-type="float" office:value="14564" table:style-name="ce1">
            <text:p>14564</text:p>
          </table:table-cell>
          <table:table-cell office:value-type="float" office:value="14607" table:style-name="ce1">
            <text:p>14607</text:p>
          </table:table-cell>
          <table:table-cell office:value-type="float" office:value="14679" table:style-name="ce1">
            <text:p>14679</text:p>
          </table:table-cell>
          <table:table-cell office:value-type="float" office:value="14721" table:style-name="ce1">
            <text:p>14721</text:p>
          </table:table-cell>
          <table:table-cell office:value-type="float" office:value="14508" table:style-name="ce1">
            <text:p>14508</text:p>
          </table:table-cell>
          <table:table-cell office:value-type="float" office:value="14661" table:style-name="ce1">
            <text:p>14661</text:p>
          </table:table-cell>
          <table:table-cell office:value-type="float" office:value="14725" table:style-name="ce1">
            <text:p>14725</text:p>
          </table:table-cell>
          <table:table-cell office:value-type="float" office:value="14677" table:style-name="ce1">
            <text:p>14677</text:p>
          </table:table-cell>
          <table:table-cell office:value-type="float" office:value="14528" table:style-name="ce1">
            <text:p>14528</text:p>
          </table:table-cell>
          <table:table-cell office:value-type="float" office:value="14550" table:style-name="ce1">
            <text:p>14550</text:p>
          </table:table-cell>
          <table:table-cell office:value-type="float" office:value="14535" table:style-name="ce1">
            <text:p>14535</text:p>
          </table:table-cell>
          <table:table-cell office:value-type="float" office:value="14557" table:style-name="ce1">
            <text:p>14557</text:p>
          </table:table-cell>
          <table:table-cell office:value-type="float" office:value="14654" table:style-name="ce1">
            <text:p>14654</text:p>
          </table:table-cell>
          <table:table-cell office:value-type="float" office:value="14595" table:style-name="ce1">
            <text:p>14595</text:p>
          </table:table-cell>
          <table:table-cell office:value-type="float" office:value="14603" table:style-name="ce1">
            <text:p>14603</text:p>
          </table:table-cell>
          <table:table-cell office:value-type="float" office:value="14462" table:style-name="ce1">
            <text:p>14462</text:p>
          </table:table-cell>
          <table:table-cell office:value-type="float" office:value="14508" table:style-name="ce1">
            <text:p>14508</text:p>
          </table:table-cell>
          <table:table-cell office:value-type="float" office:value="14477" table:style-name="ce1">
            <text:p>14477</text:p>
          </table:table-cell>
          <table:table-cell office:value-type="float" office:value="14572" table:style-name="ce1">
            <text:p>14572</text:p>
          </table:table-cell>
          <table:table-cell office:value-type="float" office:value="14579" table:style-name="ce1">
            <text:p>14579</text:p>
          </table:table-cell>
          <table:table-cell office:value-type="float" office:value="14651" table:style-name="ce1">
            <text:p>14651</text:p>
          </table:table-cell>
          <table:table-cell office:value-type="float" office:value="14635" table:style-name="ce1">
            <text:p>14635</text:p>
          </table:table-cell>
          <table:table-cell office:value-type="float" office:value="14642" table:style-name="ce1">
            <text:p>14642</text:p>
          </table:table-cell>
          <table:table-cell office:value-type="float" office:value="14772" table:style-name="ce1">
            <text:p>14772</text:p>
          </table:table-cell>
          <table:table-cell office:value-type="float" office:value="14717" table:style-name="ce1">
            <text:p>14717</text:p>
          </table:table-cell>
          <table:table-cell office:value-type="float" office:value="14839" table:style-name="ce1">
            <text:p>14839</text:p>
          </table:table-cell>
          <table:table-cell office:value-type="float" office:value="14749" table:style-name="ce1">
            <text:p>14749</text:p>
          </table:table-cell>
          <table:table-cell office:value-type="float" office:value="14925" table:style-name="ce1">
            <text:p>14925</text:p>
          </table:table-cell>
          <table:table-cell office:value-type="float" office:value="14741" table:style-name="ce1">
            <text:p>14741</text:p>
          </table:table-cell>
          <table:table-cell office:value-type="float" office:value="14881" table:style-name="ce1">
            <text:p>14881</text:p>
          </table:table-cell>
          <table:table-cell office:value-type="float" office:value="14798" table:style-name="ce1">
            <text:p>14798</text:p>
          </table:table-cell>
          <table:table-cell office:value-type="float" office:value="15029" table:style-name="ce1">
            <text:p>15029</text:p>
          </table:table-cell>
          <table:table-cell office:value-type="float" office:value="14932" table:style-name="ce1">
            <text:p>1493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14914" table:style-name="ce1">
            <text:p>14914</text:p>
          </table:table-cell>
          <table:table-cell office:value-type="float" office:value="15097" table:style-name="ce1">
            <text:p>15097</text:p>
          </table:table-cell>
          <table:table-cell office:value-type="float" office:value="15014" table:style-name="ce1">
            <text:p>15014</text:p>
          </table:table-cell>
          <table:table-cell office:value-type="float" office:value="14989" table:style-name="ce1">
            <text:p>14989</text:p>
          </table:table-cell>
          <table:table-cell office:value-type="float" office:value="14942" table:style-name="ce1">
            <text:p>14942</text:p>
          </table:table-cell>
          <table:table-cell office:value-type="float" office:value="15001" table:style-name="ce1">
            <text:p>15001</text:p>
          </table:table-cell>
          <table:table-cell office:value-type="float" office:value="14936" table:style-name="ce1">
            <text:p>14936</text:p>
          </table:table-cell>
          <table:table-cell office:value-type="float" office:value="14916" table:style-name="ce1">
            <text:p>14916</text:p>
          </table:table-cell>
          <table:table-cell office:value-type="float" office:value="14936" table:style-name="ce1">
            <text:p>14936</text:p>
          </table:table-cell>
          <table:table-cell office:value-type="float" office:value="14979" table:style-name="ce1">
            <text:p>14979</text:p>
          </table:table-cell>
          <table:table-cell office:value-type="float" office:value="14893" table:style-name="ce1">
            <text:p>14893</text:p>
          </table:table-cell>
          <table:table-cell office:value-type="float" office:value="14844" table:style-name="ce1">
            <text:p>14844</text:p>
          </table:table-cell>
          <table:table-cell office:value-type="float" office:value="14987" table:style-name="ce1">
            <text:p>14987</text:p>
          </table:table-cell>
          <table:table-cell office:value-type="float" office:value="14776" table:style-name="ce1">
            <text:p>14776</text:p>
          </table:table-cell>
          <table:table-cell office:value-type="float" office:value="14799" table:style-name="ce1">
            <text:p>14799</text:p>
          </table:table-cell>
          <table:table-cell office:value-type="float" office:value="14698" table:style-name="ce1">
            <text:p>14698</text:p>
          </table:table-cell>
          <table:table-cell office:value-type="float" office:value="14737" table:style-name="ce1">
            <text:p>14737</text:p>
          </table:table-cell>
          <table:table-cell office:value-type="float" office:value="14738" table:style-name="ce1">
            <text:p>14738</text:p>
          </table:table-cell>
          <table:table-cell office:value-type="float" office:value="14747" table:style-name="ce1">
            <text:p>14747</text:p>
          </table:table-cell>
          <table:table-cell office:value-type="float" office:value="14802" table:style-name="ce1">
            <text:p>14802</text:p>
          </table:table-cell>
          <table:table-cell office:value-type="float" office:value="14717" table:style-name="ce1">
            <text:p>14717</text:p>
          </table:table-cell>
          <table:table-cell office:value-type="float" office:value="14612" table:style-name="ce1">
            <text:p>14612</text:p>
          </table:table-cell>
          <table:table-cell office:value-type="float" office:value="14666" table:style-name="ce1">
            <text:p>14666</text:p>
          </table:table-cell>
          <table:table-cell office:value-type="float" office:value="14547" table:style-name="ce1">
            <text:p>14547</text:p>
          </table:table-cell>
          <table:table-cell office:value-type="float" office:value="14630" table:style-name="ce1">
            <text:p>14630</text:p>
          </table:table-cell>
          <table:table-cell office:value-type="float" office:value="14794" table:style-name="ce1">
            <text:p>14794</text:p>
          </table:table-cell>
          <table:table-cell office:value-type="float" office:value="14633" table:style-name="ce1">
            <text:p>14633</text:p>
          </table:table-cell>
          <table:table-cell office:value-type="float" office:value="14530" table:style-name="ce1">
            <text:p>14530</text:p>
          </table:table-cell>
          <table:table-cell office:value-type="float" office:value="14635" table:style-name="ce1">
            <text:p>14635</text:p>
          </table:table-cell>
          <table:table-cell office:value-type="float" office:value="14608" table:style-name="ce1">
            <text:p>14608</text:p>
          </table:table-cell>
          <table:table-cell office:value-type="float" office:value="14584" table:style-name="ce1">
            <text:p>14584</text:p>
          </table:table-cell>
          <table:table-cell office:value-type="float" office:value="14557" table:style-name="ce1">
            <text:p>14557</text:p>
          </table:table-cell>
          <table:table-cell office:value-type="float" office:value="14593" table:style-name="ce1">
            <text:p>14593</text:p>
          </table:table-cell>
          <table:table-cell office:value-type="float" office:value="14447" table:style-name="ce1">
            <text:p>14447</text:p>
          </table:table-cell>
          <table:table-cell office:value-type="float" office:value="14583" table:style-name="ce1">
            <text:p>14583</text:p>
          </table:table-cell>
          <table:table-cell office:value-type="float" office:value="14615" table:style-name="ce1">
            <text:p>14615</text:p>
          </table:table-cell>
          <table:table-cell office:value-type="float" office:value="14554" table:style-name="ce1">
            <text:p>14554</text:p>
          </table:table-cell>
          <table:table-cell office:value-type="float" office:value="14566" table:style-name="ce1">
            <text:p>14566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Influx: PfFNT + ilacco1.2+ 50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1:59:09</text:p>
          </table:table-cell>
          <table:table-cell table:number-columns-repeated="16382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Sheet9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1:40:0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5" table:style-name="ce1">
            <text:p>105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7-D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1:40:2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0822" table:style-name="ce1">
            <text:p>40822</text:p>
          </table:table-cell>
          <table:table-cell office:value-type="float" office:value="42024" table:style-name="ce1">
            <text:p>42024</text:p>
          </table:table-cell>
          <table:table-cell office:value-type="float" office:value="43326" table:style-name="ce1">
            <text:p>43326</text:p>
          </table:table-cell>
          <table:table-cell office:value-type="float" office:value="43855" table:style-name="ce1">
            <text:p>43855</text:p>
          </table:table-cell>
          <table:table-cell office:value-type="float" office:value="43747" table:style-name="ce1">
            <text:p>43747</text:p>
          </table:table-cell>
          <table:table-cell office:value-type="float" office:value="44462" table:style-name="ce1">
            <text:p>44462</text:p>
          </table:table-cell>
          <table:table-cell office:value-type="float" office:value="44909" table:style-name="ce1">
            <text:p>44909</text:p>
          </table:table-cell>
          <table:table-cell office:value-type="float" office:value="45163" table:style-name="ce1">
            <text:p>45163</text:p>
          </table:table-cell>
          <table:table-cell office:value-type="float" office:value="44623" table:style-name="ce1">
            <text:p>44623</text:p>
          </table:table-cell>
          <table:table-cell office:value-type="float" office:value="45267" table:style-name="ce1">
            <text:p>45267</text:p>
          </table:table-cell>
          <table:table-cell office:value-type="float" office:value="45413" table:style-name="ce1">
            <text:p>45413</text:p>
          </table:table-cell>
          <table:table-cell office:value-type="float" office:value="45588" table:style-name="ce1">
            <text:p>45588</text:p>
          </table:table-cell>
          <table:table-cell office:value-type="float" office:value="45070" table:style-name="ce1">
            <text:p>45070</text:p>
          </table:table-cell>
          <table:table-cell office:value-type="float" office:value="45497" table:style-name="ce1">
            <text:p>45497</text:p>
          </table:table-cell>
          <table:table-cell office:value-type="float" office:value="45202" table:style-name="ce1">
            <text:p>45202</text:p>
          </table:table-cell>
          <table:table-cell office:value-type="float" office:value="44900" table:style-name="ce1">
            <text:p>44900</text:p>
          </table:table-cell>
          <table:table-cell office:value-type="float" office:value="44872" table:style-name="ce1">
            <text:p>44872</text:p>
          </table:table-cell>
          <table:table-cell office:value-type="float" office:value="44827" table:style-name="ce1">
            <text:p>44827</text:p>
          </table:table-cell>
          <table:table-cell office:value-type="float" office:value="44971" table:style-name="ce1">
            <text:p>44971</text:p>
          </table:table-cell>
          <table:table-cell office:value-type="float" office:value="45560" table:style-name="ce1">
            <text:p>45560</text:p>
          </table:table-cell>
          <table:table-cell office:value-type="float" office:value="44880" table:style-name="ce1">
            <text:p>44880</text:p>
          </table:table-cell>
          <table:table-cell office:value-type="float" office:value="44787" table:style-name="ce1">
            <text:p>44787</text:p>
          </table:table-cell>
          <table:table-cell office:value-type="float" office:value="44277" table:style-name="ce1">
            <text:p>44277</text:p>
          </table:table-cell>
          <table:table-cell office:value-type="float" office:value="44445" table:style-name="ce1">
            <text:p>44445</text:p>
          </table:table-cell>
          <table:table-cell office:value-type="float" office:value="44239" table:style-name="ce1">
            <text:p>44239</text:p>
          </table:table-cell>
          <table:table-cell office:value-type="float" office:value="44923" table:style-name="ce1">
            <text:p>44923</text:p>
          </table:table-cell>
          <table:table-cell office:value-type="float" office:value="44117" table:style-name="ce1">
            <text:p>44117</text:p>
          </table:table-cell>
          <table:table-cell office:value-type="float" office:value="43613" table:style-name="ce1">
            <text:p>43613</text:p>
          </table:table-cell>
          <table:table-cell office:value-type="float" office:value="43902" table:style-name="ce1">
            <text:p>43902</text:p>
          </table:table-cell>
          <table:table-cell office:value-type="float" office:value="43529" table:style-name="ce1">
            <text:p>43529</text:p>
          </table:table-cell>
          <table:table-cell office:value-type="float" office:value="43670" table:style-name="ce1">
            <text:p>43670</text:p>
          </table:table-cell>
          <table:table-cell office:value-type="float" office:value="43850" table:style-name="ce1">
            <text:p>43850</text:p>
          </table:table-cell>
          <table:table-cell office:value-type="float" office:value="42936" table:style-name="ce1">
            <text:p>42936</text:p>
          </table:table-cell>
          <table:table-cell office:value-type="float" office:value="43408" table:style-name="ce1">
            <text:p>43408</text:p>
          </table:table-cell>
          <table:table-cell office:value-type="float" office:value="43294" table:style-name="ce1">
            <text:p>43294</text:p>
          </table:table-cell>
          <table:table-cell office:value-type="float" office:value="43363" table:style-name="ce1">
            <text:p>43363</text:p>
          </table:table-cell>
          <table:table-cell office:value-type="float" office:value="42886" table:style-name="ce1">
            <text:p>42886</text:p>
          </table:table-cell>
          <table:table-cell office:value-type="float" office:value="42694" table:style-name="ce1">
            <text:p>42694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9130" table:style-name="ce1">
            <text:p>39130</text:p>
          </table:table-cell>
          <table:table-cell office:value-type="float" office:value="40560" table:style-name="ce1">
            <text:p>40560</text:p>
          </table:table-cell>
          <table:table-cell office:value-type="float" office:value="41242" table:style-name="ce1">
            <text:p>41242</text:p>
          </table:table-cell>
          <table:table-cell office:value-type="float" office:value="41735" table:style-name="ce1">
            <text:p>41735</text:p>
          </table:table-cell>
          <table:table-cell office:value-type="float" office:value="42058" table:style-name="ce1">
            <text:p>42058</text:p>
          </table:table-cell>
          <table:table-cell office:value-type="float" office:value="42778" table:style-name="ce1">
            <text:p>42778</text:p>
          </table:table-cell>
          <table:table-cell office:value-type="float" office:value="42726" table:style-name="ce1">
            <text:p>42726</text:p>
          </table:table-cell>
          <table:table-cell office:value-type="float" office:value="42842" table:style-name="ce1">
            <text:p>42842</text:p>
          </table:table-cell>
          <table:table-cell office:value-type="float" office:value="42986" table:style-name="ce1">
            <text:p>42986</text:p>
          </table:table-cell>
          <table:table-cell office:value-type="float" office:value="42798" table:style-name="ce1">
            <text:p>42798</text:p>
          </table:table-cell>
          <table:table-cell office:value-type="float" office:value="45143" table:style-name="ce1">
            <text:p>45143</text:p>
          </table:table-cell>
          <table:table-cell office:value-type="float" office:value="43006" table:style-name="ce1">
            <text:p>43006</text:p>
          </table:table-cell>
          <table:table-cell office:value-type="float" office:value="43233" table:style-name="ce1">
            <text:p>43233</text:p>
          </table:table-cell>
          <table:table-cell office:value-type="float" office:value="44580" table:style-name="ce1">
            <text:p>44580</text:p>
          </table:table-cell>
          <table:table-cell office:value-type="float" office:value="43663" table:style-name="ce1">
            <text:p>43663</text:p>
          </table:table-cell>
          <table:table-cell office:value-type="float" office:value="43333" table:style-name="ce1">
            <text:p>43333</text:p>
          </table:table-cell>
          <table:table-cell office:value-type="float" office:value="43936" table:style-name="ce1">
            <text:p>43936</text:p>
          </table:table-cell>
          <table:table-cell office:value-type="float" office:value="43408" table:style-name="ce1">
            <text:p>43408</text:p>
          </table:table-cell>
          <table:table-cell office:value-type="float" office:value="42386" table:style-name="ce1">
            <text:p>42386</text:p>
          </table:table-cell>
          <table:table-cell office:value-type="float" office:value="44663" table:style-name="ce1">
            <text:p>44663</text:p>
          </table:table-cell>
          <table:table-cell office:value-type="float" office:value="43648" table:style-name="ce1">
            <text:p>43648</text:p>
          </table:table-cell>
          <table:table-cell office:value-type="float" office:value="42586" table:style-name="ce1">
            <text:p>42586</text:p>
          </table:table-cell>
          <table:table-cell office:value-type="float" office:value="42766" table:style-name="ce1">
            <text:p>42766</text:p>
          </table:table-cell>
          <table:table-cell office:value-type="float" office:value="42322" table:style-name="ce1">
            <text:p>42322</text:p>
          </table:table-cell>
          <table:table-cell office:value-type="float" office:value="42596" table:style-name="ce1">
            <text:p>42596</text:p>
          </table:table-cell>
          <table:table-cell office:value-type="float" office:value="42815" table:style-name="ce1">
            <text:p>42815</text:p>
          </table:table-cell>
          <table:table-cell office:value-type="float" office:value="42256" table:style-name="ce1">
            <text:p>42256</text:p>
          </table:table-cell>
          <table:table-cell office:value-type="float" office:value="41874" table:style-name="ce1">
            <text:p>41874</text:p>
          </table:table-cell>
          <table:table-cell office:value-type="float" office:value="42274" table:style-name="ce1">
            <text:p>42274</text:p>
          </table:table-cell>
          <table:table-cell office:value-type="float" office:value="41429" table:style-name="ce1">
            <text:p>41429</text:p>
          </table:table-cell>
          <table:table-cell office:value-type="float" office:value="43082" table:style-name="ce1">
            <text:p>43082</text:p>
          </table:table-cell>
          <table:table-cell office:value-type="float" office:value="43385" table:style-name="ce1">
            <text:p>43385</text:p>
          </table:table-cell>
          <table:table-cell office:value-type="float" office:value="42865" table:style-name="ce1">
            <text:p>42865</text:p>
          </table:table-cell>
          <table:table-cell office:value-type="float" office:value="43552" table:style-name="ce1">
            <text:p>43552</text:p>
          </table:table-cell>
          <table:table-cell office:value-type="float" office:value="41685" table:style-name="ce1">
            <text:p>41685</text:p>
          </table:table-cell>
          <table:table-cell office:value-type="float" office:value="42336" table:style-name="ce1">
            <text:p>42336</text:p>
          </table:table-cell>
          <table:table-cell office:value-type="float" office:value="43060" table:style-name="ce1">
            <text:p>43060</text:p>
          </table:table-cell>
          <table:table-cell office:value-type="float" office:value="42611" table:style-name="ce1">
            <text:p>4261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9085" table:style-name="ce1">
            <text:p>39085</text:p>
          </table:table-cell>
          <table:table-cell office:value-type="float" office:value="40597" table:style-name="ce1">
            <text:p>40597</text:p>
          </table:table-cell>
          <table:table-cell office:value-type="float" office:value="41785" table:style-name="ce1">
            <text:p>41785</text:p>
          </table:table-cell>
          <table:table-cell office:value-type="float" office:value="42264" table:style-name="ce1">
            <text:p>42264</text:p>
          </table:table-cell>
          <table:table-cell office:value-type="float" office:value="43095" table:style-name="ce1">
            <text:p>43095</text:p>
          </table:table-cell>
          <table:table-cell office:value-type="float" office:value="42899" table:style-name="ce1">
            <text:p>42899</text:p>
          </table:table-cell>
          <table:table-cell office:value-type="float" office:value="43770" table:style-name="ce1">
            <text:p>43770</text:p>
          </table:table-cell>
          <table:table-cell office:value-type="float" office:value="43850" table:style-name="ce1">
            <text:p>43850</text:p>
          </table:table-cell>
          <table:table-cell office:value-type="float" office:value="44240" table:style-name="ce1">
            <text:p>44240</text:p>
          </table:table-cell>
          <table:table-cell office:value-type="float" office:value="44192" table:style-name="ce1">
            <text:p>44192</text:p>
          </table:table-cell>
          <table:table-cell office:value-type="float" office:value="44773" table:style-name="ce1">
            <text:p>44773</text:p>
          </table:table-cell>
          <table:table-cell office:value-type="float" office:value="44984" table:style-name="ce1">
            <text:p>44984</text:p>
          </table:table-cell>
          <table:table-cell office:value-type="float" office:value="44637" table:style-name="ce1">
            <text:p>44637</text:p>
          </table:table-cell>
          <table:table-cell office:value-type="float" office:value="44879" table:style-name="ce1">
            <text:p>44879</text:p>
          </table:table-cell>
          <table:table-cell office:value-type="float" office:value="45012" table:style-name="ce1">
            <text:p>45012</text:p>
          </table:table-cell>
          <table:table-cell office:value-type="float" office:value="45127" table:style-name="ce1">
            <text:p>45127</text:p>
          </table:table-cell>
          <table:table-cell office:value-type="float" office:value="45292" table:style-name="ce1">
            <text:p>45292</text:p>
          </table:table-cell>
          <table:table-cell office:value-type="float" office:value="44384" table:style-name="ce1">
            <text:p>44384</text:p>
          </table:table-cell>
          <table:table-cell office:value-type="float" office:value="44096" table:style-name="ce1">
            <text:p>44096</text:p>
          </table:table-cell>
          <table:table-cell office:value-type="float" office:value="44871" table:style-name="ce1">
            <text:p>44871</text:p>
          </table:table-cell>
          <table:table-cell office:value-type="float" office:value="45166" table:style-name="ce1">
            <text:p>45166</text:p>
          </table:table-cell>
          <table:table-cell office:value-type="float" office:value="44043" table:style-name="ce1">
            <text:p>44043</text:p>
          </table:table-cell>
          <table:table-cell office:value-type="float" office:value="44028" table:style-name="ce1">
            <text:p>44028</text:p>
          </table:table-cell>
          <table:table-cell office:value-type="float" office:value="44188" table:style-name="ce1">
            <text:p>44188</text:p>
          </table:table-cell>
          <table:table-cell office:value-type="float" office:value="44657" table:style-name="ce1">
            <text:p>44657</text:p>
          </table:table-cell>
          <table:table-cell office:value-type="float" office:value="43943" table:style-name="ce1">
            <text:p>43943</text:p>
          </table:table-cell>
          <table:table-cell office:value-type="float" office:value="43700" table:style-name="ce1">
            <text:p>43700</text:p>
          </table:table-cell>
          <table:table-cell office:value-type="float" office:value="43391" table:style-name="ce1">
            <text:p>43391</text:p>
          </table:table-cell>
          <table:table-cell office:value-type="float" office:value="43274" table:style-name="ce1">
            <text:p>43274</text:p>
          </table:table-cell>
          <table:table-cell office:value-type="float" office:value="43799" table:style-name="ce1">
            <text:p>43799</text:p>
          </table:table-cell>
          <table:table-cell office:value-type="float" office:value="43819" table:style-name="ce1">
            <text:p>43819</text:p>
          </table:table-cell>
          <table:table-cell office:value-type="float" office:value="43280" table:style-name="ce1">
            <text:p>43280</text:p>
          </table:table-cell>
          <table:table-cell office:value-type="float" office:value="42480" table:style-name="ce1">
            <text:p>42480</text:p>
          </table:table-cell>
          <table:table-cell office:value-type="float" office:value="43472" table:style-name="ce1">
            <text:p>43472</text:p>
          </table:table-cell>
          <table:table-cell office:value-type="float" office:value="43776" table:style-name="ce1">
            <text:p>43776</text:p>
          </table:table-cell>
          <table:table-cell office:value-type="float" office:value="42808" table:style-name="ce1">
            <text:p>42808</text:p>
          </table:table-cell>
          <table:table-cell office:value-type="float" office:value="42924" table:style-name="ce1">
            <text:p>42924</text:p>
          </table:table-cell>
          <table:table-cell office:value-type="float" office:value="42642" table:style-name="ce1">
            <text:p>4264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1060" table:style-name="ce1">
            <text:p>31060</text:p>
          </table:table-cell>
          <table:table-cell office:value-type="float" office:value="31719" table:style-name="ce1">
            <text:p>31719</text:p>
          </table:table-cell>
          <table:table-cell office:value-type="float" office:value="32210" table:style-name="ce1">
            <text:p>32210</text:p>
          </table:table-cell>
          <table:table-cell office:value-type="float" office:value="31780" table:style-name="ce1">
            <text:p>31780</text:p>
          </table:table-cell>
          <table:table-cell office:value-type="float" office:value="32396" table:style-name="ce1">
            <text:p>32396</text:p>
          </table:table-cell>
          <table:table-cell office:value-type="float" office:value="32214" table:style-name="ce1">
            <text:p>32214</text:p>
          </table:table-cell>
          <table:table-cell office:value-type="float" office:value="32709" table:style-name="ce1">
            <text:p>32709</text:p>
          </table:table-cell>
          <table:table-cell office:value-type="float" office:value="32811" table:style-name="ce1">
            <text:p>32811</text:p>
          </table:table-cell>
          <table:table-cell office:value-type="float" office:value="32389" table:style-name="ce1">
            <text:p>32389</text:p>
          </table:table-cell>
          <table:table-cell office:value-type="float" office:value="32849" table:style-name="ce1">
            <text:p>32849</text:p>
          </table:table-cell>
          <table:table-cell office:value-type="float" office:value="32721" table:style-name="ce1">
            <text:p>32721</text:p>
          </table:table-cell>
          <table:table-cell office:value-type="float" office:value="32457" table:style-name="ce1">
            <text:p>32457</text:p>
          </table:table-cell>
          <table:table-cell office:value-type="float" office:value="32152" table:style-name="ce1">
            <text:p>32152</text:p>
          </table:table-cell>
          <table:table-cell office:value-type="float" office:value="32110" table:style-name="ce1">
            <text:p>32110</text:p>
          </table:table-cell>
          <table:table-cell office:value-type="float" office:value="32129" table:style-name="ce1">
            <text:p>32129</text:p>
          </table:table-cell>
          <table:table-cell office:value-type="float" office:value="32419" table:style-name="ce1">
            <text:p>32419</text:p>
          </table:table-cell>
          <table:table-cell office:value-type="float" office:value="32181" table:style-name="ce1">
            <text:p>32181</text:p>
          </table:table-cell>
          <table:table-cell office:value-type="float" office:value="31511" table:style-name="ce1">
            <text:p>31511</text:p>
          </table:table-cell>
          <table:table-cell office:value-type="float" office:value="31299" table:style-name="ce1">
            <text:p>31299</text:p>
          </table:table-cell>
          <table:table-cell office:value-type="float" office:value="31543" table:style-name="ce1">
            <text:p>31543</text:p>
          </table:table-cell>
          <table:table-cell office:value-type="float" office:value="31371" table:style-name="ce1">
            <text:p>31371</text:p>
          </table:table-cell>
          <table:table-cell office:value-type="float" office:value="30990" table:style-name="ce1">
            <text:p>30990</text:p>
          </table:table-cell>
          <table:table-cell office:value-type="float" office:value="31009" table:style-name="ce1">
            <text:p>31009</text:p>
          </table:table-cell>
          <table:table-cell office:value-type="float" office:value="30520" table:style-name="ce1">
            <text:p>30520</text:p>
          </table:table-cell>
          <table:table-cell office:value-type="float" office:value="30611" table:style-name="ce1">
            <text:p>30611</text:p>
          </table:table-cell>
          <table:table-cell office:value-type="float" office:value="30581" table:style-name="ce1">
            <text:p>30581</text:p>
          </table:table-cell>
          <table:table-cell office:value-type="float" office:value="30197" table:style-name="ce1">
            <text:p>30197</text:p>
          </table:table-cell>
          <table:table-cell office:value-type="float" office:value="30050" table:style-name="ce1">
            <text:p>30050</text:p>
          </table:table-cell>
          <table:table-cell office:value-type="float" office:value="30080" table:style-name="ce1">
            <text:p>30080</text:p>
          </table:table-cell>
          <table:table-cell office:value-type="float" office:value="30344" table:style-name="ce1">
            <text:p>30344</text:p>
          </table:table-cell>
          <table:table-cell office:value-type="float" office:value="30087" table:style-name="ce1">
            <text:p>30087</text:p>
          </table:table-cell>
          <table:table-cell office:value-type="float" office:value="30311" table:style-name="ce1">
            <text:p>30311</text:p>
          </table:table-cell>
          <table:table-cell office:value-type="float" office:value="30262" table:style-name="ce1">
            <text:p>30262</text:p>
          </table:table-cell>
          <table:table-cell office:value-type="float" office:value="30122" table:style-name="ce1">
            <text:p>30122</text:p>
          </table:table-cell>
          <table:table-cell office:value-type="float" office:value="29777" table:style-name="ce1">
            <text:p>29777</text:p>
          </table:table-cell>
          <table:table-cell office:value-type="float" office:value="30042" table:style-name="ce1">
            <text:p>30042</text:p>
          </table:table-cell>
          <table:table-cell office:value-type="float" office:value="29606" table:style-name="ce1">
            <text:p>29606</text:p>
          </table:table-cell>
          <table:table-cell office:value-type="float" office:value="29428" table:style-name="ce1">
            <text:p>2942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0821" table:style-name="ce1">
            <text:p>30821</text:p>
          </table:table-cell>
          <table:table-cell office:value-type="float" office:value="31245" table:style-name="ce1">
            <text:p>31245</text:p>
          </table:table-cell>
          <table:table-cell office:value-type="float" office:value="31647" table:style-name="ce1">
            <text:p>31647</text:p>
          </table:table-cell>
          <table:table-cell office:value-type="float" office:value="31668" table:style-name="ce1">
            <text:p>31668</text:p>
          </table:table-cell>
          <table:table-cell office:value-type="float" office:value="31850" table:style-name="ce1">
            <text:p>31850</text:p>
          </table:table-cell>
          <table:table-cell office:value-type="float" office:value="31540" table:style-name="ce1">
            <text:p>31540</text:p>
          </table:table-cell>
          <table:table-cell office:value-type="float" office:value="31857" table:style-name="ce1">
            <text:p>31857</text:p>
          </table:table-cell>
          <table:table-cell office:value-type="float" office:value="32272" table:style-name="ce1">
            <text:p>32272</text:p>
          </table:table-cell>
          <table:table-cell office:value-type="float" office:value="31951" table:style-name="ce1">
            <text:p>31951</text:p>
          </table:table-cell>
          <table:table-cell office:value-type="float" office:value="32235" table:style-name="ce1">
            <text:p>32235</text:p>
          </table:table-cell>
          <table:table-cell office:value-type="float" office:value="32317" table:style-name="ce1">
            <text:p>32317</text:p>
          </table:table-cell>
          <table:table-cell office:value-type="float" office:value="32251" table:style-name="ce1">
            <text:p>32251</text:p>
          </table:table-cell>
          <table:table-cell office:value-type="float" office:value="32173" table:style-name="ce1">
            <text:p>32173</text:p>
          </table:table-cell>
          <table:table-cell office:value-type="float" office:value="31947" table:style-name="ce1">
            <text:p>31947</text:p>
          </table:table-cell>
          <table:table-cell office:value-type="float" office:value="31736" table:style-name="ce1">
            <text:p>31736</text:p>
          </table:table-cell>
          <table:table-cell office:value-type="float" office:value="31511" table:style-name="ce1">
            <text:p>31511</text:p>
          </table:table-cell>
          <table:table-cell office:value-type="float" office:value="31736" table:style-name="ce1">
            <text:p>31736</text:p>
          </table:table-cell>
          <table:table-cell office:value-type="float" office:value="31319" table:style-name="ce1">
            <text:p>31319</text:p>
          </table:table-cell>
          <table:table-cell office:value-type="float" office:value="31170" table:style-name="ce1">
            <text:p>31170</text:p>
          </table:table-cell>
          <table:table-cell office:value-type="float" office:value="31542" table:style-name="ce1">
            <text:p>31542</text:p>
          </table:table-cell>
          <table:table-cell office:value-type="float" office:value="31409" table:style-name="ce1">
            <text:p>31409</text:p>
          </table:table-cell>
          <table:table-cell office:value-type="float" office:value="30930" table:style-name="ce1">
            <text:p>30930</text:p>
          </table:table-cell>
          <table:table-cell office:value-type="float" office:value="30625" table:style-name="ce1">
            <text:p>30625</text:p>
          </table:table-cell>
          <table:table-cell office:value-type="float" office:value="30414" table:style-name="ce1">
            <text:p>30414</text:p>
          </table:table-cell>
          <table:table-cell office:value-type="float" office:value="30726" table:style-name="ce1">
            <text:p>30726</text:p>
          </table:table-cell>
          <table:table-cell office:value-type="float" office:value="30232" table:style-name="ce1">
            <text:p>30232</text:p>
          </table:table-cell>
          <table:table-cell office:value-type="float" office:value="30229" table:style-name="ce1">
            <text:p>30229</text:p>
          </table:table-cell>
          <table:table-cell office:value-type="float" office:value="29837" table:style-name="ce1">
            <text:p>29837</text:p>
          </table:table-cell>
          <table:table-cell office:value-type="float" office:value="29979" table:style-name="ce1">
            <text:p>29979</text:p>
          </table:table-cell>
          <table:table-cell office:value-type="float" office:value="29963" table:style-name="ce1">
            <text:p>29963</text:p>
          </table:table-cell>
          <table:table-cell office:value-type="float" office:value="30023" table:style-name="ce1">
            <text:p>30023</text:p>
          </table:table-cell>
          <table:table-cell office:value-type="float" office:value="30191" table:style-name="ce1">
            <text:p>30191</text:p>
          </table:table-cell>
          <table:table-cell office:value-type="float" office:value="29890" table:style-name="ce1">
            <text:p>29890</text:p>
          </table:table-cell>
          <table:table-cell office:value-type="float" office:value="29910" table:style-name="ce1">
            <text:p>29910</text:p>
          </table:table-cell>
          <table:table-cell office:value-type="float" office:value="30044" table:style-name="ce1">
            <text:p>30044</text:p>
          </table:table-cell>
          <table:table-cell office:value-type="float" office:value="29397" table:style-name="ce1">
            <text:p>29397</text:p>
          </table:table-cell>
          <table:table-cell office:value-type="float" office:value="29476" table:style-name="ce1">
            <text:p>29476</text:p>
          </table:table-cell>
          <table:table-cell office:value-type="float" office:value="29293" table:style-name="ce1">
            <text:p>2929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0889" table:style-name="ce1">
            <text:p>30889</text:p>
          </table:table-cell>
          <table:table-cell office:value-type="float" office:value="31679" table:style-name="ce1">
            <text:p>31679</text:p>
          </table:table-cell>
          <table:table-cell office:value-type="float" office:value="32179" table:style-name="ce1">
            <text:p>32179</text:p>
          </table:table-cell>
          <table:table-cell office:value-type="float" office:value="32262" table:style-name="ce1">
            <text:p>32262</text:p>
          </table:table-cell>
          <table:table-cell office:value-type="float" office:value="32825" table:style-name="ce1">
            <text:p>32825</text:p>
          </table:table-cell>
          <table:table-cell office:value-type="float" office:value="32220" table:style-name="ce1">
            <text:p>32220</text:p>
          </table:table-cell>
          <table:table-cell office:value-type="float" office:value="32599" table:style-name="ce1">
            <text:p>32599</text:p>
          </table:table-cell>
          <table:table-cell office:value-type="float" office:value="32580" table:style-name="ce1">
            <text:p>32580</text:p>
          </table:table-cell>
          <table:table-cell office:value-type="float" office:value="32679" table:style-name="ce1">
            <text:p>32679</text:p>
          </table:table-cell>
          <table:table-cell office:value-type="float" office:value="32552" table:style-name="ce1">
            <text:p>32552</text:p>
          </table:table-cell>
          <table:table-cell office:value-type="float" office:value="32554" table:style-name="ce1">
            <text:p>32554</text:p>
          </table:table-cell>
          <table:table-cell office:value-type="float" office:value="32324" table:style-name="ce1">
            <text:p>32324</text:p>
          </table:table-cell>
          <table:table-cell office:value-type="float" office:value="32387" table:style-name="ce1">
            <text:p>32387</text:p>
          </table:table-cell>
          <table:table-cell office:value-type="float" office:value="32707" table:style-name="ce1">
            <text:p>32707</text:p>
          </table:table-cell>
          <table:table-cell office:value-type="float" office:value="32120" table:style-name="ce1">
            <text:p>32120</text:p>
          </table:table-cell>
          <table:table-cell office:value-type="float" office:value="31909" table:style-name="ce1">
            <text:p>31909</text:p>
          </table:table-cell>
          <table:table-cell office:value-type="float" office:value="32280" table:style-name="ce1">
            <text:p>32280</text:p>
          </table:table-cell>
          <table:table-cell office:value-type="float" office:value="32142" table:style-name="ce1">
            <text:p>32142</text:p>
          </table:table-cell>
          <table:table-cell office:value-type="float" office:value="31130" table:style-name="ce1">
            <text:p>31130</text:p>
          </table:table-cell>
          <table:table-cell office:value-type="float" office:value="31746" table:style-name="ce1">
            <text:p>31746</text:p>
          </table:table-cell>
          <table:table-cell office:value-type="float" office:value="31436" table:style-name="ce1">
            <text:p>31436</text:p>
          </table:table-cell>
          <table:table-cell office:value-type="float" office:value="31174" table:style-name="ce1">
            <text:p>31174</text:p>
          </table:table-cell>
          <table:table-cell office:value-type="float" office:value="30733" table:style-name="ce1">
            <text:p>30733</text:p>
          </table:table-cell>
          <table:table-cell office:value-type="float" office:value="30948" table:style-name="ce1">
            <text:p>30948</text:p>
          </table:table-cell>
          <table:table-cell office:value-type="float" office:value="31101" table:style-name="ce1">
            <text:p>31101</text:p>
          </table:table-cell>
          <table:table-cell office:value-type="float" office:value="30594" table:style-name="ce1">
            <text:p>30594</text:p>
          </table:table-cell>
          <table:table-cell office:value-type="float" office:value="30158" table:style-name="ce1">
            <text:p>30158</text:p>
          </table:table-cell>
          <table:table-cell office:value-type="float" office:value="30182" table:style-name="ce1">
            <text:p>30182</text:p>
          </table:table-cell>
          <table:table-cell office:value-type="float" office:value="30125" table:style-name="ce1">
            <text:p>30125</text:p>
          </table:table-cell>
          <table:table-cell office:value-type="float" office:value="30438" table:style-name="ce1">
            <text:p>30438</text:p>
          </table:table-cell>
          <table:table-cell office:value-type="float" office:value="30457" table:style-name="ce1">
            <text:p>30457</text:p>
          </table:table-cell>
          <table:table-cell office:value-type="float" office:value="30161" table:style-name="ce1">
            <text:p>30161</text:p>
          </table:table-cell>
          <table:table-cell office:value-type="float" office:value="30271" table:style-name="ce1">
            <text:p>30271</text:p>
          </table:table-cell>
          <table:table-cell office:value-type="float" office:value="30052" table:style-name="ce1">
            <text:p>30052</text:p>
          </table:table-cell>
          <table:table-cell office:value-type="float" office:value="29941" table:style-name="ce1">
            <text:p>29941</text:p>
          </table:table-cell>
          <table:table-cell office:value-type="float" office:value="30080" table:style-name="ce1">
            <text:p>30080</text:p>
          </table:table-cell>
          <table:table-cell office:value-type="float" office:value="30169" table:style-name="ce1">
            <text:p>30169</text:p>
          </table:table-cell>
          <table:table-cell office:value-type="float" office:value="29490" table:style-name="ce1">
            <text:p>2949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1969" table:style-name="ce1">
            <text:p>21969</text:p>
          </table:table-cell>
          <table:table-cell office:value-type="float" office:value="21879" table:style-name="ce1">
            <text:p>21879</text:p>
          </table:table-cell>
          <table:table-cell office:value-type="float" office:value="22523" table:style-name="ce1">
            <text:p>22523</text:p>
          </table:table-cell>
          <table:table-cell office:value-type="float" office:value="21921" table:style-name="ce1">
            <text:p>21921</text:p>
          </table:table-cell>
          <table:table-cell office:value-type="float" office:value="21992" table:style-name="ce1">
            <text:p>21992</text:p>
          </table:table-cell>
          <table:table-cell office:value-type="float" office:value="22248" table:style-name="ce1">
            <text:p>22248</text:p>
          </table:table-cell>
          <table:table-cell office:value-type="float" office:value="22490" table:style-name="ce1">
            <text:p>22490</text:p>
          </table:table-cell>
          <table:table-cell office:value-type="float" office:value="21989" table:style-name="ce1">
            <text:p>21989</text:p>
          </table:table-cell>
          <table:table-cell office:value-type="float" office:value="22034" table:style-name="ce1">
            <text:p>22034</text:p>
          </table:table-cell>
          <table:table-cell office:value-type="float" office:value="22476" table:style-name="ce1">
            <text:p>22476</text:p>
          </table:table-cell>
          <table:table-cell office:value-type="float" office:value="22029" table:style-name="ce1">
            <text:p>22029</text:p>
          </table:table-cell>
          <table:table-cell office:value-type="float" office:value="22443" table:style-name="ce1">
            <text:p>22443</text:p>
          </table:table-cell>
          <table:table-cell office:value-type="float" office:value="21728" table:style-name="ce1">
            <text:p>21728</text:p>
          </table:table-cell>
          <table:table-cell office:value-type="float" office:value="21467" table:style-name="ce1">
            <text:p>21467</text:p>
          </table:table-cell>
          <table:table-cell office:value-type="float" office:value="21665" table:style-name="ce1">
            <text:p>21665</text:p>
          </table:table-cell>
          <table:table-cell office:value-type="float" office:value="22106" table:style-name="ce1">
            <text:p>22106</text:p>
          </table:table-cell>
          <table:table-cell office:value-type="float" office:value="21851" table:style-name="ce1">
            <text:p>21851</text:p>
          </table:table-cell>
          <table:table-cell office:value-type="float" office:value="21885" table:style-name="ce1">
            <text:p>21885</text:p>
          </table:table-cell>
          <table:table-cell office:value-type="float" office:value="21388" table:style-name="ce1">
            <text:p>21388</text:p>
          </table:table-cell>
          <table:table-cell office:value-type="float" office:value="21225" table:style-name="ce1">
            <text:p>21225</text:p>
          </table:table-cell>
          <table:table-cell office:value-type="float" office:value="21149" table:style-name="ce1">
            <text:p>21149</text:p>
          </table:table-cell>
          <table:table-cell office:value-type="float" office:value="21052" table:style-name="ce1">
            <text:p>21052</text:p>
          </table:table-cell>
          <table:table-cell office:value-type="float" office:value="21109" table:style-name="ce1">
            <text:p>21109</text:p>
          </table:table-cell>
          <table:table-cell office:value-type="float" office:value="21077" table:style-name="ce1">
            <text:p>21077</text:p>
          </table:table-cell>
          <table:table-cell office:value-type="float" office:value="21316" table:style-name="ce1">
            <text:p>21316</text:p>
          </table:table-cell>
          <table:table-cell office:value-type="float" office:value="20539" table:style-name="ce1">
            <text:p>20539</text:p>
          </table:table-cell>
          <table:table-cell office:value-type="float" office:value="20426" table:style-name="ce1">
            <text:p>20426</text:p>
          </table:table-cell>
          <table:table-cell office:value-type="float" office:value="20367" table:style-name="ce1">
            <text:p>20367</text:p>
          </table:table-cell>
          <table:table-cell office:value-type="float" office:value="20389" table:style-name="ce1">
            <text:p>20389</text:p>
          </table:table-cell>
          <table:table-cell office:value-type="float" office:value="20861" table:style-name="ce1">
            <text:p>20861</text:p>
          </table:table-cell>
          <table:table-cell office:value-type="float" office:value="20751" table:style-name="ce1">
            <text:p>20751</text:p>
          </table:table-cell>
          <table:table-cell office:value-type="float" office:value="20827" table:style-name="ce1">
            <text:p>20827</text:p>
          </table:table-cell>
          <table:table-cell office:value-type="float" office:value="20481" table:style-name="ce1">
            <text:p>20481</text:p>
          </table:table-cell>
          <table:table-cell office:value-type="float" office:value="20998" table:style-name="ce1">
            <text:p>20998</text:p>
          </table:table-cell>
          <table:table-cell office:value-type="float" office:value="20550" table:style-name="ce1">
            <text:p>20550</text:p>
          </table:table-cell>
          <table:table-cell office:value-type="float" office:value="20199" table:style-name="ce1">
            <text:p>20199</text:p>
          </table:table-cell>
          <table:table-cell office:value-type="float" office:value="20663" table:style-name="ce1">
            <text:p>20663</text:p>
          </table:table-cell>
          <table:table-cell office:value-type="float" office:value="20442" table:style-name="ce1">
            <text:p>2044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2224" table:style-name="ce1">
            <text:p>22224</text:p>
          </table:table-cell>
          <table:table-cell office:value-type="float" office:value="22376" table:style-name="ce1">
            <text:p>22376</text:p>
          </table:table-cell>
          <table:table-cell office:value-type="float" office:value="21834" table:style-name="ce1">
            <text:p>21834</text:p>
          </table:table-cell>
          <table:table-cell office:value-type="float" office:value="22169" table:style-name="ce1">
            <text:p>22169</text:p>
          </table:table-cell>
          <table:table-cell office:value-type="float" office:value="22063" table:style-name="ce1">
            <text:p>22063</text:p>
          </table:table-cell>
          <table:table-cell office:value-type="float" office:value="22610" table:style-name="ce1">
            <text:p>22610</text:p>
          </table:table-cell>
          <table:table-cell office:value-type="float" office:value="21492" table:style-name="ce1">
            <text:p>21492</text:p>
          </table:table-cell>
          <table:table-cell office:value-type="float" office:value="21465" table:style-name="ce1">
            <text:p>21465</text:p>
          </table:table-cell>
          <table:table-cell office:value-type="float" office:value="21511" table:style-name="ce1">
            <text:p>21511</text:p>
          </table:table-cell>
          <table:table-cell office:value-type="float" office:value="21356" table:style-name="ce1">
            <text:p>21356</text:p>
          </table:table-cell>
          <table:table-cell office:value-type="float" office:value="21652" table:style-name="ce1">
            <text:p>21652</text:p>
          </table:table-cell>
          <table:table-cell office:value-type="float" office:value="21589" table:style-name="ce1">
            <text:p>21589</text:p>
          </table:table-cell>
          <table:table-cell office:value-type="float" office:value="21215" table:style-name="ce1">
            <text:p>21215</text:p>
          </table:table-cell>
          <table:table-cell office:value-type="float" office:value="21005" table:style-name="ce1">
            <text:p>21005</text:p>
          </table:table-cell>
          <table:table-cell office:value-type="float" office:value="21083" table:style-name="ce1">
            <text:p>21083</text:p>
          </table:table-cell>
          <table:table-cell office:value-type="float" office:value="20944" table:style-name="ce1">
            <text:p>20944</text:p>
          </table:table-cell>
          <table:table-cell office:value-type="float" office:value="21177" table:style-name="ce1">
            <text:p>21177</text:p>
          </table:table-cell>
          <table:table-cell office:value-type="float" office:value="21067" table:style-name="ce1">
            <text:p>21067</text:p>
          </table:table-cell>
          <table:table-cell office:value-type="float" office:value="20830" table:style-name="ce1">
            <text:p>20830</text:p>
          </table:table-cell>
          <table:table-cell office:value-type="float" office:value="21167" table:style-name="ce1">
            <text:p>21167</text:p>
          </table:table-cell>
          <table:table-cell office:value-type="float" office:value="20926" table:style-name="ce1">
            <text:p>20926</text:p>
          </table:table-cell>
          <table:table-cell office:value-type="float" office:value="20630" table:style-name="ce1">
            <text:p>20630</text:p>
          </table:table-cell>
          <table:table-cell office:value-type="float" office:value="20635" table:style-name="ce1">
            <text:p>20635</text:p>
          </table:table-cell>
          <table:table-cell office:value-type="float" office:value="20310" table:style-name="ce1">
            <text:p>20310</text:p>
          </table:table-cell>
          <table:table-cell office:value-type="float" office:value="20762" table:style-name="ce1">
            <text:p>20762</text:p>
          </table:table-cell>
          <table:table-cell office:value-type="float" office:value="20397" table:style-name="ce1">
            <text:p>20397</text:p>
          </table:table-cell>
          <table:table-cell office:value-type="float" office:value="20451" table:style-name="ce1">
            <text:p>20451</text:p>
          </table:table-cell>
          <table:table-cell office:value-type="float" office:value="20571" table:style-name="ce1">
            <text:p>20571</text:p>
          </table:table-cell>
          <table:table-cell office:value-type="float" office:value="20196" table:style-name="ce1">
            <text:p>20196</text:p>
          </table:table-cell>
          <table:table-cell office:value-type="float" office:value="20537" table:style-name="ce1">
            <text:p>20537</text:p>
          </table:table-cell>
          <table:table-cell office:value-type="float" office:value="20183" table:style-name="ce1">
            <text:p>20183</text:p>
          </table:table-cell>
          <table:table-cell office:value-type="float" office:value="20209" table:style-name="ce1">
            <text:p>20209</text:p>
          </table:table-cell>
          <table:table-cell office:value-type="float" office:value="20404" table:style-name="ce1">
            <text:p>20404</text:p>
          </table:table-cell>
          <table:table-cell office:value-type="float" office:value="20166" table:style-name="ce1">
            <text:p>20166</text:p>
          </table:table-cell>
          <table:table-cell office:value-type="float" office:value="20103" table:style-name="ce1">
            <text:p>20103</text:p>
          </table:table-cell>
          <table:table-cell office:value-type="float" office:value="20391" table:style-name="ce1">
            <text:p>20391</text:p>
          </table:table-cell>
          <table:table-cell office:value-type="float" office:value="20247" table:style-name="ce1">
            <text:p>20247</text:p>
          </table:table-cell>
          <table:table-cell office:value-type="float" office:value="20005" table:style-name="ce1">
            <text:p>2000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0468" table:style-name="ce1">
            <text:p>20468</text:p>
          </table:table-cell>
          <table:table-cell office:value-type="float" office:value="20608" table:style-name="ce1">
            <text:p>20608</text:p>
          </table:table-cell>
          <table:table-cell office:value-type="float" office:value="20663" table:style-name="ce1">
            <text:p>20663</text:p>
          </table:table-cell>
          <table:table-cell office:value-type="float" office:value="20642" table:style-name="ce1">
            <text:p>20642</text:p>
          </table:table-cell>
          <table:table-cell office:value-type="float" office:value="20900" table:style-name="ce1">
            <text:p>20900</text:p>
          </table:table-cell>
          <table:table-cell office:value-type="float" office:value="20444" table:style-name="ce1">
            <text:p>20444</text:p>
          </table:table-cell>
          <table:table-cell office:value-type="float" office:value="20664" table:style-name="ce1">
            <text:p>20664</text:p>
          </table:table-cell>
          <table:table-cell office:value-type="float" office:value="20449" table:style-name="ce1">
            <text:p>20449</text:p>
          </table:table-cell>
          <table:table-cell office:value-type="float" office:value="20564" table:style-name="ce1">
            <text:p>20564</text:p>
          </table:table-cell>
          <table:table-cell office:value-type="float" office:value="20682" table:style-name="ce1">
            <text:p>20682</text:p>
          </table:table-cell>
          <table:table-cell office:value-type="float" office:value="20530" table:style-name="ce1">
            <text:p>20530</text:p>
          </table:table-cell>
          <table:table-cell office:value-type="float" office:value="20637" table:style-name="ce1">
            <text:p>20637</text:p>
          </table:table-cell>
          <table:table-cell office:value-type="float" office:value="20493" table:style-name="ce1">
            <text:p>20493</text:p>
          </table:table-cell>
          <table:table-cell office:value-type="float" office:value="20220" table:style-name="ce1">
            <text:p>20220</text:p>
          </table:table-cell>
          <table:table-cell office:value-type="float" office:value="20219" table:style-name="ce1">
            <text:p>20219</text:p>
          </table:table-cell>
          <table:table-cell office:value-type="float" office:value="20141" table:style-name="ce1">
            <text:p>20141</text:p>
          </table:table-cell>
          <table:table-cell office:value-type="float" office:value="20205" table:style-name="ce1">
            <text:p>20205</text:p>
          </table:table-cell>
          <table:table-cell office:value-type="float" office:value="20022" table:style-name="ce1">
            <text:p>20022</text:p>
          </table:table-cell>
          <table:table-cell office:value-type="float" office:value="20101" table:style-name="ce1">
            <text:p>20101</text:p>
          </table:table-cell>
          <table:table-cell office:value-type="float" office:value="20136" table:style-name="ce1">
            <text:p>20136</text:p>
          </table:table-cell>
          <table:table-cell office:value-type="float" office:value="20138" table:style-name="ce1">
            <text:p>20138</text:p>
          </table:table-cell>
          <table:table-cell office:value-type="float" office:value="19965" table:style-name="ce1">
            <text:p>19965</text:p>
          </table:table-cell>
          <table:table-cell office:value-type="float" office:value="19917" table:style-name="ce1">
            <text:p>19917</text:p>
          </table:table-cell>
          <table:table-cell office:value-type="float" office:value="19845" table:style-name="ce1">
            <text:p>19845</text:p>
          </table:table-cell>
          <table:table-cell office:value-type="float" office:value="19814" table:style-name="ce1">
            <text:p>19814</text:p>
          </table:table-cell>
          <table:table-cell office:value-type="float" office:value="19794" table:style-name="ce1">
            <text:p>19794</text:p>
          </table:table-cell>
          <table:table-cell office:value-type="float" office:value="19828" table:style-name="ce1">
            <text:p>19828</text:p>
          </table:table-cell>
          <table:table-cell office:value-type="float" office:value="19764" table:style-name="ce1">
            <text:p>19764</text:p>
          </table:table-cell>
          <table:table-cell office:value-type="float" office:value="19748" table:style-name="ce1">
            <text:p>19748</text:p>
          </table:table-cell>
          <table:table-cell office:value-type="float" office:value="19801" table:style-name="ce1">
            <text:p>19801</text:p>
          </table:table-cell>
          <table:table-cell office:value-type="float" office:value="19671" table:style-name="ce1">
            <text:p>19671</text:p>
          </table:table-cell>
          <table:table-cell office:value-type="float" office:value="19696" table:style-name="ce1">
            <text:p>19696</text:p>
          </table:table-cell>
          <table:table-cell office:value-type="float" office:value="19642" table:style-name="ce1">
            <text:p>19642</text:p>
          </table:table-cell>
          <table:table-cell office:value-type="float" office:value="19530" table:style-name="ce1">
            <text:p>19530</text:p>
          </table:table-cell>
          <table:table-cell office:value-type="float" office:value="19564" table:style-name="ce1">
            <text:p>19564</text:p>
          </table:table-cell>
          <table:table-cell office:value-type="float" office:value="19504" table:style-name="ce1">
            <text:p>19504</text:p>
          </table:table-cell>
          <table:table-cell office:value-type="float" office:value="19283" table:style-name="ce1">
            <text:p>19283</text:p>
          </table:table-cell>
          <table:table-cell office:value-type="float" office:value="19434" table:style-name="ce1">
            <text:p>19434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20308" table:style-name="ce1">
            <text:p>20308</text:p>
          </table:table-cell>
          <table:table-cell office:value-type="float" office:value="20262" table:style-name="ce1">
            <text:p>20262</text:p>
          </table:table-cell>
          <table:table-cell office:value-type="float" office:value="20270" table:style-name="ce1">
            <text:p>20270</text:p>
          </table:table-cell>
          <table:table-cell office:value-type="float" office:value="20156" table:style-name="ce1">
            <text:p>20156</text:p>
          </table:table-cell>
          <table:table-cell office:value-type="float" office:value="20011" table:style-name="ce1">
            <text:p>20011</text:p>
          </table:table-cell>
          <table:table-cell office:value-type="float" office:value="20056" table:style-name="ce1">
            <text:p>20056</text:p>
          </table:table-cell>
          <table:table-cell office:value-type="float" office:value="20020" table:style-name="ce1">
            <text:p>20020</text:p>
          </table:table-cell>
          <table:table-cell office:value-type="float" office:value="20075" table:style-name="ce1">
            <text:p>20075</text:p>
          </table:table-cell>
          <table:table-cell office:value-type="float" office:value="20008" table:style-name="ce1">
            <text:p>20008</text:p>
          </table:table-cell>
          <table:table-cell office:value-type="float" office:value="19882" table:style-name="ce1">
            <text:p>19882</text:p>
          </table:table-cell>
          <table:table-cell office:value-type="float" office:value="19718" table:style-name="ce1">
            <text:p>19718</text:p>
          </table:table-cell>
          <table:table-cell office:value-type="float" office:value="19673" table:style-name="ce1">
            <text:p>19673</text:p>
          </table:table-cell>
          <table:table-cell office:value-type="float" office:value="19671" table:style-name="ce1">
            <text:p>19671</text:p>
          </table:table-cell>
          <table:table-cell office:value-type="float" office:value="19645" table:style-name="ce1">
            <text:p>19645</text:p>
          </table:table-cell>
          <table:table-cell office:value-type="float" office:value="19407" table:style-name="ce1">
            <text:p>19407</text:p>
          </table:table-cell>
          <table:table-cell office:value-type="float" office:value="19327" table:style-name="ce1">
            <text:p>19327</text:p>
          </table:table-cell>
          <table:table-cell office:value-type="float" office:value="19594" table:style-name="ce1">
            <text:p>19594</text:p>
          </table:table-cell>
          <table:table-cell office:value-type="float" office:value="19454" table:style-name="ce1">
            <text:p>19454</text:p>
          </table:table-cell>
          <table:table-cell office:value-type="float" office:value="19559" table:style-name="ce1">
            <text:p>19559</text:p>
          </table:table-cell>
          <table:table-cell office:value-type="float" office:value="19405" table:style-name="ce1">
            <text:p>19405</text:p>
          </table:table-cell>
          <table:table-cell office:value-type="float" office:value="19339" table:style-name="ce1">
            <text:p>19339</text:p>
          </table:table-cell>
          <table:table-cell office:value-type="float" office:value="19167" table:style-name="ce1">
            <text:p>19167</text:p>
          </table:table-cell>
          <table:table-cell office:value-type="float" office:value="18984" table:style-name="ce1">
            <text:p>18984</text:p>
          </table:table-cell>
          <table:table-cell office:value-type="float" office:value="19278" table:style-name="ce1">
            <text:p>19278</text:p>
          </table:table-cell>
          <table:table-cell office:value-type="float" office:value="19126" table:style-name="ce1">
            <text:p>19126</text:p>
          </table:table-cell>
          <table:table-cell office:value-type="float" office:value="18918" table:style-name="ce1">
            <text:p>18918</text:p>
          </table:table-cell>
          <table:table-cell office:value-type="float" office:value="18904" table:style-name="ce1">
            <text:p>18904</text:p>
          </table:table-cell>
          <table:table-cell office:value-type="float" office:value="19100" table:style-name="ce1">
            <text:p>19100</text:p>
          </table:table-cell>
          <table:table-cell office:value-type="float" office:value="18890" table:style-name="ce1">
            <text:p>18890</text:p>
          </table:table-cell>
          <table:table-cell office:value-type="float" office:value="19034" table:style-name="ce1">
            <text:p>19034</text:p>
          </table:table-cell>
          <table:table-cell office:value-type="float" office:value="18887" table:style-name="ce1">
            <text:p>18887</text:p>
          </table:table-cell>
          <table:table-cell office:value-type="float" office:value="18849" table:style-name="ce1">
            <text:p>18849</text:p>
          </table:table-cell>
          <table:table-cell office:value-type="float" office:value="18719" table:style-name="ce1">
            <text:p>18719</text:p>
          </table:table-cell>
          <table:table-cell office:value-type="float" office:value="18840" table:style-name="ce1">
            <text:p>18840</text:p>
          </table:table-cell>
          <table:table-cell office:value-type="float" office:value="18861" table:style-name="ce1">
            <text:p>18861</text:p>
          </table:table-cell>
          <table:table-cell office:value-type="float" office:value="18979" table:style-name="ce1">
            <text:p>18979</text:p>
          </table:table-cell>
          <table:table-cell office:value-type="float" office:value="18862" table:style-name="ce1">
            <text:p>18862</text:p>
          </table:table-cell>
          <table:table-cell office:value-type="float" office:value="18736" table:style-name="ce1">
            <text:p>18736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20026" table:style-name="ce1">
            <text:p>20026</text:p>
          </table:table-cell>
          <table:table-cell office:value-type="float" office:value="19821" table:style-name="ce1">
            <text:p>19821</text:p>
          </table:table-cell>
          <table:table-cell office:value-type="float" office:value="19828" table:style-name="ce1">
            <text:p>19828</text:p>
          </table:table-cell>
          <table:table-cell office:value-type="float" office:value="19822" table:style-name="ce1">
            <text:p>19822</text:p>
          </table:table-cell>
          <table:table-cell office:value-type="float" office:value="19639" table:style-name="ce1">
            <text:p>19639</text:p>
          </table:table-cell>
          <table:table-cell office:value-type="float" office:value="19750" table:style-name="ce1">
            <text:p>19750</text:p>
          </table:table-cell>
          <table:table-cell office:value-type="float" office:value="19608" table:style-name="ce1">
            <text:p>19608</text:p>
          </table:table-cell>
          <table:table-cell office:value-type="float" office:value="19543" table:style-name="ce1">
            <text:p>19543</text:p>
          </table:table-cell>
          <table:table-cell office:value-type="float" office:value="19808" table:style-name="ce1">
            <text:p>19808</text:p>
          </table:table-cell>
          <table:table-cell office:value-type="float" office:value="19673" table:style-name="ce1">
            <text:p>19673</text:p>
          </table:table-cell>
          <table:table-cell office:value-type="float" office:value="19528" table:style-name="ce1">
            <text:p>19528</text:p>
          </table:table-cell>
          <table:table-cell office:value-type="float" office:value="19611" table:style-name="ce1">
            <text:p>19611</text:p>
          </table:table-cell>
          <table:table-cell office:value-type="float" office:value="19367" table:style-name="ce1">
            <text:p>19367</text:p>
          </table:table-cell>
          <table:table-cell office:value-type="float" office:value="19279" table:style-name="ce1">
            <text:p>19279</text:p>
          </table:table-cell>
          <table:table-cell office:value-type="float" office:value="19216" table:style-name="ce1">
            <text:p>19216</text:p>
          </table:table-cell>
          <table:table-cell office:value-type="float" office:value="19284" table:style-name="ce1">
            <text:p>19284</text:p>
          </table:table-cell>
          <table:table-cell office:value-type="float" office:value="19170" table:style-name="ce1">
            <text:p>19170</text:p>
          </table:table-cell>
          <table:table-cell office:value-type="float" office:value="19148" table:style-name="ce1">
            <text:p>19148</text:p>
          </table:table-cell>
          <table:table-cell office:value-type="float" office:value="19190" table:style-name="ce1">
            <text:p>19190</text:p>
          </table:table-cell>
          <table:table-cell office:value-type="float" office:value="19201" table:style-name="ce1">
            <text:p>19201</text:p>
          </table:table-cell>
          <table:table-cell office:value-type="float" office:value="19106" table:style-name="ce1">
            <text:p>19106</text:p>
          </table:table-cell>
          <table:table-cell office:value-type="float" office:value="18857" table:style-name="ce1">
            <text:p>18857</text:p>
          </table:table-cell>
          <table:table-cell office:value-type="float" office:value="18985" table:style-name="ce1">
            <text:p>18985</text:p>
          </table:table-cell>
          <table:table-cell office:value-type="float" office:value="18797" table:style-name="ce1">
            <text:p>18797</text:p>
          </table:table-cell>
          <table:table-cell office:value-type="float" office:value="18686" table:style-name="ce1">
            <text:p>18686</text:p>
          </table:table-cell>
          <table:table-cell office:value-type="float" office:value="18541" table:style-name="ce1">
            <text:p>18541</text:p>
          </table:table-cell>
          <table:table-cell office:value-type="float" office:value="18720" table:style-name="ce1">
            <text:p>18720</text:p>
          </table:table-cell>
          <table:table-cell office:value-type="float" office:value="18686" table:style-name="ce1">
            <text:p>18686</text:p>
          </table:table-cell>
          <table:table-cell office:value-type="float" office:value="18573" table:style-name="ce1">
            <text:p>18573</text:p>
          </table:table-cell>
          <table:table-cell office:value-type="float" office:value="18618" table:style-name="ce1">
            <text:p>18618</text:p>
          </table:table-cell>
          <table:table-cell office:value-type="float" office:value="18450" table:style-name="ce1">
            <text:p>18450</text:p>
          </table:table-cell>
          <table:table-cell office:value-type="float" office:value="18651" table:style-name="ce1">
            <text:p>18651</text:p>
          </table:table-cell>
          <table:table-cell office:value-type="float" office:value="18434" table:style-name="ce1">
            <text:p>18434</text:p>
          </table:table-cell>
          <table:table-cell office:value-type="float" office:value="18557" table:style-name="ce1">
            <text:p>18557</text:p>
          </table:table-cell>
          <table:table-cell office:value-type="float" office:value="18439" table:style-name="ce1">
            <text:p>18439</text:p>
          </table:table-cell>
          <table:table-cell office:value-type="float" office:value="18530" table:style-name="ce1">
            <text:p>18530</text:p>
          </table:table-cell>
          <table:table-cell office:value-type="float" office:value="18487" table:style-name="ce1">
            <text:p>18487</text:p>
          </table:table-cell>
          <table:table-cell office:value-type="float" office:value="18287" table:style-name="ce1">
            <text:p>1828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19900" table:style-name="ce1">
            <text:p>19900</text:p>
          </table:table-cell>
          <table:table-cell office:value-type="float" office:value="20259" table:style-name="ce1">
            <text:p>20259</text:p>
          </table:table-cell>
          <table:table-cell office:value-type="float" office:value="20473" table:style-name="ce1">
            <text:p>20473</text:p>
          </table:table-cell>
          <table:table-cell office:value-type="float" office:value="20227" table:style-name="ce1">
            <text:p>20227</text:p>
          </table:table-cell>
          <table:table-cell office:value-type="float" office:value="20104" table:style-name="ce1">
            <text:p>20104</text:p>
          </table:table-cell>
          <table:table-cell office:value-type="float" office:value="20003" table:style-name="ce1">
            <text:p>20003</text:p>
          </table:table-cell>
          <table:table-cell office:value-type="float" office:value="20167" table:style-name="ce1">
            <text:p>20167</text:p>
          </table:table-cell>
          <table:table-cell office:value-type="float" office:value="20201" table:style-name="ce1">
            <text:p>20201</text:p>
          </table:table-cell>
          <table:table-cell office:value-type="float" office:value="19892" table:style-name="ce1">
            <text:p>19892</text:p>
          </table:table-cell>
          <table:table-cell office:value-type="float" office:value="19960" table:style-name="ce1">
            <text:p>19960</text:p>
          </table:table-cell>
          <table:table-cell office:value-type="float" office:value="19965" table:style-name="ce1">
            <text:p>19965</text:p>
          </table:table-cell>
          <table:table-cell office:value-type="float" office:value="20102" table:style-name="ce1">
            <text:p>20102</text:p>
          </table:table-cell>
          <table:table-cell office:value-type="float" office:value="20102" table:style-name="ce1">
            <text:p>20102</text:p>
          </table:table-cell>
          <table:table-cell office:value-type="float" office:value="20030" table:style-name="ce1">
            <text:p>20030</text:p>
          </table:table-cell>
          <table:table-cell office:value-type="float" office:value="19879" table:style-name="ce1">
            <text:p>19879</text:p>
          </table:table-cell>
          <table:table-cell office:value-type="float" office:value="20006" table:style-name="ce1">
            <text:p>20006</text:p>
          </table:table-cell>
          <table:table-cell office:value-type="float" office:value="19937" table:style-name="ce1">
            <text:p>19937</text:p>
          </table:table-cell>
          <table:table-cell office:value-type="float" office:value="19709" table:style-name="ce1">
            <text:p>19709</text:p>
          </table:table-cell>
          <table:table-cell office:value-type="float" office:value="19613" table:style-name="ce1">
            <text:p>19613</text:p>
          </table:table-cell>
          <table:table-cell office:value-type="float" office:value="19711" table:style-name="ce1">
            <text:p>19711</text:p>
          </table:table-cell>
          <table:table-cell office:value-type="float" office:value="19561" table:style-name="ce1">
            <text:p>19561</text:p>
          </table:table-cell>
          <table:table-cell office:value-type="float" office:value="19439" table:style-name="ce1">
            <text:p>19439</text:p>
          </table:table-cell>
          <table:table-cell office:value-type="float" office:value="19270" table:style-name="ce1">
            <text:p>19270</text:p>
          </table:table-cell>
          <table:table-cell office:value-type="float" office:value="19164" table:style-name="ce1">
            <text:p>19164</text:p>
          </table:table-cell>
          <table:table-cell office:value-type="float" office:value="19512" table:style-name="ce1">
            <text:p>19512</text:p>
          </table:table-cell>
          <table:table-cell office:value-type="float" office:value="19335" table:style-name="ce1">
            <text:p>19335</text:p>
          </table:table-cell>
          <table:table-cell office:value-type="float" office:value="19416" table:style-name="ce1">
            <text:p>19416</text:p>
          </table:table-cell>
          <table:table-cell office:value-type="float" office:value="19353" table:style-name="ce1">
            <text:p>19353</text:p>
          </table:table-cell>
          <table:table-cell office:value-type="float" office:value="19066" table:style-name="ce1">
            <text:p>19066</text:p>
          </table:table-cell>
          <table:table-cell office:value-type="float" office:value="19165" table:style-name="ce1">
            <text:p>19165</text:p>
          </table:table-cell>
          <table:table-cell office:value-type="float" office:value="19090" table:style-name="ce1">
            <text:p>19090</text:p>
          </table:table-cell>
          <table:table-cell office:value-type="float" office:value="19087" table:style-name="ce1">
            <text:p>19087</text:p>
          </table:table-cell>
          <table:table-cell office:value-type="float" office:value="19041" table:style-name="ce1">
            <text:p>19041</text:p>
          </table:table-cell>
          <table:table-cell office:value-type="float" office:value="19103" table:style-name="ce1">
            <text:p>19103</text:p>
          </table:table-cell>
          <table:table-cell office:value-type="float" office:value="18975" table:style-name="ce1">
            <text:p>18975</text:p>
          </table:table-cell>
          <table:table-cell office:value-type="float" office:value="19012" table:style-name="ce1">
            <text:p>19012</text:p>
          </table:table-cell>
          <table:table-cell office:value-type="float" office:value="19151" table:style-name="ce1">
            <text:p>19151</text:p>
          </table:table-cell>
          <table:table-cell office:value-type="float" office:value="19138" table:style-name="ce1">
            <text:p>19138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Influx: PfFNT + ilacco1.1+ 50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1:48:39</text:p>
          </table:table-cell>
          <table:table-cell table:number-columns-repeated="16382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Sheet7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1:16:4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77" table:style-name="ce1">
            <text:p>77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E10-H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1:17:0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3812" table:style-name="ce1">
            <text:p>33812</text:p>
          </table:table-cell>
          <table:table-cell office:value-type="float" office:value="36537" table:style-name="ce1">
            <text:p>36537</text:p>
          </table:table-cell>
          <table:table-cell office:value-type="float" office:value="37620" table:style-name="ce1">
            <text:p>37620</text:p>
          </table:table-cell>
          <table:table-cell office:value-type="float" office:value="39339" table:style-name="ce1">
            <text:p>39339</text:p>
          </table:table-cell>
          <table:table-cell office:value-type="float" office:value="40041" table:style-name="ce1">
            <text:p>40041</text:p>
          </table:table-cell>
          <table:table-cell office:value-type="float" office:value="40964" table:style-name="ce1">
            <text:p>40964</text:p>
          </table:table-cell>
          <table:table-cell office:value-type="float" office:value="41950" table:style-name="ce1">
            <text:p>41950</text:p>
          </table:table-cell>
          <table:table-cell office:value-type="float" office:value="43001" table:style-name="ce1">
            <text:p>43001</text:p>
          </table:table-cell>
          <table:table-cell office:value-type="float" office:value="43067" table:style-name="ce1">
            <text:p>43067</text:p>
          </table:table-cell>
          <table:table-cell office:value-type="float" office:value="44224" table:style-name="ce1">
            <text:p>44224</text:p>
          </table:table-cell>
          <table:table-cell office:value-type="float" office:value="43926" table:style-name="ce1">
            <text:p>43926</text:p>
          </table:table-cell>
          <table:table-cell office:value-type="float" office:value="44683" table:style-name="ce1">
            <text:p>44683</text:p>
          </table:table-cell>
          <table:table-cell office:value-type="float" office:value="45662" table:style-name="ce1">
            <text:p>45662</text:p>
          </table:table-cell>
          <table:table-cell office:value-type="float" office:value="46236" table:style-name="ce1">
            <text:p>46236</text:p>
          </table:table-cell>
          <table:table-cell office:value-type="float" office:value="46985" table:style-name="ce1">
            <text:p>46985</text:p>
          </table:table-cell>
          <table:table-cell office:value-type="float" office:value="46513" table:style-name="ce1">
            <text:p>46513</text:p>
          </table:table-cell>
          <table:table-cell office:value-type="float" office:value="46806" table:style-name="ce1">
            <text:p>46806</text:p>
          </table:table-cell>
          <table:table-cell office:value-type="float" office:value="47242" table:style-name="ce1">
            <text:p>47242</text:p>
          </table:table-cell>
          <table:table-cell office:value-type="float" office:value="47686" table:style-name="ce1">
            <text:p>47686</text:p>
          </table:table-cell>
          <table:table-cell office:value-type="float" office:value="47634" table:style-name="ce1">
            <text:p>47634</text:p>
          </table:table-cell>
          <table:table-cell office:value-type="float" office:value="48040" table:style-name="ce1">
            <text:p>48040</text:p>
          </table:table-cell>
          <table:table-cell office:value-type="float" office:value="48081" table:style-name="ce1">
            <text:p>48081</text:p>
          </table:table-cell>
          <table:table-cell office:value-type="float" office:value="49220" table:style-name="ce1">
            <text:p>49220</text:p>
          </table:table-cell>
          <table:table-cell office:value-type="float" office:value="49082" table:style-name="ce1">
            <text:p>49082</text:p>
          </table:table-cell>
          <table:table-cell office:value-type="float" office:value="48984" table:style-name="ce1">
            <text:p>48984</text:p>
          </table:table-cell>
          <table:table-cell office:value-type="float" office:value="49311" table:style-name="ce1">
            <text:p>49311</text:p>
          </table:table-cell>
          <table:table-cell office:value-type="float" office:value="49752" table:style-name="ce1">
            <text:p>49752</text:p>
          </table:table-cell>
          <table:table-cell office:value-type="float" office:value="49712" table:style-name="ce1">
            <text:p>49712</text:p>
          </table:table-cell>
          <table:table-cell office:value-type="float" office:value="50338" table:style-name="ce1">
            <text:p>50338</text:p>
          </table:table-cell>
          <table:table-cell office:value-type="float" office:value="50536" table:style-name="ce1">
            <text:p>50536</text:p>
          </table:table-cell>
          <table:table-cell office:value-type="float" office:value="50660" table:style-name="ce1">
            <text:p>50660</text:p>
          </table:table-cell>
          <table:table-cell office:value-type="float" office:value="50998" table:style-name="ce1">
            <text:p>50998</text:p>
          </table:table-cell>
          <table:table-cell office:value-type="float" office:value="50921" table:style-name="ce1">
            <text:p>50921</text:p>
          </table:table-cell>
          <table:table-cell office:value-type="float" office:value="51052" table:style-name="ce1">
            <text:p>51052</text:p>
          </table:table-cell>
          <table:table-cell office:value-type="float" office:value="51601" table:style-name="ce1">
            <text:p>51601</text:p>
          </table:table-cell>
          <table:table-cell office:value-type="float" office:value="51413" table:style-name="ce1">
            <text:p>51413</text:p>
          </table:table-cell>
          <table:table-cell office:value-type="float" office:value="51692" table:style-name="ce1">
            <text:p>51692</text:p>
          </table:table-cell>
          <table:table-cell office:value-type="float" office:value="51737" table:style-name="ce1">
            <text:p>5173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3572" table:style-name="ce1">
            <text:p>33572</text:p>
          </table:table-cell>
          <table:table-cell office:value-type="float" office:value="35840" table:style-name="ce1">
            <text:p>35840</text:p>
          </table:table-cell>
          <table:table-cell office:value-type="float" office:value="37220" table:style-name="ce1">
            <text:p>37220</text:p>
          </table:table-cell>
          <table:table-cell office:value-type="float" office:value="38508" table:style-name="ce1">
            <text:p>38508</text:p>
          </table:table-cell>
          <table:table-cell office:value-type="float" office:value="39290" table:style-name="ce1">
            <text:p>39290</text:p>
          </table:table-cell>
          <table:table-cell office:value-type="float" office:value="40207" table:style-name="ce1">
            <text:p>40207</text:p>
          </table:table-cell>
          <table:table-cell office:value-type="float" office:value="41153" table:style-name="ce1">
            <text:p>41153</text:p>
          </table:table-cell>
          <table:table-cell office:value-type="float" office:value="41072" table:style-name="ce1">
            <text:p>41072</text:p>
          </table:table-cell>
          <table:table-cell office:value-type="float" office:value="41954" table:style-name="ce1">
            <text:p>41954</text:p>
          </table:table-cell>
          <table:table-cell office:value-type="float" office:value="42563" table:style-name="ce1">
            <text:p>42563</text:p>
          </table:table-cell>
          <table:table-cell office:value-type="float" office:value="42568" table:style-name="ce1">
            <text:p>42568</text:p>
          </table:table-cell>
          <table:table-cell office:value-type="float" office:value="43863" table:style-name="ce1">
            <text:p>43863</text:p>
          </table:table-cell>
          <table:table-cell office:value-type="float" office:value="43411" table:style-name="ce1">
            <text:p>43411</text:p>
          </table:table-cell>
          <table:table-cell office:value-type="float" office:value="45376" table:style-name="ce1">
            <text:p>45376</text:p>
          </table:table-cell>
          <table:table-cell office:value-type="float" office:value="45364" table:style-name="ce1">
            <text:p>45364</text:p>
          </table:table-cell>
          <table:table-cell office:value-type="float" office:value="46008" table:style-name="ce1">
            <text:p>46008</text:p>
          </table:table-cell>
          <table:table-cell office:value-type="float" office:value="45827" table:style-name="ce1">
            <text:p>45827</text:p>
          </table:table-cell>
          <table:table-cell office:value-type="float" office:value="46669" table:style-name="ce1">
            <text:p>46669</text:p>
          </table:table-cell>
          <table:table-cell office:value-type="float" office:value="47291" table:style-name="ce1">
            <text:p>47291</text:p>
          </table:table-cell>
          <table:table-cell office:value-type="float" office:value="47460" table:style-name="ce1">
            <text:p>47460</text:p>
          </table:table-cell>
          <table:table-cell office:value-type="float" office:value="47872" table:style-name="ce1">
            <text:p>47872</text:p>
          </table:table-cell>
          <table:table-cell office:value-type="float" office:value="47924" table:style-name="ce1">
            <text:p>47924</text:p>
          </table:table-cell>
          <table:table-cell office:value-type="float" office:value="48280" table:style-name="ce1">
            <text:p>48280</text:p>
          </table:table-cell>
          <table:table-cell office:value-type="float" office:value="48835" table:style-name="ce1">
            <text:p>48835</text:p>
          </table:table-cell>
          <table:table-cell office:value-type="float" office:value="48820" table:style-name="ce1">
            <text:p>48820</text:p>
          </table:table-cell>
          <table:table-cell office:value-type="float" office:value="48917" table:style-name="ce1">
            <text:p>48917</text:p>
          </table:table-cell>
          <table:table-cell office:value-type="float" office:value="49331" table:style-name="ce1">
            <text:p>49331</text:p>
          </table:table-cell>
          <table:table-cell office:value-type="float" office:value="48982" table:style-name="ce1">
            <text:p>48982</text:p>
          </table:table-cell>
          <table:table-cell office:value-type="float" office:value="49850" table:style-name="ce1">
            <text:p>49850</text:p>
          </table:table-cell>
          <table:table-cell office:value-type="float" office:value="49536" table:style-name="ce1">
            <text:p>49536</text:p>
          </table:table-cell>
          <table:table-cell office:value-type="float" office:value="50017" table:style-name="ce1">
            <text:p>50017</text:p>
          </table:table-cell>
          <table:table-cell office:value-type="float" office:value="50364" table:style-name="ce1">
            <text:p>50364</text:p>
          </table:table-cell>
          <table:table-cell office:value-type="float" office:value="50438" table:style-name="ce1">
            <text:p>50438</text:p>
          </table:table-cell>
          <table:table-cell office:value-type="float" office:value="50714" table:style-name="ce1">
            <text:p>50714</text:p>
          </table:table-cell>
          <table:table-cell office:value-type="float" office:value="51136" table:style-name="ce1">
            <text:p>51136</text:p>
          </table:table-cell>
          <table:table-cell office:value-type="float" office:value="50555" table:style-name="ce1">
            <text:p>50555</text:p>
          </table:table-cell>
          <table:table-cell office:value-type="float" office:value="51585" table:style-name="ce1">
            <text:p>51585</text:p>
          </table:table-cell>
          <table:table-cell office:value-type="float" office:value="51469" table:style-name="ce1">
            <text:p>51469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1733" table:style-name="ce1">
            <text:p>41733</text:p>
          </table:table-cell>
          <table:table-cell office:value-type="float" office:value="44517" table:style-name="ce1">
            <text:p>44517</text:p>
          </table:table-cell>
          <table:table-cell office:value-type="float" office:value="45710" table:style-name="ce1">
            <text:p>45710</text:p>
          </table:table-cell>
          <table:table-cell office:value-type="float" office:value="46991" table:style-name="ce1">
            <text:p>46991</text:p>
          </table:table-cell>
          <table:table-cell office:value-type="float" office:value="47744" table:style-name="ce1">
            <text:p>47744</text:p>
          </table:table-cell>
          <table:table-cell office:value-type="float" office:value="47727" table:style-name="ce1">
            <text:p>47727</text:p>
          </table:table-cell>
          <table:table-cell office:value-type="float" office:value="48337" table:style-name="ce1">
            <text:p>48337</text:p>
          </table:table-cell>
          <table:table-cell office:value-type="float" office:value="49500" table:style-name="ce1">
            <text:p>49500</text:p>
          </table:table-cell>
          <table:table-cell office:value-type="float" office:value="50149" table:style-name="ce1">
            <text:p>50149</text:p>
          </table:table-cell>
          <table:table-cell office:value-type="float" office:value="50157" table:style-name="ce1">
            <text:p>50157</text:p>
          </table:table-cell>
          <table:table-cell office:value-type="float" office:value="50946" table:style-name="ce1">
            <text:p>50946</text:p>
          </table:table-cell>
          <table:table-cell office:value-type="float" office:value="50430" table:style-name="ce1">
            <text:p>50430</text:p>
          </table:table-cell>
          <table:table-cell office:value-type="float" office:value="51192" table:style-name="ce1">
            <text:p>51192</text:p>
          </table:table-cell>
          <table:table-cell office:value-type="float" office:value="51509" table:style-name="ce1">
            <text:p>51509</text:p>
          </table:table-cell>
          <table:table-cell office:value-type="float" office:value="51998" table:style-name="ce1">
            <text:p>51998</text:p>
          </table:table-cell>
          <table:table-cell office:value-type="float" office:value="52697" table:style-name="ce1">
            <text:p>52697</text:p>
          </table:table-cell>
          <table:table-cell office:value-type="float" office:value="53057" table:style-name="ce1">
            <text:p>53057</text:p>
          </table:table-cell>
          <table:table-cell office:value-type="float" office:value="52814" table:style-name="ce1">
            <text:p>52814</text:p>
          </table:table-cell>
          <table:table-cell office:value-type="float" office:value="53264" table:style-name="ce1">
            <text:p>53264</text:p>
          </table:table-cell>
          <table:table-cell office:value-type="float" office:value="54149" table:style-name="ce1">
            <text:p>54149</text:p>
          </table:table-cell>
          <table:table-cell office:value-type="float" office:value="54184" table:style-name="ce1">
            <text:p>54184</text:p>
          </table:table-cell>
          <table:table-cell office:value-type="float" office:value="54715" table:style-name="ce1">
            <text:p>54715</text:p>
          </table:table-cell>
          <table:table-cell office:value-type="float" office:value="55123" table:style-name="ce1">
            <text:p>55123</text:p>
          </table:table-cell>
          <table:table-cell office:value-type="float" office:value="54469" table:style-name="ce1">
            <text:p>54469</text:p>
          </table:table-cell>
          <table:table-cell office:value-type="float" office:value="55450" table:style-name="ce1">
            <text:p>55450</text:p>
          </table:table-cell>
          <table:table-cell office:value-type="float" office:value="55185" table:style-name="ce1">
            <text:p>55185</text:p>
          </table:table-cell>
          <table:table-cell office:value-type="float" office:value="55410" table:style-name="ce1">
            <text:p>55410</text:p>
          </table:table-cell>
          <table:table-cell office:value-type="float" office:value="55582" table:style-name="ce1">
            <text:p>55582</text:p>
          </table:table-cell>
          <table:table-cell office:value-type="float" office:value="55474" table:style-name="ce1">
            <text:p>55474</text:p>
          </table:table-cell>
          <table:table-cell office:value-type="float" office:value="55994" table:style-name="ce1">
            <text:p>55994</text:p>
          </table:table-cell>
          <table:table-cell office:value-type="float" office:value="56402" table:style-name="ce1">
            <text:p>56402</text:p>
          </table:table-cell>
          <table:table-cell office:value-type="float" office:value="56051" table:style-name="ce1">
            <text:p>56051</text:p>
          </table:table-cell>
          <table:table-cell office:value-type="float" office:value="56803" table:style-name="ce1">
            <text:p>56803</text:p>
          </table:table-cell>
          <table:table-cell office:value-type="float" office:value="57517" table:style-name="ce1">
            <text:p>57517</text:p>
          </table:table-cell>
          <table:table-cell office:value-type="float" office:value="57440" table:style-name="ce1">
            <text:p>57440</text:p>
          </table:table-cell>
          <table:table-cell office:value-type="float" office:value="57345" table:style-name="ce1">
            <text:p>57345</text:p>
          </table:table-cell>
          <table:table-cell office:value-type="float" office:value="57264" table:style-name="ce1">
            <text:p>57264</text:p>
          </table:table-cell>
          <table:table-cell office:value-type="float" office:value="57262" table:style-name="ce1">
            <text:p>5726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3686" table:style-name="ce1">
            <text:p>23686</text:p>
          </table:table-cell>
          <table:table-cell office:value-type="float" office:value="25310" table:style-name="ce1">
            <text:p>25310</text:p>
          </table:table-cell>
          <table:table-cell office:value-type="float" office:value="26174" table:style-name="ce1">
            <text:p>26174</text:p>
          </table:table-cell>
          <table:table-cell office:value-type="float" office:value="26488" table:style-name="ce1">
            <text:p>26488</text:p>
          </table:table-cell>
          <table:table-cell office:value-type="float" office:value="26993" table:style-name="ce1">
            <text:p>26993</text:p>
          </table:table-cell>
          <table:table-cell office:value-type="float" office:value="27397" table:style-name="ce1">
            <text:p>27397</text:p>
          </table:table-cell>
          <table:table-cell office:value-type="float" office:value="27891" table:style-name="ce1">
            <text:p>27891</text:p>
          </table:table-cell>
          <table:table-cell office:value-type="float" office:value="27862" table:style-name="ce1">
            <text:p>27862</text:p>
          </table:table-cell>
          <table:table-cell office:value-type="float" office:value="28721" table:style-name="ce1">
            <text:p>28721</text:p>
          </table:table-cell>
          <table:table-cell office:value-type="float" office:value="29235" table:style-name="ce1">
            <text:p>29235</text:p>
          </table:table-cell>
          <table:table-cell office:value-type="float" office:value="28948" table:style-name="ce1">
            <text:p>28948</text:p>
          </table:table-cell>
          <table:table-cell office:value-type="float" office:value="29660" table:style-name="ce1">
            <text:p>29660</text:p>
          </table:table-cell>
          <table:table-cell office:value-type="float" office:value="29872" table:style-name="ce1">
            <text:p>29872</text:p>
          </table:table-cell>
          <table:table-cell office:value-type="float" office:value="30337" table:style-name="ce1">
            <text:p>30337</text:p>
          </table:table-cell>
          <table:table-cell office:value-type="float" office:value="30339" table:style-name="ce1">
            <text:p>30339</text:p>
          </table:table-cell>
          <table:table-cell office:value-type="float" office:value="30944" table:style-name="ce1">
            <text:p>30944</text:p>
          </table:table-cell>
          <table:table-cell office:value-type="float" office:value="31303" table:style-name="ce1">
            <text:p>31303</text:p>
          </table:table-cell>
          <table:table-cell office:value-type="float" office:value="31168" table:style-name="ce1">
            <text:p>31168</text:p>
          </table:table-cell>
          <table:table-cell office:value-type="float" office:value="31931" table:style-name="ce1">
            <text:p>31931</text:p>
          </table:table-cell>
          <table:table-cell office:value-type="float" office:value="31771" table:style-name="ce1">
            <text:p>31771</text:p>
          </table:table-cell>
          <table:table-cell office:value-type="float" office:value="32320" table:style-name="ce1">
            <text:p>32320</text:p>
          </table:table-cell>
          <table:table-cell office:value-type="float" office:value="32290" table:style-name="ce1">
            <text:p>32290</text:p>
          </table:table-cell>
          <table:table-cell office:value-type="float" office:value="32761" table:style-name="ce1">
            <text:p>32761</text:p>
          </table:table-cell>
          <table:table-cell office:value-type="float" office:value="33086" table:style-name="ce1">
            <text:p>33086</text:p>
          </table:table-cell>
          <table:table-cell office:value-type="float" office:value="33133" table:style-name="ce1">
            <text:p>33133</text:p>
          </table:table-cell>
          <table:table-cell office:value-type="float" office:value="33528" table:style-name="ce1">
            <text:p>33528</text:p>
          </table:table-cell>
          <table:table-cell office:value-type="float" office:value="33823" table:style-name="ce1">
            <text:p>33823</text:p>
          </table:table-cell>
          <table:table-cell office:value-type="float" office:value="34180" table:style-name="ce1">
            <text:p>34180</text:p>
          </table:table-cell>
          <table:table-cell office:value-type="float" office:value="34369" table:style-name="ce1">
            <text:p>34369</text:p>
          </table:table-cell>
          <table:table-cell office:value-type="float" office:value="34682" table:style-name="ce1">
            <text:p>34682</text:p>
          </table:table-cell>
          <table:table-cell office:value-type="float" office:value="35622" table:style-name="ce1">
            <text:p>35622</text:p>
          </table:table-cell>
          <table:table-cell office:value-type="float" office:value="35735" table:style-name="ce1">
            <text:p>35735</text:p>
          </table:table-cell>
          <table:table-cell office:value-type="float" office:value="36013" table:style-name="ce1">
            <text:p>36013</text:p>
          </table:table-cell>
          <table:table-cell office:value-type="float" office:value="36250" table:style-name="ce1">
            <text:p>36250</text:p>
          </table:table-cell>
          <table:table-cell office:value-type="float" office:value="36687" table:style-name="ce1">
            <text:p>36687</text:p>
          </table:table-cell>
          <table:table-cell office:value-type="float" office:value="37012" table:style-name="ce1">
            <text:p>37012</text:p>
          </table:table-cell>
          <table:table-cell office:value-type="float" office:value="37364" table:style-name="ce1">
            <text:p>37364</text:p>
          </table:table-cell>
          <table:table-cell office:value-type="float" office:value="37898" table:style-name="ce1">
            <text:p>3789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4185" table:style-name="ce1">
            <text:p>24185</text:p>
          </table:table-cell>
          <table:table-cell office:value-type="float" office:value="25927" table:style-name="ce1">
            <text:p>25927</text:p>
          </table:table-cell>
          <table:table-cell office:value-type="float" office:value="26582" table:style-name="ce1">
            <text:p>26582</text:p>
          </table:table-cell>
          <table:table-cell office:value-type="float" office:value="27898" table:style-name="ce1">
            <text:p>27898</text:p>
          </table:table-cell>
          <table:table-cell office:value-type="float" office:value="28917" table:style-name="ce1">
            <text:p>28917</text:p>
          </table:table-cell>
          <table:table-cell office:value-type="float" office:value="29407" table:style-name="ce1">
            <text:p>29407</text:p>
          </table:table-cell>
          <table:table-cell office:value-type="float" office:value="29606" table:style-name="ce1">
            <text:p>29606</text:p>
          </table:table-cell>
          <table:table-cell office:value-type="float" office:value="30222" table:style-name="ce1">
            <text:p>30222</text:p>
          </table:table-cell>
          <table:table-cell office:value-type="float" office:value="30986" table:style-name="ce1">
            <text:p>30986</text:p>
          </table:table-cell>
          <table:table-cell office:value-type="float" office:value="30940" table:style-name="ce1">
            <text:p>30940</text:p>
          </table:table-cell>
          <table:table-cell office:value-type="float" office:value="30791" table:style-name="ce1">
            <text:p>30791</text:p>
          </table:table-cell>
          <table:table-cell office:value-type="float" office:value="32078" table:style-name="ce1">
            <text:p>32078</text:p>
          </table:table-cell>
          <table:table-cell office:value-type="float" office:value="31467" table:style-name="ce1">
            <text:p>31467</text:p>
          </table:table-cell>
          <table:table-cell office:value-type="float" office:value="32655" table:style-name="ce1">
            <text:p>32655</text:p>
          </table:table-cell>
          <table:table-cell office:value-type="float" office:value="32364" table:style-name="ce1">
            <text:p>32364</text:p>
          </table:table-cell>
          <table:table-cell office:value-type="float" office:value="33028" table:style-name="ce1">
            <text:p>33028</text:p>
          </table:table-cell>
          <table:table-cell office:value-type="float" office:value="33352" table:style-name="ce1">
            <text:p>33352</text:p>
          </table:table-cell>
          <table:table-cell office:value-type="float" office:value="33478" table:style-name="ce1">
            <text:p>33478</text:p>
          </table:table-cell>
          <table:table-cell office:value-type="float" office:value="33953" table:style-name="ce1">
            <text:p>33953</text:p>
          </table:table-cell>
          <table:table-cell office:value-type="float" office:value="34368" table:style-name="ce1">
            <text:p>34368</text:p>
          </table:table-cell>
          <table:table-cell office:value-type="float" office:value="33911" table:style-name="ce1">
            <text:p>33911</text:p>
          </table:table-cell>
          <table:table-cell office:value-type="float" office:value="34473" table:style-name="ce1">
            <text:p>34473</text:p>
          </table:table-cell>
          <table:table-cell office:value-type="float" office:value="35085" table:style-name="ce1">
            <text:p>35085</text:p>
          </table:table-cell>
          <table:table-cell office:value-type="float" office:value="34999" table:style-name="ce1">
            <text:p>34999</text:p>
          </table:table-cell>
          <table:table-cell office:value-type="float" office:value="35822" table:style-name="ce1">
            <text:p>35822</text:p>
          </table:table-cell>
          <table:table-cell office:value-type="float" office:value="35795" table:style-name="ce1">
            <text:p>35795</text:p>
          </table:table-cell>
          <table:table-cell office:value-type="float" office:value="35913" table:style-name="ce1">
            <text:p>35913</text:p>
          </table:table-cell>
          <table:table-cell office:value-type="float" office:value="35972" table:style-name="ce1">
            <text:p>35972</text:p>
          </table:table-cell>
          <table:table-cell office:value-type="float" office:value="36170" table:style-name="ce1">
            <text:p>36170</text:p>
          </table:table-cell>
          <table:table-cell office:value-type="float" office:value="36299" table:style-name="ce1">
            <text:p>36299</text:p>
          </table:table-cell>
          <table:table-cell office:value-type="float" office:value="36564" table:style-name="ce1">
            <text:p>36564</text:p>
          </table:table-cell>
          <table:table-cell office:value-type="float" office:value="37480" table:style-name="ce1">
            <text:p>37480</text:p>
          </table:table-cell>
          <table:table-cell office:value-type="float" office:value="36865" table:style-name="ce1">
            <text:p>36865</text:p>
          </table:table-cell>
          <table:table-cell office:value-type="float" office:value="37162" table:style-name="ce1">
            <text:p>37162</text:p>
          </table:table-cell>
          <table:table-cell office:value-type="float" office:value="37286" table:style-name="ce1">
            <text:p>37286</text:p>
          </table:table-cell>
          <table:table-cell office:value-type="float" office:value="37463" table:style-name="ce1">
            <text:p>37463</text:p>
          </table:table-cell>
          <table:table-cell office:value-type="float" office:value="37499" table:style-name="ce1">
            <text:p>37499</text:p>
          </table:table-cell>
          <table:table-cell office:value-type="float" office:value="37881" table:style-name="ce1">
            <text:p>378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2714" table:style-name="ce1">
            <text:p>22714</text:p>
          </table:table-cell>
          <table:table-cell office:value-type="float" office:value="24998" table:style-name="ce1">
            <text:p>24998</text:p>
          </table:table-cell>
          <table:table-cell office:value-type="float" office:value="25642" table:style-name="ce1">
            <text:p>25642</text:p>
          </table:table-cell>
          <table:table-cell office:value-type="float" office:value="26828" table:style-name="ce1">
            <text:p>26828</text:p>
          </table:table-cell>
          <table:table-cell office:value-type="float" office:value="27503" table:style-name="ce1">
            <text:p>27503</text:p>
          </table:table-cell>
          <table:table-cell office:value-type="float" office:value="28299" table:style-name="ce1">
            <text:p>28299</text:p>
          </table:table-cell>
          <table:table-cell office:value-type="float" office:value="28322" table:style-name="ce1">
            <text:p>28322</text:p>
          </table:table-cell>
          <table:table-cell office:value-type="float" office:value="29986" table:style-name="ce1">
            <text:p>29986</text:p>
          </table:table-cell>
          <table:table-cell office:value-type="float" office:value="29981" table:style-name="ce1">
            <text:p>29981</text:p>
          </table:table-cell>
          <table:table-cell office:value-type="float" office:value="30388" table:style-name="ce1">
            <text:p>30388</text:p>
          </table:table-cell>
          <table:table-cell office:value-type="float" office:value="31124" table:style-name="ce1">
            <text:p>31124</text:p>
          </table:table-cell>
          <table:table-cell office:value-type="float" office:value="31354" table:style-name="ce1">
            <text:p>31354</text:p>
          </table:table-cell>
          <table:table-cell office:value-type="float" office:value="31871" table:style-name="ce1">
            <text:p>31871</text:p>
          </table:table-cell>
          <table:table-cell office:value-type="float" office:value="31869" table:style-name="ce1">
            <text:p>31869</text:p>
          </table:table-cell>
          <table:table-cell office:value-type="float" office:value="32416" table:style-name="ce1">
            <text:p>32416</text:p>
          </table:table-cell>
          <table:table-cell office:value-type="float" office:value="32113" table:style-name="ce1">
            <text:p>32113</text:p>
          </table:table-cell>
          <table:table-cell office:value-type="float" office:value="32600" table:style-name="ce1">
            <text:p>32600</text:p>
          </table:table-cell>
          <table:table-cell office:value-type="float" office:value="32852" table:style-name="ce1">
            <text:p>32852</text:p>
          </table:table-cell>
          <table:table-cell office:value-type="float" office:value="33296" table:style-name="ce1">
            <text:p>33296</text:p>
          </table:table-cell>
          <table:table-cell office:value-type="float" office:value="33447" table:style-name="ce1">
            <text:p>33447</text:p>
          </table:table-cell>
          <table:table-cell office:value-type="float" office:value="33893" table:style-name="ce1">
            <text:p>33893</text:p>
          </table:table-cell>
          <table:table-cell office:value-type="float" office:value="34130" table:style-name="ce1">
            <text:p>34130</text:p>
          </table:table-cell>
          <table:table-cell office:value-type="float" office:value="34044" table:style-name="ce1">
            <text:p>34044</text:p>
          </table:table-cell>
          <table:table-cell office:value-type="float" office:value="34294" table:style-name="ce1">
            <text:p>34294</text:p>
          </table:table-cell>
          <table:table-cell office:value-type="float" office:value="34401" table:style-name="ce1">
            <text:p>34401</text:p>
          </table:table-cell>
          <table:table-cell office:value-type="float" office:value="34525" table:style-name="ce1">
            <text:p>34525</text:p>
          </table:table-cell>
          <table:table-cell office:value-type="float" office:value="34695" table:style-name="ce1">
            <text:p>34695</text:p>
          </table:table-cell>
          <table:table-cell office:value-type="float" office:value="35103" table:style-name="ce1">
            <text:p>35103</text:p>
          </table:table-cell>
          <table:table-cell office:value-type="float" office:value="35152" table:style-name="ce1">
            <text:p>35152</text:p>
          </table:table-cell>
          <table:table-cell office:value-type="float" office:value="35851" table:style-name="ce1">
            <text:p>35851</text:p>
          </table:table-cell>
          <table:table-cell office:value-type="float" office:value="36018" table:style-name="ce1">
            <text:p>36018</text:p>
          </table:table-cell>
          <table:table-cell office:value-type="float" office:value="36100" table:style-name="ce1">
            <text:p>36100</text:p>
          </table:table-cell>
          <table:table-cell office:value-type="float" office:value="36412" table:style-name="ce1">
            <text:p>36412</text:p>
          </table:table-cell>
          <table:table-cell office:value-type="float" office:value="36690" table:style-name="ce1">
            <text:p>36690</text:p>
          </table:table-cell>
          <table:table-cell office:value-type="float" office:value="36997" table:style-name="ce1">
            <text:p>36997</text:p>
          </table:table-cell>
          <table:table-cell office:value-type="float" office:value="36881" table:style-name="ce1">
            <text:p>36881</text:p>
          </table:table-cell>
          <table:table-cell office:value-type="float" office:value="37048" table:style-name="ce1">
            <text:p>37048</text:p>
          </table:table-cell>
          <table:table-cell office:value-type="float" office:value="37117" table:style-name="ce1">
            <text:p>3711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1800" table:style-name="ce1">
            <text:p>11800</text:p>
          </table:table-cell>
          <table:table-cell office:value-type="float" office:value="12499" table:style-name="ce1">
            <text:p>12499</text:p>
          </table:table-cell>
          <table:table-cell office:value-type="float" office:value="12584" table:style-name="ce1">
            <text:p>12584</text:p>
          </table:table-cell>
          <table:table-cell office:value-type="float" office:value="13221" table:style-name="ce1">
            <text:p>13221</text:p>
          </table:table-cell>
          <table:table-cell office:value-type="float" office:value="13566" table:style-name="ce1">
            <text:p>13566</text:p>
          </table:table-cell>
          <table:table-cell office:value-type="float" office:value="13965" table:style-name="ce1">
            <text:p>13965</text:p>
          </table:table-cell>
          <table:table-cell office:value-type="float" office:value="14497" table:style-name="ce1">
            <text:p>14497</text:p>
          </table:table-cell>
          <table:table-cell office:value-type="float" office:value="15044" table:style-name="ce1">
            <text:p>15044</text:p>
          </table:table-cell>
          <table:table-cell office:value-type="float" office:value="15355" table:style-name="ce1">
            <text:p>15355</text:p>
          </table:table-cell>
          <table:table-cell office:value-type="float" office:value="15696" table:style-name="ce1">
            <text:p>15696</text:p>
          </table:table-cell>
          <table:table-cell office:value-type="float" office:value="15782" table:style-name="ce1">
            <text:p>15782</text:p>
          </table:table-cell>
          <table:table-cell office:value-type="float" office:value="16425" table:style-name="ce1">
            <text:p>16425</text:p>
          </table:table-cell>
          <table:table-cell office:value-type="float" office:value="16407" table:style-name="ce1">
            <text:p>16407</text:p>
          </table:table-cell>
          <table:table-cell office:value-type="float" office:value="17017" table:style-name="ce1">
            <text:p>17017</text:p>
          </table:table-cell>
          <table:table-cell office:value-type="float" office:value="17212" table:style-name="ce1">
            <text:p>17212</text:p>
          </table:table-cell>
          <table:table-cell office:value-type="float" office:value="17340" table:style-name="ce1">
            <text:p>17340</text:p>
          </table:table-cell>
          <table:table-cell office:value-type="float" office:value="17729" table:style-name="ce1">
            <text:p>17729</text:p>
          </table:table-cell>
          <table:table-cell office:value-type="float" office:value="17903" table:style-name="ce1">
            <text:p>17903</text:p>
          </table:table-cell>
          <table:table-cell office:value-type="float" office:value="18136" table:style-name="ce1">
            <text:p>18136</text:p>
          </table:table-cell>
          <table:table-cell office:value-type="float" office:value="18058" table:style-name="ce1">
            <text:p>18058</text:p>
          </table:table-cell>
          <table:table-cell office:value-type="float" office:value="18345" table:style-name="ce1">
            <text:p>18345</text:p>
          </table:table-cell>
          <table:table-cell office:value-type="float" office:value="18593" table:style-name="ce1">
            <text:p>18593</text:p>
          </table:table-cell>
          <table:table-cell office:value-type="float" office:value="18947" table:style-name="ce1">
            <text:p>18947</text:p>
          </table:table-cell>
          <table:table-cell office:value-type="float" office:value="19038" table:style-name="ce1">
            <text:p>19038</text:p>
          </table:table-cell>
          <table:table-cell office:value-type="float" office:value="19314" table:style-name="ce1">
            <text:p>19314</text:p>
          </table:table-cell>
          <table:table-cell office:value-type="float" office:value="19602" table:style-name="ce1">
            <text:p>19602</text:p>
          </table:table-cell>
          <table:table-cell office:value-type="float" office:value="19883" table:style-name="ce1">
            <text:p>19883</text:p>
          </table:table-cell>
          <table:table-cell office:value-type="float" office:value="20149" table:style-name="ce1">
            <text:p>20149</text:p>
          </table:table-cell>
          <table:table-cell office:value-type="float" office:value="20218" table:style-name="ce1">
            <text:p>20218</text:p>
          </table:table-cell>
          <table:table-cell office:value-type="float" office:value="20296" table:style-name="ce1">
            <text:p>20296</text:p>
          </table:table-cell>
          <table:table-cell office:value-type="float" office:value="20495" table:style-name="ce1">
            <text:p>20495</text:p>
          </table:table-cell>
          <table:table-cell office:value-type="float" office:value="20720" table:style-name="ce1">
            <text:p>20720</text:p>
          </table:table-cell>
          <table:table-cell office:value-type="float" office:value="20876" table:style-name="ce1">
            <text:p>20876</text:p>
          </table:table-cell>
          <table:table-cell office:value-type="float" office:value="21028" table:style-name="ce1">
            <text:p>21028</text:p>
          </table:table-cell>
          <table:table-cell office:value-type="float" office:value="21265" table:style-name="ce1">
            <text:p>21265</text:p>
          </table:table-cell>
          <table:table-cell office:value-type="float" office:value="21274" table:style-name="ce1">
            <text:p>21274</text:p>
          </table:table-cell>
          <table:table-cell office:value-type="float" office:value="21517" table:style-name="ce1">
            <text:p>21517</text:p>
          </table:table-cell>
          <table:table-cell office:value-type="float" office:value="21567" table:style-name="ce1">
            <text:p>2156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1768" table:style-name="ce1">
            <text:p>11768</text:p>
          </table:table-cell>
          <table:table-cell office:value-type="float" office:value="12322" table:style-name="ce1">
            <text:p>12322</text:p>
          </table:table-cell>
          <table:table-cell office:value-type="float" office:value="12774" table:style-name="ce1">
            <text:p>12774</text:p>
          </table:table-cell>
          <table:table-cell office:value-type="float" office:value="12923" table:style-name="ce1">
            <text:p>12923</text:p>
          </table:table-cell>
          <table:table-cell office:value-type="float" office:value="13507" table:style-name="ce1">
            <text:p>13507</text:p>
          </table:table-cell>
          <table:table-cell office:value-type="float" office:value="13883" table:style-name="ce1">
            <text:p>13883</text:p>
          </table:table-cell>
          <table:table-cell office:value-type="float" office:value="14437" table:style-name="ce1">
            <text:p>14437</text:p>
          </table:table-cell>
          <table:table-cell office:value-type="float" office:value="14491" table:style-name="ce1">
            <text:p>14491</text:p>
          </table:table-cell>
          <table:table-cell office:value-type="float" office:value="14944" table:style-name="ce1">
            <text:p>14944</text:p>
          </table:table-cell>
          <table:table-cell office:value-type="float" office:value="15095" table:style-name="ce1">
            <text:p>15095</text:p>
          </table:table-cell>
          <table:table-cell office:value-type="float" office:value="15554" table:style-name="ce1">
            <text:p>15554</text:p>
          </table:table-cell>
          <table:table-cell office:value-type="float" office:value="15779" table:style-name="ce1">
            <text:p>15779</text:p>
          </table:table-cell>
          <table:table-cell office:value-type="float" office:value="15919" table:style-name="ce1">
            <text:p>15919</text:p>
          </table:table-cell>
          <table:table-cell office:value-type="float" office:value="16540" table:style-name="ce1">
            <text:p>16540</text:p>
          </table:table-cell>
          <table:table-cell office:value-type="float" office:value="16279" table:style-name="ce1">
            <text:p>16279</text:p>
          </table:table-cell>
          <table:table-cell office:value-type="float" office:value="16889" table:style-name="ce1">
            <text:p>16889</text:p>
          </table:table-cell>
          <table:table-cell office:value-type="float" office:value="16917" table:style-name="ce1">
            <text:p>16917</text:p>
          </table:table-cell>
          <table:table-cell office:value-type="float" office:value="17079" table:style-name="ce1">
            <text:p>17079</text:p>
          </table:table-cell>
          <table:table-cell office:value-type="float" office:value="17469" table:style-name="ce1">
            <text:p>17469</text:p>
          </table:table-cell>
          <table:table-cell office:value-type="float" office:value="17380" table:style-name="ce1">
            <text:p>17380</text:p>
          </table:table-cell>
          <table:table-cell office:value-type="float" office:value="17842" table:style-name="ce1">
            <text:p>17842</text:p>
          </table:table-cell>
          <table:table-cell office:value-type="float" office:value="17892" table:style-name="ce1">
            <text:p>17892</text:p>
          </table:table-cell>
          <table:table-cell office:value-type="float" office:value="17857" table:style-name="ce1">
            <text:p>17857</text:p>
          </table:table-cell>
          <table:table-cell office:value-type="float" office:value="18266" table:style-name="ce1">
            <text:p>18266</text:p>
          </table:table-cell>
          <table:table-cell office:value-type="float" office:value="18578" table:style-name="ce1">
            <text:p>18578</text:p>
          </table:table-cell>
          <table:table-cell office:value-type="float" office:value="18722" table:style-name="ce1">
            <text:p>18722</text:p>
          </table:table-cell>
          <table:table-cell office:value-type="float" office:value="18897" table:style-name="ce1">
            <text:p>18897</text:p>
          </table:table-cell>
          <table:table-cell office:value-type="float" office:value="19101" table:style-name="ce1">
            <text:p>19101</text:p>
          </table:table-cell>
          <table:table-cell office:value-type="float" office:value="19117" table:style-name="ce1">
            <text:p>19117</text:p>
          </table:table-cell>
          <table:table-cell office:value-type="float" office:value="19259" table:style-name="ce1">
            <text:p>19259</text:p>
          </table:table-cell>
          <table:table-cell office:value-type="float" office:value="19718" table:style-name="ce1">
            <text:p>19718</text:p>
          </table:table-cell>
          <table:table-cell office:value-type="float" office:value="19976" table:style-name="ce1">
            <text:p>19976</text:p>
          </table:table-cell>
          <table:table-cell office:value-type="float" office:value="20396" table:style-name="ce1">
            <text:p>20396</text:p>
          </table:table-cell>
          <table:table-cell office:value-type="float" office:value="20656" table:style-name="ce1">
            <text:p>20656</text:p>
          </table:table-cell>
          <table:table-cell office:value-type="float" office:value="20634" table:style-name="ce1">
            <text:p>20634</text:p>
          </table:table-cell>
          <table:table-cell office:value-type="float" office:value="21155" table:style-name="ce1">
            <text:p>21155</text:p>
          </table:table-cell>
          <table:table-cell office:value-type="float" office:value="21220" table:style-name="ce1">
            <text:p>21220</text:p>
          </table:table-cell>
          <table:table-cell office:value-type="float" office:value="21485" table:style-name="ce1">
            <text:p>2148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2146" table:style-name="ce1">
            <text:p>12146</text:p>
          </table:table-cell>
          <table:table-cell office:value-type="float" office:value="12414" table:style-name="ce1">
            <text:p>12414</text:p>
          </table:table-cell>
          <table:table-cell office:value-type="float" office:value="12936" table:style-name="ce1">
            <text:p>12936</text:p>
          </table:table-cell>
          <table:table-cell office:value-type="float" office:value="13026" table:style-name="ce1">
            <text:p>13026</text:p>
          </table:table-cell>
          <table:table-cell office:value-type="float" office:value="13394" table:style-name="ce1">
            <text:p>13394</text:p>
          </table:table-cell>
          <table:table-cell office:value-type="float" office:value="13601" table:style-name="ce1">
            <text:p>13601</text:p>
          </table:table-cell>
          <table:table-cell office:value-type="float" office:value="14113" table:style-name="ce1">
            <text:p>14113</text:p>
          </table:table-cell>
          <table:table-cell office:value-type="float" office:value="14076" table:style-name="ce1">
            <text:p>14076</text:p>
          </table:table-cell>
          <table:table-cell office:value-type="float" office:value="14933" table:style-name="ce1">
            <text:p>14933</text:p>
          </table:table-cell>
          <table:table-cell office:value-type="float" office:value="15316" table:style-name="ce1">
            <text:p>15316</text:p>
          </table:table-cell>
          <table:table-cell office:value-type="float" office:value="15176" table:style-name="ce1">
            <text:p>15176</text:p>
          </table:table-cell>
          <table:table-cell office:value-type="float" office:value="16106" table:style-name="ce1">
            <text:p>16106</text:p>
          </table:table-cell>
          <table:table-cell office:value-type="float" office:value="15949" table:style-name="ce1">
            <text:p>15949</text:p>
          </table:table-cell>
          <table:table-cell office:value-type="float" office:value="16598" table:style-name="ce1">
            <text:p>16598</text:p>
          </table:table-cell>
          <table:table-cell office:value-type="float" office:value="16956" table:style-name="ce1">
            <text:p>16956</text:p>
          </table:table-cell>
          <table:table-cell office:value-type="float" office:value="17158" table:style-name="ce1">
            <text:p>17158</text:p>
          </table:table-cell>
          <table:table-cell office:value-type="float" office:value="17304" table:style-name="ce1">
            <text:p>17304</text:p>
          </table:table-cell>
          <table:table-cell office:value-type="float" office:value="17508" table:style-name="ce1">
            <text:p>17508</text:p>
          </table:table-cell>
          <table:table-cell office:value-type="float" office:value="17703" table:style-name="ce1">
            <text:p>17703</text:p>
          </table:table-cell>
          <table:table-cell office:value-type="float" office:value="18095" table:style-name="ce1">
            <text:p>18095</text:p>
          </table:table-cell>
          <table:table-cell office:value-type="float" office:value="18138" table:style-name="ce1">
            <text:p>18138</text:p>
          </table:table-cell>
          <table:table-cell office:value-type="float" office:value="18381" table:style-name="ce1">
            <text:p>18381</text:p>
          </table:table-cell>
          <table:table-cell office:value-type="float" office:value="18715" table:style-name="ce1">
            <text:p>18715</text:p>
          </table:table-cell>
          <table:table-cell office:value-type="float" office:value="18602" table:style-name="ce1">
            <text:p>18602</text:p>
          </table:table-cell>
          <table:table-cell office:value-type="float" office:value="18846" table:style-name="ce1">
            <text:p>18846</text:p>
          </table:table-cell>
          <table:table-cell office:value-type="float" office:value="18812" table:style-name="ce1">
            <text:p>18812</text:p>
          </table:table-cell>
          <table:table-cell office:value-type="float" office:value="19010" table:style-name="ce1">
            <text:p>19010</text:p>
          </table:table-cell>
          <table:table-cell office:value-type="float" office:value="19347" table:style-name="ce1">
            <text:p>19347</text:p>
          </table:table-cell>
          <table:table-cell office:value-type="float" office:value="19228" table:style-name="ce1">
            <text:p>19228</text:p>
          </table:table-cell>
          <table:table-cell office:value-type="float" office:value="19461" table:style-name="ce1">
            <text:p>19461</text:p>
          </table:table-cell>
          <table:table-cell office:value-type="float" office:value="19740" table:style-name="ce1">
            <text:p>19740</text:p>
          </table:table-cell>
          <table:table-cell office:value-type="float" office:value="19807" table:style-name="ce1">
            <text:p>19807</text:p>
          </table:table-cell>
          <table:table-cell office:value-type="float" office:value="20095" table:style-name="ce1">
            <text:p>20095</text:p>
          </table:table-cell>
          <table:table-cell office:value-type="float" office:value="20169" table:style-name="ce1">
            <text:p>20169</text:p>
          </table:table-cell>
          <table:table-cell office:value-type="float" office:value="20262" table:style-name="ce1">
            <text:p>20262</text:p>
          </table:table-cell>
          <table:table-cell office:value-type="float" office:value="20508" table:style-name="ce1">
            <text:p>20508</text:p>
          </table:table-cell>
          <table:table-cell office:value-type="float" office:value="20780" table:style-name="ce1">
            <text:p>20780</text:p>
          </table:table-cell>
          <table:table-cell office:value-type="float" office:value="20843" table:style-name="ce1">
            <text:p>2084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8632" table:style-name="ce1">
            <text:p>8632</text:p>
          </table:table-cell>
          <table:table-cell office:value-type="float" office:value="8570" table:style-name="ce1">
            <text:p>8570</text:p>
          </table:table-cell>
          <table:table-cell office:value-type="float" office:value="8549" table:style-name="ce1">
            <text:p>8549</text:p>
          </table:table-cell>
          <table:table-cell office:value-type="float" office:value="8448" table:style-name="ce1">
            <text:p>8448</text:p>
          </table:table-cell>
          <table:table-cell office:value-type="float" office:value="8456" table:style-name="ce1">
            <text:p>8456</text:p>
          </table:table-cell>
          <table:table-cell office:value-type="float" office:value="8383" table:style-name="ce1">
            <text:p>8383</text:p>
          </table:table-cell>
          <table:table-cell office:value-type="float" office:value="8377" table:style-name="ce1">
            <text:p>8377</text:p>
          </table:table-cell>
          <table:table-cell office:value-type="float" office:value="8323" table:style-name="ce1">
            <text:p>8323</text:p>
          </table:table-cell>
          <table:table-cell office:value-type="float" office:value="8263" table:style-name="ce1">
            <text:p>8263</text:p>
          </table:table-cell>
          <table:table-cell office:value-type="float" office:value="8176" table:style-name="ce1">
            <text:p>8176</text:p>
          </table:table-cell>
          <table:table-cell office:value-type="float" office:value="8243" table:style-name="ce1">
            <text:p>8243</text:p>
          </table:table-cell>
          <table:table-cell office:value-type="float" office:value="8110" table:style-name="ce1">
            <text:p>8110</text:p>
          </table:table-cell>
          <table:table-cell office:value-type="float" office:value="8188" table:style-name="ce1">
            <text:p>8188</text:p>
          </table:table-cell>
          <table:table-cell office:value-type="float" office:value="8066" table:style-name="ce1">
            <text:p>8066</text:p>
          </table:table-cell>
          <table:table-cell office:value-type="float" office:value="8002" table:style-name="ce1">
            <text:p>8002</text:p>
          </table:table-cell>
          <table:table-cell office:value-type="float" office:value="7967" table:style-name="ce1">
            <text:p>7967</text:p>
          </table:table-cell>
          <table:table-cell office:value-type="float" office:value="7974" table:style-name="ce1">
            <text:p>7974</text:p>
          </table:table-cell>
          <table:table-cell office:value-type="float" office:value="7974" table:style-name="ce1">
            <text:p>7974</text:p>
          </table:table-cell>
          <table:table-cell office:value-type="float" office:value="7930" table:style-name="ce1">
            <text:p>7930</text:p>
          </table:table-cell>
          <table:table-cell office:value-type="float" office:value="8026" table:style-name="ce1">
            <text:p>8026</text:p>
          </table:table-cell>
          <table:table-cell office:value-type="float" office:value="7919" table:style-name="ce1">
            <text:p>7919</text:p>
          </table:table-cell>
          <table:table-cell office:value-type="float" office:value="7921" table:style-name="ce1">
            <text:p>7921</text:p>
          </table:table-cell>
          <table:table-cell office:value-type="float" office:value="7938" table:style-name="ce1">
            <text:p>7938</text:p>
          </table:table-cell>
          <table:table-cell office:value-type="float" office:value="7879" table:style-name="ce1">
            <text:p>7879</text:p>
          </table:table-cell>
          <table:table-cell office:value-type="float" office:value="8002" table:style-name="ce1">
            <text:p>8002</text:p>
          </table:table-cell>
          <table:table-cell office:value-type="float" office:value="7942" table:style-name="ce1">
            <text:p>7942</text:p>
          </table:table-cell>
          <table:table-cell office:value-type="float" office:value="7938" table:style-name="ce1">
            <text:p>7938</text:p>
          </table:table-cell>
          <table:table-cell office:value-type="float" office:value="7887" table:style-name="ce1">
            <text:p>7887</text:p>
          </table:table-cell>
          <table:table-cell office:value-type="float" office:value="7883" table:style-name="ce1">
            <text:p>7883</text:p>
          </table:table-cell>
          <table:table-cell office:value-type="float" office:value="7912" table:style-name="ce1">
            <text:p>7912</text:p>
          </table:table-cell>
          <table:table-cell office:value-type="float" office:value="7876" table:style-name="ce1">
            <text:p>7876</text:p>
          </table:table-cell>
          <table:table-cell office:value-type="float" office:value="7834" table:style-name="ce1">
            <text:p>7834</text:p>
          </table:table-cell>
          <table:table-cell office:value-type="float" office:value="7826" table:style-name="ce1">
            <text:p>7826</text:p>
          </table:table-cell>
          <table:table-cell office:value-type="float" office:value="7748" table:style-name="ce1">
            <text:p>7748</text:p>
          </table:table-cell>
          <table:table-cell office:value-type="float" office:value="7794" table:style-name="ce1">
            <text:p>7794</text:p>
          </table:table-cell>
          <table:table-cell office:value-type="float" office:value="7811" table:style-name="ce1">
            <text:p>7811</text:p>
          </table:table-cell>
          <table:table-cell office:value-type="float" office:value="7694" table:style-name="ce1">
            <text:p>7694</text:p>
          </table:table-cell>
          <table:table-cell office:value-type="float" office:value="7778" table:style-name="ce1">
            <text:p>777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8464" table:style-name="ce1">
            <text:p>8464</text:p>
          </table:table-cell>
          <table:table-cell office:value-type="float" office:value="8384" table:style-name="ce1">
            <text:p>8384</text:p>
          </table:table-cell>
          <table:table-cell office:value-type="float" office:value="8349" table:style-name="ce1">
            <text:p>8349</text:p>
          </table:table-cell>
          <table:table-cell office:value-type="float" office:value="8245" table:style-name="ce1">
            <text:p>8245</text:p>
          </table:table-cell>
          <table:table-cell office:value-type="float" office:value="8100" table:style-name="ce1">
            <text:p>8100</text:p>
          </table:table-cell>
          <table:table-cell office:value-type="float" office:value="8049" table:style-name="ce1">
            <text:p>8049</text:p>
          </table:table-cell>
          <table:table-cell office:value-type="float" office:value="8092" table:style-name="ce1">
            <text:p>8092</text:p>
          </table:table-cell>
          <table:table-cell office:value-type="float" office:value="8072" table:style-name="ce1">
            <text:p>8072</text:p>
          </table:table-cell>
          <table:table-cell office:value-type="float" office:value="8055" table:style-name="ce1">
            <text:p>8055</text:p>
          </table:table-cell>
          <table:table-cell office:value-type="float" office:value="7829" table:style-name="ce1">
            <text:p>7829</text:p>
          </table:table-cell>
          <table:table-cell office:value-type="float" office:value="7792" table:style-name="ce1">
            <text:p>7792</text:p>
          </table:table-cell>
          <table:table-cell office:value-type="float" office:value="7888" table:style-name="ce1">
            <text:p>7888</text:p>
          </table:table-cell>
          <table:table-cell office:value-type="float" office:value="7818" table:style-name="ce1">
            <text:p>7818</text:p>
          </table:table-cell>
          <table:table-cell office:value-type="float" office:value="7827" table:style-name="ce1">
            <text:p>7827</text:p>
          </table:table-cell>
          <table:table-cell office:value-type="float" office:value="7718" table:style-name="ce1">
            <text:p>7718</text:p>
          </table:table-cell>
          <table:table-cell office:value-type="float" office:value="7708" table:style-name="ce1">
            <text:p>7708</text:p>
          </table:table-cell>
          <table:table-cell office:value-type="float" office:value="7691" table:style-name="ce1">
            <text:p>7691</text:p>
          </table:table-cell>
          <table:table-cell office:value-type="float" office:value="7723" table:style-name="ce1">
            <text:p>7723</text:p>
          </table:table-cell>
          <table:table-cell office:value-type="float" office:value="7698" table:style-name="ce1">
            <text:p>7698</text:p>
          </table:table-cell>
          <table:table-cell office:value-type="float" office:value="7579" table:style-name="ce1">
            <text:p>7579</text:p>
          </table:table-cell>
          <table:table-cell office:value-type="float" office:value="7603" table:style-name="ce1">
            <text:p>7603</text:p>
          </table:table-cell>
          <table:table-cell office:value-type="float" office:value="7592" table:style-name="ce1">
            <text:p>7592</text:p>
          </table:table-cell>
          <table:table-cell office:value-type="float" office:value="7599" table:style-name="ce1">
            <text:p>7599</text:p>
          </table:table-cell>
          <table:table-cell office:value-type="float" office:value="7593" table:style-name="ce1">
            <text:p>7593</text:p>
          </table:table-cell>
          <table:table-cell office:value-type="float" office:value="7597" table:style-name="ce1">
            <text:p>7597</text:p>
          </table:table-cell>
          <table:table-cell office:value-type="float" office:value="7549" table:style-name="ce1">
            <text:p>7549</text:p>
          </table:table-cell>
          <table:table-cell office:value-type="float" office:value="7589" table:style-name="ce1">
            <text:p>7589</text:p>
          </table:table-cell>
          <table:table-cell office:value-type="float" office:value="7620" table:style-name="ce1">
            <text:p>7620</text:p>
          </table:table-cell>
          <table:table-cell office:value-type="float" office:value="7641" table:style-name="ce1">
            <text:p>7641</text:p>
          </table:table-cell>
          <table:table-cell office:value-type="float" office:value="7623" table:style-name="ce1">
            <text:p>7623</text:p>
          </table:table-cell>
          <table:table-cell office:value-type="float" office:value="7674" table:style-name="ce1">
            <text:p>7674</text:p>
          </table:table-cell>
          <table:table-cell office:value-type="float" office:value="7753" table:style-name="ce1">
            <text:p>7753</text:p>
          </table:table-cell>
          <table:table-cell office:value-type="float" office:value="7629" table:style-name="ce1">
            <text:p>7629</text:p>
          </table:table-cell>
          <table:table-cell office:value-type="float" office:value="7642" table:style-name="ce1">
            <text:p>7642</text:p>
          </table:table-cell>
          <table:table-cell office:value-type="float" office:value="7748" table:style-name="ce1">
            <text:p>7748</text:p>
          </table:table-cell>
          <table:table-cell office:value-type="float" office:value="7741" table:style-name="ce1">
            <text:p>7741</text:p>
          </table:table-cell>
          <table:table-cell office:value-type="float" office:value="7748" table:style-name="ce1">
            <text:p>7748</text:p>
          </table:table-cell>
          <table:table-cell office:value-type="float" office:value="7778" table:style-name="ce1">
            <text:p>777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7832" table:style-name="ce1">
            <text:p>7832</text:p>
          </table:table-cell>
          <table:table-cell office:value-type="float" office:value="7636" table:style-name="ce1">
            <text:p>7636</text:p>
          </table:table-cell>
          <table:table-cell office:value-type="float" office:value="7684" table:style-name="ce1">
            <text:p>7684</text:p>
          </table:table-cell>
          <table:table-cell office:value-type="float" office:value="7538" table:style-name="ce1">
            <text:p>7538</text:p>
          </table:table-cell>
          <table:table-cell office:value-type="float" office:value="7428" table:style-name="ce1">
            <text:p>7428</text:p>
          </table:table-cell>
          <table:table-cell office:value-type="float" office:value="7442" table:style-name="ce1">
            <text:p>7442</text:p>
          </table:table-cell>
          <table:table-cell office:value-type="float" office:value="7369" table:style-name="ce1">
            <text:p>7369</text:p>
          </table:table-cell>
          <table:table-cell office:value-type="float" office:value="7431" table:style-name="ce1">
            <text:p>7431</text:p>
          </table:table-cell>
          <table:table-cell office:value-type="float" office:value="7436" table:style-name="ce1">
            <text:p>7436</text:p>
          </table:table-cell>
          <table:table-cell office:value-type="float" office:value="7479" table:style-name="ce1">
            <text:p>7479</text:p>
          </table:table-cell>
          <table:table-cell office:value-type="float" office:value="7446" table:style-name="ce1">
            <text:p>7446</text:p>
          </table:table-cell>
          <table:table-cell office:value-type="float" office:value="7469" table:style-name="ce1">
            <text:p>7469</text:p>
          </table:table-cell>
          <table:table-cell office:value-type="float" office:value="7380" table:style-name="ce1">
            <text:p>7380</text:p>
          </table:table-cell>
          <table:table-cell office:value-type="float" office:value="7280" table:style-name="ce1">
            <text:p>7280</text:p>
          </table:table-cell>
          <table:table-cell office:value-type="float" office:value="7288" table:style-name="ce1">
            <text:p>7288</text:p>
          </table:table-cell>
          <table:table-cell office:value-type="float" office:value="7269" table:style-name="ce1">
            <text:p>7269</text:p>
          </table:table-cell>
          <table:table-cell office:value-type="float" office:value="7367" table:style-name="ce1">
            <text:p>7367</text:p>
          </table:table-cell>
          <table:table-cell office:value-type="float" office:value="7223" table:style-name="ce1">
            <text:p>7223</text:p>
          </table:table-cell>
          <table:table-cell office:value-type="float" office:value="7269" table:style-name="ce1">
            <text:p>7269</text:p>
          </table:table-cell>
          <table:table-cell office:value-type="float" office:value="7148" table:style-name="ce1">
            <text:p>7148</text:p>
          </table:table-cell>
          <table:table-cell office:value-type="float" office:value="7206" table:style-name="ce1">
            <text:p>7206</text:p>
          </table:table-cell>
          <table:table-cell office:value-type="float" office:value="7158" table:style-name="ce1">
            <text:p>7158</text:p>
          </table:table-cell>
          <table:table-cell office:value-type="float" office:value="7120" table:style-name="ce1">
            <text:p>7120</text:p>
          </table:table-cell>
          <table:table-cell office:value-type="float" office:value="7212" table:style-name="ce1">
            <text:p>7212</text:p>
          </table:table-cell>
          <table:table-cell office:value-type="float" office:value="7121" table:style-name="ce1">
            <text:p>7121</text:p>
          </table:table-cell>
          <table:table-cell office:value-type="float" office:value="7069" table:style-name="ce1">
            <text:p>7069</text:p>
          </table:table-cell>
          <table:table-cell office:value-type="float" office:value="7087" table:style-name="ce1">
            <text:p>7087</text:p>
          </table:table-cell>
          <table:table-cell office:value-type="float" office:value="7093" table:style-name="ce1">
            <text:p>7093</text:p>
          </table:table-cell>
          <table:table-cell office:value-type="float" office:value="7073" table:style-name="ce1">
            <text:p>7073</text:p>
          </table:table-cell>
          <table:table-cell office:value-type="float" office:value="7089" table:style-name="ce1">
            <text:p>7089</text:p>
          </table:table-cell>
          <table:table-cell office:value-type="float" office:value="7137" table:style-name="ce1">
            <text:p>7137</text:p>
          </table:table-cell>
          <table:table-cell office:value-type="float" office:value="7100" table:style-name="ce1">
            <text:p>7100</text:p>
          </table:table-cell>
          <table:table-cell office:value-type="float" office:value="7139" table:style-name="ce1">
            <text:p>7139</text:p>
          </table:table-cell>
          <table:table-cell office:value-type="float" office:value="7165" table:style-name="ce1">
            <text:p>7165</text:p>
          </table:table-cell>
          <table:table-cell office:value-type="float" office:value="7081" table:style-name="ce1">
            <text:p>7081</text:p>
          </table:table-cell>
          <table:table-cell office:value-type="float" office:value="7150" table:style-name="ce1">
            <text:p>7150</text:p>
          </table:table-cell>
          <table:table-cell office:value-type="float" office:value="7154" table:style-name="ce1">
            <text:p>7154</text:p>
          </table:table-cell>
          <table:table-cell office:value-type="float" office:value="7147" table:style-name="ce1">
            <text:p>7147</text:p>
          </table:table-cell>
          <table:table-cell table:number-columns-repeated="1634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Influx: PfFNT-ilacco1.0 FP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1:25:13</text:p>
          </table:table-cell>
          <table:table-cell table:number-columns-repeated="16382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Sheet8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1:29:3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8" table:style-name="ce1">
            <text:p>108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E1-H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1:29:5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1419" table:style-name="ce1">
            <text:p>41419</text:p>
          </table:table-cell>
          <table:table-cell office:value-type="float" office:value="42910" table:style-name="ce1">
            <text:p>42910</text:p>
          </table:table-cell>
          <table:table-cell office:value-type="float" office:value="44379" table:style-name="ce1">
            <text:p>44379</text:p>
          </table:table-cell>
          <table:table-cell office:value-type="float" office:value="44881" table:style-name="ce1">
            <text:p>44881</text:p>
          </table:table-cell>
          <table:table-cell office:value-type="float" office:value="45775" table:style-name="ce1">
            <text:p>45775</text:p>
          </table:table-cell>
          <table:table-cell office:value-type="float" office:value="46069" table:style-name="ce1">
            <text:p>46069</text:p>
          </table:table-cell>
          <table:table-cell office:value-type="float" office:value="46370" table:style-name="ce1">
            <text:p>46370</text:p>
          </table:table-cell>
          <table:table-cell office:value-type="float" office:value="47181" table:style-name="ce1">
            <text:p>47181</text:p>
          </table:table-cell>
          <table:table-cell office:value-type="float" office:value="46961" table:style-name="ce1">
            <text:p>46961</text:p>
          </table:table-cell>
          <table:table-cell office:value-type="float" office:value="47687" table:style-name="ce1">
            <text:p>47687</text:p>
          </table:table-cell>
          <table:table-cell office:value-type="float" office:value="47561" table:style-name="ce1">
            <text:p>47561</text:p>
          </table:table-cell>
          <table:table-cell office:value-type="float" office:value="48121" table:style-name="ce1">
            <text:p>48121</text:p>
          </table:table-cell>
          <table:table-cell office:value-type="float" office:value="48407" table:style-name="ce1">
            <text:p>48407</text:p>
          </table:table-cell>
          <table:table-cell office:value-type="float" office:value="49151" table:style-name="ce1">
            <text:p>49151</text:p>
          </table:table-cell>
          <table:table-cell office:value-type="float" office:value="49212" table:style-name="ce1">
            <text:p>49212</text:p>
          </table:table-cell>
          <table:table-cell office:value-type="float" office:value="49927" table:style-name="ce1">
            <text:p>49927</text:p>
          </table:table-cell>
          <table:table-cell office:value-type="float" office:value="50170" table:style-name="ce1">
            <text:p>50170</text:p>
          </table:table-cell>
          <table:table-cell office:value-type="float" office:value="49775" table:style-name="ce1">
            <text:p>49775</text:p>
          </table:table-cell>
          <table:table-cell office:value-type="float" office:value="49693" table:style-name="ce1">
            <text:p>49693</text:p>
          </table:table-cell>
          <table:table-cell office:value-type="float" office:value="50568" table:style-name="ce1">
            <text:p>50568</text:p>
          </table:table-cell>
          <table:table-cell office:value-type="float" office:value="50336" table:style-name="ce1">
            <text:p>50336</text:p>
          </table:table-cell>
          <table:table-cell office:value-type="float" office:value="51116" table:style-name="ce1">
            <text:p>51116</text:p>
          </table:table-cell>
          <table:table-cell office:value-type="float" office:value="50447" table:style-name="ce1">
            <text:p>50447</text:p>
          </table:table-cell>
          <table:table-cell office:value-type="float" office:value="50630" table:style-name="ce1">
            <text:p>50630</text:p>
          </table:table-cell>
          <table:table-cell office:value-type="float" office:value="49947" table:style-name="ce1">
            <text:p>49947</text:p>
          </table:table-cell>
          <table:table-cell office:value-type="float" office:value="50815" table:style-name="ce1">
            <text:p>50815</text:p>
          </table:table-cell>
          <table:table-cell office:value-type="float" office:value="51266" table:style-name="ce1">
            <text:p>51266</text:p>
          </table:table-cell>
          <table:table-cell office:value-type="float" office:value="51706" table:style-name="ce1">
            <text:p>51706</text:p>
          </table:table-cell>
          <table:table-cell office:value-type="float" office:value="52808" table:style-name="ce1">
            <text:p>52808</text:p>
          </table:table-cell>
          <table:table-cell office:value-type="float" office:value="51929" table:style-name="ce1">
            <text:p>51929</text:p>
          </table:table-cell>
          <table:table-cell office:value-type="float" office:value="53086" table:style-name="ce1">
            <text:p>53086</text:p>
          </table:table-cell>
          <table:table-cell office:value-type="float" office:value="53488" table:style-name="ce1">
            <text:p>53488</text:p>
          </table:table-cell>
          <table:table-cell office:value-type="float" office:value="53148" table:style-name="ce1">
            <text:p>53148</text:p>
          </table:table-cell>
          <table:table-cell office:value-type="float" office:value="53175" table:style-name="ce1">
            <text:p>53175</text:p>
          </table:table-cell>
          <table:table-cell office:value-type="float" office:value="53609" table:style-name="ce1">
            <text:p>53609</text:p>
          </table:table-cell>
          <table:table-cell office:value-type="float" office:value="53674" table:style-name="ce1">
            <text:p>53674</text:p>
          </table:table-cell>
          <table:table-cell office:value-type="float" office:value="53697" table:style-name="ce1">
            <text:p>53697</text:p>
          </table:table-cell>
          <table:table-cell office:value-type="float" office:value="55200" table:style-name="ce1">
            <text:p>5520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0208" table:style-name="ce1">
            <text:p>40208</text:p>
          </table:table-cell>
          <table:table-cell office:value-type="float" office:value="41938" table:style-name="ce1">
            <text:p>41938</text:p>
          </table:table-cell>
          <table:table-cell office:value-type="float" office:value="42876" table:style-name="ce1">
            <text:p>42876</text:p>
          </table:table-cell>
          <table:table-cell office:value-type="float" office:value="43298" table:style-name="ce1">
            <text:p>43298</text:p>
          </table:table-cell>
          <table:table-cell office:value-type="float" office:value="43764" table:style-name="ce1">
            <text:p>43764</text:p>
          </table:table-cell>
          <table:table-cell office:value-type="float" office:value="44289" table:style-name="ce1">
            <text:p>44289</text:p>
          </table:table-cell>
          <table:table-cell office:value-type="float" office:value="45338" table:style-name="ce1">
            <text:p>45338</text:p>
          </table:table-cell>
          <table:table-cell office:value-type="float" office:value="45622" table:style-name="ce1">
            <text:p>45622</text:p>
          </table:table-cell>
          <table:table-cell office:value-type="float" office:value="45891" table:style-name="ce1">
            <text:p>45891</text:p>
          </table:table-cell>
          <table:table-cell office:value-type="float" office:value="46236" table:style-name="ce1">
            <text:p>46236</text:p>
          </table:table-cell>
          <table:table-cell office:value-type="float" office:value="45972" table:style-name="ce1">
            <text:p>45972</text:p>
          </table:table-cell>
          <table:table-cell office:value-type="float" office:value="46675" table:style-name="ce1">
            <text:p>46675</text:p>
          </table:table-cell>
          <table:table-cell office:value-type="float" office:value="47055" table:style-name="ce1">
            <text:p>47055</text:p>
          </table:table-cell>
          <table:table-cell office:value-type="float" office:value="46978" table:style-name="ce1">
            <text:p>46978</text:p>
          </table:table-cell>
          <table:table-cell office:value-type="float" office:value="47312" table:style-name="ce1">
            <text:p>47312</text:p>
          </table:table-cell>
          <table:table-cell office:value-type="float" office:value="48069" table:style-name="ce1">
            <text:p>48069</text:p>
          </table:table-cell>
          <table:table-cell office:value-type="float" office:value="48384" table:style-name="ce1">
            <text:p>48384</text:p>
          </table:table-cell>
          <table:table-cell office:value-type="float" office:value="48409" table:style-name="ce1">
            <text:p>48409</text:p>
          </table:table-cell>
          <table:table-cell office:value-type="float" office:value="48149" table:style-name="ce1">
            <text:p>48149</text:p>
          </table:table-cell>
          <table:table-cell office:value-type="float" office:value="48797" table:style-name="ce1">
            <text:p>48797</text:p>
          </table:table-cell>
          <table:table-cell office:value-type="float" office:value="48754" table:style-name="ce1">
            <text:p>48754</text:p>
          </table:table-cell>
          <table:table-cell office:value-type="float" office:value="49742" table:style-name="ce1">
            <text:p>49742</text:p>
          </table:table-cell>
          <table:table-cell office:value-type="float" office:value="49601" table:style-name="ce1">
            <text:p>49601</text:p>
          </table:table-cell>
          <table:table-cell office:value-type="float" office:value="50056" table:style-name="ce1">
            <text:p>50056</text:p>
          </table:table-cell>
          <table:table-cell office:value-type="float" office:value="50240" table:style-name="ce1">
            <text:p>50240</text:p>
          </table:table-cell>
          <table:table-cell office:value-type="float" office:value="50279" table:style-name="ce1">
            <text:p>50279</text:p>
          </table:table-cell>
          <table:table-cell office:value-type="float" office:value="50795" table:style-name="ce1">
            <text:p>50795</text:p>
          </table:table-cell>
          <table:table-cell office:value-type="float" office:value="51241" table:style-name="ce1">
            <text:p>51241</text:p>
          </table:table-cell>
          <table:table-cell office:value-type="float" office:value="52377" table:style-name="ce1">
            <text:p>52377</text:p>
          </table:table-cell>
          <table:table-cell office:value-type="float" office:value="51366" table:style-name="ce1">
            <text:p>51366</text:p>
          </table:table-cell>
          <table:table-cell office:value-type="float" office:value="52173" table:style-name="ce1">
            <text:p>52173</text:p>
          </table:table-cell>
          <table:table-cell office:value-type="float" office:value="53421" table:style-name="ce1">
            <text:p>53421</text:p>
          </table:table-cell>
          <table:table-cell office:value-type="float" office:value="52973" table:style-name="ce1">
            <text:p>52973</text:p>
          </table:table-cell>
          <table:table-cell office:value-type="float" office:value="53326" table:style-name="ce1">
            <text:p>53326</text:p>
          </table:table-cell>
          <table:table-cell office:value-type="float" office:value="53315" table:style-name="ce1">
            <text:p>53315</text:p>
          </table:table-cell>
          <table:table-cell office:value-type="float" office:value="53303" table:style-name="ce1">
            <text:p>53303</text:p>
          </table:table-cell>
          <table:table-cell office:value-type="float" office:value="53727" table:style-name="ce1">
            <text:p>53727</text:p>
          </table:table-cell>
          <table:table-cell office:value-type="float" office:value="54775" table:style-name="ce1">
            <text:p>5477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0424" table:style-name="ce1">
            <text:p>40424</text:p>
          </table:table-cell>
          <table:table-cell office:value-type="float" office:value="42420" table:style-name="ce1">
            <text:p>42420</text:p>
          </table:table-cell>
          <table:table-cell office:value-type="float" office:value="43475" table:style-name="ce1">
            <text:p>43475</text:p>
          </table:table-cell>
          <table:table-cell office:value-type="float" office:value="43902" table:style-name="ce1">
            <text:p>43902</text:p>
          </table:table-cell>
          <table:table-cell office:value-type="float" office:value="43834" table:style-name="ce1">
            <text:p>43834</text:p>
          </table:table-cell>
          <table:table-cell office:value-type="float" office:value="44214" table:style-name="ce1">
            <text:p>44214</text:p>
          </table:table-cell>
          <table:table-cell office:value-type="float" office:value="45369" table:style-name="ce1">
            <text:p>45369</text:p>
          </table:table-cell>
          <table:table-cell office:value-type="float" office:value="45585" table:style-name="ce1">
            <text:p>45585</text:p>
          </table:table-cell>
          <table:table-cell office:value-type="float" office:value="45245" table:style-name="ce1">
            <text:p>45245</text:p>
          </table:table-cell>
          <table:table-cell office:value-type="float" office:value="46195" table:style-name="ce1">
            <text:p>46195</text:p>
          </table:table-cell>
          <table:table-cell office:value-type="float" office:value="46234" table:style-name="ce1">
            <text:p>46234</text:p>
          </table:table-cell>
          <table:table-cell office:value-type="float" office:value="46950" table:style-name="ce1">
            <text:p>46950</text:p>
          </table:table-cell>
          <table:table-cell office:value-type="float" office:value="47133" table:style-name="ce1">
            <text:p>47133</text:p>
          </table:table-cell>
          <table:table-cell office:value-type="float" office:value="46795" table:style-name="ce1">
            <text:p>46795</text:p>
          </table:table-cell>
          <table:table-cell office:value-type="float" office:value="47580" table:style-name="ce1">
            <text:p>47580</text:p>
          </table:table-cell>
          <table:table-cell office:value-type="float" office:value="47820" table:style-name="ce1">
            <text:p>47820</text:p>
          </table:table-cell>
          <table:table-cell office:value-type="float" office:value="48567" table:style-name="ce1">
            <text:p>48567</text:p>
          </table:table-cell>
          <table:table-cell office:value-type="float" office:value="48396" table:style-name="ce1">
            <text:p>48396</text:p>
          </table:table-cell>
          <table:table-cell office:value-type="float" office:value="48290" table:style-name="ce1">
            <text:p>48290</text:p>
          </table:table-cell>
          <table:table-cell office:value-type="float" office:value="48804" table:style-name="ce1">
            <text:p>48804</text:p>
          </table:table-cell>
          <table:table-cell office:value-type="float" office:value="48483" table:style-name="ce1">
            <text:p>48483</text:p>
          </table:table-cell>
          <table:table-cell office:value-type="float" office:value="49297" table:style-name="ce1">
            <text:p>49297</text:p>
          </table:table-cell>
          <table:table-cell office:value-type="float" office:value="48954" table:style-name="ce1">
            <text:p>48954</text:p>
          </table:table-cell>
          <table:table-cell office:value-type="float" office:value="50096" table:style-name="ce1">
            <text:p>50096</text:p>
          </table:table-cell>
          <table:table-cell office:value-type="float" office:value="50272" table:style-name="ce1">
            <text:p>50272</text:p>
          </table:table-cell>
          <table:table-cell office:value-type="float" office:value="50387" table:style-name="ce1">
            <text:p>50387</text:p>
          </table:table-cell>
          <table:table-cell office:value-type="float" office:value="49907" table:style-name="ce1">
            <text:p>49907</text:p>
          </table:table-cell>
          <table:table-cell office:value-type="float" office:value="50668" table:style-name="ce1">
            <text:p>50668</text:p>
          </table:table-cell>
          <table:table-cell office:value-type="float" office:value="51138" table:style-name="ce1">
            <text:p>51138</text:p>
          </table:table-cell>
          <table:table-cell office:value-type="float" office:value="50918" table:style-name="ce1">
            <text:p>50918</text:p>
          </table:table-cell>
          <table:table-cell office:value-type="float" office:value="51223" table:style-name="ce1">
            <text:p>51223</text:p>
          </table:table-cell>
          <table:table-cell office:value-type="float" office:value="52186" table:style-name="ce1">
            <text:p>52186</text:p>
          </table:table-cell>
          <table:table-cell office:value-type="float" office:value="52149" table:style-name="ce1">
            <text:p>52149</text:p>
          </table:table-cell>
          <table:table-cell office:value-type="float" office:value="52570" table:style-name="ce1">
            <text:p>52570</text:p>
          </table:table-cell>
          <table:table-cell office:value-type="float" office:value="52530" table:style-name="ce1">
            <text:p>52530</text:p>
          </table:table-cell>
          <table:table-cell office:value-type="float" office:value="52849" table:style-name="ce1">
            <text:p>52849</text:p>
          </table:table-cell>
          <table:table-cell office:value-type="float" office:value="52534" table:style-name="ce1">
            <text:p>52534</text:p>
          </table:table-cell>
          <table:table-cell office:value-type="float" office:value="53072" table:style-name="ce1">
            <text:p>5307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1851" table:style-name="ce1">
            <text:p>31851</text:p>
          </table:table-cell>
          <table:table-cell office:value-type="float" office:value="32374" table:style-name="ce1">
            <text:p>32374</text:p>
          </table:table-cell>
          <table:table-cell office:value-type="float" office:value="33047" table:style-name="ce1">
            <text:p>33047</text:p>
          </table:table-cell>
          <table:table-cell office:value-type="float" office:value="32937" table:style-name="ce1">
            <text:p>32937</text:p>
          </table:table-cell>
          <table:table-cell office:value-type="float" office:value="32844" table:style-name="ce1">
            <text:p>32844</text:p>
          </table:table-cell>
          <table:table-cell office:value-type="float" office:value="32728" table:style-name="ce1">
            <text:p>32728</text:p>
          </table:table-cell>
          <table:table-cell office:value-type="float" office:value="33377" table:style-name="ce1">
            <text:p>33377</text:p>
          </table:table-cell>
          <table:table-cell office:value-type="float" office:value="33698" table:style-name="ce1">
            <text:p>33698</text:p>
          </table:table-cell>
          <table:table-cell office:value-type="float" office:value="33762" table:style-name="ce1">
            <text:p>33762</text:p>
          </table:table-cell>
          <table:table-cell office:value-type="float" office:value="34130" table:style-name="ce1">
            <text:p>34130</text:p>
          </table:table-cell>
          <table:table-cell office:value-type="float" office:value="34289" table:style-name="ce1">
            <text:p>34289</text:p>
          </table:table-cell>
          <table:table-cell office:value-type="float" office:value="33858" table:style-name="ce1">
            <text:p>33858</text:p>
          </table:table-cell>
          <table:table-cell office:value-type="float" office:value="34232" table:style-name="ce1">
            <text:p>34232</text:p>
          </table:table-cell>
          <table:table-cell office:value-type="float" office:value="34218" table:style-name="ce1">
            <text:p>34218</text:p>
          </table:table-cell>
          <table:table-cell office:value-type="float" office:value="34409" table:style-name="ce1">
            <text:p>34409</text:p>
          </table:table-cell>
          <table:table-cell office:value-type="float" office:value="34718" table:style-name="ce1">
            <text:p>34718</text:p>
          </table:table-cell>
          <table:table-cell office:value-type="float" office:value="34985" table:style-name="ce1">
            <text:p>34985</text:p>
          </table:table-cell>
          <table:table-cell office:value-type="float" office:value="34296" table:style-name="ce1">
            <text:p>34296</text:p>
          </table:table-cell>
          <table:table-cell office:value-type="float" office:value="34834" table:style-name="ce1">
            <text:p>34834</text:p>
          </table:table-cell>
          <table:table-cell office:value-type="float" office:value="35369" table:style-name="ce1">
            <text:p>35369</text:p>
          </table:table-cell>
          <table:table-cell office:value-type="float" office:value="34874" table:style-name="ce1">
            <text:p>34874</text:p>
          </table:table-cell>
          <table:table-cell office:value-type="float" office:value="35204" table:style-name="ce1">
            <text:p>35204</text:p>
          </table:table-cell>
          <table:table-cell office:value-type="float" office:value="35566" table:style-name="ce1">
            <text:p>35566</text:p>
          </table:table-cell>
          <table:table-cell office:value-type="float" office:value="35882" table:style-name="ce1">
            <text:p>35882</text:p>
          </table:table-cell>
          <table:table-cell office:value-type="float" office:value="36044" table:style-name="ce1">
            <text:p>36044</text:p>
          </table:table-cell>
          <table:table-cell office:value-type="float" office:value="36573" table:style-name="ce1">
            <text:p>36573</text:p>
          </table:table-cell>
          <table:table-cell office:value-type="float" office:value="36057" table:style-name="ce1">
            <text:p>36057</text:p>
          </table:table-cell>
          <table:table-cell office:value-type="float" office:value="36238" table:style-name="ce1">
            <text:p>36238</text:p>
          </table:table-cell>
          <table:table-cell office:value-type="float" office:value="36601" table:style-name="ce1">
            <text:p>36601</text:p>
          </table:table-cell>
          <table:table-cell office:value-type="float" office:value="36682" table:style-name="ce1">
            <text:p>36682</text:p>
          </table:table-cell>
          <table:table-cell office:value-type="float" office:value="37047" table:style-name="ce1">
            <text:p>37047</text:p>
          </table:table-cell>
          <table:table-cell office:value-type="float" office:value="37527" table:style-name="ce1">
            <text:p>37527</text:p>
          </table:table-cell>
          <table:table-cell office:value-type="float" office:value="37597" table:style-name="ce1">
            <text:p>37597</text:p>
          </table:table-cell>
          <table:table-cell office:value-type="float" office:value="37636" table:style-name="ce1">
            <text:p>37636</text:p>
          </table:table-cell>
          <table:table-cell office:value-type="float" office:value="37766" table:style-name="ce1">
            <text:p>37766</text:p>
          </table:table-cell>
          <table:table-cell office:value-type="float" office:value="38352" table:style-name="ce1">
            <text:p>38352</text:p>
          </table:table-cell>
          <table:table-cell office:value-type="float" office:value="38216" table:style-name="ce1">
            <text:p>38216</text:p>
          </table:table-cell>
          <table:table-cell office:value-type="float" office:value="38189" table:style-name="ce1">
            <text:p>38189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1239" table:style-name="ce1">
            <text:p>31239</text:p>
          </table:table-cell>
          <table:table-cell office:value-type="float" office:value="31785" table:style-name="ce1">
            <text:p>31785</text:p>
          </table:table-cell>
          <table:table-cell office:value-type="float" office:value="31968" table:style-name="ce1">
            <text:p>31968</text:p>
          </table:table-cell>
          <table:table-cell office:value-type="float" office:value="32613" table:style-name="ce1">
            <text:p>32613</text:p>
          </table:table-cell>
          <table:table-cell office:value-type="float" office:value="32548" table:style-name="ce1">
            <text:p>32548</text:p>
          </table:table-cell>
          <table:table-cell office:value-type="float" office:value="32732" table:style-name="ce1">
            <text:p>32732</text:p>
          </table:table-cell>
          <table:table-cell office:value-type="float" office:value="33096" table:style-name="ce1">
            <text:p>33096</text:p>
          </table:table-cell>
          <table:table-cell office:value-type="float" office:value="33591" table:style-name="ce1">
            <text:p>33591</text:p>
          </table:table-cell>
          <table:table-cell office:value-type="float" office:value="33757" table:style-name="ce1">
            <text:p>33757</text:p>
          </table:table-cell>
          <table:table-cell office:value-type="float" office:value="34109" table:style-name="ce1">
            <text:p>34109</text:p>
          </table:table-cell>
          <table:table-cell office:value-type="float" office:value="34334" table:style-name="ce1">
            <text:p>34334</text:p>
          </table:table-cell>
          <table:table-cell office:value-type="float" office:value="33934" table:style-name="ce1">
            <text:p>33934</text:p>
          </table:table-cell>
          <table:table-cell office:value-type="float" office:value="34528" table:style-name="ce1">
            <text:p>34528</text:p>
          </table:table-cell>
          <table:table-cell office:value-type="float" office:value="34562" table:style-name="ce1">
            <text:p>34562</text:p>
          </table:table-cell>
          <table:table-cell office:value-type="float" office:value="34575" table:style-name="ce1">
            <text:p>34575</text:p>
          </table:table-cell>
          <table:table-cell office:value-type="float" office:value="35101" table:style-name="ce1">
            <text:p>35101</text:p>
          </table:table-cell>
          <table:table-cell office:value-type="float" office:value="35168" table:style-name="ce1">
            <text:p>35168</text:p>
          </table:table-cell>
          <table:table-cell office:value-type="float" office:value="34999" table:style-name="ce1">
            <text:p>34999</text:p>
          </table:table-cell>
          <table:table-cell office:value-type="float" office:value="35348" table:style-name="ce1">
            <text:p>35348</text:p>
          </table:table-cell>
          <table:table-cell office:value-type="float" office:value="35675" table:style-name="ce1">
            <text:p>35675</text:p>
          </table:table-cell>
          <table:table-cell office:value-type="float" office:value="35141" table:style-name="ce1">
            <text:p>35141</text:p>
          </table:table-cell>
          <table:table-cell office:value-type="float" office:value="35679" table:style-name="ce1">
            <text:p>35679</text:p>
          </table:table-cell>
          <table:table-cell office:value-type="float" office:value="36177" table:style-name="ce1">
            <text:p>36177</text:p>
          </table:table-cell>
          <table:table-cell office:value-type="float" office:value="36068" table:style-name="ce1">
            <text:p>36068</text:p>
          </table:table-cell>
          <table:table-cell office:value-type="float" office:value="35969" table:style-name="ce1">
            <text:p>35969</text:p>
          </table:table-cell>
          <table:table-cell office:value-type="float" office:value="36429" table:style-name="ce1">
            <text:p>36429</text:p>
          </table:table-cell>
          <table:table-cell office:value-type="float" office:value="36028" table:style-name="ce1">
            <text:p>36028</text:p>
          </table:table-cell>
          <table:table-cell office:value-type="float" office:value="35723" table:style-name="ce1">
            <text:p>35723</text:p>
          </table:table-cell>
          <table:table-cell office:value-type="float" office:value="36162" table:style-name="ce1">
            <text:p>36162</text:p>
          </table:table-cell>
          <table:table-cell office:value-type="float" office:value="36558" table:style-name="ce1">
            <text:p>36558</text:p>
          </table:table-cell>
          <table:table-cell office:value-type="float" office:value="36619" table:style-name="ce1">
            <text:p>36619</text:p>
          </table:table-cell>
          <table:table-cell office:value-type="float" office:value="37250" table:style-name="ce1">
            <text:p>37250</text:p>
          </table:table-cell>
          <table:table-cell office:value-type="float" office:value="37518" table:style-name="ce1">
            <text:p>37518</text:p>
          </table:table-cell>
          <table:table-cell office:value-type="float" office:value="37538" table:style-name="ce1">
            <text:p>37538</text:p>
          </table:table-cell>
          <table:table-cell office:value-type="float" office:value="37843" table:style-name="ce1">
            <text:p>37843</text:p>
          </table:table-cell>
          <table:table-cell office:value-type="float" office:value="38046" table:style-name="ce1">
            <text:p>38046</text:p>
          </table:table-cell>
          <table:table-cell office:value-type="float" office:value="38176" table:style-name="ce1">
            <text:p>38176</text:p>
          </table:table-cell>
          <table:table-cell office:value-type="float" office:value="37926" table:style-name="ce1">
            <text:p>37926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1195" table:style-name="ce1">
            <text:p>31195</text:p>
          </table:table-cell>
          <table:table-cell office:value-type="float" office:value="31826" table:style-name="ce1">
            <text:p>31826</text:p>
          </table:table-cell>
          <table:table-cell office:value-type="float" office:value="32514" table:style-name="ce1">
            <text:p>32514</text:p>
          </table:table-cell>
          <table:table-cell office:value-type="float" office:value="33081" table:style-name="ce1">
            <text:p>33081</text:p>
          </table:table-cell>
          <table:table-cell office:value-type="float" office:value="33258" table:style-name="ce1">
            <text:p>33258</text:p>
          </table:table-cell>
          <table:table-cell office:value-type="float" office:value="33642" table:style-name="ce1">
            <text:p>33642</text:p>
          </table:table-cell>
          <table:table-cell office:value-type="float" office:value="33954" table:style-name="ce1">
            <text:p>33954</text:p>
          </table:table-cell>
          <table:table-cell office:value-type="float" office:value="34300" table:style-name="ce1">
            <text:p>34300</text:p>
          </table:table-cell>
          <table:table-cell office:value-type="float" office:value="34518" table:style-name="ce1">
            <text:p>34518</text:p>
          </table:table-cell>
          <table:table-cell office:value-type="float" office:value="34644" table:style-name="ce1">
            <text:p>34644</text:p>
          </table:table-cell>
          <table:table-cell office:value-type="float" office:value="34737" table:style-name="ce1">
            <text:p>34737</text:p>
          </table:table-cell>
          <table:table-cell office:value-type="float" office:value="34624" table:style-name="ce1">
            <text:p>34624</text:p>
          </table:table-cell>
          <table:table-cell office:value-type="float" office:value="35191" table:style-name="ce1">
            <text:p>35191</text:p>
          </table:table-cell>
          <table:table-cell office:value-type="float" office:value="35041" table:style-name="ce1">
            <text:p>35041</text:p>
          </table:table-cell>
          <table:table-cell office:value-type="float" office:value="35263" table:style-name="ce1">
            <text:p>35263</text:p>
          </table:table-cell>
          <table:table-cell office:value-type="float" office:value="35582" table:style-name="ce1">
            <text:p>35582</text:p>
          </table:table-cell>
          <table:table-cell office:value-type="float" office:value="35605" table:style-name="ce1">
            <text:p>35605</text:p>
          </table:table-cell>
          <table:table-cell office:value-type="float" office:value="35645" table:style-name="ce1">
            <text:p>35645</text:p>
          </table:table-cell>
          <table:table-cell office:value-type="float" office:value="35965" table:style-name="ce1">
            <text:p>35965</text:p>
          </table:table-cell>
          <table:table-cell office:value-type="float" office:value="36188" table:style-name="ce1">
            <text:p>36188</text:p>
          </table:table-cell>
          <table:table-cell office:value-type="float" office:value="35724" table:style-name="ce1">
            <text:p>35724</text:p>
          </table:table-cell>
          <table:table-cell office:value-type="float" office:value="35987" table:style-name="ce1">
            <text:p>35987</text:p>
          </table:table-cell>
          <table:table-cell office:value-type="float" office:value="36327" table:style-name="ce1">
            <text:p>36327</text:p>
          </table:table-cell>
          <table:table-cell office:value-type="float" office:value="36137" table:style-name="ce1">
            <text:p>36137</text:p>
          </table:table-cell>
          <table:table-cell office:value-type="float" office:value="36339" table:style-name="ce1">
            <text:p>36339</text:p>
          </table:table-cell>
          <table:table-cell office:value-type="float" office:value="36549" table:style-name="ce1">
            <text:p>36549</text:p>
          </table:table-cell>
          <table:table-cell office:value-type="float" office:value="36667" table:style-name="ce1">
            <text:p>36667</text:p>
          </table:table-cell>
          <table:table-cell office:value-type="float" office:value="36584" table:style-name="ce1">
            <text:p>36584</text:p>
          </table:table-cell>
          <table:table-cell office:value-type="float" office:value="36542" table:style-name="ce1">
            <text:p>36542</text:p>
          </table:table-cell>
          <table:table-cell office:value-type="float" office:value="36852" table:style-name="ce1">
            <text:p>36852</text:p>
          </table:table-cell>
          <table:table-cell office:value-type="float" office:value="37065" table:style-name="ce1">
            <text:p>37065</text:p>
          </table:table-cell>
          <table:table-cell office:value-type="float" office:value="37592" table:style-name="ce1">
            <text:p>37592</text:p>
          </table:table-cell>
          <table:table-cell office:value-type="float" office:value="37853" table:style-name="ce1">
            <text:p>37853</text:p>
          </table:table-cell>
          <table:table-cell office:value-type="float" office:value="37976" table:style-name="ce1">
            <text:p>37976</text:p>
          </table:table-cell>
          <table:table-cell office:value-type="float" office:value="38176" table:style-name="ce1">
            <text:p>38176</text:p>
          </table:table-cell>
          <table:table-cell office:value-type="float" office:value="38359" table:style-name="ce1">
            <text:p>38359</text:p>
          </table:table-cell>
          <table:table-cell office:value-type="float" office:value="38416" table:style-name="ce1">
            <text:p>38416</text:p>
          </table:table-cell>
          <table:table-cell office:value-type="float" office:value="38245" table:style-name="ce1">
            <text:p>3824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4609" table:style-name="ce1">
            <text:p>24609</text:p>
          </table:table-cell>
          <table:table-cell office:value-type="float" office:value="24732" table:style-name="ce1">
            <text:p>24732</text:p>
          </table:table-cell>
          <table:table-cell office:value-type="float" office:value="24957" table:style-name="ce1">
            <text:p>24957</text:p>
          </table:table-cell>
          <table:table-cell office:value-type="float" office:value="24838" table:style-name="ce1">
            <text:p>24838</text:p>
          </table:table-cell>
          <table:table-cell office:value-type="float" office:value="25072" table:style-name="ce1">
            <text:p>25072</text:p>
          </table:table-cell>
          <table:table-cell office:value-type="float" office:value="25005" table:style-name="ce1">
            <text:p>25005</text:p>
          </table:table-cell>
          <table:table-cell office:value-type="float" office:value="24935" table:style-name="ce1">
            <text:p>24935</text:p>
          </table:table-cell>
          <table:table-cell office:value-type="float" office:value="25209" table:style-name="ce1">
            <text:p>25209</text:p>
          </table:table-cell>
          <table:table-cell office:value-type="float" office:value="25269" table:style-name="ce1">
            <text:p>25269</text:p>
          </table:table-cell>
          <table:table-cell office:value-type="float" office:value="25203" table:style-name="ce1">
            <text:p>25203</text:p>
          </table:table-cell>
          <table:table-cell office:value-type="float" office:value="25333" table:style-name="ce1">
            <text:p>25333</text:p>
          </table:table-cell>
          <table:table-cell office:value-type="float" office:value="25294" table:style-name="ce1">
            <text:p>25294</text:p>
          </table:table-cell>
          <table:table-cell office:value-type="float" office:value="25183" table:style-name="ce1">
            <text:p>25183</text:p>
          </table:table-cell>
          <table:table-cell office:value-type="float" office:value="25200" table:style-name="ce1">
            <text:p>25200</text:p>
          </table:table-cell>
          <table:table-cell office:value-type="float" office:value="25281" table:style-name="ce1">
            <text:p>25281</text:p>
          </table:table-cell>
          <table:table-cell office:value-type="float" office:value="25281" table:style-name="ce1">
            <text:p>25281</text:p>
          </table:table-cell>
          <table:table-cell office:value-type="float" office:value="25284" table:style-name="ce1">
            <text:p>25284</text:p>
          </table:table-cell>
          <table:table-cell office:value-type="float" office:value="25120" table:style-name="ce1">
            <text:p>25120</text:p>
          </table:table-cell>
          <table:table-cell office:value-type="float" office:value="24921" table:style-name="ce1">
            <text:p>24921</text:p>
          </table:table-cell>
          <table:table-cell office:value-type="float" office:value="24729" table:style-name="ce1">
            <text:p>24729</text:p>
          </table:table-cell>
          <table:table-cell office:value-type="float" office:value="24721" table:style-name="ce1">
            <text:p>24721</text:p>
          </table:table-cell>
          <table:table-cell office:value-type="float" office:value="24908" table:style-name="ce1">
            <text:p>24908</text:p>
          </table:table-cell>
          <table:table-cell office:value-type="float" office:value="24648" table:style-name="ce1">
            <text:p>24648</text:p>
          </table:table-cell>
          <table:table-cell office:value-type="float" office:value="24717" table:style-name="ce1">
            <text:p>24717</text:p>
          </table:table-cell>
          <table:table-cell office:value-type="float" office:value="24883" table:style-name="ce1">
            <text:p>24883</text:p>
          </table:table-cell>
          <table:table-cell office:value-type="float" office:value="24890" table:style-name="ce1">
            <text:p>24890</text:p>
          </table:table-cell>
          <table:table-cell office:value-type="float" office:value="24738" table:style-name="ce1">
            <text:p>24738</text:p>
          </table:table-cell>
          <table:table-cell office:value-type="float" office:value="24590" table:style-name="ce1">
            <text:p>24590</text:p>
          </table:table-cell>
          <table:table-cell office:value-type="float" office:value="24819" table:style-name="ce1">
            <text:p>24819</text:p>
          </table:table-cell>
          <table:table-cell office:value-type="float" office:value="24719" table:style-name="ce1">
            <text:p>24719</text:p>
          </table:table-cell>
          <table:table-cell office:value-type="float" office:value="24595" table:style-name="ce1">
            <text:p>24595</text:p>
          </table:table-cell>
          <table:table-cell office:value-type="float" office:value="24764" table:style-name="ce1">
            <text:p>24764</text:p>
          </table:table-cell>
          <table:table-cell office:value-type="float" office:value="24629" table:style-name="ce1">
            <text:p>24629</text:p>
          </table:table-cell>
          <table:table-cell office:value-type="float" office:value="24677" table:style-name="ce1">
            <text:p>24677</text:p>
          </table:table-cell>
          <table:table-cell office:value-type="float" office:value="24995" table:style-name="ce1">
            <text:p>24995</text:p>
          </table:table-cell>
          <table:table-cell office:value-type="float" office:value="24823" table:style-name="ce1">
            <text:p>24823</text:p>
          </table:table-cell>
          <table:table-cell office:value-type="float" office:value="24647" table:style-name="ce1">
            <text:p>24647</text:p>
          </table:table-cell>
          <table:table-cell office:value-type="float" office:value="24740" table:style-name="ce1">
            <text:p>2474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2875" table:style-name="ce1">
            <text:p>22875</text:p>
          </table:table-cell>
          <table:table-cell office:value-type="float" office:value="22781" table:style-name="ce1">
            <text:p>22781</text:p>
          </table:table-cell>
          <table:table-cell office:value-type="float" office:value="23031" table:style-name="ce1">
            <text:p>23031</text:p>
          </table:table-cell>
          <table:table-cell office:value-type="float" office:value="22892" table:style-name="ce1">
            <text:p>22892</text:p>
          </table:table-cell>
          <table:table-cell office:value-type="float" office:value="23029" table:style-name="ce1">
            <text:p>23029</text:p>
          </table:table-cell>
          <table:table-cell office:value-type="float" office:value="23030" table:style-name="ce1">
            <text:p>23030</text:p>
          </table:table-cell>
          <table:table-cell office:value-type="float" office:value="22988" table:style-name="ce1">
            <text:p>22988</text:p>
          </table:table-cell>
          <table:table-cell office:value-type="float" office:value="23399" table:style-name="ce1">
            <text:p>23399</text:p>
          </table:table-cell>
          <table:table-cell office:value-type="float" office:value="23449" table:style-name="ce1">
            <text:p>23449</text:p>
          </table:table-cell>
          <table:table-cell office:value-type="float" office:value="23280" table:style-name="ce1">
            <text:p>23280</text:p>
          </table:table-cell>
          <table:table-cell office:value-type="float" office:value="23185" table:style-name="ce1">
            <text:p>23185</text:p>
          </table:table-cell>
          <table:table-cell office:value-type="float" office:value="23179" table:style-name="ce1">
            <text:p>23179</text:p>
          </table:table-cell>
          <table:table-cell office:value-type="float" office:value="23283" table:style-name="ce1">
            <text:p>23283</text:p>
          </table:table-cell>
          <table:table-cell office:value-type="float" office:value="23429" table:style-name="ce1">
            <text:p>23429</text:p>
          </table:table-cell>
          <table:table-cell office:value-type="float" office:value="23379" table:style-name="ce1">
            <text:p>23379</text:p>
          </table:table-cell>
          <table:table-cell office:value-type="float" office:value="23537" table:style-name="ce1">
            <text:p>23537</text:p>
          </table:table-cell>
          <table:table-cell office:value-type="float" office:value="23400" table:style-name="ce1">
            <text:p>23400</text:p>
          </table:table-cell>
          <table:table-cell office:value-type="float" office:value="23081" table:style-name="ce1">
            <text:p>23081</text:p>
          </table:table-cell>
          <table:table-cell office:value-type="float" office:value="23122" table:style-name="ce1">
            <text:p>23122</text:p>
          </table:table-cell>
          <table:table-cell office:value-type="float" office:value="23428" table:style-name="ce1">
            <text:p>23428</text:p>
          </table:table-cell>
          <table:table-cell office:value-type="float" office:value="23365" table:style-name="ce1">
            <text:p>23365</text:p>
          </table:table-cell>
          <table:table-cell office:value-type="float" office:value="23567" table:style-name="ce1">
            <text:p>23567</text:p>
          </table:table-cell>
          <table:table-cell office:value-type="float" office:value="23458" table:style-name="ce1">
            <text:p>23458</text:p>
          </table:table-cell>
          <table:table-cell office:value-type="float" office:value="23331" table:style-name="ce1">
            <text:p>23331</text:p>
          </table:table-cell>
          <table:table-cell office:value-type="float" office:value="23356" table:style-name="ce1">
            <text:p>23356</text:p>
          </table:table-cell>
          <table:table-cell office:value-type="float" office:value="23936" table:style-name="ce1">
            <text:p>23936</text:p>
          </table:table-cell>
          <table:table-cell office:value-type="float" office:value="23681" table:style-name="ce1">
            <text:p>23681</text:p>
          </table:table-cell>
          <table:table-cell office:value-type="float" office:value="24171" table:style-name="ce1">
            <text:p>24171</text:p>
          </table:table-cell>
          <table:table-cell office:value-type="float" office:value="24098" table:style-name="ce1">
            <text:p>24098</text:p>
          </table:table-cell>
          <table:table-cell office:value-type="float" office:value="24271" table:style-name="ce1">
            <text:p>24271</text:p>
          </table:table-cell>
          <table:table-cell office:value-type="float" office:value="24358" table:style-name="ce1">
            <text:p>24358</text:p>
          </table:table-cell>
          <table:table-cell office:value-type="float" office:value="24503" table:style-name="ce1">
            <text:p>24503</text:p>
          </table:table-cell>
          <table:table-cell office:value-type="float" office:value="24382" table:style-name="ce1">
            <text:p>24382</text:p>
          </table:table-cell>
          <table:table-cell office:value-type="float" office:value="24288" table:style-name="ce1">
            <text:p>24288</text:p>
          </table:table-cell>
          <table:table-cell office:value-type="float" office:value="24856" table:style-name="ce1">
            <text:p>24856</text:p>
          </table:table-cell>
          <table:table-cell office:value-type="float" office:value="24730" table:style-name="ce1">
            <text:p>24730</text:p>
          </table:table-cell>
          <table:table-cell office:value-type="float" office:value="25059" table:style-name="ce1">
            <text:p>25059</text:p>
          </table:table-cell>
          <table:table-cell office:value-type="float" office:value="25195" table:style-name="ce1">
            <text:p>2519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4703" table:style-name="ce1">
            <text:p>24703</text:p>
          </table:table-cell>
          <table:table-cell office:value-type="float" office:value="24614" table:style-name="ce1">
            <text:p>24614</text:p>
          </table:table-cell>
          <table:table-cell office:value-type="float" office:value="24749" table:style-name="ce1">
            <text:p>24749</text:p>
          </table:table-cell>
          <table:table-cell office:value-type="float" office:value="24776" table:style-name="ce1">
            <text:p>24776</text:p>
          </table:table-cell>
          <table:table-cell office:value-type="float" office:value="24935" table:style-name="ce1">
            <text:p>24935</text:p>
          </table:table-cell>
          <table:table-cell office:value-type="float" office:value="24889" table:style-name="ce1">
            <text:p>24889</text:p>
          </table:table-cell>
          <table:table-cell office:value-type="float" office:value="24880" table:style-name="ce1">
            <text:p>24880</text:p>
          </table:table-cell>
          <table:table-cell office:value-type="float" office:value="24962" table:style-name="ce1">
            <text:p>24962</text:p>
          </table:table-cell>
          <table:table-cell office:value-type="float" office:value="25083" table:style-name="ce1">
            <text:p>25083</text:p>
          </table:table-cell>
          <table:table-cell office:value-type="float" office:value="25020" table:style-name="ce1">
            <text:p>25020</text:p>
          </table:table-cell>
          <table:table-cell office:value-type="float" office:value="25259" table:style-name="ce1">
            <text:p>25259</text:p>
          </table:table-cell>
          <table:table-cell office:value-type="float" office:value="25259" table:style-name="ce1">
            <text:p>25259</text:p>
          </table:table-cell>
          <table:table-cell office:value-type="float" office:value="25158" table:style-name="ce1">
            <text:p>25158</text:p>
          </table:table-cell>
          <table:table-cell office:value-type="float" office:value="25356" table:style-name="ce1">
            <text:p>25356</text:p>
          </table:table-cell>
          <table:table-cell office:value-type="float" office:value="25390" table:style-name="ce1">
            <text:p>25390</text:p>
          </table:table-cell>
          <table:table-cell office:value-type="float" office:value="25369" table:style-name="ce1">
            <text:p>25369</text:p>
          </table:table-cell>
          <table:table-cell office:value-type="float" office:value="25453" table:style-name="ce1">
            <text:p>25453</text:p>
          </table:table-cell>
          <table:table-cell office:value-type="float" office:value="25328" table:style-name="ce1">
            <text:p>25328</text:p>
          </table:table-cell>
          <table:table-cell office:value-type="float" office:value="25052" table:style-name="ce1">
            <text:p>25052</text:p>
          </table:table-cell>
          <table:table-cell office:value-type="float" office:value="25247" table:style-name="ce1">
            <text:p>25247</text:p>
          </table:table-cell>
          <table:table-cell office:value-type="float" office:value="25007" table:style-name="ce1">
            <text:p>25007</text:p>
          </table:table-cell>
          <table:table-cell office:value-type="float" office:value="24692" table:style-name="ce1">
            <text:p>24692</text:p>
          </table:table-cell>
          <table:table-cell office:value-type="float" office:value="24648" table:style-name="ce1">
            <text:p>24648</text:p>
          </table:table-cell>
          <table:table-cell office:value-type="float" office:value="24772" table:style-name="ce1">
            <text:p>24772</text:p>
          </table:table-cell>
          <table:table-cell office:value-type="float" office:value="24284" table:style-name="ce1">
            <text:p>24284</text:p>
          </table:table-cell>
          <table:table-cell office:value-type="float" office:value="24669" table:style-name="ce1">
            <text:p>24669</text:p>
          </table:table-cell>
          <table:table-cell office:value-type="float" office:value="24796" table:style-name="ce1">
            <text:p>24796</text:p>
          </table:table-cell>
          <table:table-cell office:value-type="float" office:value="24466" table:style-name="ce1">
            <text:p>24466</text:p>
          </table:table-cell>
          <table:table-cell office:value-type="float" office:value="24731" table:style-name="ce1">
            <text:p>24731</text:p>
          </table:table-cell>
          <table:table-cell office:value-type="float" office:value="24502" table:style-name="ce1">
            <text:p>24502</text:p>
          </table:table-cell>
          <table:table-cell office:value-type="float" office:value="24413" table:style-name="ce1">
            <text:p>24413</text:p>
          </table:table-cell>
          <table:table-cell office:value-type="float" office:value="24348" table:style-name="ce1">
            <text:p>24348</text:p>
          </table:table-cell>
          <table:table-cell office:value-type="float" office:value="24279" table:style-name="ce1">
            <text:p>24279</text:p>
          </table:table-cell>
          <table:table-cell office:value-type="float" office:value="23811" table:style-name="ce1">
            <text:p>23811</text:p>
          </table:table-cell>
          <table:table-cell office:value-type="float" office:value="24489" table:style-name="ce1">
            <text:p>24489</text:p>
          </table:table-cell>
          <table:table-cell office:value-type="float" office:value="24017" table:style-name="ce1">
            <text:p>24017</text:p>
          </table:table-cell>
          <table:table-cell office:value-type="float" office:value="24406" table:style-name="ce1">
            <text:p>24406</text:p>
          </table:table-cell>
          <table:table-cell office:value-type="float" office:value="24068" table:style-name="ce1">
            <text:p>2406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22132" table:style-name="ce1">
            <text:p>22132</text:p>
          </table:table-cell>
          <table:table-cell office:value-type="float" office:value="22240" table:style-name="ce1">
            <text:p>22240</text:p>
          </table:table-cell>
          <table:table-cell office:value-type="float" office:value="22258" table:style-name="ce1">
            <text:p>22258</text:p>
          </table:table-cell>
          <table:table-cell office:value-type="float" office:value="22339" table:style-name="ce1">
            <text:p>22339</text:p>
          </table:table-cell>
          <table:table-cell office:value-type="float" office:value="22346" table:style-name="ce1">
            <text:p>22346</text:p>
          </table:table-cell>
          <table:table-cell office:value-type="float" office:value="22340" table:style-name="ce1">
            <text:p>22340</text:p>
          </table:table-cell>
          <table:table-cell office:value-type="float" office:value="22372" table:style-name="ce1">
            <text:p>22372</text:p>
          </table:table-cell>
          <table:table-cell office:value-type="float" office:value="22344" table:style-name="ce1">
            <text:p>22344</text:p>
          </table:table-cell>
          <table:table-cell office:value-type="float" office:value="22301" table:style-name="ce1">
            <text:p>22301</text:p>
          </table:table-cell>
          <table:table-cell office:value-type="float" office:value="22260" table:style-name="ce1">
            <text:p>22260</text:p>
          </table:table-cell>
          <table:table-cell office:value-type="float" office:value="22379" table:style-name="ce1">
            <text:p>22379</text:p>
          </table:table-cell>
          <table:table-cell office:value-type="float" office:value="22393" table:style-name="ce1">
            <text:p>22393</text:p>
          </table:table-cell>
          <table:table-cell office:value-type="float" office:value="22393" table:style-name="ce1">
            <text:p>22393</text:p>
          </table:table-cell>
          <table:table-cell office:value-type="float" office:value="22119" table:style-name="ce1">
            <text:p>22119</text:p>
          </table:table-cell>
          <table:table-cell office:value-type="float" office:value="22220" table:style-name="ce1">
            <text:p>22220</text:p>
          </table:table-cell>
          <table:table-cell office:value-type="float" office:value="22369" table:style-name="ce1">
            <text:p>22369</text:p>
          </table:table-cell>
          <table:table-cell office:value-type="float" office:value="22420" table:style-name="ce1">
            <text:p>22420</text:p>
          </table:table-cell>
          <table:table-cell office:value-type="float" office:value="21944" table:style-name="ce1">
            <text:p>21944</text:p>
          </table:table-cell>
          <table:table-cell office:value-type="float" office:value="22335" table:style-name="ce1">
            <text:p>22335</text:p>
          </table:table-cell>
          <table:table-cell office:value-type="float" office:value="22112" table:style-name="ce1">
            <text:p>22112</text:p>
          </table:table-cell>
          <table:table-cell office:value-type="float" office:value="21930" table:style-name="ce1">
            <text:p>21930</text:p>
          </table:table-cell>
          <table:table-cell office:value-type="float" office:value="22320" table:style-name="ce1">
            <text:p>22320</text:p>
          </table:table-cell>
          <table:table-cell office:value-type="float" office:value="22219" table:style-name="ce1">
            <text:p>22219</text:p>
          </table:table-cell>
          <table:table-cell office:value-type="float" office:value="22222" table:style-name="ce1">
            <text:p>22222</text:p>
          </table:table-cell>
          <table:table-cell office:value-type="float" office:value="22224" table:style-name="ce1">
            <text:p>22224</text:p>
          </table:table-cell>
          <table:table-cell office:value-type="float" office:value="22338" table:style-name="ce1">
            <text:p>22338</text:p>
          </table:table-cell>
          <table:table-cell office:value-type="float" office:value="22135" table:style-name="ce1">
            <text:p>22135</text:p>
          </table:table-cell>
          <table:table-cell office:value-type="float" office:value="22347" table:style-name="ce1">
            <text:p>22347</text:p>
          </table:table-cell>
          <table:table-cell office:value-type="float" office:value="22485" table:style-name="ce1">
            <text:p>22485</text:p>
          </table:table-cell>
          <table:table-cell office:value-type="float" office:value="22222" table:style-name="ce1">
            <text:p>22222</text:p>
          </table:table-cell>
          <table:table-cell office:value-type="float" office:value="22417" table:style-name="ce1">
            <text:p>22417</text:p>
          </table:table-cell>
          <table:table-cell office:value-type="float" office:value="22679" table:style-name="ce1">
            <text:p>22679</text:p>
          </table:table-cell>
          <table:table-cell office:value-type="float" office:value="22556" table:style-name="ce1">
            <text:p>22556</text:p>
          </table:table-cell>
          <table:table-cell office:value-type="float" office:value="22413" table:style-name="ce1">
            <text:p>22413</text:p>
          </table:table-cell>
          <table:table-cell office:value-type="float" office:value="22637" table:style-name="ce1">
            <text:p>22637</text:p>
          </table:table-cell>
          <table:table-cell office:value-type="float" office:value="22735" table:style-name="ce1">
            <text:p>22735</text:p>
          </table:table-cell>
          <table:table-cell office:value-type="float" office:value="22876" table:style-name="ce1">
            <text:p>22876</text:p>
          </table:table-cell>
          <table:table-cell office:value-type="float" office:value="22821" table:style-name="ce1">
            <text:p>2282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22519" table:style-name="ce1">
            <text:p>22519</text:p>
          </table:table-cell>
          <table:table-cell office:value-type="float" office:value="22733" table:style-name="ce1">
            <text:p>22733</text:p>
          </table:table-cell>
          <table:table-cell office:value-type="float" office:value="22693" table:style-name="ce1">
            <text:p>22693</text:p>
          </table:table-cell>
          <table:table-cell office:value-type="float" office:value="22770" table:style-name="ce1">
            <text:p>22770</text:p>
          </table:table-cell>
          <table:table-cell office:value-type="float" office:value="22709" table:style-name="ce1">
            <text:p>22709</text:p>
          </table:table-cell>
          <table:table-cell office:value-type="float" office:value="22703" table:style-name="ce1">
            <text:p>22703</text:p>
          </table:table-cell>
          <table:table-cell office:value-type="float" office:value="22782" table:style-name="ce1">
            <text:p>22782</text:p>
          </table:table-cell>
          <table:table-cell office:value-type="float" office:value="22778" table:style-name="ce1">
            <text:p>22778</text:p>
          </table:table-cell>
          <table:table-cell office:value-type="float" office:value="22681" table:style-name="ce1">
            <text:p>22681</text:p>
          </table:table-cell>
          <table:table-cell office:value-type="float" office:value="22643" table:style-name="ce1">
            <text:p>22643</text:p>
          </table:table-cell>
          <table:table-cell office:value-type="float" office:value="22579" table:style-name="ce1">
            <text:p>22579</text:p>
          </table:table-cell>
          <table:table-cell office:value-type="float" office:value="22678" table:style-name="ce1">
            <text:p>22678</text:p>
          </table:table-cell>
          <table:table-cell office:value-type="float" office:value="22777" table:style-name="ce1">
            <text:p>22777</text:p>
          </table:table-cell>
          <table:table-cell office:value-type="float" office:value="22649" table:style-name="ce1">
            <text:p>22649</text:p>
          </table:table-cell>
          <table:table-cell office:value-type="float" office:value="22932" table:style-name="ce1">
            <text:p>22932</text:p>
          </table:table-cell>
          <table:table-cell office:value-type="float" office:value="22743" table:style-name="ce1">
            <text:p>22743</text:p>
          </table:table-cell>
          <table:table-cell office:value-type="float" office:value="22802" table:style-name="ce1">
            <text:p>22802</text:p>
          </table:table-cell>
          <table:table-cell office:value-type="float" office:value="22538" table:style-name="ce1">
            <text:p>22538</text:p>
          </table:table-cell>
          <table:table-cell office:value-type="float" office:value="22553" table:style-name="ce1">
            <text:p>22553</text:p>
          </table:table-cell>
          <table:table-cell office:value-type="float" office:value="22376" table:style-name="ce1">
            <text:p>22376</text:p>
          </table:table-cell>
          <table:table-cell office:value-type="float" office:value="22277" table:style-name="ce1">
            <text:p>22277</text:p>
          </table:table-cell>
          <table:table-cell office:value-type="float" office:value="22215" table:style-name="ce1">
            <text:p>22215</text:p>
          </table:table-cell>
          <table:table-cell office:value-type="float" office:value="22267" table:style-name="ce1">
            <text:p>22267</text:p>
          </table:table-cell>
          <table:table-cell office:value-type="float" office:value="22379" table:style-name="ce1">
            <text:p>22379</text:p>
          </table:table-cell>
          <table:table-cell office:value-type="float" office:value="21877" table:style-name="ce1">
            <text:p>21877</text:p>
          </table:table-cell>
          <table:table-cell office:value-type="float" office:value="22185" table:style-name="ce1">
            <text:p>22185</text:p>
          </table:table-cell>
          <table:table-cell office:value-type="float" office:value="21991" table:style-name="ce1">
            <text:p>21991</text:p>
          </table:table-cell>
          <table:table-cell office:value-type="float" office:value="22145" table:style-name="ce1">
            <text:p>22145</text:p>
          </table:table-cell>
          <table:table-cell office:value-type="float" office:value="22118" table:style-name="ce1">
            <text:p>22118</text:p>
          </table:table-cell>
          <table:table-cell office:value-type="float" office:value="22022" table:style-name="ce1">
            <text:p>22022</text:p>
          </table:table-cell>
          <table:table-cell office:value-type="float" office:value="21959" table:style-name="ce1">
            <text:p>21959</text:p>
          </table:table-cell>
          <table:table-cell office:value-type="float" office:value="22238" table:style-name="ce1">
            <text:p>22238</text:p>
          </table:table-cell>
          <table:table-cell office:value-type="float" office:value="22149" table:style-name="ce1">
            <text:p>22149</text:p>
          </table:table-cell>
          <table:table-cell office:value-type="float" office:value="22185" table:style-name="ce1">
            <text:p>22185</text:p>
          </table:table-cell>
          <table:table-cell office:value-type="float" office:value="22036" table:style-name="ce1">
            <text:p>22036</text:p>
          </table:table-cell>
          <table:table-cell office:value-type="float" office:value="22426" table:style-name="ce1">
            <text:p>22426</text:p>
          </table:table-cell>
          <table:table-cell office:value-type="float" office:value="22208" table:style-name="ce1">
            <text:p>22208</text:p>
          </table:table-cell>
          <table:table-cell office:value-type="float" office:value="22257" table:style-name="ce1">
            <text:p>2225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22170" table:style-name="ce1">
            <text:p>22170</text:p>
          </table:table-cell>
          <table:table-cell office:value-type="float" office:value="22149" table:style-name="ce1">
            <text:p>22149</text:p>
          </table:table-cell>
          <table:table-cell office:value-type="float" office:value="22352" table:style-name="ce1">
            <text:p>22352</text:p>
          </table:table-cell>
          <table:table-cell office:value-type="float" office:value="22320" table:style-name="ce1">
            <text:p>22320</text:p>
          </table:table-cell>
          <table:table-cell office:value-type="float" office:value="22303" table:style-name="ce1">
            <text:p>22303</text:p>
          </table:table-cell>
          <table:table-cell office:value-type="float" office:value="22385" table:style-name="ce1">
            <text:p>22385</text:p>
          </table:table-cell>
          <table:table-cell office:value-type="float" office:value="22381" table:style-name="ce1">
            <text:p>22381</text:p>
          </table:table-cell>
          <table:table-cell office:value-type="float" office:value="22387" table:style-name="ce1">
            <text:p>22387</text:p>
          </table:table-cell>
          <table:table-cell office:value-type="float" office:value="22361" table:style-name="ce1">
            <text:p>22361</text:p>
          </table:table-cell>
          <table:table-cell office:value-type="float" office:value="22242" table:style-name="ce1">
            <text:p>22242</text:p>
          </table:table-cell>
          <table:table-cell office:value-type="float" office:value="22497" table:style-name="ce1">
            <text:p>22497</text:p>
          </table:table-cell>
          <table:table-cell office:value-type="float" office:value="22378" table:style-name="ce1">
            <text:p>22378</text:p>
          </table:table-cell>
          <table:table-cell office:value-type="float" office:value="22674" table:style-name="ce1">
            <text:p>22674</text:p>
          </table:table-cell>
          <table:table-cell office:value-type="float" office:value="22604" table:style-name="ce1">
            <text:p>22604</text:p>
          </table:table-cell>
          <table:table-cell office:value-type="float" office:value="22590" table:style-name="ce1">
            <text:p>22590</text:p>
          </table:table-cell>
          <table:table-cell office:value-type="float" office:value="22528" table:style-name="ce1">
            <text:p>22528</text:p>
          </table:table-cell>
          <table:table-cell office:value-type="float" office:value="22392" table:style-name="ce1">
            <text:p>22392</text:p>
          </table:table-cell>
          <table:table-cell office:value-type="float" office:value="22141" table:style-name="ce1">
            <text:p>22141</text:p>
          </table:table-cell>
          <table:table-cell office:value-type="float" office:value="22247" table:style-name="ce1">
            <text:p>22247</text:p>
          </table:table-cell>
          <table:table-cell office:value-type="float" office:value="22146" table:style-name="ce1">
            <text:p>22146</text:p>
          </table:table-cell>
          <table:table-cell office:value-type="float" office:value="22131" table:style-name="ce1">
            <text:p>22131</text:p>
          </table:table-cell>
          <table:table-cell office:value-type="float" office:value="22149" table:style-name="ce1">
            <text:p>22149</text:p>
          </table:table-cell>
          <table:table-cell office:value-type="float" office:value="21846" table:style-name="ce1">
            <text:p>21846</text:p>
          </table:table-cell>
          <table:table-cell office:value-type="float" office:value="22076" table:style-name="ce1">
            <text:p>22076</text:p>
          </table:table-cell>
          <table:table-cell office:value-type="float" office:value="21834" table:style-name="ce1">
            <text:p>21834</text:p>
          </table:table-cell>
          <table:table-cell office:value-type="float" office:value="22333" table:style-name="ce1">
            <text:p>22333</text:p>
          </table:table-cell>
          <table:table-cell office:value-type="float" office:value="21904" table:style-name="ce1">
            <text:p>21904</text:p>
          </table:table-cell>
          <table:table-cell office:value-type="float" office:value="21894" table:style-name="ce1">
            <text:p>21894</text:p>
          </table:table-cell>
          <table:table-cell office:value-type="float" office:value="22208" table:style-name="ce1">
            <text:p>22208</text:p>
          </table:table-cell>
          <table:table-cell office:value-type="float" office:value="21853" table:style-name="ce1">
            <text:p>21853</text:p>
          </table:table-cell>
          <table:table-cell office:value-type="float" office:value="21725" table:style-name="ce1">
            <text:p>21725</text:p>
          </table:table-cell>
          <table:table-cell office:value-type="float" office:value="22287" table:style-name="ce1">
            <text:p>22287</text:p>
          </table:table-cell>
          <table:table-cell office:value-type="float" office:value="21898" table:style-name="ce1">
            <text:p>21898</text:p>
          </table:table-cell>
          <table:table-cell office:value-type="float" office:value="21635" table:style-name="ce1">
            <text:p>21635</text:p>
          </table:table-cell>
          <table:table-cell office:value-type="float" office:value="21952" table:style-name="ce1">
            <text:p>21952</text:p>
          </table:table-cell>
          <table:table-cell office:value-type="float" office:value="21750" table:style-name="ce1">
            <text:p>21750</text:p>
          </table:table-cell>
          <table:table-cell office:value-type="float" office:value="21714" table:style-name="ce1">
            <text:p>21714</text:p>
          </table:table-cell>
          <table:table-cell office:value-type="float" office:value="21657" table:style-name="ce1">
            <text:p>21657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Influx: PfFNT + ilacco1.0+ 50µM CCC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1:38:03</text:p>
          </table:table-cell>
          <table:table-cell table:number-columns-repeated="16382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Sheet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6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7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1:06:3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-D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1:06:5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5631" table:style-name="ce1">
            <text:p>35631</text:p>
          </table:table-cell>
          <table:table-cell office:value-type="float" office:value="37063" table:style-name="ce1">
            <text:p>37063</text:p>
          </table:table-cell>
          <table:table-cell office:value-type="float" office:value="38481" table:style-name="ce1">
            <text:p>38481</text:p>
          </table:table-cell>
          <table:table-cell office:value-type="float" office:value="39001" table:style-name="ce1">
            <text:p>39001</text:p>
          </table:table-cell>
          <table:table-cell office:value-type="float" office:value="39505" table:style-name="ce1">
            <text:p>39505</text:p>
          </table:table-cell>
          <table:table-cell office:value-type="float" office:value="40076" table:style-name="ce1">
            <text:p>40076</text:p>
          </table:table-cell>
          <table:table-cell office:value-type="float" office:value="40725" table:style-name="ce1">
            <text:p>40725</text:p>
          </table:table-cell>
          <table:table-cell office:value-type="float" office:value="41889" table:style-name="ce1">
            <text:p>41889</text:p>
          </table:table-cell>
          <table:table-cell office:value-type="float" office:value="41981" table:style-name="ce1">
            <text:p>41981</text:p>
          </table:table-cell>
          <table:table-cell office:value-type="float" office:value="43372" table:style-name="ce1">
            <text:p>43372</text:p>
          </table:table-cell>
          <table:table-cell office:value-type="float" office:value="43647" table:style-name="ce1">
            <text:p>43647</text:p>
          </table:table-cell>
          <table:table-cell office:value-type="float" office:value="43858" table:style-name="ce1">
            <text:p>43858</text:p>
          </table:table-cell>
          <table:table-cell office:value-type="float" office:value="44991" table:style-name="ce1">
            <text:p>44991</text:p>
          </table:table-cell>
          <table:table-cell office:value-type="float" office:value="45080" table:style-name="ce1">
            <text:p>45080</text:p>
          </table:table-cell>
          <table:table-cell office:value-type="float" office:value="45527" table:style-name="ce1">
            <text:p>45527</text:p>
          </table:table-cell>
          <table:table-cell office:value-type="float" office:value="46415" table:style-name="ce1">
            <text:p>46415</text:p>
          </table:table-cell>
          <table:table-cell office:value-type="float" office:value="46934" table:style-name="ce1">
            <text:p>46934</text:p>
          </table:table-cell>
          <table:table-cell office:value-type="float" office:value="46862" table:style-name="ce1">
            <text:p>46862</text:p>
          </table:table-cell>
          <table:table-cell office:value-type="float" office:value="47473" table:style-name="ce1">
            <text:p>47473</text:p>
          </table:table-cell>
          <table:table-cell office:value-type="float" office:value="47834" table:style-name="ce1">
            <text:p>47834</text:p>
          </table:table-cell>
          <table:table-cell office:value-type="float" office:value="48431" table:style-name="ce1">
            <text:p>48431</text:p>
          </table:table-cell>
          <table:table-cell office:value-type="float" office:value="48753" table:style-name="ce1">
            <text:p>48753</text:p>
          </table:table-cell>
          <table:table-cell office:value-type="float" office:value="49397" table:style-name="ce1">
            <text:p>49397</text:p>
          </table:table-cell>
          <table:table-cell office:value-type="float" office:value="49484" table:style-name="ce1">
            <text:p>49484</text:p>
          </table:table-cell>
          <table:table-cell office:value-type="float" office:value="49324" table:style-name="ce1">
            <text:p>49324</text:p>
          </table:table-cell>
          <table:table-cell office:value-type="float" office:value="49923" table:style-name="ce1">
            <text:p>49923</text:p>
          </table:table-cell>
          <table:table-cell office:value-type="float" office:value="50096" table:style-name="ce1">
            <text:p>50096</text:p>
          </table:table-cell>
          <table:table-cell office:value-type="float" office:value="50314" table:style-name="ce1">
            <text:p>50314</text:p>
          </table:table-cell>
          <table:table-cell office:value-type="float" office:value="49961" table:style-name="ce1">
            <text:p>49961</text:p>
          </table:table-cell>
          <table:table-cell office:value-type="float" office:value="50622" table:style-name="ce1">
            <text:p>50622</text:p>
          </table:table-cell>
          <table:table-cell office:value-type="float" office:value="50672" table:style-name="ce1">
            <text:p>50672</text:p>
          </table:table-cell>
          <table:table-cell office:value-type="float" office:value="51304" table:style-name="ce1">
            <text:p>51304</text:p>
          </table:table-cell>
          <table:table-cell office:value-type="float" office:value="51313" table:style-name="ce1">
            <text:p>51313</text:p>
          </table:table-cell>
          <table:table-cell office:value-type="float" office:value="51996" table:style-name="ce1">
            <text:p>51996</text:p>
          </table:table-cell>
          <table:table-cell office:value-type="float" office:value="52433" table:style-name="ce1">
            <text:p>52433</text:p>
          </table:table-cell>
          <table:table-cell office:value-type="float" office:value="52802" table:style-name="ce1">
            <text:p>52802</text:p>
          </table:table-cell>
          <table:table-cell office:value-type="float" office:value="53044" table:style-name="ce1">
            <text:p>53044</text:p>
          </table:table-cell>
          <table:table-cell office:value-type="float" office:value="53541" table:style-name="ce1">
            <text:p>5354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1168" table:style-name="ce1">
            <text:p>31168</text:p>
          </table:table-cell>
          <table:table-cell office:value-type="float" office:value="32291" table:style-name="ce1">
            <text:p>32291</text:p>
          </table:table-cell>
          <table:table-cell office:value-type="float" office:value="33078" table:style-name="ce1">
            <text:p>33078</text:p>
          </table:table-cell>
          <table:table-cell office:value-type="float" office:value="34068" table:style-name="ce1">
            <text:p>34068</text:p>
          </table:table-cell>
          <table:table-cell office:value-type="float" office:value="34876" table:style-name="ce1">
            <text:p>34876</text:p>
          </table:table-cell>
          <table:table-cell office:value-type="float" office:value="35101" table:style-name="ce1">
            <text:p>35101</text:p>
          </table:table-cell>
          <table:table-cell office:value-type="float" office:value="35657" table:style-name="ce1">
            <text:p>35657</text:p>
          </table:table-cell>
          <table:table-cell office:value-type="float" office:value="36224" table:style-name="ce1">
            <text:p>36224</text:p>
          </table:table-cell>
          <table:table-cell office:value-type="float" office:value="36382" table:style-name="ce1">
            <text:p>36382</text:p>
          </table:table-cell>
          <table:table-cell office:value-type="float" office:value="36947" table:style-name="ce1">
            <text:p>36947</text:p>
          </table:table-cell>
          <table:table-cell office:value-type="float" office:value="37646" table:style-name="ce1">
            <text:p>37646</text:p>
          </table:table-cell>
          <table:table-cell office:value-type="float" office:value="38106" table:style-name="ce1">
            <text:p>38106</text:p>
          </table:table-cell>
          <table:table-cell office:value-type="float" office:value="38648" table:style-name="ce1">
            <text:p>38648</text:p>
          </table:table-cell>
          <table:table-cell office:value-type="float" office:value="38451" table:style-name="ce1">
            <text:p>38451</text:p>
          </table:table-cell>
          <table:table-cell office:value-type="float" office:value="39336" table:style-name="ce1">
            <text:p>39336</text:p>
          </table:table-cell>
          <table:table-cell office:value-type="float" office:value="39478" table:style-name="ce1">
            <text:p>39478</text:p>
          </table:table-cell>
          <table:table-cell office:value-type="float" office:value="40122" table:style-name="ce1">
            <text:p>40122</text:p>
          </table:table-cell>
          <table:table-cell office:value-type="float" office:value="40366" table:style-name="ce1">
            <text:p>40366</text:p>
          </table:table-cell>
          <table:table-cell office:value-type="float" office:value="40851" table:style-name="ce1">
            <text:p>40851</text:p>
          </table:table-cell>
          <table:table-cell office:value-type="float" office:value="41314" table:style-name="ce1">
            <text:p>41314</text:p>
          </table:table-cell>
          <table:table-cell office:value-type="float" office:value="41809" table:style-name="ce1">
            <text:p>41809</text:p>
          </table:table-cell>
          <table:table-cell office:value-type="float" office:value="41996" table:style-name="ce1">
            <text:p>41996</text:p>
          </table:table-cell>
          <table:table-cell office:value-type="float" office:value="42445" table:style-name="ce1">
            <text:p>42445</text:p>
          </table:table-cell>
          <table:table-cell office:value-type="float" office:value="42866" table:style-name="ce1">
            <text:p>42866</text:p>
          </table:table-cell>
          <table:table-cell office:value-type="float" office:value="43335" table:style-name="ce1">
            <text:p>43335</text:p>
          </table:table-cell>
          <table:table-cell office:value-type="float" office:value="43661" table:style-name="ce1">
            <text:p>43661</text:p>
          </table:table-cell>
          <table:table-cell office:value-type="float" office:value="44098" table:style-name="ce1">
            <text:p>44098</text:p>
          </table:table-cell>
          <table:table-cell office:value-type="float" office:value="44430" table:style-name="ce1">
            <text:p>44430</text:p>
          </table:table-cell>
          <table:table-cell office:value-type="float" office:value="44507" table:style-name="ce1">
            <text:p>44507</text:p>
          </table:table-cell>
          <table:table-cell office:value-type="float" office:value="45530" table:style-name="ce1">
            <text:p>45530</text:p>
          </table:table-cell>
          <table:table-cell office:value-type="float" office:value="45323" table:style-name="ce1">
            <text:p>45323</text:p>
          </table:table-cell>
          <table:table-cell office:value-type="float" office:value="46361" table:style-name="ce1">
            <text:p>46361</text:p>
          </table:table-cell>
          <table:table-cell office:value-type="float" office:value="47199" table:style-name="ce1">
            <text:p>47199</text:p>
          </table:table-cell>
          <table:table-cell office:value-type="float" office:value="47081" table:style-name="ce1">
            <text:p>47081</text:p>
          </table:table-cell>
          <table:table-cell office:value-type="float" office:value="47450" table:style-name="ce1">
            <text:p>47450</text:p>
          </table:table-cell>
          <table:table-cell office:value-type="float" office:value="48359" table:style-name="ce1">
            <text:p>48359</text:p>
          </table:table-cell>
          <table:table-cell office:value-type="float" office:value="48813" table:style-name="ce1">
            <text:p>48813</text:p>
          </table:table-cell>
          <table:table-cell office:value-type="float" office:value="48908" table:style-name="ce1">
            <text:p>4890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8001" table:style-name="ce1">
            <text:p>38001</text:p>
          </table:table-cell>
          <table:table-cell office:value-type="float" office:value="39104" table:style-name="ce1">
            <text:p>39104</text:p>
          </table:table-cell>
          <table:table-cell office:value-type="float" office:value="39756" table:style-name="ce1">
            <text:p>39756</text:p>
          </table:table-cell>
          <table:table-cell office:value-type="float" office:value="40228" table:style-name="ce1">
            <text:p>40228</text:p>
          </table:table-cell>
          <table:table-cell office:value-type="float" office:value="40556" table:style-name="ce1">
            <text:p>40556</text:p>
          </table:table-cell>
          <table:table-cell office:value-type="float" office:value="40654" table:style-name="ce1">
            <text:p>40654</text:p>
          </table:table-cell>
          <table:table-cell office:value-type="float" office:value="40990" table:style-name="ce1">
            <text:p>40990</text:p>
          </table:table-cell>
          <table:table-cell office:value-type="float" office:value="41361" table:style-name="ce1">
            <text:p>41361</text:p>
          </table:table-cell>
          <table:table-cell office:value-type="float" office:value="40899" table:style-name="ce1">
            <text:p>40899</text:p>
          </table:table-cell>
          <table:table-cell office:value-type="float" office:value="41990" table:style-name="ce1">
            <text:p>41990</text:p>
          </table:table-cell>
          <table:table-cell office:value-type="float" office:value="42102" table:style-name="ce1">
            <text:p>42102</text:p>
          </table:table-cell>
          <table:table-cell office:value-type="float" office:value="42149" table:style-name="ce1">
            <text:p>42149</text:p>
          </table:table-cell>
          <table:table-cell office:value-type="float" office:value="42876" table:style-name="ce1">
            <text:p>42876</text:p>
          </table:table-cell>
          <table:table-cell office:value-type="float" office:value="43583" table:style-name="ce1">
            <text:p>43583</text:p>
          </table:table-cell>
          <table:table-cell office:value-type="float" office:value="43186" table:style-name="ce1">
            <text:p>43186</text:p>
          </table:table-cell>
          <table:table-cell office:value-type="float" office:value="43450" table:style-name="ce1">
            <text:p>43450</text:p>
          </table:table-cell>
          <table:table-cell office:value-type="float" office:value="43780" table:style-name="ce1">
            <text:p>43780</text:p>
          </table:table-cell>
          <table:table-cell office:value-type="float" office:value="44594" table:style-name="ce1">
            <text:p>44594</text:p>
          </table:table-cell>
          <table:table-cell office:value-type="float" office:value="45539" table:style-name="ce1">
            <text:p>45539</text:p>
          </table:table-cell>
          <table:table-cell office:value-type="float" office:value="45545" table:style-name="ce1">
            <text:p>45545</text:p>
          </table:table-cell>
          <table:table-cell office:value-type="float" office:value="45791" table:style-name="ce1">
            <text:p>45791</text:p>
          </table:table-cell>
          <table:table-cell office:value-type="float" office:value="46186" table:style-name="ce1">
            <text:p>46186</text:p>
          </table:table-cell>
          <table:table-cell office:value-type="float" office:value="47158" table:style-name="ce1">
            <text:p>47158</text:p>
          </table:table-cell>
          <table:table-cell office:value-type="float" office:value="46892" table:style-name="ce1">
            <text:p>46892</text:p>
          </table:table-cell>
          <table:table-cell office:value-type="float" office:value="46532" table:style-name="ce1">
            <text:p>46532</text:p>
          </table:table-cell>
          <table:table-cell office:value-type="float" office:value="46756" table:style-name="ce1">
            <text:p>46756</text:p>
          </table:table-cell>
          <table:table-cell office:value-type="float" office:value="48060" table:style-name="ce1">
            <text:p>48060</text:p>
          </table:table-cell>
          <table:table-cell office:value-type="float" office:value="47924" table:style-name="ce1">
            <text:p>47924</text:p>
          </table:table-cell>
          <table:table-cell office:value-type="float" office:value="47386" table:style-name="ce1">
            <text:p>47386</text:p>
          </table:table-cell>
          <table:table-cell office:value-type="float" office:value="47865" table:style-name="ce1">
            <text:p>47865</text:p>
          </table:table-cell>
          <table:table-cell office:value-type="float" office:value="47186" table:style-name="ce1">
            <text:p>47186</text:p>
          </table:table-cell>
          <table:table-cell office:value-type="float" office:value="48912" table:style-name="ce1">
            <text:p>48912</text:p>
          </table:table-cell>
          <table:table-cell office:value-type="float" office:value="48172" table:style-name="ce1">
            <text:p>48172</text:p>
          </table:table-cell>
          <table:table-cell office:value-type="float" office:value="48164" table:style-name="ce1">
            <text:p>48164</text:p>
          </table:table-cell>
          <table:table-cell office:value-type="float" office:value="49419" table:style-name="ce1">
            <text:p>49419</text:p>
          </table:table-cell>
          <table:table-cell office:value-type="float" office:value="49485" table:style-name="ce1">
            <text:p>49485</text:p>
          </table:table-cell>
          <table:table-cell office:value-type="float" office:value="49819" table:style-name="ce1">
            <text:p>49819</text:p>
          </table:table-cell>
          <table:table-cell office:value-type="float" office:value="49365" table:style-name="ce1">
            <text:p>4936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7136" table:style-name="ce1">
            <text:p>37136</text:p>
          </table:table-cell>
          <table:table-cell office:value-type="float" office:value="38136" table:style-name="ce1">
            <text:p>38136</text:p>
          </table:table-cell>
          <table:table-cell office:value-type="float" office:value="38901" table:style-name="ce1">
            <text:p>38901</text:p>
          </table:table-cell>
          <table:table-cell office:value-type="float" office:value="39986" table:style-name="ce1">
            <text:p>39986</text:p>
          </table:table-cell>
          <table:table-cell office:value-type="float" office:value="40353" table:style-name="ce1">
            <text:p>40353</text:p>
          </table:table-cell>
          <table:table-cell office:value-type="float" office:value="40906" table:style-name="ce1">
            <text:p>40906</text:p>
          </table:table-cell>
          <table:table-cell office:value-type="float" office:value="41104" table:style-name="ce1">
            <text:p>41104</text:p>
          </table:table-cell>
          <table:table-cell office:value-type="float" office:value="41826" table:style-name="ce1">
            <text:p>41826</text:p>
          </table:table-cell>
          <table:table-cell office:value-type="float" office:value="42440" table:style-name="ce1">
            <text:p>42440</text:p>
          </table:table-cell>
          <table:table-cell office:value-type="float" office:value="42430" table:style-name="ce1">
            <text:p>42430</text:p>
          </table:table-cell>
          <table:table-cell office:value-type="float" office:value="43437" table:style-name="ce1">
            <text:p>43437</text:p>
          </table:table-cell>
          <table:table-cell office:value-type="float" office:value="44050" table:style-name="ce1">
            <text:p>44050</text:p>
          </table:table-cell>
          <table:table-cell office:value-type="float" office:value="44882" table:style-name="ce1">
            <text:p>44882</text:p>
          </table:table-cell>
          <table:table-cell office:value-type="float" office:value="45297" table:style-name="ce1">
            <text:p>45297</text:p>
          </table:table-cell>
          <table:table-cell office:value-type="float" office:value="46262" table:style-name="ce1">
            <text:p>46262</text:p>
          </table:table-cell>
          <table:table-cell office:value-type="float" office:value="46869" table:style-name="ce1">
            <text:p>46869</text:p>
          </table:table-cell>
          <table:table-cell office:value-type="float" office:value="47220" table:style-name="ce1">
            <text:p>47220</text:p>
          </table:table-cell>
          <table:table-cell office:value-type="float" office:value="47855" table:style-name="ce1">
            <text:p>47855</text:p>
          </table:table-cell>
          <table:table-cell office:value-type="float" office:value="48535" table:style-name="ce1">
            <text:p>48535</text:p>
          </table:table-cell>
          <table:table-cell office:value-type="float" office:value="48846" table:style-name="ce1">
            <text:p>48846</text:p>
          </table:table-cell>
          <table:table-cell office:value-type="float" office:value="49095" table:style-name="ce1">
            <text:p>49095</text:p>
          </table:table-cell>
          <table:table-cell office:value-type="float" office:value="49931" table:style-name="ce1">
            <text:p>49931</text:p>
          </table:table-cell>
          <table:table-cell office:value-type="float" office:value="50358" table:style-name="ce1">
            <text:p>50358</text:p>
          </table:table-cell>
          <table:table-cell office:value-type="float" office:value="50408" table:style-name="ce1">
            <text:p>50408</text:p>
          </table:table-cell>
          <table:table-cell office:value-type="float" office:value="51038" table:style-name="ce1">
            <text:p>51038</text:p>
          </table:table-cell>
          <table:table-cell office:value-type="float" office:value="50850" table:style-name="ce1">
            <text:p>50850</text:p>
          </table:table-cell>
          <table:table-cell office:value-type="float" office:value="51523" table:style-name="ce1">
            <text:p>51523</text:p>
          </table:table-cell>
          <table:table-cell office:value-type="float" office:value="51221" table:style-name="ce1">
            <text:p>51221</text:p>
          </table:table-cell>
          <table:table-cell office:value-type="float" office:value="51572" table:style-name="ce1">
            <text:p>51572</text:p>
          </table:table-cell>
          <table:table-cell office:value-type="float" office:value="52442" table:style-name="ce1">
            <text:p>52442</text:p>
          </table:table-cell>
          <table:table-cell office:value-type="float" office:value="51671" table:style-name="ce1">
            <text:p>51671</text:p>
          </table:table-cell>
          <table:table-cell office:value-type="float" office:value="52189" table:style-name="ce1">
            <text:p>52189</text:p>
          </table:table-cell>
          <table:table-cell office:value-type="float" office:value="52485" table:style-name="ce1">
            <text:p>52485</text:p>
          </table:table-cell>
          <table:table-cell office:value-type="float" office:value="52124" table:style-name="ce1">
            <text:p>52124</text:p>
          </table:table-cell>
          <table:table-cell office:value-type="float" office:value="52516" table:style-name="ce1">
            <text:p>52516</text:p>
          </table:table-cell>
          <table:table-cell office:value-type="float" office:value="52247" table:style-name="ce1">
            <text:p>52247</text:p>
          </table:table-cell>
          <table:table-cell office:value-type="float" office:value="52495" table:style-name="ce1">
            <text:p>52495</text:p>
          </table:table-cell>
          <table:table-cell office:value-type="float" office:value="51740" table:style-name="ce1">
            <text:p>5174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5628" table:style-name="ce1">
            <text:p>35628</text:p>
          </table:table-cell>
          <table:table-cell office:value-type="float" office:value="36517" table:style-name="ce1">
            <text:p>36517</text:p>
          </table:table-cell>
          <table:table-cell office:value-type="float" office:value="37160" table:style-name="ce1">
            <text:p>37160</text:p>
          </table:table-cell>
          <table:table-cell office:value-type="float" office:value="38402" table:style-name="ce1">
            <text:p>38402</text:p>
          </table:table-cell>
          <table:table-cell office:value-type="float" office:value="38280" table:style-name="ce1">
            <text:p>38280</text:p>
          </table:table-cell>
          <table:table-cell office:value-type="float" office:value="38977" table:style-name="ce1">
            <text:p>38977</text:p>
          </table:table-cell>
          <table:table-cell office:value-type="float" office:value="39528" table:style-name="ce1">
            <text:p>39528</text:p>
          </table:table-cell>
          <table:table-cell office:value-type="float" office:value="40412" table:style-name="ce1">
            <text:p>40412</text:p>
          </table:table-cell>
          <table:table-cell office:value-type="float" office:value="41147" table:style-name="ce1">
            <text:p>41147</text:p>
          </table:table-cell>
          <table:table-cell office:value-type="float" office:value="41327" table:style-name="ce1">
            <text:p>41327</text:p>
          </table:table-cell>
          <table:table-cell office:value-type="float" office:value="42031" table:style-name="ce1">
            <text:p>42031</text:p>
          </table:table-cell>
          <table:table-cell office:value-type="float" office:value="42813" table:style-name="ce1">
            <text:p>42813</text:p>
          </table:table-cell>
          <table:table-cell office:value-type="float" office:value="43435" table:style-name="ce1">
            <text:p>43435</text:p>
          </table:table-cell>
          <table:table-cell office:value-type="float" office:value="43816" table:style-name="ce1">
            <text:p>43816</text:p>
          </table:table-cell>
          <table:table-cell office:value-type="float" office:value="44235" table:style-name="ce1">
            <text:p>44235</text:p>
          </table:table-cell>
          <table:table-cell office:value-type="float" office:value="45604" table:style-name="ce1">
            <text:p>45604</text:p>
          </table:table-cell>
          <table:table-cell office:value-type="float" office:value="45624" table:style-name="ce1">
            <text:p>45624</text:p>
          </table:table-cell>
          <table:table-cell office:value-type="float" office:value="46754" table:style-name="ce1">
            <text:p>46754</text:p>
          </table:table-cell>
          <table:table-cell office:value-type="float" office:value="47311" table:style-name="ce1">
            <text:p>47311</text:p>
          </table:table-cell>
          <table:table-cell office:value-type="float" office:value="47147" table:style-name="ce1">
            <text:p>47147</text:p>
          </table:table-cell>
          <table:table-cell office:value-type="float" office:value="47564" table:style-name="ce1">
            <text:p>47564</text:p>
          </table:table-cell>
          <table:table-cell office:value-type="float" office:value="48640" table:style-name="ce1">
            <text:p>48640</text:p>
          </table:table-cell>
          <table:table-cell office:value-type="float" office:value="49387" table:style-name="ce1">
            <text:p>49387</text:p>
          </table:table-cell>
          <table:table-cell office:value-type="float" office:value="49576" table:style-name="ce1">
            <text:p>49576</text:p>
          </table:table-cell>
          <table:table-cell office:value-type="float" office:value="49785" table:style-name="ce1">
            <text:p>49785</text:p>
          </table:table-cell>
          <table:table-cell office:value-type="float" office:value="49290" table:style-name="ce1">
            <text:p>49290</text:p>
          </table:table-cell>
          <table:table-cell office:value-type="float" office:value="50190" table:style-name="ce1">
            <text:p>50190</text:p>
          </table:table-cell>
          <table:table-cell office:value-type="float" office:value="50358" table:style-name="ce1">
            <text:p>50358</text:p>
          </table:table-cell>
          <table:table-cell office:value-type="float" office:value="50263" table:style-name="ce1">
            <text:p>50263</text:p>
          </table:table-cell>
          <table:table-cell office:value-type="float" office:value="51332" table:style-name="ce1">
            <text:p>51332</text:p>
          </table:table-cell>
          <table:table-cell office:value-type="float" office:value="50667" table:style-name="ce1">
            <text:p>50667</text:p>
          </table:table-cell>
          <table:table-cell office:value-type="float" office:value="51197" table:style-name="ce1">
            <text:p>51197</text:p>
          </table:table-cell>
          <table:table-cell office:value-type="float" office:value="51682" table:style-name="ce1">
            <text:p>51682</text:p>
          </table:table-cell>
          <table:table-cell office:value-type="float" office:value="51197" table:style-name="ce1">
            <text:p>51197</text:p>
          </table:table-cell>
          <table:table-cell office:value-type="float" office:value="52035" table:style-name="ce1">
            <text:p>52035</text:p>
          </table:table-cell>
          <table:table-cell office:value-type="float" office:value="51732" table:style-name="ce1">
            <text:p>51732</text:p>
          </table:table-cell>
          <table:table-cell office:value-type="float" office:value="52027" table:style-name="ce1">
            <text:p>52027</text:p>
          </table:table-cell>
          <table:table-cell office:value-type="float" office:value="51570" table:style-name="ce1">
            <text:p>5157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9405" table:style-name="ce1">
            <text:p>39405</text:p>
          </table:table-cell>
          <table:table-cell office:value-type="float" office:value="40271" table:style-name="ce1">
            <text:p>40271</text:p>
          </table:table-cell>
          <table:table-cell office:value-type="float" office:value="40674" table:style-name="ce1">
            <text:p>40674</text:p>
          </table:table-cell>
          <table:table-cell office:value-type="float" office:value="40822" table:style-name="ce1">
            <text:p>40822</text:p>
          </table:table-cell>
          <table:table-cell office:value-type="float" office:value="41379" table:style-name="ce1">
            <text:p>41379</text:p>
          </table:table-cell>
          <table:table-cell office:value-type="float" office:value="41292" table:style-name="ce1">
            <text:p>41292</text:p>
          </table:table-cell>
          <table:table-cell office:value-type="float" office:value="41646" table:style-name="ce1">
            <text:p>41646</text:p>
          </table:table-cell>
          <table:table-cell office:value-type="float" office:value="43015" table:style-name="ce1">
            <text:p>43015</text:p>
          </table:table-cell>
          <table:table-cell office:value-type="float" office:value="44042" table:style-name="ce1">
            <text:p>44042</text:p>
          </table:table-cell>
          <table:table-cell office:value-type="float" office:value="44036" table:style-name="ce1">
            <text:p>44036</text:p>
          </table:table-cell>
          <table:table-cell office:value-type="float" office:value="44870" table:style-name="ce1">
            <text:p>44870</text:p>
          </table:table-cell>
          <table:table-cell office:value-type="float" office:value="45879" table:style-name="ce1">
            <text:p>45879</text:p>
          </table:table-cell>
          <table:table-cell office:value-type="float" office:value="46547" table:style-name="ce1">
            <text:p>46547</text:p>
          </table:table-cell>
          <table:table-cell office:value-type="float" office:value="46342" table:style-name="ce1">
            <text:p>46342</text:p>
          </table:table-cell>
          <table:table-cell office:value-type="float" office:value="46389" table:style-name="ce1">
            <text:p>46389</text:p>
          </table:table-cell>
          <table:table-cell office:value-type="float" office:value="47244" table:style-name="ce1">
            <text:p>47244</text:p>
          </table:table-cell>
          <table:table-cell office:value-type="float" office:value="47832" table:style-name="ce1">
            <text:p>47832</text:p>
          </table:table-cell>
          <table:table-cell office:value-type="float" office:value="47719" table:style-name="ce1">
            <text:p>47719</text:p>
          </table:table-cell>
          <table:table-cell office:value-type="float" office:value="48235" table:style-name="ce1">
            <text:p>48235</text:p>
          </table:table-cell>
          <table:table-cell office:value-type="float" office:value="47957" table:style-name="ce1">
            <text:p>47957</text:p>
          </table:table-cell>
          <table:table-cell office:value-type="float" office:value="48237" table:style-name="ce1">
            <text:p>48237</text:p>
          </table:table-cell>
          <table:table-cell office:value-type="float" office:value="49545" table:style-name="ce1">
            <text:p>49545</text:p>
          </table:table-cell>
          <table:table-cell office:value-type="float" office:value="50314" table:style-name="ce1">
            <text:p>50314</text:p>
          </table:table-cell>
          <table:table-cell office:value-type="float" office:value="50223" table:style-name="ce1">
            <text:p>50223</text:p>
          </table:table-cell>
          <table:table-cell office:value-type="float" office:value="50507" table:style-name="ce1">
            <text:p>50507</text:p>
          </table:table-cell>
          <table:table-cell office:value-type="float" office:value="50721" table:style-name="ce1">
            <text:p>50721</text:p>
          </table:table-cell>
          <table:table-cell office:value-type="float" office:value="50679" table:style-name="ce1">
            <text:p>50679</text:p>
          </table:table-cell>
          <table:table-cell office:value-type="float" office:value="50285" table:style-name="ce1">
            <text:p>50285</text:p>
          </table:table-cell>
          <table:table-cell office:value-type="float" office:value="50094" table:style-name="ce1">
            <text:p>50094</text:p>
          </table:table-cell>
          <table:table-cell office:value-type="float" office:value="50232" table:style-name="ce1">
            <text:p>50232</text:p>
          </table:table-cell>
          <table:table-cell office:value-type="float" office:value="49857" table:style-name="ce1">
            <text:p>49857</text:p>
          </table:table-cell>
          <table:table-cell office:value-type="float" office:value="50966" table:style-name="ce1">
            <text:p>50966</text:p>
          </table:table-cell>
          <table:table-cell office:value-type="float" office:value="50385" table:style-name="ce1">
            <text:p>50385</text:p>
          </table:table-cell>
          <table:table-cell office:value-type="float" office:value="49844" table:style-name="ce1">
            <text:p>49844</text:p>
          </table:table-cell>
          <table:table-cell office:value-type="float" office:value="50706" table:style-name="ce1">
            <text:p>50706</text:p>
          </table:table-cell>
          <table:table-cell office:value-type="float" office:value="51505" table:style-name="ce1">
            <text:p>51505</text:p>
          </table:table-cell>
          <table:table-cell office:value-type="float" office:value="51546" table:style-name="ce1">
            <text:p>51546</text:p>
          </table:table-cell>
          <table:table-cell office:value-type="float" office:value="50940" table:style-name="ce1">
            <text:p>5094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7164" table:style-name="ce1">
            <text:p>27164</text:p>
          </table:table-cell>
          <table:table-cell office:value-type="float" office:value="27837" table:style-name="ce1">
            <text:p>27837</text:p>
          </table:table-cell>
          <table:table-cell office:value-type="float" office:value="28032" table:style-name="ce1">
            <text:p>28032</text:p>
          </table:table-cell>
          <table:table-cell office:value-type="float" office:value="28247" table:style-name="ce1">
            <text:p>28247</text:p>
          </table:table-cell>
          <table:table-cell office:value-type="float" office:value="28424" table:style-name="ce1">
            <text:p>28424</text:p>
          </table:table-cell>
          <table:table-cell office:value-type="float" office:value="28633" table:style-name="ce1">
            <text:p>28633</text:p>
          </table:table-cell>
          <table:table-cell office:value-type="float" office:value="28882" table:style-name="ce1">
            <text:p>28882</text:p>
          </table:table-cell>
          <table:table-cell office:value-type="float" office:value="29264" table:style-name="ce1">
            <text:p>29264</text:p>
          </table:table-cell>
          <table:table-cell office:value-type="float" office:value="29637" table:style-name="ce1">
            <text:p>29637</text:p>
          </table:table-cell>
          <table:table-cell office:value-type="float" office:value="29691" table:style-name="ce1">
            <text:p>29691</text:p>
          </table:table-cell>
          <table:table-cell office:value-type="float" office:value="30065" table:style-name="ce1">
            <text:p>30065</text:p>
          </table:table-cell>
          <table:table-cell office:value-type="float" office:value="30230" table:style-name="ce1">
            <text:p>30230</text:p>
          </table:table-cell>
          <table:table-cell office:value-type="float" office:value="30605" table:style-name="ce1">
            <text:p>30605</text:p>
          </table:table-cell>
          <table:table-cell office:value-type="float" office:value="30635" table:style-name="ce1">
            <text:p>30635</text:p>
          </table:table-cell>
          <table:table-cell office:value-type="float" office:value="30592" table:style-name="ce1">
            <text:p>30592</text:p>
          </table:table-cell>
          <table:table-cell office:value-type="float" office:value="30882" table:style-name="ce1">
            <text:p>30882</text:p>
          </table:table-cell>
          <table:table-cell office:value-type="float" office:value="30907" table:style-name="ce1">
            <text:p>30907</text:p>
          </table:table-cell>
          <table:table-cell office:value-type="float" office:value="30780" table:style-name="ce1">
            <text:p>30780</text:p>
          </table:table-cell>
          <table:table-cell office:value-type="float" office:value="31273" table:style-name="ce1">
            <text:p>31273</text:p>
          </table:table-cell>
          <table:table-cell office:value-type="float" office:value="31326" table:style-name="ce1">
            <text:p>31326</text:p>
          </table:table-cell>
          <table:table-cell office:value-type="float" office:value="31465" table:style-name="ce1">
            <text:p>31465</text:p>
          </table:table-cell>
          <table:table-cell office:value-type="float" office:value="31387" table:style-name="ce1">
            <text:p>31387</text:p>
          </table:table-cell>
          <table:table-cell office:value-type="float" office:value="31265" table:style-name="ce1">
            <text:p>31265</text:p>
          </table:table-cell>
          <table:table-cell office:value-type="float" office:value="31314" table:style-name="ce1">
            <text:p>31314</text:p>
          </table:table-cell>
          <table:table-cell office:value-type="float" office:value="31217" table:style-name="ce1">
            <text:p>31217</text:p>
          </table:table-cell>
          <table:table-cell office:value-type="float" office:value="31346" table:style-name="ce1">
            <text:p>31346</text:p>
          </table:table-cell>
          <table:table-cell office:value-type="float" office:value="31624" table:style-name="ce1">
            <text:p>31624</text:p>
          </table:table-cell>
          <table:table-cell office:value-type="float" office:value="31185" table:style-name="ce1">
            <text:p>31185</text:p>
          </table:table-cell>
          <table:table-cell office:value-type="float" office:value="31651" table:style-name="ce1">
            <text:p>31651</text:p>
          </table:table-cell>
          <table:table-cell office:value-type="float" office:value="31725" table:style-name="ce1">
            <text:p>31725</text:p>
          </table:table-cell>
          <table:table-cell office:value-type="float" office:value="31388" table:style-name="ce1">
            <text:p>31388</text:p>
          </table:table-cell>
          <table:table-cell office:value-type="float" office:value="31540" table:style-name="ce1">
            <text:p>31540</text:p>
          </table:table-cell>
          <table:table-cell office:value-type="float" office:value="31805" table:style-name="ce1">
            <text:p>31805</text:p>
          </table:table-cell>
          <table:table-cell office:value-type="float" office:value="31678" table:style-name="ce1">
            <text:p>31678</text:p>
          </table:table-cell>
          <table:table-cell office:value-type="float" office:value="31999" table:style-name="ce1">
            <text:p>31999</text:p>
          </table:table-cell>
          <table:table-cell office:value-type="float" office:value="31946" table:style-name="ce1">
            <text:p>31946</text:p>
          </table:table-cell>
          <table:table-cell office:value-type="float" office:value="32058" table:style-name="ce1">
            <text:p>32058</text:p>
          </table:table-cell>
          <table:table-cell office:value-type="float" office:value="31852" table:style-name="ce1">
            <text:p>3185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4400" table:style-name="ce1">
            <text:p>24400</text:p>
          </table:table-cell>
          <table:table-cell office:value-type="float" office:value="25109" table:style-name="ce1">
            <text:p>25109</text:p>
          </table:table-cell>
          <table:table-cell office:value-type="float" office:value="25486" table:style-name="ce1">
            <text:p>25486</text:p>
          </table:table-cell>
          <table:table-cell office:value-type="float" office:value="25588" table:style-name="ce1">
            <text:p>25588</text:p>
          </table:table-cell>
          <table:table-cell office:value-type="float" office:value="26057" table:style-name="ce1">
            <text:p>26057</text:p>
          </table:table-cell>
          <table:table-cell office:value-type="float" office:value="26339" table:style-name="ce1">
            <text:p>26339</text:p>
          </table:table-cell>
          <table:table-cell office:value-type="float" office:value="26695" table:style-name="ce1">
            <text:p>26695</text:p>
          </table:table-cell>
          <table:table-cell office:value-type="float" office:value="27068" table:style-name="ce1">
            <text:p>27068</text:p>
          </table:table-cell>
          <table:table-cell office:value-type="float" office:value="27148" table:style-name="ce1">
            <text:p>27148</text:p>
          </table:table-cell>
          <table:table-cell office:value-type="float" office:value="27403" table:style-name="ce1">
            <text:p>27403</text:p>
          </table:table-cell>
          <table:table-cell office:value-type="float" office:value="27824" table:style-name="ce1">
            <text:p>27824</text:p>
          </table:table-cell>
          <table:table-cell office:value-type="float" office:value="27885" table:style-name="ce1">
            <text:p>27885</text:p>
          </table:table-cell>
          <table:table-cell office:value-type="float" office:value="28234" table:style-name="ce1">
            <text:p>28234</text:p>
          </table:table-cell>
          <table:table-cell office:value-type="float" office:value="28425" table:style-name="ce1">
            <text:p>28425</text:p>
          </table:table-cell>
          <table:table-cell office:value-type="float" office:value="28599" table:style-name="ce1">
            <text:p>28599</text:p>
          </table:table-cell>
          <table:table-cell office:value-type="float" office:value="29163" table:style-name="ce1">
            <text:p>29163</text:p>
          </table:table-cell>
          <table:table-cell office:value-type="float" office:value="29244" table:style-name="ce1">
            <text:p>29244</text:p>
          </table:table-cell>
          <table:table-cell office:value-type="float" office:value="29525" table:style-name="ce1">
            <text:p>29525</text:p>
          </table:table-cell>
          <table:table-cell office:value-type="float" office:value="29792" table:style-name="ce1">
            <text:p>29792</text:p>
          </table:table-cell>
          <table:table-cell office:value-type="float" office:value="29856" table:style-name="ce1">
            <text:p>29856</text:p>
          </table:table-cell>
          <table:table-cell office:value-type="float" office:value="30138" table:style-name="ce1">
            <text:p>30138</text:p>
          </table:table-cell>
          <table:table-cell office:value-type="float" office:value="30351" table:style-name="ce1">
            <text:p>30351</text:p>
          </table:table-cell>
          <table:table-cell office:value-type="float" office:value="30580" table:style-name="ce1">
            <text:p>30580</text:p>
          </table:table-cell>
          <table:table-cell office:value-type="float" office:value="30668" table:style-name="ce1">
            <text:p>30668</text:p>
          </table:table-cell>
          <table:table-cell office:value-type="float" office:value="30386" table:style-name="ce1">
            <text:p>30386</text:p>
          </table:table-cell>
          <table:table-cell office:value-type="float" office:value="30649" table:style-name="ce1">
            <text:p>30649</text:p>
          </table:table-cell>
          <table:table-cell office:value-type="float" office:value="31115" table:style-name="ce1">
            <text:p>31115</text:p>
          </table:table-cell>
          <table:table-cell office:value-type="float" office:value="30777" table:style-name="ce1">
            <text:p>30777</text:p>
          </table:table-cell>
          <table:table-cell office:value-type="float" office:value="30904" table:style-name="ce1">
            <text:p>30904</text:p>
          </table:table-cell>
          <table:table-cell office:value-type="float" office:value="31220" table:style-name="ce1">
            <text:p>31220</text:p>
          </table:table-cell>
          <table:table-cell office:value-type="float" office:value="31450" table:style-name="ce1">
            <text:p>31450</text:p>
          </table:table-cell>
          <table:table-cell office:value-type="float" office:value="31624" table:style-name="ce1">
            <text:p>31624</text:p>
          </table:table-cell>
          <table:table-cell office:value-type="float" office:value="31966" table:style-name="ce1">
            <text:p>31966</text:p>
          </table:table-cell>
          <table:table-cell office:value-type="float" office:value="31764" table:style-name="ce1">
            <text:p>31764</text:p>
          </table:table-cell>
          <table:table-cell office:value-type="float" office:value="32498" table:style-name="ce1">
            <text:p>32498</text:p>
          </table:table-cell>
          <table:table-cell office:value-type="float" office:value="32219" table:style-name="ce1">
            <text:p>32219</text:p>
          </table:table-cell>
          <table:table-cell office:value-type="float" office:value="32586" table:style-name="ce1">
            <text:p>32586</text:p>
          </table:table-cell>
          <table:table-cell office:value-type="float" office:value="32824" table:style-name="ce1">
            <text:p>32824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4315" table:style-name="ce1">
            <text:p>24315</text:p>
          </table:table-cell>
          <table:table-cell office:value-type="float" office:value="24849" table:style-name="ce1">
            <text:p>24849</text:p>
          </table:table-cell>
          <table:table-cell office:value-type="float" office:value="25229" table:style-name="ce1">
            <text:p>25229</text:p>
          </table:table-cell>
          <table:table-cell office:value-type="float" office:value="25477" table:style-name="ce1">
            <text:p>25477</text:p>
          </table:table-cell>
          <table:table-cell office:value-type="float" office:value="25825" table:style-name="ce1">
            <text:p>25825</text:p>
          </table:table-cell>
          <table:table-cell office:value-type="float" office:value="26297" table:style-name="ce1">
            <text:p>26297</text:p>
          </table:table-cell>
          <table:table-cell office:value-type="float" office:value="26662" table:style-name="ce1">
            <text:p>26662</text:p>
          </table:table-cell>
          <table:table-cell office:value-type="float" office:value="27007" table:style-name="ce1">
            <text:p>27007</text:p>
          </table:table-cell>
          <table:table-cell office:value-type="float" office:value="27556" table:style-name="ce1">
            <text:p>27556</text:p>
          </table:table-cell>
          <table:table-cell office:value-type="float" office:value="27704" table:style-name="ce1">
            <text:p>27704</text:p>
          </table:table-cell>
          <table:table-cell office:value-type="float" office:value="27933" table:style-name="ce1">
            <text:p>27933</text:p>
          </table:table-cell>
          <table:table-cell office:value-type="float" office:value="27788" table:style-name="ce1">
            <text:p>27788</text:p>
          </table:table-cell>
          <table:table-cell office:value-type="float" office:value="28421" table:style-name="ce1">
            <text:p>28421</text:p>
          </table:table-cell>
          <table:table-cell office:value-type="float" office:value="28159" table:style-name="ce1">
            <text:p>28159</text:p>
          </table:table-cell>
          <table:table-cell office:value-type="float" office:value="29331" table:style-name="ce1">
            <text:p>29331</text:p>
          </table:table-cell>
          <table:table-cell office:value-type="float" office:value="29645" table:style-name="ce1">
            <text:p>29645</text:p>
          </table:table-cell>
          <table:table-cell office:value-type="float" office:value="28937" table:style-name="ce1">
            <text:p>28937</text:p>
          </table:table-cell>
          <table:table-cell office:value-type="float" office:value="29981" table:style-name="ce1">
            <text:p>29981</text:p>
          </table:table-cell>
          <table:table-cell office:value-type="float" office:value="29987" table:style-name="ce1">
            <text:p>29987</text:p>
          </table:table-cell>
          <table:table-cell office:value-type="float" office:value="30058" table:style-name="ce1">
            <text:p>30058</text:p>
          </table:table-cell>
          <table:table-cell office:value-type="float" office:value="30896" table:style-name="ce1">
            <text:p>30896</text:p>
          </table:table-cell>
          <table:table-cell office:value-type="float" office:value="30299" table:style-name="ce1">
            <text:p>30299</text:p>
          </table:table-cell>
          <table:table-cell office:value-type="float" office:value="31607" table:style-name="ce1">
            <text:p>31607</text:p>
          </table:table-cell>
          <table:table-cell office:value-type="float" office:value="31785" table:style-name="ce1">
            <text:p>31785</text:p>
          </table:table-cell>
          <table:table-cell office:value-type="float" office:value="31455" table:style-name="ce1">
            <text:p>31455</text:p>
          </table:table-cell>
          <table:table-cell office:value-type="float" office:value="32292" table:style-name="ce1">
            <text:p>32292</text:p>
          </table:table-cell>
          <table:table-cell office:value-type="float" office:value="31814" table:style-name="ce1">
            <text:p>31814</text:p>
          </table:table-cell>
          <table:table-cell office:value-type="float" office:value="31969" table:style-name="ce1">
            <text:p>31969</text:p>
          </table:table-cell>
          <table:table-cell office:value-type="float" office:value="33253" table:style-name="ce1">
            <text:p>33253</text:p>
          </table:table-cell>
          <table:table-cell office:value-type="float" office:value="32950" table:style-name="ce1">
            <text:p>32950</text:p>
          </table:table-cell>
          <table:table-cell office:value-type="float" office:value="32984" table:style-name="ce1">
            <text:p>32984</text:p>
          </table:table-cell>
          <table:table-cell office:value-type="float" office:value="33432" table:style-name="ce1">
            <text:p>33432</text:p>
          </table:table-cell>
          <table:table-cell office:value-type="float" office:value="34147" table:style-name="ce1">
            <text:p>34147</text:p>
          </table:table-cell>
          <table:table-cell office:value-type="float" office:value="33700" table:style-name="ce1">
            <text:p>33700</text:p>
          </table:table-cell>
          <table:table-cell office:value-type="float" office:value="34129" table:style-name="ce1">
            <text:p>34129</text:p>
          </table:table-cell>
          <table:table-cell office:value-type="float" office:value="34550" table:style-name="ce1">
            <text:p>34550</text:p>
          </table:table-cell>
          <table:table-cell office:value-type="float" office:value="34963" table:style-name="ce1">
            <text:p>34963</text:p>
          </table:table-cell>
          <table:table-cell office:value-type="float" office:value="35147" table:style-name="ce1">
            <text:p>3514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8259" table:style-name="ce1">
            <text:p>8259</text:p>
          </table:table-cell>
          <table:table-cell office:value-type="float" office:value="8272" table:style-name="ce1">
            <text:p>8272</text:p>
          </table:table-cell>
          <table:table-cell office:value-type="float" office:value="8148" table:style-name="ce1">
            <text:p>8148</text:p>
          </table:table-cell>
          <table:table-cell office:value-type="float" office:value="8173" table:style-name="ce1">
            <text:p>8173</text:p>
          </table:table-cell>
          <table:table-cell office:value-type="float" office:value="8181" table:style-name="ce1">
            <text:p>8181</text:p>
          </table:table-cell>
          <table:table-cell office:value-type="float" office:value="8236" table:style-name="ce1">
            <text:p>8236</text:p>
          </table:table-cell>
          <table:table-cell office:value-type="float" office:value="8266" table:style-name="ce1">
            <text:p>8266</text:p>
          </table:table-cell>
          <table:table-cell office:value-type="float" office:value="8319" table:style-name="ce1">
            <text:p>8319</text:p>
          </table:table-cell>
          <table:table-cell office:value-type="float" office:value="8385" table:style-name="ce1">
            <text:p>8385</text:p>
          </table:table-cell>
          <table:table-cell office:value-type="float" office:value="8459" table:style-name="ce1">
            <text:p>8459</text:p>
          </table:table-cell>
          <table:table-cell office:value-type="float" office:value="8373" table:style-name="ce1">
            <text:p>8373</text:p>
          </table:table-cell>
          <table:table-cell office:value-type="float" office:value="8418" table:style-name="ce1">
            <text:p>8418</text:p>
          </table:table-cell>
          <table:table-cell office:value-type="float" office:value="8466" table:style-name="ce1">
            <text:p>8466</text:p>
          </table:table-cell>
          <table:table-cell office:value-type="float" office:value="8426" table:style-name="ce1">
            <text:p>8426</text:p>
          </table:table-cell>
          <table:table-cell office:value-type="float" office:value="8358" table:style-name="ce1">
            <text:p>8358</text:p>
          </table:table-cell>
          <table:table-cell office:value-type="float" office:value="8474" table:style-name="ce1">
            <text:p>8474</text:p>
          </table:table-cell>
          <table:table-cell office:value-type="float" office:value="8470" table:style-name="ce1">
            <text:p>8470</text:p>
          </table:table-cell>
          <table:table-cell office:value-type="float" office:value="8413" table:style-name="ce1">
            <text:p>8413</text:p>
          </table:table-cell>
          <table:table-cell office:value-type="float" office:value="8434" table:style-name="ce1">
            <text:p>8434</text:p>
          </table:table-cell>
          <table:table-cell office:value-type="float" office:value="8378" table:style-name="ce1">
            <text:p>8378</text:p>
          </table:table-cell>
          <table:table-cell office:value-type="float" office:value="8399" table:style-name="ce1">
            <text:p>8399</text:p>
          </table:table-cell>
          <table:table-cell office:value-type="float" office:value="8484" table:style-name="ce1">
            <text:p>8484</text:p>
          </table:table-cell>
          <table:table-cell office:value-type="float" office:value="8467" table:style-name="ce1">
            <text:p>8467</text:p>
          </table:table-cell>
          <table:table-cell office:value-type="float" office:value="8446" table:style-name="ce1">
            <text:p>8446</text:p>
          </table:table-cell>
          <table:table-cell office:value-type="float" office:value="8375" table:style-name="ce1">
            <text:p>8375</text:p>
          </table:table-cell>
          <table:table-cell office:value-type="float" office:value="8308" table:style-name="ce1">
            <text:p>8308</text:p>
          </table:table-cell>
          <table:table-cell office:value-type="float" office:value="8317" table:style-name="ce1">
            <text:p>8317</text:p>
          </table:table-cell>
          <table:table-cell office:value-type="float" office:value="8380" table:style-name="ce1">
            <text:p>8380</text:p>
          </table:table-cell>
          <table:table-cell office:value-type="float" office:value="8454" table:style-name="ce1">
            <text:p>8454</text:p>
          </table:table-cell>
          <table:table-cell office:value-type="float" office:value="8370" table:style-name="ce1">
            <text:p>8370</text:p>
          </table:table-cell>
          <table:table-cell office:value-type="float" office:value="8335" table:style-name="ce1">
            <text:p>8335</text:p>
          </table:table-cell>
          <table:table-cell office:value-type="float" office:value="8360" table:style-name="ce1">
            <text:p>8360</text:p>
          </table:table-cell>
          <table:table-cell office:value-type="float" office:value="8433" table:style-name="ce1">
            <text:p>8433</text:p>
          </table:table-cell>
          <table:table-cell office:value-type="float" office:value="8438" table:style-name="ce1">
            <text:p>8438</text:p>
          </table:table-cell>
          <table:table-cell office:value-type="float" office:value="8479" table:style-name="ce1">
            <text:p>8479</text:p>
          </table:table-cell>
          <table:table-cell office:value-type="float" office:value="8442" table:style-name="ce1">
            <text:p>8442</text:p>
          </table:table-cell>
          <table:table-cell office:value-type="float" office:value="8455" table:style-name="ce1">
            <text:p>8455</text:p>
          </table:table-cell>
          <table:table-cell office:value-type="float" office:value="8438" table:style-name="ce1">
            <text:p>84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8320" table:style-name="ce1">
            <text:p>8320</text:p>
          </table:table-cell>
          <table:table-cell office:value-type="float" office:value="8455" table:style-name="ce1">
            <text:p>8455</text:p>
          </table:table-cell>
          <table:table-cell office:value-type="float" office:value="8357" table:style-name="ce1">
            <text:p>8357</text:p>
          </table:table-cell>
          <table:table-cell office:value-type="float" office:value="8404" table:style-name="ce1">
            <text:p>8404</text:p>
          </table:table-cell>
          <table:table-cell office:value-type="float" office:value="8294" table:style-name="ce1">
            <text:p>8294</text:p>
          </table:table-cell>
          <table:table-cell office:value-type="float" office:value="8357" table:style-name="ce1">
            <text:p>8357</text:p>
          </table:table-cell>
          <table:table-cell office:value-type="float" office:value="8329" table:style-name="ce1">
            <text:p>8329</text:p>
          </table:table-cell>
          <table:table-cell office:value-type="float" office:value="8301" table:style-name="ce1">
            <text:p>8301</text:p>
          </table:table-cell>
          <table:table-cell office:value-type="float" office:value="8347" table:style-name="ce1">
            <text:p>8347</text:p>
          </table:table-cell>
          <table:table-cell office:value-type="float" office:value="8501" table:style-name="ce1">
            <text:p>8501</text:p>
          </table:table-cell>
          <table:table-cell office:value-type="float" office:value="8499" table:style-name="ce1">
            <text:p>8499</text:p>
          </table:table-cell>
          <table:table-cell office:value-type="float" office:value="8511" table:style-name="ce1">
            <text:p>8511</text:p>
          </table:table-cell>
          <table:table-cell office:value-type="float" office:value="8606" table:style-name="ce1">
            <text:p>8606</text:p>
          </table:table-cell>
          <table:table-cell office:value-type="float" office:value="8509" table:style-name="ce1">
            <text:p>8509</text:p>
          </table:table-cell>
          <table:table-cell office:value-type="float" office:value="8493" table:style-name="ce1">
            <text:p>8493</text:p>
          </table:table-cell>
          <table:table-cell office:value-type="float" office:value="8662" table:style-name="ce1">
            <text:p>8662</text:p>
          </table:table-cell>
          <table:table-cell office:value-type="float" office:value="8693" table:style-name="ce1">
            <text:p>8693</text:p>
          </table:table-cell>
          <table:table-cell office:value-type="float" office:value="8624" table:style-name="ce1">
            <text:p>8624</text:p>
          </table:table-cell>
          <table:table-cell office:value-type="float" office:value="8661" table:style-name="ce1">
            <text:p>8661</text:p>
          </table:table-cell>
          <table:table-cell office:value-type="float" office:value="8676" table:style-name="ce1">
            <text:p>8676</text:p>
          </table:table-cell>
          <table:table-cell office:value-type="float" office:value="8676" table:style-name="ce1">
            <text:p>8676</text:p>
          </table:table-cell>
          <table:table-cell office:value-type="float" office:value="8804" table:style-name="ce1">
            <text:p>8804</text:p>
          </table:table-cell>
          <table:table-cell office:value-type="float" office:value="8824" table:style-name="ce1">
            <text:p>8824</text:p>
          </table:table-cell>
          <table:table-cell office:value-type="float" office:value="8907" table:style-name="ce1">
            <text:p>8907</text:p>
          </table:table-cell>
          <table:table-cell office:value-type="float" office:value="8901" table:style-name="ce1">
            <text:p>8901</text:p>
          </table:table-cell>
          <table:table-cell office:value-type="float" office:value="8906" table:style-name="ce1">
            <text:p>8906</text:p>
          </table:table-cell>
          <table:table-cell office:value-type="float" office:value="8937" table:style-name="ce1">
            <text:p>8937</text:p>
          </table:table-cell>
          <table:table-cell office:value-type="float" office:value="8876" table:style-name="ce1">
            <text:p>8876</text:p>
          </table:table-cell>
          <table:table-cell office:value-type="float" office:value="9057" table:style-name="ce1">
            <text:p>9057</text:p>
          </table:table-cell>
          <table:table-cell office:value-type="float" office:value="9028" table:style-name="ce1">
            <text:p>9028</text:p>
          </table:table-cell>
          <table:table-cell office:value-type="float" office:value="9018" table:style-name="ce1">
            <text:p>9018</text:p>
          </table:table-cell>
          <table:table-cell office:value-type="float" office:value="9056" table:style-name="ce1">
            <text:p>9056</text:p>
          </table:table-cell>
          <table:table-cell office:value-type="float" office:value="9127" table:style-name="ce1">
            <text:p>9127</text:p>
          </table:table-cell>
          <table:table-cell office:value-type="float" office:value="9207" table:style-name="ce1">
            <text:p>9207</text:p>
          </table:table-cell>
          <table:table-cell office:value-type="float" office:value="9228" table:style-name="ce1">
            <text:p>9228</text:p>
          </table:table-cell>
          <table:table-cell office:value-type="float" office:value="9196" table:style-name="ce1">
            <text:p>9196</text:p>
          </table:table-cell>
          <table:table-cell office:value-type="float" office:value="9288" table:style-name="ce1">
            <text:p>9288</text:p>
          </table:table-cell>
          <table:table-cell office:value-type="float" office:value="9333" table:style-name="ce1">
            <text:p>933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8145" table:style-name="ce1">
            <text:p>8145</text:p>
          </table:table-cell>
          <table:table-cell office:value-type="float" office:value="8158" table:style-name="ce1">
            <text:p>8158</text:p>
          </table:table-cell>
          <table:table-cell office:value-type="float" office:value="8015" table:style-name="ce1">
            <text:p>8015</text:p>
          </table:table-cell>
          <table:table-cell office:value-type="float" office:value="8188" table:style-name="ce1">
            <text:p>8188</text:p>
          </table:table-cell>
          <table:table-cell office:value-type="float" office:value="8060" table:style-name="ce1">
            <text:p>8060</text:p>
          </table:table-cell>
          <table:table-cell office:value-type="float" office:value="8165" table:style-name="ce1">
            <text:p>8165</text:p>
          </table:table-cell>
          <table:table-cell office:value-type="float" office:value="8336" table:style-name="ce1">
            <text:p>8336</text:p>
          </table:table-cell>
          <table:table-cell office:value-type="float" office:value="8231" table:style-name="ce1">
            <text:p>8231</text:p>
          </table:table-cell>
          <table:table-cell office:value-type="float" office:value="8244" table:style-name="ce1">
            <text:p>8244</text:p>
          </table:table-cell>
          <table:table-cell office:value-type="float" office:value="8416" table:style-name="ce1">
            <text:p>8416</text:p>
          </table:table-cell>
          <table:table-cell office:value-type="float" office:value="8528" table:style-name="ce1">
            <text:p>8528</text:p>
          </table:table-cell>
          <table:table-cell office:value-type="float" office:value="8653" table:style-name="ce1">
            <text:p>8653</text:p>
          </table:table-cell>
          <table:table-cell office:value-type="float" office:value="8764" table:style-name="ce1">
            <text:p>8764</text:p>
          </table:table-cell>
          <table:table-cell office:value-type="float" office:value="8685" table:style-name="ce1">
            <text:p>8685</text:p>
          </table:table-cell>
          <table:table-cell office:value-type="float" office:value="8711" table:style-name="ce1">
            <text:p>8711</text:p>
          </table:table-cell>
          <table:table-cell office:value-type="float" office:value="8830" table:style-name="ce1">
            <text:p>8830</text:p>
          </table:table-cell>
          <table:table-cell office:value-type="float" office:value="8952" table:style-name="ce1">
            <text:p>8952</text:p>
          </table:table-cell>
          <table:table-cell office:value-type="float" office:value="8992" table:style-name="ce1">
            <text:p>8992</text:p>
          </table:table-cell>
          <table:table-cell office:value-type="float" office:value="9061" table:style-name="ce1">
            <text:p>9061</text:p>
          </table:table-cell>
          <table:table-cell office:value-type="float" office:value="8991" table:style-name="ce1">
            <text:p>8991</text:p>
          </table:table-cell>
          <table:table-cell office:value-type="float" office:value="9092" table:style-name="ce1">
            <text:p>9092</text:p>
          </table:table-cell>
          <table:table-cell office:value-type="float" office:value="9370" table:style-name="ce1">
            <text:p>9370</text:p>
          </table:table-cell>
          <table:table-cell office:value-type="float" office:value="9340" table:style-name="ce1">
            <text:p>9340</text:p>
          </table:table-cell>
          <table:table-cell office:value-type="float" office:value="9318" table:style-name="ce1">
            <text:p>9318</text:p>
          </table:table-cell>
          <table:table-cell office:value-type="float" office:value="9267" table:style-name="ce1">
            <text:p>9267</text:p>
          </table:table-cell>
          <table:table-cell office:value-type="float" office:value="9486" table:style-name="ce1">
            <text:p>9486</text:p>
          </table:table-cell>
          <table:table-cell office:value-type="float" office:value="9508" table:style-name="ce1">
            <text:p>9508</text:p>
          </table:table-cell>
          <table:table-cell office:value-type="float" office:value="9420" table:style-name="ce1">
            <text:p>9420</text:p>
          </table:table-cell>
          <table:table-cell office:value-type="float" office:value="9694" table:style-name="ce1">
            <text:p>9694</text:p>
          </table:table-cell>
          <table:table-cell office:value-type="float" office:value="9638" table:style-name="ce1">
            <text:p>9638</text:p>
          </table:table-cell>
          <table:table-cell office:value-type="float" office:value="9675" table:style-name="ce1">
            <text:p>9675</text:p>
          </table:table-cell>
          <table:table-cell office:value-type="float" office:value="9729" table:style-name="ce1">
            <text:p>9729</text:p>
          </table:table-cell>
          <table:table-cell office:value-type="float" office:value="9876" table:style-name="ce1">
            <text:p>9876</text:p>
          </table:table-cell>
          <table:table-cell office:value-type="float" office:value="9964" table:style-name="ce1">
            <text:p>9964</text:p>
          </table:table-cell>
          <table:table-cell office:value-type="float" office:value="9953" table:style-name="ce1">
            <text:p>9953</text:p>
          </table:table-cell>
          <table:table-cell office:value-type="float" office:value="9964" table:style-name="ce1">
            <text:p>9964</text:p>
          </table:table-cell>
          <table:table-cell office:value-type="float" office:value="10054" table:style-name="ce1">
            <text:p>10054</text:p>
          </table:table-cell>
          <table:table-cell office:value-type="float" office:value="10072" table:style-name="ce1">
            <text:p>10072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Influx: PfFNT + ilacco1.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1:15:01</text:p>
          </table:table-cell>
          <table:table-cell table:number-columns-repeated="16382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8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9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0:56:1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2" table:style-name="ce1">
            <text:p>92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D10-D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0:56:2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D10</text:p>
          </table:table-cell>
          <table:table-cell office:value-type="float" office:value="41494" table:style-name="ce1">
            <text:p>41494</text:p>
          </table:table-cell>
          <table:table-cell office:value-type="float" office:value="42678" table:style-name="ce1">
            <text:p>42678</text:p>
          </table:table-cell>
          <table:table-cell office:value-type="float" office:value="43320" table:style-name="ce1">
            <text:p>43320</text:p>
          </table:table-cell>
          <table:table-cell office:value-type="float" office:value="44212" table:style-name="ce1">
            <text:p>44212</text:p>
          </table:table-cell>
          <table:table-cell office:value-type="float" office:value="44267" table:style-name="ce1">
            <text:p>44267</text:p>
          </table:table-cell>
          <table:table-cell office:value-type="float" office:value="44989" table:style-name="ce1">
            <text:p>44989</text:p>
          </table:table-cell>
          <table:table-cell office:value-type="float" office:value="45277" table:style-name="ce1">
            <text:p>45277</text:p>
          </table:table-cell>
          <table:table-cell office:value-type="float" office:value="45799" table:style-name="ce1">
            <text:p>45799</text:p>
          </table:table-cell>
          <table:table-cell office:value-type="float" office:value="46415" table:style-name="ce1">
            <text:p>46415</text:p>
          </table:table-cell>
          <table:table-cell office:value-type="float" office:value="46832" table:style-name="ce1">
            <text:p>46832</text:p>
          </table:table-cell>
          <table:table-cell office:value-type="float" office:value="46934" table:style-name="ce1">
            <text:p>46934</text:p>
          </table:table-cell>
          <table:table-cell office:value-type="float" office:value="47216" table:style-name="ce1">
            <text:p>47216</text:p>
          </table:table-cell>
          <table:table-cell office:value-type="float" office:value="47333" table:style-name="ce1">
            <text:p>47333</text:p>
          </table:table-cell>
          <table:table-cell office:value-type="float" office:value="47722" table:style-name="ce1">
            <text:p>47722</text:p>
          </table:table-cell>
          <table:table-cell office:value-type="float" office:value="48637" table:style-name="ce1">
            <text:p>48637</text:p>
          </table:table-cell>
          <table:table-cell office:value-type="float" office:value="48943" table:style-name="ce1">
            <text:p>48943</text:p>
          </table:table-cell>
          <table:table-cell office:value-type="float" office:value="48781" table:style-name="ce1">
            <text:p>48781</text:p>
          </table:table-cell>
          <table:table-cell office:value-type="float" office:value="48608" table:style-name="ce1">
            <text:p>48608</text:p>
          </table:table-cell>
          <table:table-cell office:value-type="float" office:value="48605" table:style-name="ce1">
            <text:p>48605</text:p>
          </table:table-cell>
          <table:table-cell office:value-type="float" office:value="49106" table:style-name="ce1">
            <text:p>49106</text:p>
          </table:table-cell>
          <table:table-cell office:value-type="float" office:value="48873" table:style-name="ce1">
            <text:p>48873</text:p>
          </table:table-cell>
          <table:table-cell office:value-type="float" office:value="49223" table:style-name="ce1">
            <text:p>49223</text:p>
          </table:table-cell>
          <table:table-cell office:value-type="float" office:value="49106" table:style-name="ce1">
            <text:p>49106</text:p>
          </table:table-cell>
          <table:table-cell office:value-type="float" office:value="49083" table:style-name="ce1">
            <text:p>49083</text:p>
          </table:table-cell>
          <table:table-cell office:value-type="float" office:value="49445" table:style-name="ce1">
            <text:p>49445</text:p>
          </table:table-cell>
          <table:table-cell office:value-type="float" office:value="49262" table:style-name="ce1">
            <text:p>49262</text:p>
          </table:table-cell>
          <table:table-cell office:value-type="float" office:value="48941" table:style-name="ce1">
            <text:p>48941</text:p>
          </table:table-cell>
          <table:table-cell office:value-type="float" office:value="48936" table:style-name="ce1">
            <text:p>48936</text:p>
          </table:table-cell>
          <table:table-cell office:value-type="float" office:value="48898" table:style-name="ce1">
            <text:p>48898</text:p>
          </table:table-cell>
          <table:table-cell office:value-type="float" office:value="49290" table:style-name="ce1">
            <text:p>49290</text:p>
          </table:table-cell>
          <table:table-cell office:value-type="float" office:value="49269" table:style-name="ce1">
            <text:p>49269</text:p>
          </table:table-cell>
          <table:table-cell office:value-type="float" office:value="48916" table:style-name="ce1">
            <text:p>48916</text:p>
          </table:table-cell>
          <table:table-cell office:value-type="float" office:value="49133" table:style-name="ce1">
            <text:p>49133</text:p>
          </table:table-cell>
          <table:table-cell office:value-type="float" office:value="49065" table:style-name="ce1">
            <text:p>49065</text:p>
          </table:table-cell>
          <table:table-cell office:value-type="float" office:value="48680" table:style-name="ce1">
            <text:p>48680</text:p>
          </table:table-cell>
          <table:table-cell office:value-type="float" office:value="48563" table:style-name="ce1">
            <text:p>48563</text:p>
          </table:table-cell>
          <table:table-cell office:value-type="float" office:value="48978" table:style-name="ce1">
            <text:p>48978</text:p>
          </table:table-cell>
          <table:table-cell office:value-type="float" office:value="48342" table:style-name="ce1">
            <text:p>4834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D11</text:p>
          </table:table-cell>
          <table:table-cell office:value-type="float" office:value="40846" table:style-name="ce1">
            <text:p>40846</text:p>
          </table:table-cell>
          <table:table-cell office:value-type="float" office:value="41684" table:style-name="ce1">
            <text:p>41684</text:p>
          </table:table-cell>
          <table:table-cell office:value-type="float" office:value="42464" table:style-name="ce1">
            <text:p>42464</text:p>
          </table:table-cell>
          <table:table-cell office:value-type="float" office:value="42586" table:style-name="ce1">
            <text:p>42586</text:p>
          </table:table-cell>
          <table:table-cell office:value-type="float" office:value="42995" table:style-name="ce1">
            <text:p>42995</text:p>
          </table:table-cell>
          <table:table-cell office:value-type="float" office:value="43560" table:style-name="ce1">
            <text:p>43560</text:p>
          </table:table-cell>
          <table:table-cell office:value-type="float" office:value="43797" table:style-name="ce1">
            <text:p>43797</text:p>
          </table:table-cell>
          <table:table-cell office:value-type="float" office:value="44187" table:style-name="ce1">
            <text:p>44187</text:p>
          </table:table-cell>
          <table:table-cell office:value-type="float" office:value="44630" table:style-name="ce1">
            <text:p>44630</text:p>
          </table:table-cell>
          <table:table-cell office:value-type="float" office:value="44881" table:style-name="ce1">
            <text:p>44881</text:p>
          </table:table-cell>
          <table:table-cell office:value-type="float" office:value="45457" table:style-name="ce1">
            <text:p>45457</text:p>
          </table:table-cell>
          <table:table-cell office:value-type="float" office:value="44932" table:style-name="ce1">
            <text:p>44932</text:p>
          </table:table-cell>
          <table:table-cell office:value-type="float" office:value="45596" table:style-name="ce1">
            <text:p>45596</text:p>
          </table:table-cell>
          <table:table-cell office:value-type="float" office:value="46234" table:style-name="ce1">
            <text:p>46234</text:p>
          </table:table-cell>
          <table:table-cell office:value-type="float" office:value="46460" table:style-name="ce1">
            <text:p>46460</text:p>
          </table:table-cell>
          <table:table-cell office:value-type="float" office:value="46882" table:style-name="ce1">
            <text:p>46882</text:p>
          </table:table-cell>
          <table:table-cell office:value-type="float" office:value="46760" table:style-name="ce1">
            <text:p>46760</text:p>
          </table:table-cell>
          <table:table-cell office:value-type="float" office:value="46686" table:style-name="ce1">
            <text:p>46686</text:p>
          </table:table-cell>
          <table:table-cell office:value-type="float" office:value="47718" table:style-name="ce1">
            <text:p>47718</text:p>
          </table:table-cell>
          <table:table-cell office:value-type="float" office:value="47893" table:style-name="ce1">
            <text:p>47893</text:p>
          </table:table-cell>
          <table:table-cell office:value-type="float" office:value="47803" table:style-name="ce1">
            <text:p>47803</text:p>
          </table:table-cell>
          <table:table-cell office:value-type="float" office:value="47884" table:style-name="ce1">
            <text:p>47884</text:p>
          </table:table-cell>
          <table:table-cell office:value-type="float" office:value="47927" table:style-name="ce1">
            <text:p>47927</text:p>
          </table:table-cell>
          <table:table-cell office:value-type="float" office:value="48105" table:style-name="ce1">
            <text:p>48105</text:p>
          </table:table-cell>
          <table:table-cell office:value-type="float" office:value="48013" table:style-name="ce1">
            <text:p>48013</text:p>
          </table:table-cell>
          <table:table-cell office:value-type="float" office:value="47866" table:style-name="ce1">
            <text:p>47866</text:p>
          </table:table-cell>
          <table:table-cell office:value-type="float" office:value="48104" table:style-name="ce1">
            <text:p>48104</text:p>
          </table:table-cell>
          <table:table-cell office:value-type="float" office:value="48035" table:style-name="ce1">
            <text:p>48035</text:p>
          </table:table-cell>
          <table:table-cell office:value-type="float" office:value="48241" table:style-name="ce1">
            <text:p>48241</text:p>
          </table:table-cell>
          <table:table-cell office:value-type="float" office:value="48347" table:style-name="ce1">
            <text:p>48347</text:p>
          </table:table-cell>
          <table:table-cell office:value-type="float" office:value="47975" table:style-name="ce1">
            <text:p>47975</text:p>
          </table:table-cell>
          <table:table-cell office:value-type="float" office:value="48385" table:style-name="ce1">
            <text:p>48385</text:p>
          </table:table-cell>
          <table:table-cell office:value-type="float" office:value="48293" table:style-name="ce1">
            <text:p>48293</text:p>
          </table:table-cell>
          <table:table-cell office:value-type="float" office:value="48252" table:style-name="ce1">
            <text:p>48252</text:p>
          </table:table-cell>
          <table:table-cell office:value-type="float" office:value="48324" table:style-name="ce1">
            <text:p>48324</text:p>
          </table:table-cell>
          <table:table-cell office:value-type="float" office:value="48196" table:style-name="ce1">
            <text:p>48196</text:p>
          </table:table-cell>
          <table:table-cell office:value-type="float" office:value="48562" table:style-name="ce1">
            <text:p>48562</text:p>
          </table:table-cell>
          <table:table-cell office:value-type="float" office:value="48116" table:style-name="ce1">
            <text:p>48116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D12</text:p>
          </table:table-cell>
          <table:table-cell office:value-type="float" office:value="40582" table:style-name="ce1">
            <text:p>40582</text:p>
          </table:table-cell>
          <table:table-cell office:value-type="float" office:value="41631" table:style-name="ce1">
            <text:p>41631</text:p>
          </table:table-cell>
          <table:table-cell office:value-type="float" office:value="42374" table:style-name="ce1">
            <text:p>42374</text:p>
          </table:table-cell>
          <table:table-cell office:value-type="float" office:value="42570" table:style-name="ce1">
            <text:p>42570</text:p>
          </table:table-cell>
          <table:table-cell office:value-type="float" office:value="43276" table:style-name="ce1">
            <text:p>43276</text:p>
          </table:table-cell>
          <table:table-cell office:value-type="float" office:value="43577" table:style-name="ce1">
            <text:p>43577</text:p>
          </table:table-cell>
          <table:table-cell office:value-type="float" office:value="44316" table:style-name="ce1">
            <text:p>44316</text:p>
          </table:table-cell>
          <table:table-cell office:value-type="float" office:value="44642" table:style-name="ce1">
            <text:p>44642</text:p>
          </table:table-cell>
          <table:table-cell office:value-type="float" office:value="45172" table:style-name="ce1">
            <text:p>45172</text:p>
          </table:table-cell>
          <table:table-cell office:value-type="float" office:value="45188" table:style-name="ce1">
            <text:p>45188</text:p>
          </table:table-cell>
          <table:table-cell office:value-type="float" office:value="45815" table:style-name="ce1">
            <text:p>45815</text:p>
          </table:table-cell>
          <table:table-cell office:value-type="float" office:value="45557" table:style-name="ce1">
            <text:p>45557</text:p>
          </table:table-cell>
          <table:table-cell office:value-type="float" office:value="45951" table:style-name="ce1">
            <text:p>45951</text:p>
          </table:table-cell>
          <table:table-cell office:value-type="float" office:value="46125" table:style-name="ce1">
            <text:p>46125</text:p>
          </table:table-cell>
          <table:table-cell office:value-type="float" office:value="47015" table:style-name="ce1">
            <text:p>47015</text:p>
          </table:table-cell>
          <table:table-cell office:value-type="float" office:value="47266" table:style-name="ce1">
            <text:p>47266</text:p>
          </table:table-cell>
          <table:table-cell office:value-type="float" office:value="47342" table:style-name="ce1">
            <text:p>47342</text:p>
          </table:table-cell>
          <table:table-cell office:value-type="float" office:value="47442" table:style-name="ce1">
            <text:p>47442</text:p>
          </table:table-cell>
          <table:table-cell office:value-type="float" office:value="47994" table:style-name="ce1">
            <text:p>47994</text:p>
          </table:table-cell>
          <table:table-cell office:value-type="float" office:value="48171" table:style-name="ce1">
            <text:p>48171</text:p>
          </table:table-cell>
          <table:table-cell office:value-type="float" office:value="47985" table:style-name="ce1">
            <text:p>47985</text:p>
          </table:table-cell>
          <table:table-cell office:value-type="float" office:value="48331" table:style-name="ce1">
            <text:p>48331</text:p>
          </table:table-cell>
          <table:table-cell office:value-type="float" office:value="48484" table:style-name="ce1">
            <text:p>48484</text:p>
          </table:table-cell>
          <table:table-cell office:value-type="float" office:value="48374" table:style-name="ce1">
            <text:p>48374</text:p>
          </table:table-cell>
          <table:table-cell office:value-type="float" office:value="48715" table:style-name="ce1">
            <text:p>48715</text:p>
          </table:table-cell>
          <table:table-cell office:value-type="float" office:value="48501" table:style-name="ce1">
            <text:p>48501</text:p>
          </table:table-cell>
          <table:table-cell office:value-type="float" office:value="49046" table:style-name="ce1">
            <text:p>49046</text:p>
          </table:table-cell>
          <table:table-cell office:value-type="float" office:value="48828" table:style-name="ce1">
            <text:p>48828</text:p>
          </table:table-cell>
          <table:table-cell office:value-type="float" office:value="48755" table:style-name="ce1">
            <text:p>48755</text:p>
          </table:table-cell>
          <table:table-cell office:value-type="float" office:value="49164" table:style-name="ce1">
            <text:p>49164</text:p>
          </table:table-cell>
          <table:table-cell office:value-type="float" office:value="48787" table:style-name="ce1">
            <text:p>48787</text:p>
          </table:table-cell>
          <table:table-cell office:value-type="float" office:value="49214" table:style-name="ce1">
            <text:p>49214</text:p>
          </table:table-cell>
          <table:table-cell office:value-type="float" office:value="49173" table:style-name="ce1">
            <text:p>49173</text:p>
          </table:table-cell>
          <table:table-cell office:value-type="float" office:value="49110" table:style-name="ce1">
            <text:p>49110</text:p>
          </table:table-cell>
          <table:table-cell office:value-type="float" office:value="48841" table:style-name="ce1">
            <text:p>48841</text:p>
          </table:table-cell>
          <table:table-cell office:value-type="float" office:value="48952" table:style-name="ce1">
            <text:p>48952</text:p>
          </table:table-cell>
          <table:table-cell office:value-type="float" office:value="49025" table:style-name="ce1">
            <text:p>49025</text:p>
          </table:table-cell>
          <table:table-cell office:value-type="float" office:value="48633" table:style-name="ce1">
            <text:p>48633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Influx: PfFNT+ilacco1.0 Influx <text:s text:c="2"/>--&gt; Versuch schneller zu arbeiten --&gt; geringere Totzeit, aber kaum Effek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1:04:31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3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0:47:3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89" table:style-name="ce1">
            <text:p>89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E10-H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0:47:5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table:number-columns-repeated="16350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8749" table:style-name="ce1">
            <text:p>38749</text:p>
          </table:table-cell>
          <table:table-cell office:value-type="float" office:value="40057" table:style-name="ce1">
            <text:p>40057</text:p>
          </table:table-cell>
          <table:table-cell office:value-type="float" office:value="40633" table:style-name="ce1">
            <text:p>40633</text:p>
          </table:table-cell>
          <table:table-cell office:value-type="float" office:value="41017" table:style-name="ce1">
            <text:p>41017</text:p>
          </table:table-cell>
          <table:table-cell office:value-type="float" office:value="42088" table:style-name="ce1">
            <text:p>42088</text:p>
          </table:table-cell>
          <table:table-cell office:value-type="float" office:value="42808" table:style-name="ce1">
            <text:p>42808</text:p>
          </table:table-cell>
          <table:table-cell office:value-type="float" office:value="43224" table:style-name="ce1">
            <text:p>43224</text:p>
          </table:table-cell>
          <table:table-cell office:value-type="float" office:value="43993" table:style-name="ce1">
            <text:p>43993</text:p>
          </table:table-cell>
          <table:table-cell office:value-type="float" office:value="44960" table:style-name="ce1">
            <text:p>44960</text:p>
          </table:table-cell>
          <table:table-cell office:value-type="float" office:value="45579" table:style-name="ce1">
            <text:p>45579</text:p>
          </table:table-cell>
          <table:table-cell office:value-type="float" office:value="45965" table:style-name="ce1">
            <text:p>45965</text:p>
          </table:table-cell>
          <table:table-cell office:value-type="float" office:value="46941" table:style-name="ce1">
            <text:p>46941</text:p>
          </table:table-cell>
          <table:table-cell office:value-type="float" office:value="47768" table:style-name="ce1">
            <text:p>47768</text:p>
          </table:table-cell>
          <table:table-cell office:value-type="float" office:value="47792" table:style-name="ce1">
            <text:p>47792</text:p>
          </table:table-cell>
          <table:table-cell office:value-type="float" office:value="48751" table:style-name="ce1">
            <text:p>48751</text:p>
          </table:table-cell>
          <table:table-cell office:value-type="float" office:value="49485" table:style-name="ce1">
            <text:p>49485</text:p>
          </table:table-cell>
          <table:table-cell office:value-type="float" office:value="49611" table:style-name="ce1">
            <text:p>49611</text:p>
          </table:table-cell>
          <table:table-cell office:value-type="float" office:value="49991" table:style-name="ce1">
            <text:p>49991</text:p>
          </table:table-cell>
          <table:table-cell office:value-type="float" office:value="50220" table:style-name="ce1">
            <text:p>50220</text:p>
          </table:table-cell>
          <table:table-cell office:value-type="float" office:value="51012" table:style-name="ce1">
            <text:p>51012</text:p>
          </table:table-cell>
          <table:table-cell office:value-type="float" office:value="51535" table:style-name="ce1">
            <text:p>51535</text:p>
          </table:table-cell>
          <table:table-cell office:value-type="float" office:value="51950" table:style-name="ce1">
            <text:p>51950</text:p>
          </table:table-cell>
          <table:table-cell office:value-type="float" office:value="51730" table:style-name="ce1">
            <text:p>51730</text:p>
          </table:table-cell>
          <table:table-cell office:value-type="float" office:value="52505" table:style-name="ce1">
            <text:p>52505</text:p>
          </table:table-cell>
          <table:table-cell office:value-type="float" office:value="52805" table:style-name="ce1">
            <text:p>52805</text:p>
          </table:table-cell>
          <table:table-cell office:value-type="float" office:value="53307" table:style-name="ce1">
            <text:p>53307</text:p>
          </table:table-cell>
          <table:table-cell office:value-type="float" office:value="53162" table:style-name="ce1">
            <text:p>53162</text:p>
          </table:table-cell>
          <table:table-cell office:value-type="float" office:value="54069" table:style-name="ce1">
            <text:p>54069</text:p>
          </table:table-cell>
          <table:table-cell office:value-type="float" office:value="53250" table:style-name="ce1">
            <text:p>53250</text:p>
          </table:table-cell>
          <table:table-cell office:value-type="float" office:value="53547" table:style-name="ce1">
            <text:p>53547</text:p>
          </table:table-cell>
          <table:table-cell office:value-type="float" office:value="53789" table:style-name="ce1">
            <text:p>53789</text:p>
          </table:table-cell>
          <table:table-cell office:value-type="float" office:value="53976" table:style-name="ce1">
            <text:p>53976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6612" table:style-name="ce1">
            <text:p>36612</text:p>
          </table:table-cell>
          <table:table-cell office:value-type="float" office:value="37561" table:style-name="ce1">
            <text:p>37561</text:p>
          </table:table-cell>
          <table:table-cell office:value-type="float" office:value="38097" table:style-name="ce1">
            <text:p>38097</text:p>
          </table:table-cell>
          <table:table-cell office:value-type="float" office:value="38265" table:style-name="ce1">
            <text:p>38265</text:p>
          </table:table-cell>
          <table:table-cell office:value-type="float" office:value="38917" table:style-name="ce1">
            <text:p>38917</text:p>
          </table:table-cell>
          <table:table-cell office:value-type="float" office:value="39355" table:style-name="ce1">
            <text:p>39355</text:p>
          </table:table-cell>
          <table:table-cell office:value-type="float" office:value="39516" table:style-name="ce1">
            <text:p>39516</text:p>
          </table:table-cell>
          <table:table-cell office:value-type="float" office:value="39879" table:style-name="ce1">
            <text:p>39879</text:p>
          </table:table-cell>
          <table:table-cell office:value-type="float" office:value="40543" table:style-name="ce1">
            <text:p>40543</text:p>
          </table:table-cell>
          <table:table-cell office:value-type="float" office:value="40511" table:style-name="ce1">
            <text:p>40511</text:p>
          </table:table-cell>
          <table:table-cell office:value-type="float" office:value="40812" table:style-name="ce1">
            <text:p>40812</text:p>
          </table:table-cell>
          <table:table-cell office:value-type="float" office:value="41536" table:style-name="ce1">
            <text:p>41536</text:p>
          </table:table-cell>
          <table:table-cell office:value-type="float" office:value="41812" table:style-name="ce1">
            <text:p>41812</text:p>
          </table:table-cell>
          <table:table-cell office:value-type="float" office:value="41710" table:style-name="ce1">
            <text:p>41710</text:p>
          </table:table-cell>
          <table:table-cell office:value-type="float" office:value="41908" table:style-name="ce1">
            <text:p>41908</text:p>
          </table:table-cell>
          <table:table-cell office:value-type="float" office:value="42869" table:style-name="ce1">
            <text:p>42869</text:p>
          </table:table-cell>
          <table:table-cell office:value-type="float" office:value="42520" table:style-name="ce1">
            <text:p>42520</text:p>
          </table:table-cell>
          <table:table-cell office:value-type="float" office:value="43152" table:style-name="ce1">
            <text:p>43152</text:p>
          </table:table-cell>
          <table:table-cell office:value-type="float" office:value="42301" table:style-name="ce1">
            <text:p>42301</text:p>
          </table:table-cell>
          <table:table-cell office:value-type="float" office:value="42292" table:style-name="ce1">
            <text:p>42292</text:p>
          </table:table-cell>
          <table:table-cell office:value-type="float" office:value="43057" table:style-name="ce1">
            <text:p>43057</text:p>
          </table:table-cell>
          <table:table-cell office:value-type="float" office:value="43149" table:style-name="ce1">
            <text:p>43149</text:p>
          </table:table-cell>
          <table:table-cell office:value-type="float" office:value="43310" table:style-name="ce1">
            <text:p>43310</text:p>
          </table:table-cell>
          <table:table-cell office:value-type="float" office:value="43533" table:style-name="ce1">
            <text:p>43533</text:p>
          </table:table-cell>
          <table:table-cell office:value-type="float" office:value="43556" table:style-name="ce1">
            <text:p>43556</text:p>
          </table:table-cell>
          <table:table-cell office:value-type="float" office:value="43760" table:style-name="ce1">
            <text:p>43760</text:p>
          </table:table-cell>
          <table:table-cell office:value-type="float" office:value="43842" table:style-name="ce1">
            <text:p>43842</text:p>
          </table:table-cell>
          <table:table-cell office:value-type="float" office:value="44397" table:style-name="ce1">
            <text:p>44397</text:p>
          </table:table-cell>
          <table:table-cell office:value-type="float" office:value="43517" table:style-name="ce1">
            <text:p>43517</text:p>
          </table:table-cell>
          <table:table-cell office:value-type="float" office:value="44089" table:style-name="ce1">
            <text:p>44089</text:p>
          </table:table-cell>
          <table:table-cell office:value-type="float" office:value="43437" table:style-name="ce1">
            <text:p>43437</text:p>
          </table:table-cell>
          <table:table-cell office:value-type="float" office:value="44219" table:style-name="ce1">
            <text:p>44219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6550" table:style-name="ce1">
            <text:p>36550</text:p>
          </table:table-cell>
          <table:table-cell office:value-type="float" office:value="37589" table:style-name="ce1">
            <text:p>37589</text:p>
          </table:table-cell>
          <table:table-cell office:value-type="float" office:value="37925" table:style-name="ce1">
            <text:p>37925</text:p>
          </table:table-cell>
          <table:table-cell office:value-type="float" office:value="38035" table:style-name="ce1">
            <text:p>38035</text:p>
          </table:table-cell>
          <table:table-cell office:value-type="float" office:value="39084" table:style-name="ce1">
            <text:p>39084</text:p>
          </table:table-cell>
          <table:table-cell office:value-type="float" office:value="39029" table:style-name="ce1">
            <text:p>39029</text:p>
          </table:table-cell>
          <table:table-cell office:value-type="float" office:value="39363" table:style-name="ce1">
            <text:p>39363</text:p>
          </table:table-cell>
          <table:table-cell office:value-type="float" office:value="39609" table:style-name="ce1">
            <text:p>39609</text:p>
          </table:table-cell>
          <table:table-cell office:value-type="float" office:value="39976" table:style-name="ce1">
            <text:p>39976</text:p>
          </table:table-cell>
          <table:table-cell office:value-type="float" office:value="40571" table:style-name="ce1">
            <text:p>40571</text:p>
          </table:table-cell>
          <table:table-cell office:value-type="float" office:value="40951" table:style-name="ce1">
            <text:p>40951</text:p>
          </table:table-cell>
          <table:table-cell office:value-type="float" office:value="41686" table:style-name="ce1">
            <text:p>41686</text:p>
          </table:table-cell>
          <table:table-cell office:value-type="float" office:value="42099" table:style-name="ce1">
            <text:p>42099</text:p>
          </table:table-cell>
          <table:table-cell office:value-type="float" office:value="41780" table:style-name="ce1">
            <text:p>41780</text:p>
          </table:table-cell>
          <table:table-cell office:value-type="float" office:value="42260" table:style-name="ce1">
            <text:p>42260</text:p>
          </table:table-cell>
          <table:table-cell office:value-type="float" office:value="43240" table:style-name="ce1">
            <text:p>43240</text:p>
          </table:table-cell>
          <table:table-cell office:value-type="float" office:value="42784" table:style-name="ce1">
            <text:p>42784</text:p>
          </table:table-cell>
          <table:table-cell office:value-type="float" office:value="43101" table:style-name="ce1">
            <text:p>43101</text:p>
          </table:table-cell>
          <table:table-cell office:value-type="float" office:value="43579" table:style-name="ce1">
            <text:p>43579</text:p>
          </table:table-cell>
          <table:table-cell office:value-type="float" office:value="43687" table:style-name="ce1">
            <text:p>43687</text:p>
          </table:table-cell>
          <table:table-cell office:value-type="float" office:value="43565" table:style-name="ce1">
            <text:p>43565</text:p>
          </table:table-cell>
          <table:table-cell office:value-type="float" office:value="44141" table:style-name="ce1">
            <text:p>44141</text:p>
          </table:table-cell>
          <table:table-cell office:value-type="float" office:value="44045" table:style-name="ce1">
            <text:p>44045</text:p>
          </table:table-cell>
          <table:table-cell office:value-type="float" office:value="44042" table:style-name="ce1">
            <text:p>44042</text:p>
          </table:table-cell>
          <table:table-cell office:value-type="float" office:value="44384" table:style-name="ce1">
            <text:p>44384</text:p>
          </table:table-cell>
          <table:table-cell office:value-type="float" office:value="44331" table:style-name="ce1">
            <text:p>44331</text:p>
          </table:table-cell>
          <table:table-cell office:value-type="float" office:value="44309" table:style-name="ce1">
            <text:p>44309</text:p>
          </table:table-cell>
          <table:table-cell office:value-type="float" office:value="44916" table:style-name="ce1">
            <text:p>44916</text:p>
          </table:table-cell>
          <table:table-cell office:value-type="float" office:value="44023" table:style-name="ce1">
            <text:p>44023</text:p>
          </table:table-cell>
          <table:table-cell office:value-type="float" office:value="44312" table:style-name="ce1">
            <text:p>44312</text:p>
          </table:table-cell>
          <table:table-cell office:value-type="float" office:value="44355" table:style-name="ce1">
            <text:p>44355</text:p>
          </table:table-cell>
          <table:table-cell office:value-type="float" office:value="44279" table:style-name="ce1">
            <text:p>44279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4507" table:style-name="ce1">
            <text:p>34507</text:p>
          </table:table-cell>
          <table:table-cell office:value-type="float" office:value="35664" table:style-name="ce1">
            <text:p>35664</text:p>
          </table:table-cell>
          <table:table-cell office:value-type="float" office:value="36522" table:style-name="ce1">
            <text:p>36522</text:p>
          </table:table-cell>
          <table:table-cell office:value-type="float" office:value="37014" table:style-name="ce1">
            <text:p>37014</text:p>
          </table:table-cell>
          <table:table-cell office:value-type="float" office:value="37858" table:style-name="ce1">
            <text:p>37858</text:p>
          </table:table-cell>
          <table:table-cell office:value-type="float" office:value="38160" table:style-name="ce1">
            <text:p>38160</text:p>
          </table:table-cell>
          <table:table-cell office:value-type="float" office:value="38844" table:style-name="ce1">
            <text:p>38844</text:p>
          </table:table-cell>
          <table:table-cell office:value-type="float" office:value="39602" table:style-name="ce1">
            <text:p>39602</text:p>
          </table:table-cell>
          <table:table-cell office:value-type="float" office:value="40770" table:style-name="ce1">
            <text:p>40770</text:p>
          </table:table-cell>
          <table:table-cell office:value-type="float" office:value="40597" table:style-name="ce1">
            <text:p>40597</text:p>
          </table:table-cell>
          <table:table-cell office:value-type="float" office:value="41364" table:style-name="ce1">
            <text:p>41364</text:p>
          </table:table-cell>
          <table:table-cell office:value-type="float" office:value="41595" table:style-name="ce1">
            <text:p>41595</text:p>
          </table:table-cell>
          <table:table-cell office:value-type="float" office:value="42675" table:style-name="ce1">
            <text:p>42675</text:p>
          </table:table-cell>
          <table:table-cell office:value-type="float" office:value="42655" table:style-name="ce1">
            <text:p>42655</text:p>
          </table:table-cell>
          <table:table-cell office:value-type="float" office:value="43173" table:style-name="ce1">
            <text:p>43173</text:p>
          </table:table-cell>
          <table:table-cell office:value-type="float" office:value="43729" table:style-name="ce1">
            <text:p>43729</text:p>
          </table:table-cell>
          <table:table-cell office:value-type="float" office:value="43700" table:style-name="ce1">
            <text:p>43700</text:p>
          </table:table-cell>
          <table:table-cell office:value-type="float" office:value="44052" table:style-name="ce1">
            <text:p>44052</text:p>
          </table:table-cell>
          <table:table-cell office:value-type="float" office:value="44502" table:style-name="ce1">
            <text:p>44502</text:p>
          </table:table-cell>
          <table:table-cell office:value-type="float" office:value="44214" table:style-name="ce1">
            <text:p>44214</text:p>
          </table:table-cell>
          <table:table-cell office:value-type="float" office:value="44741" table:style-name="ce1">
            <text:p>44741</text:p>
          </table:table-cell>
          <table:table-cell office:value-type="float" office:value="44921" table:style-name="ce1">
            <text:p>44921</text:p>
          </table:table-cell>
          <table:table-cell office:value-type="float" office:value="45800" table:style-name="ce1">
            <text:p>45800</text:p>
          </table:table-cell>
          <table:table-cell office:value-type="float" office:value="44543" table:style-name="ce1">
            <text:p>44543</text:p>
          </table:table-cell>
          <table:table-cell office:value-type="float" office:value="45526" table:style-name="ce1">
            <text:p>45526</text:p>
          </table:table-cell>
          <table:table-cell office:value-type="float" office:value="45524" table:style-name="ce1">
            <text:p>45524</text:p>
          </table:table-cell>
          <table:table-cell office:value-type="float" office:value="45481" table:style-name="ce1">
            <text:p>45481</text:p>
          </table:table-cell>
          <table:table-cell office:value-type="float" office:value="45381" table:style-name="ce1">
            <text:p>45381</text:p>
          </table:table-cell>
          <table:table-cell office:value-type="float" office:value="45754" table:style-name="ce1">
            <text:p>45754</text:p>
          </table:table-cell>
          <table:table-cell office:value-type="float" office:value="45364" table:style-name="ce1">
            <text:p>45364</text:p>
          </table:table-cell>
          <table:table-cell office:value-type="float" office:value="45749" table:style-name="ce1">
            <text:p>45749</text:p>
          </table:table-cell>
          <table:table-cell office:value-type="float" office:value="45879" table:style-name="ce1">
            <text:p>45879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5328" table:style-name="ce1">
            <text:p>35328</text:p>
          </table:table-cell>
          <table:table-cell office:value-type="float" office:value="35961" table:style-name="ce1">
            <text:p>35961</text:p>
          </table:table-cell>
          <table:table-cell office:value-type="float" office:value="36897" table:style-name="ce1">
            <text:p>36897</text:p>
          </table:table-cell>
          <table:table-cell office:value-type="float" office:value="37689" table:style-name="ce1">
            <text:p>37689</text:p>
          </table:table-cell>
          <table:table-cell office:value-type="float" office:value="38058" table:style-name="ce1">
            <text:p>38058</text:p>
          </table:table-cell>
          <table:table-cell office:value-type="float" office:value="38191" table:style-name="ce1">
            <text:p>38191</text:p>
          </table:table-cell>
          <table:table-cell office:value-type="float" office:value="38700" table:style-name="ce1">
            <text:p>38700</text:p>
          </table:table-cell>
          <table:table-cell office:value-type="float" office:value="39052" table:style-name="ce1">
            <text:p>39052</text:p>
          </table:table-cell>
          <table:table-cell office:value-type="float" office:value="39758" table:style-name="ce1">
            <text:p>39758</text:p>
          </table:table-cell>
          <table:table-cell office:value-type="float" office:value="39839" table:style-name="ce1">
            <text:p>39839</text:p>
          </table:table-cell>
          <table:table-cell office:value-type="float" office:value="40409" table:style-name="ce1">
            <text:p>40409</text:p>
          </table:table-cell>
          <table:table-cell office:value-type="float" office:value="40682" table:style-name="ce1">
            <text:p>40682</text:p>
          </table:table-cell>
          <table:table-cell office:value-type="float" office:value="41560" table:style-name="ce1">
            <text:p>41560</text:p>
          </table:table-cell>
          <table:table-cell office:value-type="float" office:value="41706" table:style-name="ce1">
            <text:p>41706</text:p>
          </table:table-cell>
          <table:table-cell office:value-type="float" office:value="41756" table:style-name="ce1">
            <text:p>41756</text:p>
          </table:table-cell>
          <table:table-cell office:value-type="float" office:value="42701" table:style-name="ce1">
            <text:p>42701</text:p>
          </table:table-cell>
          <table:table-cell office:value-type="float" office:value="42237" table:style-name="ce1">
            <text:p>42237</text:p>
          </table:table-cell>
          <table:table-cell office:value-type="float" office:value="42754" table:style-name="ce1">
            <text:p>42754</text:p>
          </table:table-cell>
          <table:table-cell office:value-type="float" office:value="43474" table:style-name="ce1">
            <text:p>43474</text:p>
          </table:table-cell>
          <table:table-cell office:value-type="float" office:value="43370" table:style-name="ce1">
            <text:p>43370</text:p>
          </table:table-cell>
          <table:table-cell office:value-type="float" office:value="43299" table:style-name="ce1">
            <text:p>43299</text:p>
          </table:table-cell>
          <table:table-cell office:value-type="float" office:value="43983" table:style-name="ce1">
            <text:p>43983</text:p>
          </table:table-cell>
          <table:table-cell office:value-type="float" office:value="44523" table:style-name="ce1">
            <text:p>44523</text:p>
          </table:table-cell>
          <table:table-cell office:value-type="float" office:value="44040" table:style-name="ce1">
            <text:p>44040</text:p>
          </table:table-cell>
          <table:table-cell office:value-type="float" office:value="44211" table:style-name="ce1">
            <text:p>44211</text:p>
          </table:table-cell>
          <table:table-cell office:value-type="float" office:value="43913" table:style-name="ce1">
            <text:p>43913</text:p>
          </table:table-cell>
          <table:table-cell office:value-type="float" office:value="44289" table:style-name="ce1">
            <text:p>44289</text:p>
          </table:table-cell>
          <table:table-cell office:value-type="float" office:value="44904" table:style-name="ce1">
            <text:p>44904</text:p>
          </table:table-cell>
          <table:table-cell office:value-type="float" office:value="44375" table:style-name="ce1">
            <text:p>44375</text:p>
          </table:table-cell>
          <table:table-cell office:value-type="float" office:value="44838" table:style-name="ce1">
            <text:p>44838</text:p>
          </table:table-cell>
          <table:table-cell office:value-type="float" office:value="44641" table:style-name="ce1">
            <text:p>44641</text:p>
          </table:table-cell>
          <table:table-cell office:value-type="float" office:value="44696" table:style-name="ce1">
            <text:p>44696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2553" table:style-name="ce1">
            <text:p>32553</text:p>
          </table:table-cell>
          <table:table-cell office:value-type="float" office:value="33294" table:style-name="ce1">
            <text:p>33294</text:p>
          </table:table-cell>
          <table:table-cell office:value-type="float" office:value="33822" table:style-name="ce1">
            <text:p>33822</text:p>
          </table:table-cell>
          <table:table-cell office:value-type="float" office:value="34112" table:style-name="ce1">
            <text:p>34112</text:p>
          </table:table-cell>
          <table:table-cell office:value-type="float" office:value="34467" table:style-name="ce1">
            <text:p>34467</text:p>
          </table:table-cell>
          <table:table-cell office:value-type="float" office:value="34991" table:style-name="ce1">
            <text:p>34991</text:p>
          </table:table-cell>
          <table:table-cell office:value-type="float" office:value="35413" table:style-name="ce1">
            <text:p>35413</text:p>
          </table:table-cell>
          <table:table-cell office:value-type="float" office:value="36036" table:style-name="ce1">
            <text:p>36036</text:p>
          </table:table-cell>
          <table:table-cell office:value-type="float" office:value="36546" table:style-name="ce1">
            <text:p>36546</text:p>
          </table:table-cell>
          <table:table-cell office:value-type="float" office:value="36384" table:style-name="ce1">
            <text:p>36384</text:p>
          </table:table-cell>
          <table:table-cell office:value-type="float" office:value="36793" table:style-name="ce1">
            <text:p>36793</text:p>
          </table:table-cell>
          <table:table-cell office:value-type="float" office:value="37197" table:style-name="ce1">
            <text:p>37197</text:p>
          </table:table-cell>
          <table:table-cell office:value-type="float" office:value="38063" table:style-name="ce1">
            <text:p>38063</text:p>
          </table:table-cell>
          <table:table-cell office:value-type="float" office:value="37819" table:style-name="ce1">
            <text:p>37819</text:p>
          </table:table-cell>
          <table:table-cell office:value-type="float" office:value="38262" table:style-name="ce1">
            <text:p>38262</text:p>
          </table:table-cell>
          <table:table-cell office:value-type="float" office:value="38626" table:style-name="ce1">
            <text:p>38626</text:p>
          </table:table-cell>
          <table:table-cell office:value-type="float" office:value="38468" table:style-name="ce1">
            <text:p>38468</text:p>
          </table:table-cell>
          <table:table-cell office:value-type="float" office:value="38992" table:style-name="ce1">
            <text:p>38992</text:p>
          </table:table-cell>
          <table:table-cell office:value-type="float" office:value="38901" table:style-name="ce1">
            <text:p>38901</text:p>
          </table:table-cell>
          <table:table-cell office:value-type="float" office:value="38661" table:style-name="ce1">
            <text:p>38661</text:p>
          </table:table-cell>
          <table:table-cell office:value-type="float" office:value="39016" table:style-name="ce1">
            <text:p>39016</text:p>
          </table:table-cell>
          <table:table-cell office:value-type="float" office:value="39414" table:style-name="ce1">
            <text:p>39414</text:p>
          </table:table-cell>
          <table:table-cell office:value-type="float" office:value="39441" table:style-name="ce1">
            <text:p>39441</text:p>
          </table:table-cell>
          <table:table-cell office:value-type="float" office:value="38885" table:style-name="ce1">
            <text:p>38885</text:p>
          </table:table-cell>
          <table:table-cell office:value-type="float" office:value="39645" table:style-name="ce1">
            <text:p>39645</text:p>
          </table:table-cell>
          <table:table-cell office:value-type="float" office:value="39696" table:style-name="ce1">
            <text:p>39696</text:p>
          </table:table-cell>
          <table:table-cell office:value-type="float" office:value="39693" table:style-name="ce1">
            <text:p>39693</text:p>
          </table:table-cell>
          <table:table-cell office:value-type="float" office:value="39730" table:style-name="ce1">
            <text:p>39730</text:p>
          </table:table-cell>
          <table:table-cell office:value-type="float" office:value="39431" table:style-name="ce1">
            <text:p>39431</text:p>
          </table:table-cell>
          <table:table-cell office:value-type="float" office:value="39733" table:style-name="ce1">
            <text:p>39733</text:p>
          </table:table-cell>
          <table:table-cell office:value-type="float" office:value="39753" table:style-name="ce1">
            <text:p>39753</text:p>
          </table:table-cell>
          <table:table-cell office:value-type="float" office:value="39619" table:style-name="ce1">
            <text:p>39619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6835" table:style-name="ce1">
            <text:p>26835</text:p>
          </table:table-cell>
          <table:table-cell office:value-type="float" office:value="27477" table:style-name="ce1">
            <text:p>27477</text:p>
          </table:table-cell>
          <table:table-cell office:value-type="float" office:value="28038" table:style-name="ce1">
            <text:p>28038</text:p>
          </table:table-cell>
          <table:table-cell office:value-type="float" office:value="28175" table:style-name="ce1">
            <text:p>28175</text:p>
          </table:table-cell>
          <table:table-cell office:value-type="float" office:value="28248" table:style-name="ce1">
            <text:p>28248</text:p>
          </table:table-cell>
          <table:table-cell office:value-type="float" office:value="28329" table:style-name="ce1">
            <text:p>28329</text:p>
          </table:table-cell>
          <table:table-cell office:value-type="float" office:value="28840" table:style-name="ce1">
            <text:p>28840</text:p>
          </table:table-cell>
          <table:table-cell office:value-type="float" office:value="29222" table:style-name="ce1">
            <text:p>29222</text:p>
          </table:table-cell>
          <table:table-cell office:value-type="float" office:value="29481" table:style-name="ce1">
            <text:p>29481</text:p>
          </table:table-cell>
          <table:table-cell office:value-type="float" office:value="29640" table:style-name="ce1">
            <text:p>29640</text:p>
          </table:table-cell>
          <table:table-cell office:value-type="float" office:value="29942" table:style-name="ce1">
            <text:p>29942</text:p>
          </table:table-cell>
          <table:table-cell office:value-type="float" office:value="29728" table:style-name="ce1">
            <text:p>29728</text:p>
          </table:table-cell>
          <table:table-cell office:value-type="float" office:value="29906" table:style-name="ce1">
            <text:p>29906</text:p>
          </table:table-cell>
          <table:table-cell office:value-type="float" office:value="30190" table:style-name="ce1">
            <text:p>30190</text:p>
          </table:table-cell>
          <table:table-cell office:value-type="float" office:value="30396" table:style-name="ce1">
            <text:p>30396</text:p>
          </table:table-cell>
          <table:table-cell office:value-type="float" office:value="30449" table:style-name="ce1">
            <text:p>30449</text:p>
          </table:table-cell>
          <table:table-cell office:value-type="float" office:value="30774" table:style-name="ce1">
            <text:p>30774</text:p>
          </table:table-cell>
          <table:table-cell office:value-type="float" office:value="30344" table:style-name="ce1">
            <text:p>30344</text:p>
          </table:table-cell>
          <table:table-cell office:value-type="float" office:value="30505" table:style-name="ce1">
            <text:p>30505</text:p>
          </table:table-cell>
          <table:table-cell office:value-type="float" office:value="30632" table:style-name="ce1">
            <text:p>30632</text:p>
          </table:table-cell>
          <table:table-cell office:value-type="float" office:value="30741" table:style-name="ce1">
            <text:p>30741</text:p>
          </table:table-cell>
          <table:table-cell office:value-type="float" office:value="30689" table:style-name="ce1">
            <text:p>30689</text:p>
          </table:table-cell>
          <table:table-cell office:value-type="float" office:value="31003" table:style-name="ce1">
            <text:p>31003</text:p>
          </table:table-cell>
          <table:table-cell office:value-type="float" office:value="30770" table:style-name="ce1">
            <text:p>30770</text:p>
          </table:table-cell>
          <table:table-cell office:value-type="float" office:value="30795" table:style-name="ce1">
            <text:p>30795</text:p>
          </table:table-cell>
          <table:table-cell office:value-type="float" office:value="30939" table:style-name="ce1">
            <text:p>30939</text:p>
          </table:table-cell>
          <table:table-cell office:value-type="float" office:value="31113" table:style-name="ce1">
            <text:p>31113</text:p>
          </table:table-cell>
          <table:table-cell office:value-type="float" office:value="30803" table:style-name="ce1">
            <text:p>30803</text:p>
          </table:table-cell>
          <table:table-cell office:value-type="float" office:value="30954" table:style-name="ce1">
            <text:p>30954</text:p>
          </table:table-cell>
          <table:table-cell office:value-type="float" office:value="30676" table:style-name="ce1">
            <text:p>30676</text:p>
          </table:table-cell>
          <table:table-cell office:value-type="float" office:value="31208" table:style-name="ce1">
            <text:p>31208</text:p>
          </table:table-cell>
          <table:table-cell office:value-type="float" office:value="30998" table:style-name="ce1">
            <text:p>30998</text:p>
          </table:table-cell>
          <table:table-cell table:number-columns-repeated="16351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5568" table:style-name="ce1">
            <text:p>25568</text:p>
          </table:table-cell>
          <table:table-cell office:value-type="float" office:value="26501" table:style-name="ce1">
            <text:p>26501</text:p>
          </table:table-cell>
          <table:table-cell office:value-type="float" office:value="26919" table:style-name="ce1">
            <text:p>26919</text:p>
          </table:table-cell>
          <table:table-cell office:value-type="float" office:value="26785" table:style-name="ce1">
            <text:p>26785</text:p>
          </table:table-cell>
          <table:table-cell office:value-type="float" office:value="27066" table:style-name="ce1">
            <text:p>27066</text:p>
          </table:table-cell>
          <table:table-cell office:value-type="float" office:value="27187" table:style-name="ce1">
            <text:p>27187</text:p>
          </table:table-cell>
          <table:table-cell office:value-type="float" office:value="27295" table:style-name="ce1">
            <text:p>27295</text:p>
          </table:table-cell>
          <table:table-cell office:value-type="float" office:value="27884" table:style-name="ce1">
            <text:p>27884</text:p>
          </table:table-cell>
          <table:table-cell office:value-type="float" office:value="28370" table:style-name="ce1">
            <text:p>28370</text:p>
          </table:table-cell>
          <table:table-cell office:value-type="float" office:value="28093" table:style-name="ce1">
            <text:p>28093</text:p>
          </table:table-cell>
          <table:table-cell office:value-type="float" office:value="28270" table:style-name="ce1">
            <text:p>28270</text:p>
          </table:table-cell>
          <table:table-cell office:value-type="float" office:value="28276" table:style-name="ce1">
            <text:p>28276</text:p>
          </table:table-cell>
          <table:table-cell office:value-type="float" office:value="28660" table:style-name="ce1">
            <text:p>28660</text:p>
          </table:table-cell>
          <table:table-cell office:value-type="float" office:value="28778" table:style-name="ce1">
            <text:p>28778</text:p>
          </table:table-cell>
          <table:table-cell office:value-type="float" office:value="29014" table:style-name="ce1">
            <text:p>29014</text:p>
          </table:table-cell>
          <table:table-cell office:value-type="float" office:value="29142" table:style-name="ce1">
            <text:p>29142</text:p>
          </table:table-cell>
          <table:table-cell office:value-type="float" office:value="29349" table:style-name="ce1">
            <text:p>29349</text:p>
          </table:table-cell>
          <table:table-cell office:value-type="float" office:value="28692" table:style-name="ce1">
            <text:p>28692</text:p>
          </table:table-cell>
          <table:table-cell office:value-type="float" office:value="29188" table:style-name="ce1">
            <text:p>29188</text:p>
          </table:table-cell>
          <table:table-cell office:value-type="float" office:value="29179" table:style-name="ce1">
            <text:p>29179</text:p>
          </table:table-cell>
          <table:table-cell office:value-type="float" office:value="29320" table:style-name="ce1">
            <text:p>29320</text:p>
          </table:table-cell>
          <table:table-cell office:value-type="float" office:value="29221" table:style-name="ce1">
            <text:p>29221</text:p>
          </table:table-cell>
          <table:table-cell office:value-type="float" office:value="29573" table:style-name="ce1">
            <text:p>29573</text:p>
          </table:table-cell>
          <table:table-cell office:value-type="float" office:value="29465" table:style-name="ce1">
            <text:p>29465</text:p>
          </table:table-cell>
          <table:table-cell office:value-type="float" office:value="29216" table:style-name="ce1">
            <text:p>29216</text:p>
          </table:table-cell>
          <table:table-cell office:value-type="float" office:value="29439" table:style-name="ce1">
            <text:p>29439</text:p>
          </table:table-cell>
          <table:table-cell office:value-type="float" office:value="29549" table:style-name="ce1">
            <text:p>29549</text:p>
          </table:table-cell>
          <table:table-cell office:value-type="float" office:value="29341" table:style-name="ce1">
            <text:p>29341</text:p>
          </table:table-cell>
          <table:table-cell office:value-type="float" office:value="29694" table:style-name="ce1">
            <text:p>29694</text:p>
          </table:table-cell>
          <table:table-cell office:value-type="float" office:value="29175" table:style-name="ce1">
            <text:p>29175</text:p>
          </table:table-cell>
          <table:table-cell office:value-type="float" office:value="29675" table:style-name="ce1">
            <text:p>29675</text:p>
          </table:table-cell>
          <table:table-cell office:value-type="float" office:value="29631" table:style-name="ce1">
            <text:p>29631</text:p>
          </table:table-cell>
          <table:table-cell table:number-columns-repeated="16351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5190" table:style-name="ce1">
            <text:p>25190</text:p>
          </table:table-cell>
          <table:table-cell office:value-type="float" office:value="25847" table:style-name="ce1">
            <text:p>25847</text:p>
          </table:table-cell>
          <table:table-cell office:value-type="float" office:value="26059" table:style-name="ce1">
            <text:p>26059</text:p>
          </table:table-cell>
          <table:table-cell office:value-type="float" office:value="26133" table:style-name="ce1">
            <text:p>26133</text:p>
          </table:table-cell>
          <table:table-cell office:value-type="float" office:value="26541" table:style-name="ce1">
            <text:p>26541</text:p>
          </table:table-cell>
          <table:table-cell office:value-type="float" office:value="26934" table:style-name="ce1">
            <text:p>26934</text:p>
          </table:table-cell>
          <table:table-cell office:value-type="float" office:value="26843" table:style-name="ce1">
            <text:p>26843</text:p>
          </table:table-cell>
          <table:table-cell office:value-type="float" office:value="27492" table:style-name="ce1">
            <text:p>27492</text:p>
          </table:table-cell>
          <table:table-cell office:value-type="float" office:value="27952" table:style-name="ce1">
            <text:p>27952</text:p>
          </table:table-cell>
          <table:table-cell office:value-type="float" office:value="27829" table:style-name="ce1">
            <text:p>27829</text:p>
          </table:table-cell>
          <table:table-cell office:value-type="float" office:value="27883" table:style-name="ce1">
            <text:p>27883</text:p>
          </table:table-cell>
          <table:table-cell office:value-type="float" office:value="27902" table:style-name="ce1">
            <text:p>27902</text:p>
          </table:table-cell>
          <table:table-cell office:value-type="float" office:value="28082" table:style-name="ce1">
            <text:p>28082</text:p>
          </table:table-cell>
          <table:table-cell office:value-type="float" office:value="28401" table:style-name="ce1">
            <text:p>28401</text:p>
          </table:table-cell>
          <table:table-cell office:value-type="float" office:value="28658" table:style-name="ce1">
            <text:p>28658</text:p>
          </table:table-cell>
          <table:table-cell office:value-type="float" office:value="28680" table:style-name="ce1">
            <text:p>28680</text:p>
          </table:table-cell>
          <table:table-cell office:value-type="float" office:value="28989" table:style-name="ce1">
            <text:p>28989</text:p>
          </table:table-cell>
          <table:table-cell office:value-type="float" office:value="28327" table:style-name="ce1">
            <text:p>28327</text:p>
          </table:table-cell>
          <table:table-cell office:value-type="float" office:value="28845" table:style-name="ce1">
            <text:p>28845</text:p>
          </table:table-cell>
          <table:table-cell office:value-type="float" office:value="28978" table:style-name="ce1">
            <text:p>28978</text:p>
          </table:table-cell>
          <table:table-cell office:value-type="float" office:value="28948" table:style-name="ce1">
            <text:p>28948</text:p>
          </table:table-cell>
          <table:table-cell office:value-type="float" office:value="28989" table:style-name="ce1">
            <text:p>28989</text:p>
          </table:table-cell>
          <table:table-cell office:value-type="float" office:value="29295" table:style-name="ce1">
            <text:p>29295</text:p>
          </table:table-cell>
          <table:table-cell office:value-type="float" office:value="28908" table:style-name="ce1">
            <text:p>28908</text:p>
          </table:table-cell>
          <table:table-cell office:value-type="float" office:value="28813" table:style-name="ce1">
            <text:p>28813</text:p>
          </table:table-cell>
          <table:table-cell office:value-type="float" office:value="29112" table:style-name="ce1">
            <text:p>29112</text:p>
          </table:table-cell>
          <table:table-cell office:value-type="float" office:value="28978" table:style-name="ce1">
            <text:p>28978</text:p>
          </table:table-cell>
          <table:table-cell office:value-type="float" office:value="28738" table:style-name="ce1">
            <text:p>28738</text:p>
          </table:table-cell>
          <table:table-cell office:value-type="float" office:value="29371" table:style-name="ce1">
            <text:p>29371</text:p>
          </table:table-cell>
          <table:table-cell office:value-type="float" office:value="28766" table:style-name="ce1">
            <text:p>28766</text:p>
          </table:table-cell>
          <table:table-cell office:value-type="float" office:value="28962" table:style-name="ce1">
            <text:p>28962</text:p>
          </table:table-cell>
          <table:table-cell office:value-type="float" office:value="28836" table:style-name="ce1">
            <text:p>28836</text:p>
          </table:table-cell>
          <table:table-cell table:number-columns-repeated="16351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10961" table:style-name="ce1">
            <text:p>10961</text:p>
          </table:table-cell>
          <table:table-cell office:value-type="float" office:value="10932" table:style-name="ce1">
            <text:p>10932</text:p>
          </table:table-cell>
          <table:table-cell office:value-type="float" office:value="10859" table:style-name="ce1">
            <text:p>10859</text:p>
          </table:table-cell>
          <table:table-cell office:value-type="float" office:value="10763" table:style-name="ce1">
            <text:p>10763</text:p>
          </table:table-cell>
          <table:table-cell office:value-type="float" office:value="10796" table:style-name="ce1">
            <text:p>10796</text:p>
          </table:table-cell>
          <table:table-cell office:value-type="float" office:value="10757" table:style-name="ce1">
            <text:p>10757</text:p>
          </table:table-cell>
          <table:table-cell office:value-type="float" office:value="10715" table:style-name="ce1">
            <text:p>10715</text:p>
          </table:table-cell>
          <table:table-cell office:value-type="float" office:value="10701" table:style-name="ce1">
            <text:p>10701</text:p>
          </table:table-cell>
          <table:table-cell office:value-type="float" office:value="10625" table:style-name="ce1">
            <text:p>10625</text:p>
          </table:table-cell>
          <table:table-cell office:value-type="float" office:value="10581" table:style-name="ce1">
            <text:p>10581</text:p>
          </table:table-cell>
          <table:table-cell office:value-type="float" office:value="10621" table:style-name="ce1">
            <text:p>10621</text:p>
          </table:table-cell>
          <table:table-cell office:value-type="float" office:value="10682" table:style-name="ce1">
            <text:p>10682</text:p>
          </table:table-cell>
          <table:table-cell office:value-type="float" office:value="10438" table:style-name="ce1">
            <text:p>10438</text:p>
          </table:table-cell>
          <table:table-cell office:value-type="float" office:value="10494" table:style-name="ce1">
            <text:p>10494</text:p>
          </table:table-cell>
          <table:table-cell office:value-type="float" office:value="10597" table:style-name="ce1">
            <text:p>10597</text:p>
          </table:table-cell>
          <table:table-cell office:value-type="float" office:value="10486" table:style-name="ce1">
            <text:p>10486</text:p>
          </table:table-cell>
          <table:table-cell office:value-type="float" office:value="10465" table:style-name="ce1">
            <text:p>10465</text:p>
          </table:table-cell>
          <table:table-cell office:value-type="float" office:value="10605" table:style-name="ce1">
            <text:p>10605</text:p>
          </table:table-cell>
          <table:table-cell office:value-type="float" office:value="10552" table:style-name="ce1">
            <text:p>10552</text:p>
          </table:table-cell>
          <table:table-cell office:value-type="float" office:value="10461" table:style-name="ce1">
            <text:p>10461</text:p>
          </table:table-cell>
          <table:table-cell office:value-type="float" office:value="10339" table:style-name="ce1">
            <text:p>10339</text:p>
          </table:table-cell>
          <table:table-cell office:value-type="float" office:value="10309" table:style-name="ce1">
            <text:p>10309</text:p>
          </table:table-cell>
          <table:table-cell office:value-type="float" office:value="10256" table:style-name="ce1">
            <text:p>10256</text:p>
          </table:table-cell>
          <table:table-cell office:value-type="float" office:value="10172" table:style-name="ce1">
            <text:p>10172</text:p>
          </table:table-cell>
          <table:table-cell office:value-type="float" office:value="10301" table:style-name="ce1">
            <text:p>10301</text:p>
          </table:table-cell>
          <table:table-cell office:value-type="float" office:value="10318" table:style-name="ce1">
            <text:p>10318</text:p>
          </table:table-cell>
          <table:table-cell office:value-type="float" office:value="10239" table:style-name="ce1">
            <text:p>10239</text:p>
          </table:table-cell>
          <table:table-cell office:value-type="float" office:value="10102" table:style-name="ce1">
            <text:p>10102</text:p>
          </table:table-cell>
          <table:table-cell office:value-type="float" office:value="10316" table:style-name="ce1">
            <text:p>10316</text:p>
          </table:table-cell>
          <table:table-cell office:value-type="float" office:value="10030" table:style-name="ce1">
            <text:p>10030</text:p>
          </table:table-cell>
          <table:table-cell office:value-type="float" office:value="10060" table:style-name="ce1">
            <text:p>10060</text:p>
          </table:table-cell>
          <table:table-cell office:value-type="float" office:value="10029" table:style-name="ce1">
            <text:p>10029</text:p>
          </table:table-cell>
          <table:table-cell table:number-columns-repeated="16351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10136" table:style-name="ce1">
            <text:p>10136</text:p>
          </table:table-cell>
          <table:table-cell office:value-type="float" office:value="10206" table:style-name="ce1">
            <text:p>10206</text:p>
          </table:table-cell>
          <table:table-cell office:value-type="float" office:value="10064" table:style-name="ce1">
            <text:p>10064</text:p>
          </table:table-cell>
          <table:table-cell office:value-type="float" office:value="9993" table:style-name="ce1">
            <text:p>9993</text:p>
          </table:table-cell>
          <table:table-cell office:value-type="float" office:value="9970" table:style-name="ce1">
            <text:p>9970</text:p>
          </table:table-cell>
          <table:table-cell office:value-type="float" office:value="10013" table:style-name="ce1">
            <text:p>10013</text:p>
          </table:table-cell>
          <table:table-cell office:value-type="float" office:value="9997" table:style-name="ce1">
            <text:p>9997</text:p>
          </table:table-cell>
          <table:table-cell office:value-type="float" office:value="9922" table:style-name="ce1">
            <text:p>9922</text:p>
          </table:table-cell>
          <table:table-cell office:value-type="float" office:value="9965" table:style-name="ce1">
            <text:p>9965</text:p>
          </table:table-cell>
          <table:table-cell office:value-type="float" office:value="9924" table:style-name="ce1">
            <text:p>9924</text:p>
          </table:table-cell>
          <table:table-cell office:value-type="float" office:value="9798" table:style-name="ce1">
            <text:p>9798</text:p>
          </table:table-cell>
          <table:table-cell office:value-type="float" office:value="9860" table:style-name="ce1">
            <text:p>9860</text:p>
          </table:table-cell>
          <table:table-cell office:value-type="float" office:value="9854" table:style-name="ce1">
            <text:p>9854</text:p>
          </table:table-cell>
          <table:table-cell office:value-type="float" office:value="9797" table:style-name="ce1">
            <text:p>9797</text:p>
          </table:table-cell>
          <table:table-cell office:value-type="float" office:value="9752" table:style-name="ce1">
            <text:p>9752</text:p>
          </table:table-cell>
          <table:table-cell office:value-type="float" office:value="9709" table:style-name="ce1">
            <text:p>9709</text:p>
          </table:table-cell>
          <table:table-cell office:value-type="float" office:value="9771" table:style-name="ce1">
            <text:p>9771</text:p>
          </table:table-cell>
          <table:table-cell office:value-type="float" office:value="9812" table:style-name="ce1">
            <text:p>9812</text:p>
          </table:table-cell>
          <table:table-cell office:value-type="float" office:value="9701" table:style-name="ce1">
            <text:p>9701</text:p>
          </table:table-cell>
          <table:table-cell office:value-type="float" office:value="9789" table:style-name="ce1">
            <text:p>9789</text:p>
          </table:table-cell>
          <table:table-cell office:value-type="float" office:value="9596" table:style-name="ce1">
            <text:p>9596</text:p>
          </table:table-cell>
          <table:table-cell office:value-type="float" office:value="9716" table:style-name="ce1">
            <text:p>9716</text:p>
          </table:table-cell>
          <table:table-cell office:value-type="float" office:value="9611" table:style-name="ce1">
            <text:p>9611</text:p>
          </table:table-cell>
          <table:table-cell office:value-type="float" office:value="9581" table:style-name="ce1">
            <text:p>9581</text:p>
          </table:table-cell>
          <table:table-cell office:value-type="float" office:value="9684" table:style-name="ce1">
            <text:p>9684</text:p>
          </table:table-cell>
          <table:table-cell office:value-type="float" office:value="9631" table:style-name="ce1">
            <text:p>9631</text:p>
          </table:table-cell>
          <table:table-cell office:value-type="float" office:value="9597" table:style-name="ce1">
            <text:p>9597</text:p>
          </table:table-cell>
          <table:table-cell office:value-type="float" office:value="9432" table:style-name="ce1">
            <text:p>9432</text:p>
          </table:table-cell>
          <table:table-cell office:value-type="float" office:value="9596" table:style-name="ce1">
            <text:p>9596</text:p>
          </table:table-cell>
          <table:table-cell office:value-type="float" office:value="9548" table:style-name="ce1">
            <text:p>9548</text:p>
          </table:table-cell>
          <table:table-cell office:value-type="float" office:value="9553" table:style-name="ce1">
            <text:p>9553</text:p>
          </table:table-cell>
          <table:table-cell office:value-type="float" office:value="9592" table:style-name="ce1">
            <text:p>9592</text:p>
          </table:table-cell>
          <table:table-cell table:number-columns-repeated="16351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9929" table:style-name="ce1">
            <text:p>9929</text:p>
          </table:table-cell>
          <table:table-cell office:value-type="float" office:value="9789" table:style-name="ce1">
            <text:p>9789</text:p>
          </table:table-cell>
          <table:table-cell office:value-type="float" office:value="9851" table:style-name="ce1">
            <text:p>9851</text:p>
          </table:table-cell>
          <table:table-cell office:value-type="float" office:value="9852" table:style-name="ce1">
            <text:p>9852</text:p>
          </table:table-cell>
          <table:table-cell office:value-type="float" office:value="9814" table:style-name="ce1">
            <text:p>9814</text:p>
          </table:table-cell>
          <table:table-cell office:value-type="float" office:value="9846" table:style-name="ce1">
            <text:p>9846</text:p>
          </table:table-cell>
          <table:table-cell office:value-type="float" office:value="9862" table:style-name="ce1">
            <text:p>9862</text:p>
          </table:table-cell>
          <table:table-cell office:value-type="float" office:value="9838" table:style-name="ce1">
            <text:p>9838</text:p>
          </table:table-cell>
          <table:table-cell office:value-type="float" office:value="9835" table:style-name="ce1">
            <text:p>9835</text:p>
          </table:table-cell>
          <table:table-cell office:value-type="float" office:value="9897" table:style-name="ce1">
            <text:p>9897</text:p>
          </table:table-cell>
          <table:table-cell office:value-type="float" office:value="9865" table:style-name="ce1">
            <text:p>9865</text:p>
          </table:table-cell>
          <table:table-cell office:value-type="float" office:value="9861" table:style-name="ce1">
            <text:p>9861</text:p>
          </table:table-cell>
          <table:table-cell office:value-type="float" office:value="9825" table:style-name="ce1">
            <text:p>9825</text:p>
          </table:table-cell>
          <table:table-cell office:value-type="float" office:value="9807" table:style-name="ce1">
            <text:p>9807</text:p>
          </table:table-cell>
          <table:table-cell office:value-type="float" office:value="9787" table:style-name="ce1">
            <text:p>9787</text:p>
          </table:table-cell>
          <table:table-cell office:value-type="float" office:value="9791" table:style-name="ce1">
            <text:p>9791</text:p>
          </table:table-cell>
          <table:table-cell office:value-type="float" office:value="9642" table:style-name="ce1">
            <text:p>9642</text:p>
          </table:table-cell>
          <table:table-cell office:value-type="float" office:value="9766" table:style-name="ce1">
            <text:p>9766</text:p>
          </table:table-cell>
          <table:table-cell office:value-type="float" office:value="9680" table:style-name="ce1">
            <text:p>9680</text:p>
          </table:table-cell>
          <table:table-cell office:value-type="float" office:value="9600" table:style-name="ce1">
            <text:p>9600</text:p>
          </table:table-cell>
          <table:table-cell office:value-type="float" office:value="9603" table:style-name="ce1">
            <text:p>9603</text:p>
          </table:table-cell>
          <table:table-cell office:value-type="float" office:value="9462" table:style-name="ce1">
            <text:p>9462</text:p>
          </table:table-cell>
          <table:table-cell office:value-type="float" office:value="9480" table:style-name="ce1">
            <text:p>9480</text:p>
          </table:table-cell>
          <table:table-cell office:value-type="float" office:value="9415" table:style-name="ce1">
            <text:p>9415</text:p>
          </table:table-cell>
          <table:table-cell office:value-type="float" office:value="9428" table:style-name="ce1">
            <text:p>9428</text:p>
          </table:table-cell>
          <table:table-cell office:value-type="float" office:value="9452" table:style-name="ce1">
            <text:p>9452</text:p>
          </table:table-cell>
          <table:table-cell office:value-type="float" office:value="9408" table:style-name="ce1">
            <text:p>9408</text:p>
          </table:table-cell>
          <table:table-cell office:value-type="float" office:value="9369" table:style-name="ce1">
            <text:p>9369</text:p>
          </table:table-cell>
          <table:table-cell office:value-type="float" office:value="9397" table:style-name="ce1">
            <text:p>9397</text:p>
          </table:table-cell>
          <table:table-cell office:value-type="float" office:value="9207" table:style-name="ce1">
            <text:p>9207</text:p>
          </table:table-cell>
          <table:table-cell office:value-type="float" office:value="9266" table:style-name="ce1">
            <text:p>9266</text:p>
          </table:table-cell>
          <table:table-cell office:value-type="float" office:value="9323" table:style-name="ce1">
            <text:p>9323</text:p>
          </table:table-cell>
          <table:table-cell table:number-columns-repeated="1635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Influx: PfFNT + ilacco1.1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3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0:43:3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0-D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0:43:5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Warnung:</text:p>
          </table:table-cell>
          <table:table-cell office:value-type="string" table:style-name="ce7">
            <text:p>Die vorgegebene Kinetik-Intervall Zeit konnte nicht eingehalten werden (Zyklus):</text:p>
          </table:table-cell>
          <table:table-cell table:number-columns-repeated="10" table:style-name="ce7"/>
          <table:table-cell table:number-columns-repeated="16372"/>
        </table:table-row>
        <table:table-row table:style-name="ro1">
          <table:table-cell table:style-name="ce7"/>
          <table:table-cell office:value-type="string" table:style-name="ce7">
            <text:p>2, 3</text:p>
          </table:table-cell>
          <table:table-cell table:number-columns-repeated="10" table:style-name="ce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36.4" table:style-name="ce1">
            <text:p>36,4</text:p>
          </table:table-cell>
          <table:table-cell office:value-type="float" office:value="46.5" table:style-name="ce1">
            <text:p>46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A10</text:p>
          </table:table-cell>
          <table:table-cell office:value-type="float" office:value="36213" table:style-name="ce1">
            <text:p>36213</text:p>
          </table:table-cell>
          <table:table-cell office:value-type="float" office:value="36246" table:style-name="ce1">
            <text:p>36246</text:p>
          </table:table-cell>
          <table:table-cell office:value-type="float" office:value="37054" table:style-name="ce1">
            <text:p>3705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A11</text:p>
          </table:table-cell>
          <table:table-cell office:value-type="float" office:value="37225" table:style-name="ce1">
            <text:p>37225</text:p>
          </table:table-cell>
          <table:table-cell office:value-type="float" office:value="38304" table:style-name="ce1">
            <text:p>38304</text:p>
          </table:table-cell>
          <table:table-cell office:value-type="float" office:value="38043" table:style-name="ce1">
            <text:p>3804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A12</text:p>
          </table:table-cell>
          <table:table-cell office:value-type="float" office:value="36777" table:style-name="ce1">
            <text:p>36777</text:p>
          </table:table-cell>
          <table:table-cell office:value-type="float" office:value="37883" table:style-name="ce1">
            <text:p>37883</text:p>
          </table:table-cell>
          <table:table-cell office:value-type="float" office:value="36926" table:style-name="ce1">
            <text:p>3692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B10</text:p>
          </table:table-cell>
          <table:table-cell office:value-type="float" office:value="32891" table:style-name="ce1">
            <text:p>32891</text:p>
          </table:table-cell>
          <table:table-cell office:value-type="float" office:value="31512" table:style-name="ce1">
            <text:p>315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11</text:p>
          </table:table-cell>
          <table:table-cell office:value-type="float" office:value="32001" table:style-name="ce1">
            <text:p>32001</text:p>
          </table:table-cell>
          <table:table-cell office:value-type="float" office:value="30812" table:style-name="ce1">
            <text:p>3081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12</text:p>
          </table:table-cell>
          <table:table-cell office:value-type="float" office:value="32286" table:style-name="ce1">
            <text:p>32286</text:p>
          </table:table-cell>
          <table:table-cell office:value-type="float" office:value="31385" table:style-name="ce1">
            <text:p>31385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10</text:p>
          </table:table-cell>
          <table:table-cell office:value-type="float" office:value="6759" table:style-name="ce1">
            <text:p>6759</text:p>
          </table:table-cell>
          <table:table-cell office:value-type="float" office:value="6507" table:style-name="ce1">
            <text:p>6507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11</text:p>
          </table:table-cell>
          <table:table-cell office:value-type="float" office:value="6821" table:style-name="ce1">
            <text:p>6821</text:p>
          </table:table-cell>
          <table:table-cell office:value-type="float" office:value="6813" table:style-name="ce1">
            <text:p>681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12</text:p>
          </table:table-cell>
          <table:table-cell office:value-type="float" office:value="6662" table:style-name="ce1">
            <text:p>6662</text:p>
          </table:table-cell>
          <table:table-cell office:value-type="float" office:value="6502" table:style-name="ce1">
            <text:p>650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10</text:p>
          </table:table-cell>
          <table:table-cell office:value-type="float" office:value="905" table:style-name="ce1">
            <text:p>905</text:p>
          </table:table-cell>
          <table:table-cell office:value-type="float" office:value="895" table:style-name="ce1">
            <text:p>895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11</text:p>
          </table:table-cell>
          <table:table-cell office:value-type="float" office:value="783" table:style-name="ce1">
            <text:p>783</text:p>
          </table:table-cell>
          <table:table-cell office:value-type="float" office:value="774" table:style-name="ce1">
            <text:p>774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12</text:p>
          </table:table-cell>
          <table:table-cell office:value-type="float" office:value="852" table:style-name="ce1">
            <text:p>852</text:p>
          </table:table-cell>
          <table:table-cell office:value-type="float" office:value="848" table:style-name="ce1">
            <text:p>848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3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Common.resources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0:30:4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0-D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0:31:0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Fehler:</text:p>
          </table:table-cell>
          <table:table-cell office:value-type="string" table:style-name="ce6">
            <text:p>Command: "CHECK FI.TOP.STEPLOSS" <text:s/>Returned answer: "ERR044: SHUTTER at module FIL lost steps abs(-32)&gt;10"<text:s text:c="2"/></text:p>
          </table:table-cell>
          <table:table-cell table:number-columns-repeated="10" table:style-name="ce6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8107" table:style-name="ce1">
            <text:p>38107</text:p>
          </table:table-cell>
          <table:table-cell office:value-type="float" office:value="38495" table:style-name="ce1">
            <text:p>38495</text:p>
          </table:table-cell>
          <table:table-cell office:value-type="float" office:value="39704" table:style-name="ce1">
            <text:p>39704</text:p>
          </table:table-cell>
          <table:table-cell office:value-type="float" office:value="39789" table:style-name="ce1">
            <text:p>39789</text:p>
          </table:table-cell>
          <table:table-cell office:value-type="float" office:value="38950" table:style-name="ce1">
            <text:p>38950</text:p>
          </table:table-cell>
          <table:table-cell office:value-type="float" office:value="39476" table:style-name="ce1">
            <text:p>39476</text:p>
          </table:table-cell>
          <table:table-cell office:value-type="float" office:value="39637" table:style-name="ce1">
            <text:p>39637</text:p>
          </table:table-cell>
          <table:table-cell office:value-type="float" office:value="39995" table:style-name="ce1">
            <text:p>39995</text:p>
          </table:table-cell>
          <table:table-cell office:value-type="float" office:value="40115" table:style-name="ce1">
            <text:p>40115</text:p>
          </table:table-cell>
          <table:table-cell office:value-type="float" office:value="39446" table:style-name="ce1">
            <text:p>39446</text:p>
          </table:table-cell>
          <table:table-cell office:value-type="float" office:value="39661" table:style-name="ce1">
            <text:p>39661</text:p>
          </table:table-cell>
          <table:table-cell office:value-type="float" office:value="39313" table:style-name="ce1">
            <text:p>39313</text:p>
          </table:table-cell>
          <table:table-cell office:value-type="float" office:value="39669" table:style-name="ce1">
            <text:p>39669</text:p>
          </table:table-cell>
          <table:table-cell office:value-type="float" office:value="39827" table:style-name="ce1">
            <text:p>39827</text:p>
          </table:table-cell>
          <table:table-cell office:value-type="float" office:value="39152" table:style-name="ce1">
            <text:p>39152</text:p>
          </table:table-cell>
          <table:table-cell office:value-type="float" office:value="39486" table:style-name="ce1">
            <text:p>39486</text:p>
          </table:table-cell>
          <table:table-cell office:value-type="float" office:value="39467" table:style-name="ce1">
            <text:p>39467</text:p>
          </table:table-cell>
          <table:table-cell office:value-type="float" office:value="39449" table:style-name="ce1">
            <text:p>39449</text:p>
          </table:table-cell>
          <table:table-cell office:value-type="float" office:value="39595" table:style-name="ce1">
            <text:p>39595</text:p>
          </table:table-cell>
          <table:table-cell office:value-type="float" office:value="39209" table:style-name="ce1">
            <text:p>39209</text:p>
          </table:table-cell>
          <table:table-cell office:value-type="float" office:value="39103" table:style-name="ce1">
            <text:p>39103</text:p>
          </table:table-cell>
          <table:table-cell office:value-type="float" office:value="39242" table:style-name="ce1">
            <text:p>39242</text:p>
          </table:table-cell>
          <table:table-cell office:value-type="float" office:value="39488" table:style-name="ce1">
            <text:p>39488</text:p>
          </table:table-cell>
          <table:table-cell office:value-type="float" office:value="39576" table:style-name="ce1">
            <text:p>39576</text:p>
          </table:table-cell>
          <table:table-cell office:value-type="float" office:value="39321" table:style-name="ce1">
            <text:p>39321</text:p>
          </table:table-cell>
          <table:table-cell office:value-type="float" office:value="38901" table:style-name="ce1">
            <text:p>38901</text:p>
          </table:table-cell>
          <table:table-cell office:value-type="float" office:value="39188" table:style-name="ce1">
            <text:p>39188</text:p>
          </table:table-cell>
          <table:table-cell office:value-type="float" office:value="39295" table:style-name="ce1">
            <text:p>39295</text:p>
          </table:table-cell>
          <table:table-cell office:value-type="float" office:value="39220" table:style-name="ce1">
            <text:p>39220</text:p>
          </table:table-cell>
          <table:table-cell office:value-type="float" office:value="39239" table:style-name="ce1">
            <text:p>39239</text:p>
          </table:table-cell>
          <table:table-cell office:value-type="float" office:value="39830" table:style-name="ce1">
            <text:p>39830</text:p>
          </table:table-cell>
          <table:table-cell office:value-type="float" office:value="39749" table:style-name="ce1">
            <text:p>39749</text:p>
          </table:table-cell>
          <table:table-cell office:value-type="float" office:value="39681" table:style-name="ce1">
            <text:p>39681</text:p>
          </table:table-cell>
          <table:table-cell office:value-type="float" office:value="39632" table:style-name="ce1">
            <text:p>39632</text:p>
          </table:table-cell>
          <table:table-cell office:value-type="float" office:value="39677" table:style-name="ce1">
            <text:p>39677</text:p>
          </table:table-cell>
          <table:table-cell office:value-type="float" office:value="40320" table:style-name="ce1">
            <text:p>40320</text:p>
          </table:table-cell>
          <table:table-cell office:value-type="float" office:value="40655" table:style-name="ce1">
            <text:p>40655</text:p>
          </table:table-cell>
          <table:table-cell office:value-type="float" office:value="40728" table:style-name="ce1">
            <text:p>4072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9306" table:style-name="ce1">
            <text:p>39306</text:p>
          </table:table-cell>
          <table:table-cell office:value-type="float" office:value="40144" table:style-name="ce1">
            <text:p>40144</text:p>
          </table:table-cell>
          <table:table-cell office:value-type="float" office:value="40113" table:style-name="ce1">
            <text:p>40113</text:p>
          </table:table-cell>
          <table:table-cell office:value-type="float" office:value="40586" table:style-name="ce1">
            <text:p>40586</text:p>
          </table:table-cell>
          <table:table-cell office:value-type="float" office:value="40776" table:style-name="ce1">
            <text:p>40776</text:p>
          </table:table-cell>
          <table:table-cell office:value-type="float" office:value="40845" table:style-name="ce1">
            <text:p>40845</text:p>
          </table:table-cell>
          <table:table-cell office:value-type="float" office:value="41034" table:style-name="ce1">
            <text:p>41034</text:p>
          </table:table-cell>
          <table:table-cell office:value-type="float" office:value="41550" table:style-name="ce1">
            <text:p>41550</text:p>
          </table:table-cell>
          <table:table-cell office:value-type="float" office:value="41696" table:style-name="ce1">
            <text:p>41696</text:p>
          </table:table-cell>
          <table:table-cell office:value-type="float" office:value="41890" table:style-name="ce1">
            <text:p>41890</text:p>
          </table:table-cell>
          <table:table-cell office:value-type="float" office:value="41768" table:style-name="ce1">
            <text:p>41768</text:p>
          </table:table-cell>
          <table:table-cell office:value-type="float" office:value="41930" table:style-name="ce1">
            <text:p>41930</text:p>
          </table:table-cell>
          <table:table-cell office:value-type="float" office:value="41735" table:style-name="ce1">
            <text:p>41735</text:p>
          </table:table-cell>
          <table:table-cell office:value-type="float" office:value="42333" table:style-name="ce1">
            <text:p>42333</text:p>
          </table:table-cell>
          <table:table-cell office:value-type="float" office:value="41541" table:style-name="ce1">
            <text:p>41541</text:p>
          </table:table-cell>
          <table:table-cell office:value-type="float" office:value="41804" table:style-name="ce1">
            <text:p>41804</text:p>
          </table:table-cell>
          <table:table-cell office:value-type="float" office:value="42078" table:style-name="ce1">
            <text:p>42078</text:p>
          </table:table-cell>
          <table:table-cell office:value-type="float" office:value="42043" table:style-name="ce1">
            <text:p>42043</text:p>
          </table:table-cell>
          <table:table-cell office:value-type="float" office:value="42196" table:style-name="ce1">
            <text:p>42196</text:p>
          </table:table-cell>
          <table:table-cell office:value-type="float" office:value="42249" table:style-name="ce1">
            <text:p>42249</text:p>
          </table:table-cell>
          <table:table-cell office:value-type="float" office:value="42588" table:style-name="ce1">
            <text:p>42588</text:p>
          </table:table-cell>
          <table:table-cell office:value-type="float" office:value="42489" table:style-name="ce1">
            <text:p>42489</text:p>
          </table:table-cell>
          <table:table-cell office:value-type="float" office:value="42286" table:style-name="ce1">
            <text:p>42286</text:p>
          </table:table-cell>
          <table:table-cell office:value-type="float" office:value="42837" table:style-name="ce1">
            <text:p>42837</text:p>
          </table:table-cell>
          <table:table-cell office:value-type="float" office:value="42579" table:style-name="ce1">
            <text:p>42579</text:p>
          </table:table-cell>
          <table:table-cell office:value-type="float" office:value="42210" table:style-name="ce1">
            <text:p>42210</text:p>
          </table:table-cell>
          <table:table-cell office:value-type="float" office:value="43343" table:style-name="ce1">
            <text:p>43343</text:p>
          </table:table-cell>
          <table:table-cell office:value-type="float" office:value="42905" table:style-name="ce1">
            <text:p>42905</text:p>
          </table:table-cell>
          <table:table-cell office:value-type="float" office:value="43361" table:style-name="ce1">
            <text:p>43361</text:p>
          </table:table-cell>
          <table:table-cell office:value-type="float" office:value="42983" table:style-name="ce1">
            <text:p>42983</text:p>
          </table:table-cell>
          <table:table-cell office:value-type="float" office:value="44067" table:style-name="ce1">
            <text:p>44067</text:p>
          </table:table-cell>
          <table:table-cell office:value-type="float" office:value="43831" table:style-name="ce1">
            <text:p>43831</text:p>
          </table:table-cell>
          <table:table-cell office:value-type="float" office:value="43506" table:style-name="ce1">
            <text:p>43506</text:p>
          </table:table-cell>
          <table:table-cell office:value-type="float" office:value="43082" table:style-name="ce1">
            <text:p>43082</text:p>
          </table:table-cell>
          <table:table-cell office:value-type="float" office:value="43205" table:style-name="ce1">
            <text:p>43205</text:p>
          </table:table-cell>
          <table:table-cell office:value-type="float" office:value="43661" table:style-name="ce1">
            <text:p>43661</text:p>
          </table:table-cell>
          <table:table-cell office:value-type="float" office:value="43948" table:style-name="ce1">
            <text:p>43948</text:p>
          </table:table-cell>
          <table:table-cell office:value-type="float" office:value="43506" table:style-name="ce1">
            <text:p>43506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6487" table:style-name="ce1">
            <text:p>36487</text:p>
          </table:table-cell>
          <table:table-cell office:value-type="float" office:value="37320" table:style-name="ce1">
            <text:p>37320</text:p>
          </table:table-cell>
          <table:table-cell office:value-type="float" office:value="37545" table:style-name="ce1">
            <text:p>37545</text:p>
          </table:table-cell>
          <table:table-cell office:value-type="float" office:value="37878" table:style-name="ce1">
            <text:p>37878</text:p>
          </table:table-cell>
          <table:table-cell office:value-type="float" office:value="37073" table:style-name="ce1">
            <text:p>37073</text:p>
          </table:table-cell>
          <table:table-cell office:value-type="float" office:value="37314" table:style-name="ce1">
            <text:p>37314</text:p>
          </table:table-cell>
          <table:table-cell office:value-type="float" office:value="37892" table:style-name="ce1">
            <text:p>37892</text:p>
          </table:table-cell>
          <table:table-cell office:value-type="float" office:value="37807" table:style-name="ce1">
            <text:p>37807</text:p>
          </table:table-cell>
          <table:table-cell office:value-type="float" office:value="38337" table:style-name="ce1">
            <text:p>38337</text:p>
          </table:table-cell>
          <table:table-cell office:value-type="float" office:value="38636" table:style-name="ce1">
            <text:p>38636</text:p>
          </table:table-cell>
          <table:table-cell office:value-type="float" office:value="38681" table:style-name="ce1">
            <text:p>38681</text:p>
          </table:table-cell>
          <table:table-cell office:value-type="float" office:value="38841" table:style-name="ce1">
            <text:p>38841</text:p>
          </table:table-cell>
          <table:table-cell office:value-type="float" office:value="39312" table:style-name="ce1">
            <text:p>39312</text:p>
          </table:table-cell>
          <table:table-cell office:value-type="float" office:value="39697" table:style-name="ce1">
            <text:p>39697</text:p>
          </table:table-cell>
          <table:table-cell office:value-type="float" office:value="39612" table:style-name="ce1">
            <text:p>39612</text:p>
          </table:table-cell>
          <table:table-cell office:value-type="float" office:value="39933" table:style-name="ce1">
            <text:p>39933</text:p>
          </table:table-cell>
          <table:table-cell office:value-type="float" office:value="40308" table:style-name="ce1">
            <text:p>40308</text:p>
          </table:table-cell>
          <table:table-cell office:value-type="float" office:value="40514" table:style-name="ce1">
            <text:p>40514</text:p>
          </table:table-cell>
          <table:table-cell office:value-type="float" office:value="41180" table:style-name="ce1">
            <text:p>41180</text:p>
          </table:table-cell>
          <table:table-cell office:value-type="float" office:value="41681" table:style-name="ce1">
            <text:p>41681</text:p>
          </table:table-cell>
          <table:table-cell office:value-type="float" office:value="41645" table:style-name="ce1">
            <text:p>41645</text:p>
          </table:table-cell>
          <table:table-cell office:value-type="float" office:value="42037" table:style-name="ce1">
            <text:p>42037</text:p>
          </table:table-cell>
          <table:table-cell office:value-type="float" office:value="42392" table:style-name="ce1">
            <text:p>42392</text:p>
          </table:table-cell>
          <table:table-cell office:value-type="float" office:value="42643" table:style-name="ce1">
            <text:p>42643</text:p>
          </table:table-cell>
          <table:table-cell office:value-type="float" office:value="42590" table:style-name="ce1">
            <text:p>42590</text:p>
          </table:table-cell>
          <table:table-cell office:value-type="float" office:value="42962" table:style-name="ce1">
            <text:p>42962</text:p>
          </table:table-cell>
          <table:table-cell office:value-type="float" office:value="42890" table:style-name="ce1">
            <text:p>42890</text:p>
          </table:table-cell>
          <table:table-cell office:value-type="float" office:value="43044" table:style-name="ce1">
            <text:p>43044</text:p>
          </table:table-cell>
          <table:table-cell office:value-type="float" office:value="43037" table:style-name="ce1">
            <text:p>43037</text:p>
          </table:table-cell>
          <table:table-cell office:value-type="float" office:value="43462" table:style-name="ce1">
            <text:p>43462</text:p>
          </table:table-cell>
          <table:table-cell office:value-type="float" office:value="43494" table:style-name="ce1">
            <text:p>43494</text:p>
          </table:table-cell>
          <table:table-cell office:value-type="float" office:value="43224" table:style-name="ce1">
            <text:p>43224</text:p>
          </table:table-cell>
          <table:table-cell office:value-type="float" office:value="42779" table:style-name="ce1">
            <text:p>42779</text:p>
          </table:table-cell>
          <table:table-cell office:value-type="float" office:value="42874" table:style-name="ce1">
            <text:p>42874</text:p>
          </table:table-cell>
          <table:table-cell office:value-type="float" office:value="43482" table:style-name="ce1">
            <text:p>43482</text:p>
          </table:table-cell>
          <table:table-cell office:value-type="float" office:value="43023" table:style-name="ce1">
            <text:p>43023</text:p>
          </table:table-cell>
          <table:table-cell office:value-type="float" office:value="43512" table:style-name="ce1">
            <text:p>43512</text:p>
          </table:table-cell>
          <table:table-cell office:value-type="float" office:value="43345" table:style-name="ce1">
            <text:p>4334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6511" table:style-name="ce1">
            <text:p>36511</text:p>
          </table:table-cell>
          <table:table-cell office:value-type="float" office:value="36890" table:style-name="ce1">
            <text:p>36890</text:p>
          </table:table-cell>
          <table:table-cell office:value-type="float" office:value="37039" table:style-name="ce1">
            <text:p>37039</text:p>
          </table:table-cell>
          <table:table-cell office:value-type="float" office:value="37552" table:style-name="ce1">
            <text:p>37552</text:p>
          </table:table-cell>
          <table:table-cell office:value-type="float" office:value="37048" table:style-name="ce1">
            <text:p>37048</text:p>
          </table:table-cell>
          <table:table-cell office:value-type="float" office:value="38675" table:style-name="ce1">
            <text:p>38675</text:p>
          </table:table-cell>
          <table:table-cell office:value-type="float" office:value="37886" table:style-name="ce1">
            <text:p>37886</text:p>
          </table:table-cell>
          <table:table-cell office:value-type="float" office:value="38349" table:style-name="ce1">
            <text:p>38349</text:p>
          </table:table-cell>
          <table:table-cell office:value-type="float" office:value="38531" table:style-name="ce1">
            <text:p>38531</text:p>
          </table:table-cell>
          <table:table-cell office:value-type="float" office:value="38172" table:style-name="ce1">
            <text:p>38172</text:p>
          </table:table-cell>
          <table:table-cell office:value-type="float" office:value="37902" table:style-name="ce1">
            <text:p>37902</text:p>
          </table:table-cell>
          <table:table-cell office:value-type="float" office:value="38750" table:style-name="ce1">
            <text:p>38750</text:p>
          </table:table-cell>
          <table:table-cell office:value-type="float" office:value="38588" table:style-name="ce1">
            <text:p>38588</text:p>
          </table:table-cell>
          <table:table-cell office:value-type="float" office:value="38795" table:style-name="ce1">
            <text:p>38795</text:p>
          </table:table-cell>
          <table:table-cell office:value-type="float" office:value="37932" table:style-name="ce1">
            <text:p>37932</text:p>
          </table:table-cell>
          <table:table-cell office:value-type="float" office:value="38252" table:style-name="ce1">
            <text:p>38252</text:p>
          </table:table-cell>
          <table:table-cell office:value-type="float" office:value="39050" table:style-name="ce1">
            <text:p>39050</text:p>
          </table:table-cell>
          <table:table-cell office:value-type="float" office:value="39004" table:style-name="ce1">
            <text:p>39004</text:p>
          </table:table-cell>
          <table:table-cell office:value-type="float" office:value="38250" table:style-name="ce1">
            <text:p>38250</text:p>
          </table:table-cell>
          <table:table-cell office:value-type="float" office:value="38987" table:style-name="ce1">
            <text:p>38987</text:p>
          </table:table-cell>
          <table:table-cell office:value-type="float" office:value="38203" table:style-name="ce1">
            <text:p>38203</text:p>
          </table:table-cell>
          <table:table-cell office:value-type="float" office:value="37803" table:style-name="ce1">
            <text:p>37803</text:p>
          </table:table-cell>
          <table:table-cell office:value-type="float" office:value="37782" table:style-name="ce1">
            <text:p>37782</text:p>
          </table:table-cell>
          <table:table-cell office:value-type="float" office:value="37227" table:style-name="ce1">
            <text:p>37227</text:p>
          </table:table-cell>
          <table:table-cell office:value-type="float" office:value="37151" table:style-name="ce1">
            <text:p>37151</text:p>
          </table:table-cell>
          <table:table-cell office:value-type="float" office:value="37470" table:style-name="ce1">
            <text:p>37470</text:p>
          </table:table-cell>
          <table:table-cell office:value-type="float" office:value="38385" table:style-name="ce1">
            <text:p>38385</text:p>
          </table:table-cell>
          <table:table-cell office:value-type="float" office:value="38491" table:style-name="ce1">
            <text:p>38491</text:p>
          </table:table-cell>
          <table:table-cell office:value-type="float" office:value="38326" table:style-name="ce1">
            <text:p>38326</text:p>
          </table:table-cell>
          <table:table-cell office:value-type="float" office:value="38417" table:style-name="ce1">
            <text:p>38417</text:p>
          </table:table-cell>
          <table:table-cell office:value-type="float" office:value="38257" table:style-name="ce1">
            <text:p>38257</text:p>
          </table:table-cell>
          <table:table-cell office:value-type="float" office:value="37941" table:style-name="ce1">
            <text:p>37941</text:p>
          </table:table-cell>
          <table:table-cell office:value-type="float" office:value="37769" table:style-name="ce1">
            <text:p>37769</text:p>
          </table:table-cell>
          <table:table-cell office:value-type="float" office:value="37598" table:style-name="ce1">
            <text:p>37598</text:p>
          </table:table-cell>
          <table:table-cell office:value-type="float" office:value="37806" table:style-name="ce1">
            <text:p>37806</text:p>
          </table:table-cell>
          <table:table-cell office:value-type="float" office:value="37557" table:style-name="ce1">
            <text:p>37557</text:p>
          </table:table-cell>
          <table:table-cell office:value-type="float" office:value="37197" table:style-name="ce1">
            <text:p>37197</text:p>
          </table:table-cell>
          <table:table-cell office:value-type="float" office:value="37473" table:style-name="ce1">
            <text:p>3747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5571" table:style-name="ce1">
            <text:p>35571</text:p>
          </table:table-cell>
          <table:table-cell office:value-type="float" office:value="36332" table:style-name="ce1">
            <text:p>36332</text:p>
          </table:table-cell>
          <table:table-cell office:value-type="float" office:value="36786" table:style-name="ce1">
            <text:p>36786</text:p>
          </table:table-cell>
          <table:table-cell office:value-type="float" office:value="36772" table:style-name="ce1">
            <text:p>36772</text:p>
          </table:table-cell>
          <table:table-cell office:value-type="float" office:value="36755" table:style-name="ce1">
            <text:p>36755</text:p>
          </table:table-cell>
          <table:table-cell office:value-type="float" office:value="37541" table:style-name="ce1">
            <text:p>37541</text:p>
          </table:table-cell>
          <table:table-cell office:value-type="float" office:value="37505" table:style-name="ce1">
            <text:p>37505</text:p>
          </table:table-cell>
          <table:table-cell office:value-type="float" office:value="37680" table:style-name="ce1">
            <text:p>37680</text:p>
          </table:table-cell>
          <table:table-cell office:value-type="float" office:value="37782" table:style-name="ce1">
            <text:p>37782</text:p>
          </table:table-cell>
          <table:table-cell office:value-type="float" office:value="37566" table:style-name="ce1">
            <text:p>37566</text:p>
          </table:table-cell>
          <table:table-cell office:value-type="float" office:value="37612" table:style-name="ce1">
            <text:p>37612</text:p>
          </table:table-cell>
          <table:table-cell office:value-type="float" office:value="37497" table:style-name="ce1">
            <text:p>37497</text:p>
          </table:table-cell>
          <table:table-cell office:value-type="float" office:value="37651" table:style-name="ce1">
            <text:p>37651</text:p>
          </table:table-cell>
          <table:table-cell office:value-type="float" office:value="37916" table:style-name="ce1">
            <text:p>37916</text:p>
          </table:table-cell>
          <table:table-cell office:value-type="float" office:value="37387" table:style-name="ce1">
            <text:p>37387</text:p>
          </table:table-cell>
          <table:table-cell office:value-type="float" office:value="37759" table:style-name="ce1">
            <text:p>37759</text:p>
          </table:table-cell>
          <table:table-cell office:value-type="float" office:value="37934" table:style-name="ce1">
            <text:p>37934</text:p>
          </table:table-cell>
          <table:table-cell office:value-type="float" office:value="37412" table:style-name="ce1">
            <text:p>37412</text:p>
          </table:table-cell>
          <table:table-cell office:value-type="float" office:value="37393" table:style-name="ce1">
            <text:p>37393</text:p>
          </table:table-cell>
          <table:table-cell office:value-type="float" office:value="37637" table:style-name="ce1">
            <text:p>37637</text:p>
          </table:table-cell>
          <table:table-cell office:value-type="float" office:value="37505" table:style-name="ce1">
            <text:p>37505</text:p>
          </table:table-cell>
          <table:table-cell office:value-type="float" office:value="37527" table:style-name="ce1">
            <text:p>37527</text:p>
          </table:table-cell>
          <table:table-cell office:value-type="float" office:value="37301" table:style-name="ce1">
            <text:p>37301</text:p>
          </table:table-cell>
          <table:table-cell office:value-type="float" office:value="37088" table:style-name="ce1">
            <text:p>37088</text:p>
          </table:table-cell>
          <table:table-cell office:value-type="float" office:value="36784" table:style-name="ce1">
            <text:p>36784</text:p>
          </table:table-cell>
          <table:table-cell office:value-type="float" office:value="36747" table:style-name="ce1">
            <text:p>36747</text:p>
          </table:table-cell>
          <table:table-cell office:value-type="float" office:value="37397" table:style-name="ce1">
            <text:p>37397</text:p>
          </table:table-cell>
          <table:table-cell office:value-type="float" office:value="37131" table:style-name="ce1">
            <text:p>37131</text:p>
          </table:table-cell>
          <table:table-cell office:value-type="float" office:value="37426" table:style-name="ce1">
            <text:p>37426</text:p>
          </table:table-cell>
          <table:table-cell office:value-type="float" office:value="37407" table:style-name="ce1">
            <text:p>37407</text:p>
          </table:table-cell>
          <table:table-cell office:value-type="float" office:value="37402" table:style-name="ce1">
            <text:p>37402</text:p>
          </table:table-cell>
          <table:table-cell office:value-type="float" office:value="36876" table:style-name="ce1">
            <text:p>36876</text:p>
          </table:table-cell>
          <table:table-cell office:value-type="float" office:value="36856" table:style-name="ce1">
            <text:p>36856</text:p>
          </table:table-cell>
          <table:table-cell office:value-type="float" office:value="36779" table:style-name="ce1">
            <text:p>36779</text:p>
          </table:table-cell>
          <table:table-cell office:value-type="float" office:value="36634" table:style-name="ce1">
            <text:p>36634</text:p>
          </table:table-cell>
          <table:table-cell office:value-type="float" office:value="36529" table:style-name="ce1">
            <text:p>36529</text:p>
          </table:table-cell>
          <table:table-cell office:value-type="float" office:value="36475" table:style-name="ce1">
            <text:p>36475</text:p>
          </table:table-cell>
          <table:table-cell office:value-type="float" office:value="36660" table:style-name="ce1">
            <text:p>3666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4370" table:style-name="ce1">
            <text:p>34370</text:p>
          </table:table-cell>
          <table:table-cell office:value-type="float" office:value="35639" table:style-name="ce1">
            <text:p>35639</text:p>
          </table:table-cell>
          <table:table-cell office:value-type="float" office:value="36278" table:style-name="ce1">
            <text:p>36278</text:p>
          </table:table-cell>
          <table:table-cell office:value-type="float" office:value="36916" table:style-name="ce1">
            <text:p>36916</text:p>
          </table:table-cell>
          <table:table-cell office:value-type="float" office:value="36677" table:style-name="ce1">
            <text:p>36677</text:p>
          </table:table-cell>
          <table:table-cell office:value-type="float" office:value="36138" table:style-name="ce1">
            <text:p>36138</text:p>
          </table:table-cell>
          <table:table-cell office:value-type="float" office:value="36598" table:style-name="ce1">
            <text:p>36598</text:p>
          </table:table-cell>
          <table:table-cell office:value-type="float" office:value="36271" table:style-name="ce1">
            <text:p>36271</text:p>
          </table:table-cell>
          <table:table-cell office:value-type="float" office:value="36770" table:style-name="ce1">
            <text:p>36770</text:p>
          </table:table-cell>
          <table:table-cell office:value-type="float" office:value="37031" table:style-name="ce1">
            <text:p>37031</text:p>
          </table:table-cell>
          <table:table-cell office:value-type="float" office:value="36576" table:style-name="ce1">
            <text:p>36576</text:p>
          </table:table-cell>
          <table:table-cell office:value-type="float" office:value="36867" table:style-name="ce1">
            <text:p>36867</text:p>
          </table:table-cell>
          <table:table-cell office:value-type="float" office:value="36525" table:style-name="ce1">
            <text:p>36525</text:p>
          </table:table-cell>
          <table:table-cell office:value-type="float" office:value="36194" table:style-name="ce1">
            <text:p>36194</text:p>
          </table:table-cell>
          <table:table-cell office:value-type="float" office:value="35970" table:style-name="ce1">
            <text:p>35970</text:p>
          </table:table-cell>
          <table:table-cell office:value-type="float" office:value="36198" table:style-name="ce1">
            <text:p>36198</text:p>
          </table:table-cell>
          <table:table-cell office:value-type="float" office:value="36161" table:style-name="ce1">
            <text:p>36161</text:p>
          </table:table-cell>
          <table:table-cell office:value-type="float" office:value="36494" table:style-name="ce1">
            <text:p>36494</text:p>
          </table:table-cell>
          <table:table-cell office:value-type="float" office:value="36127" table:style-name="ce1">
            <text:p>36127</text:p>
          </table:table-cell>
          <table:table-cell office:value-type="float" office:value="36315" table:style-name="ce1">
            <text:p>36315</text:p>
          </table:table-cell>
          <table:table-cell office:value-type="float" office:value="36058" table:style-name="ce1">
            <text:p>36058</text:p>
          </table:table-cell>
          <table:table-cell office:value-type="float" office:value="36115" table:style-name="ce1">
            <text:p>36115</text:p>
          </table:table-cell>
          <table:table-cell office:value-type="float" office:value="35969" table:style-name="ce1">
            <text:p>35969</text:p>
          </table:table-cell>
          <table:table-cell office:value-type="float" office:value="36577" table:style-name="ce1">
            <text:p>36577</text:p>
          </table:table-cell>
          <table:table-cell office:value-type="float" office:value="35856" table:style-name="ce1">
            <text:p>35856</text:p>
          </table:table-cell>
          <table:table-cell office:value-type="float" office:value="35737" table:style-name="ce1">
            <text:p>35737</text:p>
          </table:table-cell>
          <table:table-cell office:value-type="float" office:value="36277" table:style-name="ce1">
            <text:p>36277</text:p>
          </table:table-cell>
          <table:table-cell office:value-type="float" office:value="36244" table:style-name="ce1">
            <text:p>36244</text:p>
          </table:table-cell>
          <table:table-cell office:value-type="float" office:value="36256" table:style-name="ce1">
            <text:p>36256</text:p>
          </table:table-cell>
          <table:table-cell office:value-type="float" office:value="36214" table:style-name="ce1">
            <text:p>36214</text:p>
          </table:table-cell>
          <table:table-cell office:value-type="float" office:value="36294" table:style-name="ce1">
            <text:p>36294</text:p>
          </table:table-cell>
          <table:table-cell office:value-type="float" office:value="36311" table:style-name="ce1">
            <text:p>36311</text:p>
          </table:table-cell>
          <table:table-cell office:value-type="float" office:value="36369" table:style-name="ce1">
            <text:p>36369</text:p>
          </table:table-cell>
          <table:table-cell office:value-type="float" office:value="36111" table:style-name="ce1">
            <text:p>36111</text:p>
          </table:table-cell>
          <table:table-cell office:value-type="float" office:value="36207" table:style-name="ce1">
            <text:p>36207</text:p>
          </table:table-cell>
          <table:table-cell office:value-type="float" office:value="36199" table:style-name="ce1">
            <text:p>36199</text:p>
          </table:table-cell>
          <table:table-cell office:value-type="float" office:value="36295" table:style-name="ce1">
            <text:p>36295</text:p>
          </table:table-cell>
          <table:table-cell office:value-type="float" office:value="36367" table:style-name="ce1">
            <text:p>3636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2191" table:style-name="ce1">
            <text:p>12191</text:p>
          </table:table-cell>
          <table:table-cell office:value-type="float" office:value="12009" table:style-name="ce1">
            <text:p>12009</text:p>
          </table:table-cell>
          <table:table-cell office:value-type="float" office:value="11806" table:style-name="ce1">
            <text:p>11806</text:p>
          </table:table-cell>
          <table:table-cell office:value-type="float" office:value="11699" table:style-name="ce1">
            <text:p>11699</text:p>
          </table:table-cell>
          <table:table-cell office:value-type="float" office:value="11597" table:style-name="ce1">
            <text:p>11597</text:p>
          </table:table-cell>
          <table:table-cell office:value-type="float" office:value="11497" table:style-name="ce1">
            <text:p>11497</text:p>
          </table:table-cell>
          <table:table-cell office:value-type="float" office:value="11387" table:style-name="ce1">
            <text:p>11387</text:p>
          </table:table-cell>
          <table:table-cell office:value-type="float" office:value="11428" table:style-name="ce1">
            <text:p>11428</text:p>
          </table:table-cell>
          <table:table-cell office:value-type="float" office:value="11311" table:style-name="ce1">
            <text:p>11311</text:p>
          </table:table-cell>
          <table:table-cell office:value-type="float" office:value="11099" table:style-name="ce1">
            <text:p>11099</text:p>
          </table:table-cell>
          <table:table-cell office:value-type="float" office:value="11008" table:style-name="ce1">
            <text:p>11008</text:p>
          </table:table-cell>
          <table:table-cell office:value-type="float" office:value="10850" table:style-name="ce1">
            <text:p>10850</text:p>
          </table:table-cell>
          <table:table-cell office:value-type="float" office:value="10790" table:style-name="ce1">
            <text:p>10790</text:p>
          </table:table-cell>
          <table:table-cell office:value-type="float" office:value="10638" table:style-name="ce1">
            <text:p>10638</text:p>
          </table:table-cell>
          <table:table-cell office:value-type="float" office:value="10585" table:style-name="ce1">
            <text:p>10585</text:p>
          </table:table-cell>
          <table:table-cell office:value-type="float" office:value="10541" table:style-name="ce1">
            <text:p>10541</text:p>
          </table:table-cell>
          <table:table-cell office:value-type="float" office:value="10240" table:style-name="ce1">
            <text:p>10240</text:p>
          </table:table-cell>
          <table:table-cell office:value-type="float" office:value="10271" table:style-name="ce1">
            <text:p>10271</text:p>
          </table:table-cell>
          <table:table-cell office:value-type="float" office:value="10090" table:style-name="ce1">
            <text:p>10090</text:p>
          </table:table-cell>
          <table:table-cell office:value-type="float" office:value="10135" table:style-name="ce1">
            <text:p>10135</text:p>
          </table:table-cell>
          <table:table-cell office:value-type="float" office:value="9996" table:style-name="ce1">
            <text:p>9996</text:p>
          </table:table-cell>
          <table:table-cell office:value-type="float" office:value="9780" table:style-name="ce1">
            <text:p>9780</text:p>
          </table:table-cell>
          <table:table-cell office:value-type="float" office:value="9630" table:style-name="ce1">
            <text:p>9630</text:p>
          </table:table-cell>
          <table:table-cell office:value-type="float" office:value="9507" table:style-name="ce1">
            <text:p>9507</text:p>
          </table:table-cell>
          <table:table-cell office:value-type="float" office:value="9508" table:style-name="ce1">
            <text:p>9508</text:p>
          </table:table-cell>
          <table:table-cell office:value-type="float" office:value="9470" table:style-name="ce1">
            <text:p>9470</text:p>
          </table:table-cell>
          <table:table-cell office:value-type="float" office:value="9525" table:style-name="ce1">
            <text:p>9525</text:p>
          </table:table-cell>
          <table:table-cell office:value-type="float" office:value="9379" table:style-name="ce1">
            <text:p>9379</text:p>
          </table:table-cell>
          <table:table-cell office:value-type="float" office:value="9386" table:style-name="ce1">
            <text:p>9386</text:p>
          </table:table-cell>
          <table:table-cell office:value-type="float" office:value="9319" table:style-name="ce1">
            <text:p>9319</text:p>
          </table:table-cell>
          <table:table-cell office:value-type="float" office:value="9246" table:style-name="ce1">
            <text:p>9246</text:p>
          </table:table-cell>
          <table:table-cell office:value-type="float" office:value="9173" table:style-name="ce1">
            <text:p>9173</text:p>
          </table:table-cell>
          <table:table-cell office:value-type="float" office:value="8982" table:style-name="ce1">
            <text:p>8982</text:p>
          </table:table-cell>
          <table:table-cell office:value-type="float" office:value="8894" table:style-name="ce1">
            <text:p>8894</text:p>
          </table:table-cell>
          <table:table-cell office:value-type="float" office:value="8877" table:style-name="ce1">
            <text:p>8877</text:p>
          </table:table-cell>
          <table:table-cell office:value-type="float" office:value="8762" table:style-name="ce1">
            <text:p>8762</text:p>
          </table:table-cell>
          <table:table-cell office:value-type="float" office:value="8754" table:style-name="ce1">
            <text:p>8754</text:p>
          </table:table-cell>
          <table:table-cell office:value-type="float" office:value="8653" table:style-name="ce1">
            <text:p>865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1393" table:style-name="ce1">
            <text:p>11393</text:p>
          </table:table-cell>
          <table:table-cell office:value-type="float" office:value="10550" table:style-name="ce1">
            <text:p>10550</text:p>
          </table:table-cell>
          <table:table-cell office:value-type="float" office:value="10292" table:style-name="ce1">
            <text:p>10292</text:p>
          </table:table-cell>
          <table:table-cell office:value-type="float" office:value="10071" table:style-name="ce1">
            <text:p>10071</text:p>
          </table:table-cell>
          <table:table-cell office:value-type="float" office:value="10013" table:style-name="ce1">
            <text:p>10013</text:p>
          </table:table-cell>
          <table:table-cell office:value-type="float" office:value="10380" table:style-name="ce1">
            <text:p>10380</text:p>
          </table:table-cell>
          <table:table-cell office:value-type="float" office:value="9765" table:style-name="ce1">
            <text:p>9765</text:p>
          </table:table-cell>
          <table:table-cell office:value-type="float" office:value="9622" table:style-name="ce1">
            <text:p>9622</text:p>
          </table:table-cell>
          <table:table-cell office:value-type="float" office:value="9522" table:style-name="ce1">
            <text:p>9522</text:p>
          </table:table-cell>
          <table:table-cell office:value-type="float" office:value="9221" table:style-name="ce1">
            <text:p>9221</text:p>
          </table:table-cell>
          <table:table-cell office:value-type="float" office:value="9229" table:style-name="ce1">
            <text:p>9229</text:p>
          </table:table-cell>
          <table:table-cell office:value-type="float" office:value="9184" table:style-name="ce1">
            <text:p>9184</text:p>
          </table:table-cell>
          <table:table-cell office:value-type="float" office:value="9931" table:style-name="ce1">
            <text:p>9931</text:p>
          </table:table-cell>
          <table:table-cell office:value-type="float" office:value="8970" table:style-name="ce1">
            <text:p>8970</text:p>
          </table:table-cell>
          <table:table-cell office:value-type="float" office:value="9190" table:style-name="ce1">
            <text:p>9190</text:p>
          </table:table-cell>
          <table:table-cell office:value-type="float" office:value="9871" table:style-name="ce1">
            <text:p>9871</text:p>
          </table:table-cell>
          <table:table-cell office:value-type="float" office:value="9676" table:style-name="ce1">
            <text:p>9676</text:p>
          </table:table-cell>
          <table:table-cell office:value-type="float" office:value="8723" table:style-name="ce1">
            <text:p>8723</text:p>
          </table:table-cell>
          <table:table-cell office:value-type="float" office:value="8558" table:style-name="ce1">
            <text:p>8558</text:p>
          </table:table-cell>
          <table:table-cell office:value-type="float" office:value="8621" table:style-name="ce1">
            <text:p>8621</text:p>
          </table:table-cell>
          <table:table-cell office:value-type="float" office:value="8436" table:style-name="ce1">
            <text:p>8436</text:p>
          </table:table-cell>
          <table:table-cell office:value-type="float" office:value="8287" table:style-name="ce1">
            <text:p>8287</text:p>
          </table:table-cell>
          <table:table-cell office:value-type="float" office:value="8213" table:style-name="ce1">
            <text:p>8213</text:p>
          </table:table-cell>
          <table:table-cell office:value-type="float" office:value="8106" table:style-name="ce1">
            <text:p>8106</text:p>
          </table:table-cell>
          <table:table-cell office:value-type="float" office:value="8583" table:style-name="ce1">
            <text:p>8583</text:p>
          </table:table-cell>
          <table:table-cell office:value-type="float" office:value="8071" table:style-name="ce1">
            <text:p>8071</text:p>
          </table:table-cell>
          <table:table-cell office:value-type="float" office:value="8122" table:style-name="ce1">
            <text:p>8122</text:p>
          </table:table-cell>
          <table:table-cell office:value-type="float" office:value="8005" table:style-name="ce1">
            <text:p>8005</text:p>
          </table:table-cell>
          <table:table-cell office:value-type="float" office:value="8339" table:style-name="ce1">
            <text:p>8339</text:p>
          </table:table-cell>
          <table:table-cell office:value-type="float" office:value="7939" table:style-name="ce1">
            <text:p>7939</text:p>
          </table:table-cell>
          <table:table-cell office:value-type="float" office:value="7901" table:style-name="ce1">
            <text:p>7901</text:p>
          </table:table-cell>
          <table:table-cell office:value-type="float" office:value="7847" table:style-name="ce1">
            <text:p>7847</text:p>
          </table:table-cell>
          <table:table-cell office:value-type="float" office:value="7742" table:style-name="ce1">
            <text:p>7742</text:p>
          </table:table-cell>
          <table:table-cell office:value-type="float" office:value="8244" table:style-name="ce1">
            <text:p>8244</text:p>
          </table:table-cell>
          <table:table-cell office:value-type="float" office:value="7631" table:style-name="ce1">
            <text:p>7631</text:p>
          </table:table-cell>
          <table:table-cell office:value-type="float" office:value="7561" table:style-name="ce1">
            <text:p>7561</text:p>
          </table:table-cell>
          <table:table-cell office:value-type="float" office:value="8195" table:style-name="ce1">
            <text:p>8195</text:p>
          </table:table-cell>
          <table:table-cell office:value-type="float" office:value="7505" table:style-name="ce1">
            <text:p>750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2024" table:style-name="ce1">
            <text:p>12024</text:p>
          </table:table-cell>
          <table:table-cell office:value-type="float" office:value="11774" table:style-name="ce1">
            <text:p>11774</text:p>
          </table:table-cell>
          <table:table-cell office:value-type="float" office:value="11453" table:style-name="ce1">
            <text:p>11453</text:p>
          </table:table-cell>
          <table:table-cell office:value-type="float" office:value="11236" table:style-name="ce1">
            <text:p>11236</text:p>
          </table:table-cell>
          <table:table-cell office:value-type="float" office:value="11127" table:style-name="ce1">
            <text:p>11127</text:p>
          </table:table-cell>
          <table:table-cell office:value-type="float" office:value="11089" table:style-name="ce1">
            <text:p>11089</text:p>
          </table:table-cell>
          <table:table-cell office:value-type="float" office:value="10942" table:style-name="ce1">
            <text:p>10942</text:p>
          </table:table-cell>
          <table:table-cell office:value-type="float" office:value="10819" table:style-name="ce1">
            <text:p>10819</text:p>
          </table:table-cell>
          <table:table-cell office:value-type="float" office:value="10866" table:style-name="ce1">
            <text:p>10866</text:p>
          </table:table-cell>
          <table:table-cell office:value-type="float" office:value="10763" table:style-name="ce1">
            <text:p>10763</text:p>
          </table:table-cell>
          <table:table-cell office:value-type="float" office:value="10657" table:style-name="ce1">
            <text:p>10657</text:p>
          </table:table-cell>
          <table:table-cell office:value-type="float" office:value="10632" table:style-name="ce1">
            <text:p>10632</text:p>
          </table:table-cell>
          <table:table-cell office:value-type="float" office:value="10703" table:style-name="ce1">
            <text:p>10703</text:p>
          </table:table-cell>
          <table:table-cell office:value-type="float" office:value="10648" table:style-name="ce1">
            <text:p>10648</text:p>
          </table:table-cell>
          <table:table-cell office:value-type="float" office:value="10597" table:style-name="ce1">
            <text:p>10597</text:p>
          </table:table-cell>
          <table:table-cell office:value-type="float" office:value="10528" table:style-name="ce1">
            <text:p>10528</text:p>
          </table:table-cell>
          <table:table-cell office:value-type="float" office:value="10422" table:style-name="ce1">
            <text:p>10422</text:p>
          </table:table-cell>
          <table:table-cell office:value-type="float" office:value="10404" table:style-name="ce1">
            <text:p>10404</text:p>
          </table:table-cell>
          <table:table-cell office:value-type="float" office:value="10241" table:style-name="ce1">
            <text:p>10241</text:p>
          </table:table-cell>
          <table:table-cell office:value-type="float" office:value="10133" table:style-name="ce1">
            <text:p>10133</text:p>
          </table:table-cell>
          <table:table-cell office:value-type="float" office:value="10105" table:style-name="ce1">
            <text:p>10105</text:p>
          </table:table-cell>
          <table:table-cell office:value-type="float" office:value="9909" table:style-name="ce1">
            <text:p>9909</text:p>
          </table:table-cell>
          <table:table-cell office:value-type="float" office:value="9792" table:style-name="ce1">
            <text:p>9792</text:p>
          </table:table-cell>
          <table:table-cell office:value-type="float" office:value="9741" table:style-name="ce1">
            <text:p>9741</text:p>
          </table:table-cell>
          <table:table-cell office:value-type="float" office:value="9694" table:style-name="ce1">
            <text:p>9694</text:p>
          </table:table-cell>
          <table:table-cell office:value-type="float" office:value="9701" table:style-name="ce1">
            <text:p>9701</text:p>
          </table:table-cell>
          <table:table-cell office:value-type="float" office:value="9649" table:style-name="ce1">
            <text:p>9649</text:p>
          </table:table-cell>
          <table:table-cell office:value-type="float" office:value="9462" table:style-name="ce1">
            <text:p>9462</text:p>
          </table:table-cell>
          <table:table-cell office:value-type="float" office:value="9436" table:style-name="ce1">
            <text:p>9436</text:p>
          </table:table-cell>
          <table:table-cell office:value-type="float" office:value="9368" table:style-name="ce1">
            <text:p>9368</text:p>
          </table:table-cell>
          <table:table-cell office:value-type="float" office:value="9323" table:style-name="ce1">
            <text:p>9323</text:p>
          </table:table-cell>
          <table:table-cell office:value-type="float" office:value="9160" table:style-name="ce1">
            <text:p>9160</text:p>
          </table:table-cell>
          <table:table-cell office:value-type="float" office:value="9044" table:style-name="ce1">
            <text:p>9044</text:p>
          </table:table-cell>
          <table:table-cell office:value-type="float" office:value="9064" table:style-name="ce1">
            <text:p>9064</text:p>
          </table:table-cell>
          <table:table-cell office:value-type="float" office:value="9000" table:style-name="ce1">
            <text:p>9000</text:p>
          </table:table-cell>
          <table:table-cell office:value-type="float" office:value="8882" table:style-name="ce1">
            <text:p>8882</text:p>
          </table:table-cell>
          <table:table-cell office:value-type="float" office:value="8817" table:style-name="ce1">
            <text:p>8817</text:p>
          </table:table-cell>
          <table:table-cell office:value-type="float" office:value="8716" table:style-name="ce1">
            <text:p>8716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1088" table:style-name="ce1">
            <text:p>1088</text:p>
          </table:table-cell>
          <table:table-cell office:value-type="float" office:value="1087" table:style-name="ce1">
            <text:p>1087</text:p>
          </table:table-cell>
          <table:table-cell office:value-type="float" office:value="1081" table:style-name="ce1">
            <text:p>1081</text:p>
          </table:table-cell>
          <table:table-cell office:value-type="float" office:value="1084" table:style-name="ce1">
            <text:p>1084</text:p>
          </table:table-cell>
          <table:table-cell office:value-type="float" office:value="1070" table:style-name="ce1">
            <text:p>1070</text:p>
          </table:table-cell>
          <table:table-cell office:value-type="float" office:value="1071" table:style-name="ce1">
            <text:p>1071</text:p>
          </table:table-cell>
          <table:table-cell office:value-type="float" office:value="1072" table:style-name="ce1">
            <text:p>1072</text:p>
          </table:table-cell>
          <table:table-cell office:value-type="float" office:value="1074" table:style-name="ce1">
            <text:p>1074</text:p>
          </table:table-cell>
          <table:table-cell office:value-type="float" office:value="1068" table:style-name="ce1">
            <text:p>1068</text:p>
          </table:table-cell>
          <table:table-cell office:value-type="float" office:value="1074" table:style-name="ce1">
            <text:p>1074</text:p>
          </table:table-cell>
          <table:table-cell office:value-type="float" office:value="1082" table:style-name="ce1">
            <text:p>1082</text:p>
          </table:table-cell>
          <table:table-cell office:value-type="float" office:value="1073" table:style-name="ce1">
            <text:p>1073</text:p>
          </table:table-cell>
          <table:table-cell office:value-type="float" office:value="1075" table:style-name="ce1">
            <text:p>1075</text:p>
          </table:table-cell>
          <table:table-cell office:value-type="float" office:value="1076" table:style-name="ce1">
            <text:p>1076</text:p>
          </table:table-cell>
          <table:table-cell office:value-type="float" office:value="1068" table:style-name="ce1">
            <text:p>1068</text:p>
          </table:table-cell>
          <table:table-cell office:value-type="float" office:value="1076" table:style-name="ce1">
            <text:p>1076</text:p>
          </table:table-cell>
          <table:table-cell office:value-type="float" office:value="1071" table:style-name="ce1">
            <text:p>1071</text:p>
          </table:table-cell>
          <table:table-cell office:value-type="float" office:value="1076" table:style-name="ce1">
            <text:p>1076</text:p>
          </table:table-cell>
          <table:table-cell office:value-type="float" office:value="1074" table:style-name="ce1">
            <text:p>1074</text:p>
          </table:table-cell>
          <table:table-cell office:value-type="float" office:value="1078" table:style-name="ce1">
            <text:p>1078</text:p>
          </table:table-cell>
          <table:table-cell office:value-type="float" office:value="1070" table:style-name="ce1">
            <text:p>1070</text:p>
          </table:table-cell>
          <table:table-cell office:value-type="float" office:value="1073" table:style-name="ce1">
            <text:p>1073</text:p>
          </table:table-cell>
          <table:table-cell office:value-type="float" office:value="1068" table:style-name="ce1">
            <text:p>1068</text:p>
          </table:table-cell>
          <table:table-cell office:value-type="float" office:value="1072" table:style-name="ce1">
            <text:p>1072</text:p>
          </table:table-cell>
          <table:table-cell office:value-type="float" office:value="1061" table:style-name="ce1">
            <text:p>1061</text:p>
          </table:table-cell>
          <table:table-cell office:value-type="float" office:value="1073" table:style-name="ce1">
            <text:p>1073</text:p>
          </table:table-cell>
          <table:table-cell office:value-type="float" office:value="1062" table:style-name="ce1">
            <text:p>1062</text:p>
          </table:table-cell>
          <table:table-cell office:value-type="float" office:value="1069" table:style-name="ce1">
            <text:p>1069</text:p>
          </table:table-cell>
          <table:table-cell office:value-type="float" office:value="1068" table:style-name="ce1">
            <text:p>1068</text:p>
          </table:table-cell>
          <table:table-cell office:value-type="float" office:value="1086" table:style-name="ce1">
            <text:p>1086</text:p>
          </table:table-cell>
          <table:table-cell office:value-type="float" office:value="1083" table:style-name="ce1">
            <text:p>1083</text:p>
          </table:table-cell>
          <table:table-cell office:value-type="float" office:value="1085" table:style-name="ce1">
            <text:p>1085</text:p>
          </table:table-cell>
          <table:table-cell office:value-type="float" office:value="1079" table:style-name="ce1">
            <text:p>1079</text:p>
          </table:table-cell>
          <table:table-cell office:value-type="float" office:value="1078" table:style-name="ce1">
            <text:p>1078</text:p>
          </table:table-cell>
          <table:table-cell office:value-type="float" office:value="1073" table:style-name="ce1">
            <text:p>1073</text:p>
          </table:table-cell>
          <table:table-cell office:value-type="float" office:value="1079" table:style-name="ce1">
            <text:p>1079</text:p>
          </table:table-cell>
          <table:table-cell office:value-type="float" office:value="1068" table:style-name="ce1">
            <text:p>1068</text:p>
          </table:table-cell>
          <table:table-cell office:value-type="float" office:value="1072" table:style-name="ce1">
            <text:p>1072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941" table:style-name="ce1">
            <text:p>941</text:p>
          </table:table-cell>
          <table:table-cell office:value-type="float" office:value="942" table:style-name="ce1">
            <text:p>942</text:p>
          </table:table-cell>
          <table:table-cell office:value-type="float" office:value="926" table:style-name="ce1">
            <text:p>926</text:p>
          </table:table-cell>
          <table:table-cell office:value-type="float" office:value="931" table:style-name="ce1">
            <text:p>931</text:p>
          </table:table-cell>
          <table:table-cell office:value-type="float" office:value="934" table:style-name="ce1">
            <text:p>934</text:p>
          </table:table-cell>
          <table:table-cell office:value-type="float" office:value="919" table:style-name="ce1">
            <text:p>919</text:p>
          </table:table-cell>
          <table:table-cell office:value-type="float" office:value="920" table:style-name="ce1">
            <text:p>920</text:p>
          </table:table-cell>
          <table:table-cell office:value-type="float" office:value="932" table:style-name="ce1">
            <text:p>932</text:p>
          </table:table-cell>
          <table:table-cell office:value-type="float" office:value="921" table:style-name="ce1">
            <text:p>921</text:p>
          </table:table-cell>
          <table:table-cell office:value-type="float" office:value="918" table:style-name="ce1">
            <text:p>918</text:p>
          </table:table-cell>
          <table:table-cell office:value-type="float" office:value="919" table:style-name="ce1">
            <text:p>919</text:p>
          </table:table-cell>
          <table:table-cell office:value-type="float" office:value="922" table:style-name="ce1">
            <text:p>922</text:p>
          </table:table-cell>
          <table:table-cell office:value-type="float" office:value="925" table:style-name="ce1">
            <text:p>925</text:p>
          </table:table-cell>
          <table:table-cell office:value-type="float" office:value="922" table:style-name="ce1">
            <text:p>922</text:p>
          </table:table-cell>
          <table:table-cell office:value-type="float" office:value="927" table:style-name="ce1">
            <text:p>927</text:p>
          </table:table-cell>
          <table:table-cell office:value-type="float" office:value="932" table:style-name="ce1">
            <text:p>932</text:p>
          </table:table-cell>
          <table:table-cell office:value-type="float" office:value="913" table:style-name="ce1">
            <text:p>913</text:p>
          </table:table-cell>
          <table:table-cell office:value-type="float" office:value="923" table:style-name="ce1">
            <text:p>923</text:p>
          </table:table-cell>
          <table:table-cell office:value-type="float" office:value="927" table:style-name="ce1">
            <text:p>927</text:p>
          </table:table-cell>
          <table:table-cell office:value-type="float" office:value="926" table:style-name="ce1">
            <text:p>926</text:p>
          </table:table-cell>
          <table:table-cell office:value-type="float" office:value="917" table:style-name="ce1">
            <text:p>917</text:p>
          </table:table-cell>
          <table:table-cell office:value-type="float" office:value="925" table:style-name="ce1">
            <text:p>925</text:p>
          </table:table-cell>
          <table:table-cell office:value-type="float" office:value="920" table:style-name="ce1">
            <text:p>920</text:p>
          </table:table-cell>
          <table:table-cell office:value-type="float" office:value="919" table:style-name="ce1">
            <text:p>919</text:p>
          </table:table-cell>
          <table:table-cell office:value-type="float" office:value="922" table:style-name="ce1">
            <text:p>922</text:p>
          </table:table-cell>
          <table:table-cell office:value-type="float" office:value="931" table:style-name="ce1">
            <text:p>931</text:p>
          </table:table-cell>
          <table:table-cell office:value-type="float" office:value="923" table:style-name="ce1">
            <text:p>923</text:p>
          </table:table-cell>
          <table:table-cell office:value-type="float" office:value="919" table:style-name="ce1">
            <text:p>919</text:p>
          </table:table-cell>
          <table:table-cell office:value-type="float" office:value="927" table:style-name="ce1">
            <text:p>927</text:p>
          </table:table-cell>
          <table:table-cell office:value-type="float" office:value="931" table:style-name="ce1">
            <text:p>931</text:p>
          </table:table-cell>
          <table:table-cell office:value-type="float" office:value="928" table:style-name="ce1">
            <text:p>928</text:p>
          </table:table-cell>
          <table:table-cell office:value-type="float" office:value="931" table:style-name="ce1">
            <text:p>931</text:p>
          </table:table-cell>
          <table:table-cell office:value-type="float" office:value="932" table:style-name="ce1">
            <text:p>932</text:p>
          </table:table-cell>
          <table:table-cell office:value-type="float" office:value="931" table:style-name="ce1">
            <text:p>931</text:p>
          </table:table-cell>
          <table:table-cell office:value-type="float" office:value="928" table:style-name="ce1">
            <text:p>928</text:p>
          </table:table-cell>
          <table:table-cell office:value-type="float" office:value="928" table:style-name="ce1">
            <text:p>928</text:p>
          </table:table-cell>
          <table:table-cell office:value-type="float" office:value="920" table:style-name="ce1">
            <text:p>920</text:p>
          </table:table-cell>
          <table:table-cell office:value-type="float" office:value="921" table:style-name="ce1">
            <text:p>92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1027" table:style-name="ce1">
            <text:p>1027</text:p>
          </table:table-cell>
          <table:table-cell office:value-type="float" office:value="1029" table:style-name="ce1">
            <text:p>1029</text:p>
          </table:table-cell>
          <table:table-cell office:value-type="float" office:value="1024" table:style-name="ce1">
            <text:p>1024</text:p>
          </table:table-cell>
          <table:table-cell office:value-type="float" office:value="1020" table:style-name="ce1">
            <text:p>1020</text:p>
          </table:table-cell>
          <table:table-cell office:value-type="float" office:value="1019" table:style-name="ce1">
            <text:p>1019</text:p>
          </table:table-cell>
          <table:table-cell office:value-type="float" office:value="1017" table:style-name="ce1">
            <text:p>1017</text:p>
          </table:table-cell>
          <table:table-cell office:value-type="float" office:value="1010" table:style-name="ce1">
            <text:p>1010</text:p>
          </table:table-cell>
          <table:table-cell office:value-type="float" office:value="1013" table:style-name="ce1">
            <text:p>1013</text:p>
          </table:table-cell>
          <table:table-cell office:value-type="float" office:value="1013" table:style-name="ce1">
            <text:p>1013</text:p>
          </table:table-cell>
          <table:table-cell office:value-type="float" office:value="1008" table:style-name="ce1">
            <text:p>1008</text:p>
          </table:table-cell>
          <table:table-cell office:value-type="float" office:value="1014" table:style-name="ce1">
            <text:p>1014</text:p>
          </table:table-cell>
          <table:table-cell office:value-type="float" office:value="1012" table:style-name="ce1">
            <text:p>1012</text:p>
          </table:table-cell>
          <table:table-cell office:value-type="float" office:value="1019" table:style-name="ce1">
            <text:p>1019</text:p>
          </table:table-cell>
          <table:table-cell office:value-type="float" office:value="1015" table:style-name="ce1">
            <text:p>1015</text:p>
          </table:table-cell>
          <table:table-cell office:value-type="float" office:value="1012" table:style-name="ce1">
            <text:p>1012</text:p>
          </table:table-cell>
          <table:table-cell office:value-type="float" office:value="1017" table:style-name="ce1">
            <text:p>1017</text:p>
          </table:table-cell>
          <table:table-cell office:value-type="float" office:value="1019" table:style-name="ce1">
            <text:p>1019</text:p>
          </table:table-cell>
          <table:table-cell office:value-type="float" office:value="1012" table:style-name="ce1">
            <text:p>1012</text:p>
          </table:table-cell>
          <table:table-cell office:value-type="float" office:value="1011" table:style-name="ce1">
            <text:p>1011</text:p>
          </table:table-cell>
          <table:table-cell office:value-type="float" office:value="1017" table:style-name="ce1">
            <text:p>1017</text:p>
          </table:table-cell>
          <table:table-cell office:value-type="float" office:value="1008" table:style-name="ce1">
            <text:p>1008</text:p>
          </table:table-cell>
          <table:table-cell office:value-type="float" office:value="1015" table:style-name="ce1">
            <text:p>1015</text:p>
          </table:table-cell>
          <table:table-cell office:value-type="float" office:value="1015" table:style-name="ce1">
            <text:p>1015</text:p>
          </table:table-cell>
          <table:table-cell office:value-type="float" office:value="1019" table:style-name="ce1">
            <text:p>1019</text:p>
          </table:table-cell>
          <table:table-cell office:value-type="float" office:value="1001" table:style-name="ce1">
            <text:p>1001</text:p>
          </table:table-cell>
          <table:table-cell office:value-type="float" office:value="1011" table:style-name="ce1">
            <text:p>1011</text:p>
          </table:table-cell>
          <table:table-cell office:value-type="float" office:value="1008" table:style-name="ce1">
            <text:p>1008</text:p>
          </table:table-cell>
          <table:table-cell office:value-type="float" office:value="1011" table:style-name="ce1">
            <text:p>1011</text:p>
          </table:table-cell>
          <table:table-cell office:value-type="float" office:value="1008" table:style-name="ce1">
            <text:p>1008</text:p>
          </table:table-cell>
          <table:table-cell office:value-type="float" office:value="1017" table:style-name="ce1">
            <text:p>1017</text:p>
          </table:table-cell>
          <table:table-cell office:value-type="float" office:value="1024" table:style-name="ce1">
            <text:p>1024</text:p>
          </table:table-cell>
          <table:table-cell office:value-type="float" office:value="1017" table:style-name="ce1">
            <text:p>1017</text:p>
          </table:table-cell>
          <table:table-cell office:value-type="float" office:value="1020" table:style-name="ce1">
            <text:p>1020</text:p>
          </table:table-cell>
          <table:table-cell office:value-type="float" office:value="1023" table:style-name="ce1">
            <text:p>1023</text:p>
          </table:table-cell>
          <table:table-cell office:value-type="float" office:value="1011" table:style-name="ce1">
            <text:p>1011</text:p>
          </table:table-cell>
          <table:table-cell office:value-type="float" office:value="1008" table:style-name="ce1">
            <text:p>1008</text:p>
          </table:table-cell>
          <table:table-cell office:value-type="float" office:value="1011" table:style-name="ce1">
            <text:p>1011</text:p>
          </table:table-cell>
          <table:table-cell office:value-type="float" office:value="1007" table:style-name="ce1">
            <text:p>1007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flux: PfFNT + ilacco1.0, Zellen unverdünn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0:39:12</text:p>
          </table:table-cell>
          <table:table-cell table:number-columns-repeated="16382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36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7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0:20:3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1" table:style-name="ce1">
            <text:p>101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0-D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0:20:4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Fehler:</text:p>
          </table:table-cell>
          <table:table-cell office:value-type="string" table:style-name="ce6">
            <text:p>Command: "CHECK FI.TOP.STEPLOSS" <text:s/>Returned answer: "ERR044: SHUTTER at module FIL lost steps abs(-30)&gt;10"<text:s text:c="2"/></text:p>
          </table:table-cell>
          <table:table-cell table:number-columns-repeated="10" table:style-name="ce6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17" table:style-name="ce1">
            <text:p>117</text:p>
          </table:table-cell>
          <table:table-cell office:value-type="float" office:value="130" table:style-name="ce1">
            <text:p>130</text:p>
          </table:table-cell>
          <table:table-cell office:value-type="float" office:value="143" table:style-name="ce1">
            <text:p>143</text:p>
          </table:table-cell>
          <table:table-cell office:value-type="float" office:value="156" table:style-name="ce1">
            <text:p>156</text:p>
          </table:table-cell>
          <table:table-cell office:value-type="float" office:value="169" table:style-name="ce1">
            <text:p>169</text:p>
          </table:table-cell>
          <table:table-cell office:value-type="float" office:value="182" table:style-name="ce1">
            <text:p>182</text:p>
          </table:table-cell>
          <table:table-cell office:value-type="float" office:value="195" table:style-name="ce1">
            <text:p>195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60" table:style-name="ce1">
            <text:p>260</text:p>
          </table:table-cell>
          <table:table-cell office:value-type="float" office:value="273" table:style-name="ce1">
            <text:p>273</text:p>
          </table:table-cell>
          <table:table-cell office:value-type="float" office:value="286" table:style-name="ce1">
            <text:p>286</text:p>
          </table:table-cell>
          <table:table-cell office:value-type="float" office:value="299" table:style-name="ce1">
            <text:p>299</text:p>
          </table:table-cell>
          <table:table-cell office:value-type="float" office:value="312" table:style-name="ce1">
            <text:p>312</text:p>
          </table:table-cell>
          <table:table-cell office:value-type="float" office:value="325" table:style-name="ce1">
            <text:p>325</text:p>
          </table:table-cell>
          <table:table-cell office:value-type="float" office:value="338" table:style-name="ce1">
            <text:p>338</text:p>
          </table:table-cell>
          <table:table-cell office:value-type="float" office:value="351" table:style-name="ce1">
            <text:p>351</text:p>
          </table:table-cell>
          <table:table-cell office:value-type="float" office:value="364" table:style-name="ce1">
            <text:p>364</text:p>
          </table:table-cell>
          <table:table-cell office:value-type="float" office:value="377" table:style-name="ce1">
            <text:p>377</text:p>
          </table:table-cell>
          <table:table-cell office:value-type="float" office:value="390" table:style-name="ce1">
            <text:p>390</text:p>
          </table:table-cell>
          <table:table-cell office:value-type="float" office:value="403" table:style-name="ce1">
            <text:p>403</text:p>
          </table:table-cell>
          <table:table-cell office:value-type="float" office:value="416" table:style-name="ce1">
            <text:p>416</text:p>
          </table:table-cell>
          <table:table-cell office:value-type="float" office:value="429" table:style-name="ce1">
            <text:p>429</text:p>
          </table:table-cell>
          <table:table-cell office:value-type="float" office:value="442" table:style-name="ce1">
            <text:p>442</text:p>
          </table:table-cell>
          <table:table-cell office:value-type="float" office:value="455" table:style-name="ce1">
            <text:p>455</text:p>
          </table:table-cell>
          <table:table-cell office:value-type="float" office:value="468" table:style-name="ce1">
            <text:p>468</text:p>
          </table:table-cell>
          <table:table-cell office:value-type="float" office:value="481" table:style-name="ce1">
            <text:p>481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7297" table:style-name="ce1">
            <text:p>37297</text:p>
          </table:table-cell>
          <table:table-cell office:value-type="float" office:value="38038" table:style-name="ce1">
            <text:p>38038</text:p>
          </table:table-cell>
          <table:table-cell office:value-type="float" office:value="38139" table:style-name="ce1">
            <text:p>38139</text:p>
          </table:table-cell>
          <table:table-cell office:value-type="float" office:value="38506" table:style-name="ce1">
            <text:p>38506</text:p>
          </table:table-cell>
          <table:table-cell office:value-type="float" office:value="38853" table:style-name="ce1">
            <text:p>38853</text:p>
          </table:table-cell>
          <table:table-cell office:value-type="float" office:value="39607" table:style-name="ce1">
            <text:p>39607</text:p>
          </table:table-cell>
          <table:table-cell office:value-type="float" office:value="40138" table:style-name="ce1">
            <text:p>40138</text:p>
          </table:table-cell>
          <table:table-cell office:value-type="float" office:value="39942" table:style-name="ce1">
            <text:p>39942</text:p>
          </table:table-cell>
          <table:table-cell office:value-type="float" office:value="40220" table:style-name="ce1">
            <text:p>40220</text:p>
          </table:table-cell>
          <table:table-cell office:value-type="float" office:value="40754" table:style-name="ce1">
            <text:p>40754</text:p>
          </table:table-cell>
          <table:table-cell office:value-type="float" office:value="41623" table:style-name="ce1">
            <text:p>41623</text:p>
          </table:table-cell>
          <table:table-cell office:value-type="float" office:value="41377" table:style-name="ce1">
            <text:p>41377</text:p>
          </table:table-cell>
          <table:table-cell office:value-type="float" office:value="41206" table:style-name="ce1">
            <text:p>41206</text:p>
          </table:table-cell>
          <table:table-cell office:value-type="float" office:value="42041" table:style-name="ce1">
            <text:p>42041</text:p>
          </table:table-cell>
          <table:table-cell office:value-type="float" office:value="41943" table:style-name="ce1">
            <text:p>41943</text:p>
          </table:table-cell>
          <table:table-cell office:value-type="float" office:value="41751" table:style-name="ce1">
            <text:p>41751</text:p>
          </table:table-cell>
          <table:table-cell office:value-type="float" office:value="42647" table:style-name="ce1">
            <text:p>42647</text:p>
          </table:table-cell>
          <table:table-cell office:value-type="float" office:value="42915" table:style-name="ce1">
            <text:p>42915</text:p>
          </table:table-cell>
          <table:table-cell office:value-type="float" office:value="42806" table:style-name="ce1">
            <text:p>42806</text:p>
          </table:table-cell>
          <table:table-cell office:value-type="float" office:value="42989" table:style-name="ce1">
            <text:p>42989</text:p>
          </table:table-cell>
          <table:table-cell office:value-type="float" office:value="43227" table:style-name="ce1">
            <text:p>43227</text:p>
          </table:table-cell>
          <table:table-cell office:value-type="float" office:value="43396" table:style-name="ce1">
            <text:p>43396</text:p>
          </table:table-cell>
          <table:table-cell office:value-type="float" office:value="43575" table:style-name="ce1">
            <text:p>43575</text:p>
          </table:table-cell>
          <table:table-cell office:value-type="float" office:value="43941" table:style-name="ce1">
            <text:p>43941</text:p>
          </table:table-cell>
          <table:table-cell office:value-type="float" office:value="44227" table:style-name="ce1">
            <text:p>44227</text:p>
          </table:table-cell>
          <table:table-cell office:value-type="float" office:value="44626" table:style-name="ce1">
            <text:p>44626</text:p>
          </table:table-cell>
          <table:table-cell office:value-type="float" office:value="44918" table:style-name="ce1">
            <text:p>44918</text:p>
          </table:table-cell>
          <table:table-cell office:value-type="float" office:value="45274" table:style-name="ce1">
            <text:p>45274</text:p>
          </table:table-cell>
          <table:table-cell office:value-type="float" office:value="45320" table:style-name="ce1">
            <text:p>45320</text:p>
          </table:table-cell>
          <table:table-cell office:value-type="float" office:value="45346" table:style-name="ce1">
            <text:p>45346</text:p>
          </table:table-cell>
          <table:table-cell office:value-type="float" office:value="45380" table:style-name="ce1">
            <text:p>45380</text:p>
          </table:table-cell>
          <table:table-cell office:value-type="float" office:value="45904" table:style-name="ce1">
            <text:p>45904</text:p>
          </table:table-cell>
          <table:table-cell office:value-type="float" office:value="46532" table:style-name="ce1">
            <text:p>46532</text:p>
          </table:table-cell>
          <table:table-cell office:value-type="float" office:value="46475" table:style-name="ce1">
            <text:p>46475</text:p>
          </table:table-cell>
          <table:table-cell office:value-type="float" office:value="46817" table:style-name="ce1">
            <text:p>46817</text:p>
          </table:table-cell>
          <table:table-cell office:value-type="float" office:value="46889" table:style-name="ce1">
            <text:p>46889</text:p>
          </table:table-cell>
          <table:table-cell office:value-type="float" office:value="47829" table:style-name="ce1">
            <text:p>47829</text:p>
          </table:table-cell>
          <table:table-cell office:value-type="float" office:value="47909" table:style-name="ce1">
            <text:p>47909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7210" table:style-name="ce1">
            <text:p>37210</text:p>
          </table:table-cell>
          <table:table-cell office:value-type="float" office:value="37916" table:style-name="ce1">
            <text:p>37916</text:p>
          </table:table-cell>
          <table:table-cell office:value-type="float" office:value="38154" table:style-name="ce1">
            <text:p>38154</text:p>
          </table:table-cell>
          <table:table-cell office:value-type="float" office:value="38199" table:style-name="ce1">
            <text:p>38199</text:p>
          </table:table-cell>
          <table:table-cell office:value-type="float" office:value="38346" table:style-name="ce1">
            <text:p>38346</text:p>
          </table:table-cell>
          <table:table-cell office:value-type="float" office:value="38606" table:style-name="ce1">
            <text:p>38606</text:p>
          </table:table-cell>
          <table:table-cell office:value-type="float" office:value="38700" table:style-name="ce1">
            <text:p>38700</text:p>
          </table:table-cell>
          <table:table-cell office:value-type="float" office:value="38842" table:style-name="ce1">
            <text:p>38842</text:p>
          </table:table-cell>
          <table:table-cell office:value-type="float" office:value="38741" table:style-name="ce1">
            <text:p>38741</text:p>
          </table:table-cell>
          <table:table-cell office:value-type="float" office:value="38867" table:style-name="ce1">
            <text:p>38867</text:p>
          </table:table-cell>
          <table:table-cell office:value-type="float" office:value="39142" table:style-name="ce1">
            <text:p>39142</text:p>
          </table:table-cell>
          <table:table-cell office:value-type="float" office:value="39681" table:style-name="ce1">
            <text:p>39681</text:p>
          </table:table-cell>
          <table:table-cell office:value-type="float" office:value="39524" table:style-name="ce1">
            <text:p>39524</text:p>
          </table:table-cell>
          <table:table-cell office:value-type="float" office:value="39726" table:style-name="ce1">
            <text:p>39726</text:p>
          </table:table-cell>
          <table:table-cell office:value-type="float" office:value="39887" table:style-name="ce1">
            <text:p>39887</text:p>
          </table:table-cell>
          <table:table-cell office:value-type="float" office:value="40211" table:style-name="ce1">
            <text:p>40211</text:p>
          </table:table-cell>
          <table:table-cell office:value-type="float" office:value="40370" table:style-name="ce1">
            <text:p>40370</text:p>
          </table:table-cell>
          <table:table-cell office:value-type="float" office:value="40615" table:style-name="ce1">
            <text:p>40615</text:p>
          </table:table-cell>
          <table:table-cell office:value-type="float" office:value="40900" table:style-name="ce1">
            <text:p>40900</text:p>
          </table:table-cell>
          <table:table-cell office:value-type="float" office:value="40727" table:style-name="ce1">
            <text:p>40727</text:p>
          </table:table-cell>
          <table:table-cell office:value-type="float" office:value="41004" table:style-name="ce1">
            <text:p>41004</text:p>
          </table:table-cell>
          <table:table-cell office:value-type="float" office:value="41109" table:style-name="ce1">
            <text:p>41109</text:p>
          </table:table-cell>
          <table:table-cell office:value-type="float" office:value="41562" table:style-name="ce1">
            <text:p>41562</text:p>
          </table:table-cell>
          <table:table-cell office:value-type="float" office:value="41485" table:style-name="ce1">
            <text:p>41485</text:p>
          </table:table-cell>
          <table:table-cell office:value-type="float" office:value="42315" table:style-name="ce1">
            <text:p>42315</text:p>
          </table:table-cell>
          <table:table-cell office:value-type="float" office:value="42183" table:style-name="ce1">
            <text:p>42183</text:p>
          </table:table-cell>
          <table:table-cell office:value-type="float" office:value="42069" table:style-name="ce1">
            <text:p>42069</text:p>
          </table:table-cell>
          <table:table-cell office:value-type="float" office:value="42435" table:style-name="ce1">
            <text:p>42435</text:p>
          </table:table-cell>
          <table:table-cell office:value-type="float" office:value="43320" table:style-name="ce1">
            <text:p>43320</text:p>
          </table:table-cell>
          <table:table-cell office:value-type="float" office:value="43800" table:style-name="ce1">
            <text:p>43800</text:p>
          </table:table-cell>
          <table:table-cell office:value-type="float" office:value="43441" table:style-name="ce1">
            <text:p>43441</text:p>
          </table:table-cell>
          <table:table-cell office:value-type="float" office:value="43795" table:style-name="ce1">
            <text:p>43795</text:p>
          </table:table-cell>
          <table:table-cell office:value-type="float" office:value="44062" table:style-name="ce1">
            <text:p>44062</text:p>
          </table:table-cell>
          <table:table-cell office:value-type="float" office:value="44648" table:style-name="ce1">
            <text:p>44648</text:p>
          </table:table-cell>
          <table:table-cell office:value-type="float" office:value="45132" table:style-name="ce1">
            <text:p>45132</text:p>
          </table:table-cell>
          <table:table-cell office:value-type="float" office:value="44927" table:style-name="ce1">
            <text:p>44927</text:p>
          </table:table-cell>
          <table:table-cell office:value-type="float" office:value="45678" table:style-name="ce1">
            <text:p>45678</text:p>
          </table:table-cell>
          <table:table-cell office:value-type="float" office:value="45880" table:style-name="ce1">
            <text:p>4588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7148" table:style-name="ce1">
            <text:p>37148</text:p>
          </table:table-cell>
          <table:table-cell office:value-type="float" office:value="38043" table:style-name="ce1">
            <text:p>38043</text:p>
          </table:table-cell>
          <table:table-cell office:value-type="float" office:value="38437" table:style-name="ce1">
            <text:p>38437</text:p>
          </table:table-cell>
          <table:table-cell office:value-type="float" office:value="38683" table:style-name="ce1">
            <text:p>38683</text:p>
          </table:table-cell>
          <table:table-cell office:value-type="float" office:value="38746" table:style-name="ce1">
            <text:p>38746</text:p>
          </table:table-cell>
          <table:table-cell office:value-type="float" office:value="39157" table:style-name="ce1">
            <text:p>39157</text:p>
          </table:table-cell>
          <table:table-cell office:value-type="float" office:value="39365" table:style-name="ce1">
            <text:p>39365</text:p>
          </table:table-cell>
          <table:table-cell office:value-type="float" office:value="39387" table:style-name="ce1">
            <text:p>39387</text:p>
          </table:table-cell>
          <table:table-cell office:value-type="float" office:value="40342" table:style-name="ce1">
            <text:p>40342</text:p>
          </table:table-cell>
          <table:table-cell office:value-type="float" office:value="40214" table:style-name="ce1">
            <text:p>40214</text:p>
          </table:table-cell>
          <table:table-cell office:value-type="float" office:value="40538" table:style-name="ce1">
            <text:p>40538</text:p>
          </table:table-cell>
          <table:table-cell office:value-type="float" office:value="41430" table:style-name="ce1">
            <text:p>41430</text:p>
          </table:table-cell>
          <table:table-cell office:value-type="float" office:value="41557" table:style-name="ce1">
            <text:p>41557</text:p>
          </table:table-cell>
          <table:table-cell office:value-type="float" office:value="41067" table:style-name="ce1">
            <text:p>41067</text:p>
          </table:table-cell>
          <table:table-cell office:value-type="float" office:value="41620" table:style-name="ce1">
            <text:p>41620</text:p>
          </table:table-cell>
          <table:table-cell office:value-type="float" office:value="41704" table:style-name="ce1">
            <text:p>41704</text:p>
          </table:table-cell>
          <table:table-cell office:value-type="float" office:value="42333" table:style-name="ce1">
            <text:p>42333</text:p>
          </table:table-cell>
          <table:table-cell office:value-type="float" office:value="42167" table:style-name="ce1">
            <text:p>42167</text:p>
          </table:table-cell>
          <table:table-cell office:value-type="float" office:value="42295" table:style-name="ce1">
            <text:p>42295</text:p>
          </table:table-cell>
          <table:table-cell office:value-type="float" office:value="43102" table:style-name="ce1">
            <text:p>43102</text:p>
          </table:table-cell>
          <table:table-cell office:value-type="float" office:value="42770" table:style-name="ce1">
            <text:p>42770</text:p>
          </table:table-cell>
          <table:table-cell office:value-type="float" office:value="42561" table:style-name="ce1">
            <text:p>42561</text:p>
          </table:table-cell>
          <table:table-cell office:value-type="float" office:value="43263" table:style-name="ce1">
            <text:p>43263</text:p>
          </table:table-cell>
          <table:table-cell office:value-type="float" office:value="43413" table:style-name="ce1">
            <text:p>43413</text:p>
          </table:table-cell>
          <table:table-cell office:value-type="float" office:value="43757" table:style-name="ce1">
            <text:p>43757</text:p>
          </table:table-cell>
          <table:table-cell office:value-type="float" office:value="44035" table:style-name="ce1">
            <text:p>44035</text:p>
          </table:table-cell>
          <table:table-cell office:value-type="float" office:value="44200" table:style-name="ce1">
            <text:p>44200</text:p>
          </table:table-cell>
          <table:table-cell office:value-type="float" office:value="44293" table:style-name="ce1">
            <text:p>44293</text:p>
          </table:table-cell>
          <table:table-cell office:value-type="float" office:value="44510" table:style-name="ce1">
            <text:p>44510</text:p>
          </table:table-cell>
          <table:table-cell office:value-type="float" office:value="45008" table:style-name="ce1">
            <text:p>45008</text:p>
          </table:table-cell>
          <table:table-cell office:value-type="float" office:value="44907" table:style-name="ce1">
            <text:p>44907</text:p>
          </table:table-cell>
          <table:table-cell office:value-type="float" office:value="45229" table:style-name="ce1">
            <text:p>45229</text:p>
          </table:table-cell>
          <table:table-cell office:value-type="float" office:value="45457" table:style-name="ce1">
            <text:p>45457</text:p>
          </table:table-cell>
          <table:table-cell office:value-type="float" office:value="45779" table:style-name="ce1">
            <text:p>45779</text:p>
          </table:table-cell>
          <table:table-cell office:value-type="float" office:value="46347" table:style-name="ce1">
            <text:p>46347</text:p>
          </table:table-cell>
          <table:table-cell office:value-type="float" office:value="46598" table:style-name="ce1">
            <text:p>46598</text:p>
          </table:table-cell>
          <table:table-cell office:value-type="float" office:value="46921" table:style-name="ce1">
            <text:p>46921</text:p>
          </table:table-cell>
          <table:table-cell office:value-type="float" office:value="46893" table:style-name="ce1">
            <text:p>4689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9261" table:style-name="ce1">
            <text:p>39261</text:p>
          </table:table-cell>
          <table:table-cell office:value-type="float" office:value="39165" table:style-name="ce1">
            <text:p>39165</text:p>
          </table:table-cell>
          <table:table-cell office:value-type="float" office:value="39325" table:style-name="ce1">
            <text:p>39325</text:p>
          </table:table-cell>
          <table:table-cell office:value-type="float" office:value="39250" table:style-name="ce1">
            <text:p>39250</text:p>
          </table:table-cell>
          <table:table-cell office:value-type="float" office:value="40278" table:style-name="ce1">
            <text:p>40278</text:p>
          </table:table-cell>
          <table:table-cell office:value-type="float" office:value="40732" table:style-name="ce1">
            <text:p>40732</text:p>
          </table:table-cell>
          <table:table-cell office:value-type="float" office:value="40628" table:style-name="ce1">
            <text:p>40628</text:p>
          </table:table-cell>
          <table:table-cell office:value-type="float" office:value="41082" table:style-name="ce1">
            <text:p>41082</text:p>
          </table:table-cell>
          <table:table-cell office:value-type="float" office:value="42315" table:style-name="ce1">
            <text:p>42315</text:p>
          </table:table-cell>
          <table:table-cell office:value-type="float" office:value="41468" table:style-name="ce1">
            <text:p>41468</text:p>
          </table:table-cell>
          <table:table-cell office:value-type="float" office:value="42397" table:style-name="ce1">
            <text:p>42397</text:p>
          </table:table-cell>
          <table:table-cell office:value-type="float" office:value="43509" table:style-name="ce1">
            <text:p>43509</text:p>
          </table:table-cell>
          <table:table-cell office:value-type="float" office:value="43099" table:style-name="ce1">
            <text:p>43099</text:p>
          </table:table-cell>
          <table:table-cell office:value-type="float" office:value="42843" table:style-name="ce1">
            <text:p>42843</text:p>
          </table:table-cell>
          <table:table-cell office:value-type="float" office:value="43894" table:style-name="ce1">
            <text:p>43894</text:p>
          </table:table-cell>
          <table:table-cell office:value-type="float" office:value="44745" table:style-name="ce1">
            <text:p>44745</text:p>
          </table:table-cell>
          <table:table-cell office:value-type="float" office:value="43498" table:style-name="ce1">
            <text:p>43498</text:p>
          </table:table-cell>
          <table:table-cell office:value-type="float" office:value="44753" table:style-name="ce1">
            <text:p>44753</text:p>
          </table:table-cell>
          <table:table-cell office:value-type="float" office:value="44949" table:style-name="ce1">
            <text:p>44949</text:p>
          </table:table-cell>
          <table:table-cell office:value-type="float" office:value="45559" table:style-name="ce1">
            <text:p>45559</text:p>
          </table:table-cell>
          <table:table-cell office:value-type="float" office:value="45911" table:style-name="ce1">
            <text:p>45911</text:p>
          </table:table-cell>
          <table:table-cell office:value-type="float" office:value="46071" table:style-name="ce1">
            <text:p>46071</text:p>
          </table:table-cell>
          <table:table-cell office:value-type="float" office:value="45820" table:style-name="ce1">
            <text:p>45820</text:p>
          </table:table-cell>
          <table:table-cell office:value-type="float" office:value="46425" table:style-name="ce1">
            <text:p>46425</text:p>
          </table:table-cell>
          <table:table-cell office:value-type="float" office:value="46275" table:style-name="ce1">
            <text:p>46275</text:p>
          </table:table-cell>
          <table:table-cell office:value-type="float" office:value="46663" table:style-name="ce1">
            <text:p>46663</text:p>
          </table:table-cell>
          <table:table-cell office:value-type="float" office:value="46152" table:style-name="ce1">
            <text:p>46152</text:p>
          </table:table-cell>
          <table:table-cell office:value-type="float" office:value="46549" table:style-name="ce1">
            <text:p>46549</text:p>
          </table:table-cell>
          <table:table-cell office:value-type="float" office:value="46588" table:style-name="ce1">
            <text:p>46588</text:p>
          </table:table-cell>
          <table:table-cell office:value-type="float" office:value="46713" table:style-name="ce1">
            <text:p>46713</text:p>
          </table:table-cell>
          <table:table-cell office:value-type="float" office:value="47419" table:style-name="ce1">
            <text:p>47419</text:p>
          </table:table-cell>
          <table:table-cell office:value-type="float" office:value="47518" table:style-name="ce1">
            <text:p>47518</text:p>
          </table:table-cell>
          <table:table-cell office:value-type="float" office:value="47643" table:style-name="ce1">
            <text:p>47643</text:p>
          </table:table-cell>
          <table:table-cell office:value-type="float" office:value="48332" table:style-name="ce1">
            <text:p>48332</text:p>
          </table:table-cell>
          <table:table-cell office:value-type="float" office:value="48298" table:style-name="ce1">
            <text:p>48298</text:p>
          </table:table-cell>
          <table:table-cell office:value-type="float" office:value="49194" table:style-name="ce1">
            <text:p>49194</text:p>
          </table:table-cell>
          <table:table-cell office:value-type="float" office:value="48791" table:style-name="ce1">
            <text:p>48791</text:p>
          </table:table-cell>
          <table:table-cell office:value-type="float" office:value="49036" table:style-name="ce1">
            <text:p>49036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6287" table:style-name="ce1">
            <text:p>36287</text:p>
          </table:table-cell>
          <table:table-cell office:value-type="float" office:value="37544" table:style-name="ce1">
            <text:p>37544</text:p>
          </table:table-cell>
          <table:table-cell office:value-type="float" office:value="37783" table:style-name="ce1">
            <text:p>37783</text:p>
          </table:table-cell>
          <table:table-cell office:value-type="float" office:value="37339" table:style-name="ce1">
            <text:p>37339</text:p>
          </table:table-cell>
          <table:table-cell office:value-type="float" office:value="38165" table:style-name="ce1">
            <text:p>38165</text:p>
          </table:table-cell>
          <table:table-cell office:value-type="float" office:value="37813" table:style-name="ce1">
            <text:p>37813</text:p>
          </table:table-cell>
          <table:table-cell office:value-type="float" office:value="37854" table:style-name="ce1">
            <text:p>37854</text:p>
          </table:table-cell>
          <table:table-cell office:value-type="float" office:value="38361" table:style-name="ce1">
            <text:p>38361</text:p>
          </table:table-cell>
          <table:table-cell office:value-type="float" office:value="38180" table:style-name="ce1">
            <text:p>38180</text:p>
          </table:table-cell>
          <table:table-cell office:value-type="float" office:value="38624" table:style-name="ce1">
            <text:p>38624</text:p>
          </table:table-cell>
          <table:table-cell office:value-type="float" office:value="38965" table:style-name="ce1">
            <text:p>38965</text:p>
          </table:table-cell>
          <table:table-cell office:value-type="float" office:value="39589" table:style-name="ce1">
            <text:p>39589</text:p>
          </table:table-cell>
          <table:table-cell office:value-type="float" office:value="39711" table:style-name="ce1">
            <text:p>39711</text:p>
          </table:table-cell>
          <table:table-cell office:value-type="float" office:value="39456" table:style-name="ce1">
            <text:p>39456</text:p>
          </table:table-cell>
          <table:table-cell office:value-type="float" office:value="39338" table:style-name="ce1">
            <text:p>39338</text:p>
          </table:table-cell>
          <table:table-cell office:value-type="float" office:value="39859" table:style-name="ce1">
            <text:p>39859</text:p>
          </table:table-cell>
          <table:table-cell office:value-type="float" office:value="39987" table:style-name="ce1">
            <text:p>39987</text:p>
          </table:table-cell>
          <table:table-cell office:value-type="float" office:value="39815" table:style-name="ce1">
            <text:p>39815</text:p>
          </table:table-cell>
          <table:table-cell office:value-type="float" office:value="40003" table:style-name="ce1">
            <text:p>40003</text:p>
          </table:table-cell>
          <table:table-cell office:value-type="float" office:value="40432" table:style-name="ce1">
            <text:p>40432</text:p>
          </table:table-cell>
          <table:table-cell office:value-type="float" office:value="40577" table:style-name="ce1">
            <text:p>40577</text:p>
          </table:table-cell>
          <table:table-cell office:value-type="float" office:value="40266" table:style-name="ce1">
            <text:p>40266</text:p>
          </table:table-cell>
          <table:table-cell office:value-type="float" office:value="40413" table:style-name="ce1">
            <text:p>40413</text:p>
          </table:table-cell>
          <table:table-cell office:value-type="float" office:value="40876" table:style-name="ce1">
            <text:p>40876</text:p>
          </table:table-cell>
          <table:table-cell office:value-type="float" office:value="41100" table:style-name="ce1">
            <text:p>41100</text:p>
          </table:table-cell>
          <table:table-cell office:value-type="float" office:value="41799" table:style-name="ce1">
            <text:p>41799</text:p>
          </table:table-cell>
          <table:table-cell office:value-type="float" office:value="41371" table:style-name="ce1">
            <text:p>41371</text:p>
          </table:table-cell>
          <table:table-cell office:value-type="float" office:value="41925" table:style-name="ce1">
            <text:p>41925</text:p>
          </table:table-cell>
          <table:table-cell office:value-type="float" office:value="41690" table:style-name="ce1">
            <text:p>41690</text:p>
          </table:table-cell>
          <table:table-cell office:value-type="float" office:value="41845" table:style-name="ce1">
            <text:p>41845</text:p>
          </table:table-cell>
          <table:table-cell office:value-type="float" office:value="42525" table:style-name="ce1">
            <text:p>42525</text:p>
          </table:table-cell>
          <table:table-cell office:value-type="float" office:value="41985" table:style-name="ce1">
            <text:p>41985</text:p>
          </table:table-cell>
          <table:table-cell office:value-type="float" office:value="42204" table:style-name="ce1">
            <text:p>42204</text:p>
          </table:table-cell>
          <table:table-cell office:value-type="float" office:value="43123" table:style-name="ce1">
            <text:p>43123</text:p>
          </table:table-cell>
          <table:table-cell office:value-type="float" office:value="43120" table:style-name="ce1">
            <text:p>43120</text:p>
          </table:table-cell>
          <table:table-cell office:value-type="float" office:value="42931" table:style-name="ce1">
            <text:p>42931</text:p>
          </table:table-cell>
          <table:table-cell office:value-type="float" office:value="43649" table:style-name="ce1">
            <text:p>43649</text:p>
          </table:table-cell>
          <table:table-cell office:value-type="float" office:value="43984" table:style-name="ce1">
            <text:p>43984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6170" table:style-name="ce1">
            <text:p>36170</text:p>
          </table:table-cell>
          <table:table-cell office:value-type="float" office:value="36149" table:style-name="ce1">
            <text:p>36149</text:p>
          </table:table-cell>
          <table:table-cell office:value-type="float" office:value="36511" table:style-name="ce1">
            <text:p>36511</text:p>
          </table:table-cell>
          <table:table-cell office:value-type="float" office:value="36693" table:style-name="ce1">
            <text:p>36693</text:p>
          </table:table-cell>
          <table:table-cell office:value-type="float" office:value="36968" table:style-name="ce1">
            <text:p>36968</text:p>
          </table:table-cell>
          <table:table-cell office:value-type="float" office:value="37015" table:style-name="ce1">
            <text:p>37015</text:p>
          </table:table-cell>
          <table:table-cell office:value-type="float" office:value="37513" table:style-name="ce1">
            <text:p>37513</text:p>
          </table:table-cell>
          <table:table-cell office:value-type="float" office:value="37731" table:style-name="ce1">
            <text:p>37731</text:p>
          </table:table-cell>
          <table:table-cell office:value-type="float" office:value="37452" table:style-name="ce1">
            <text:p>37452</text:p>
          </table:table-cell>
          <table:table-cell office:value-type="float" office:value="37880" table:style-name="ce1">
            <text:p>37880</text:p>
          </table:table-cell>
          <table:table-cell office:value-type="float" office:value="38165" table:style-name="ce1">
            <text:p>38165</text:p>
          </table:table-cell>
          <table:table-cell office:value-type="float" office:value="38486" table:style-name="ce1">
            <text:p>38486</text:p>
          </table:table-cell>
          <table:table-cell office:value-type="float" office:value="38507" table:style-name="ce1">
            <text:p>38507</text:p>
          </table:table-cell>
          <table:table-cell office:value-type="float" office:value="39044" table:style-name="ce1">
            <text:p>39044</text:p>
          </table:table-cell>
          <table:table-cell office:value-type="float" office:value="38746" table:style-name="ce1">
            <text:p>38746</text:p>
          </table:table-cell>
          <table:table-cell office:value-type="float" office:value="39033" table:style-name="ce1">
            <text:p>39033</text:p>
          </table:table-cell>
          <table:table-cell office:value-type="float" office:value="38918" table:style-name="ce1">
            <text:p>38918</text:p>
          </table:table-cell>
          <table:table-cell office:value-type="float" office:value="38768" table:style-name="ce1">
            <text:p>38768</text:p>
          </table:table-cell>
          <table:table-cell office:value-type="float" office:value="39009" table:style-name="ce1">
            <text:p>39009</text:p>
          </table:table-cell>
          <table:table-cell office:value-type="float" office:value="38917" table:style-name="ce1">
            <text:p>38917</text:p>
          </table:table-cell>
          <table:table-cell office:value-type="float" office:value="39021" table:style-name="ce1">
            <text:p>39021</text:p>
          </table:table-cell>
          <table:table-cell office:value-type="float" office:value="38501" table:style-name="ce1">
            <text:p>38501</text:p>
          </table:table-cell>
          <table:table-cell office:value-type="float" office:value="39119" table:style-name="ce1">
            <text:p>39119</text:p>
          </table:table-cell>
          <table:table-cell office:value-type="float" office:value="39550" table:style-name="ce1">
            <text:p>39550</text:p>
          </table:table-cell>
          <table:table-cell office:value-type="float" office:value="39795" table:style-name="ce1">
            <text:p>39795</text:p>
          </table:table-cell>
          <table:table-cell office:value-type="float" office:value="39932" table:style-name="ce1">
            <text:p>39932</text:p>
          </table:table-cell>
          <table:table-cell office:value-type="float" office:value="39427" table:style-name="ce1">
            <text:p>39427</text:p>
          </table:table-cell>
          <table:table-cell office:value-type="float" office:value="40263" table:style-name="ce1">
            <text:p>40263</text:p>
          </table:table-cell>
          <table:table-cell office:value-type="float" office:value="39914" table:style-name="ce1">
            <text:p>39914</text:p>
          </table:table-cell>
          <table:table-cell office:value-type="float" office:value="41182" table:style-name="ce1">
            <text:p>41182</text:p>
          </table:table-cell>
          <table:table-cell office:value-type="float" office:value="41410" table:style-name="ce1">
            <text:p>41410</text:p>
          </table:table-cell>
          <table:table-cell office:value-type="float" office:value="41055" table:style-name="ce1">
            <text:p>41055</text:p>
          </table:table-cell>
          <table:table-cell office:value-type="float" office:value="40991" table:style-name="ce1">
            <text:p>40991</text:p>
          </table:table-cell>
          <table:table-cell office:value-type="float" office:value="41081" table:style-name="ce1">
            <text:p>41081</text:p>
          </table:table-cell>
          <table:table-cell office:value-type="float" office:value="41688" table:style-name="ce1">
            <text:p>41688</text:p>
          </table:table-cell>
          <table:table-cell office:value-type="float" office:value="42163" table:style-name="ce1">
            <text:p>42163</text:p>
          </table:table-cell>
          <table:table-cell office:value-type="float" office:value="42732" table:style-name="ce1">
            <text:p>42732</text:p>
          </table:table-cell>
          <table:table-cell office:value-type="float" office:value="42340" table:style-name="ce1">
            <text:p>42340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32597" table:style-name="ce1">
            <text:p>32597</text:p>
          </table:table-cell>
          <table:table-cell office:value-type="float" office:value="33212" table:style-name="ce1">
            <text:p>33212</text:p>
          </table:table-cell>
          <table:table-cell office:value-type="float" office:value="33575" table:style-name="ce1">
            <text:p>33575</text:p>
          </table:table-cell>
          <table:table-cell office:value-type="float" office:value="33702" table:style-name="ce1">
            <text:p>33702</text:p>
          </table:table-cell>
          <table:table-cell office:value-type="float" office:value="33143" table:style-name="ce1">
            <text:p>33143</text:p>
          </table:table-cell>
          <table:table-cell office:value-type="float" office:value="33414" table:style-name="ce1">
            <text:p>33414</text:p>
          </table:table-cell>
          <table:table-cell office:value-type="float" office:value="33368" table:style-name="ce1">
            <text:p>33368</text:p>
          </table:table-cell>
          <table:table-cell office:value-type="float" office:value="33667" table:style-name="ce1">
            <text:p>33667</text:p>
          </table:table-cell>
          <table:table-cell office:value-type="float" office:value="33657" table:style-name="ce1">
            <text:p>33657</text:p>
          </table:table-cell>
          <table:table-cell office:value-type="float" office:value="34213" table:style-name="ce1">
            <text:p>34213</text:p>
          </table:table-cell>
          <table:table-cell office:value-type="float" office:value="34555" table:style-name="ce1">
            <text:p>34555</text:p>
          </table:table-cell>
          <table:table-cell office:value-type="float" office:value="34313" table:style-name="ce1">
            <text:p>34313</text:p>
          </table:table-cell>
          <table:table-cell office:value-type="float" office:value="34689" table:style-name="ce1">
            <text:p>34689</text:p>
          </table:table-cell>
          <table:table-cell office:value-type="float" office:value="34252" table:style-name="ce1">
            <text:p>34252</text:p>
          </table:table-cell>
          <table:table-cell office:value-type="float" office:value="34139" table:style-name="ce1">
            <text:p>34139</text:p>
          </table:table-cell>
          <table:table-cell office:value-type="float" office:value="34402" table:style-name="ce1">
            <text:p>34402</text:p>
          </table:table-cell>
          <table:table-cell office:value-type="float" office:value="34496" table:style-name="ce1">
            <text:p>34496</text:p>
          </table:table-cell>
          <table:table-cell office:value-type="float" office:value="34596" table:style-name="ce1">
            <text:p>34596</text:p>
          </table:table-cell>
          <table:table-cell office:value-type="float" office:value="34323" table:style-name="ce1">
            <text:p>34323</text:p>
          </table:table-cell>
          <table:table-cell office:value-type="float" office:value="34445" table:style-name="ce1">
            <text:p>34445</text:p>
          </table:table-cell>
          <table:table-cell office:value-type="float" office:value="35014" table:style-name="ce1">
            <text:p>35014</text:p>
          </table:table-cell>
          <table:table-cell office:value-type="float" office:value="34138" table:style-name="ce1">
            <text:p>34138</text:p>
          </table:table-cell>
          <table:table-cell office:value-type="float" office:value="34487" table:style-name="ce1">
            <text:p>34487</text:p>
          </table:table-cell>
          <table:table-cell office:value-type="float" office:value="34610" table:style-name="ce1">
            <text:p>34610</text:p>
          </table:table-cell>
          <table:table-cell office:value-type="float" office:value="34540" table:style-name="ce1">
            <text:p>34540</text:p>
          </table:table-cell>
          <table:table-cell office:value-type="float" office:value="34687" table:style-name="ce1">
            <text:p>34687</text:p>
          </table:table-cell>
          <table:table-cell office:value-type="float" office:value="34699" table:style-name="ce1">
            <text:p>34699</text:p>
          </table:table-cell>
          <table:table-cell office:value-type="float" office:value="34464" table:style-name="ce1">
            <text:p>34464</text:p>
          </table:table-cell>
          <table:table-cell office:value-type="float" office:value="35025" table:style-name="ce1">
            <text:p>35025</text:p>
          </table:table-cell>
          <table:table-cell office:value-type="float" office:value="34752" table:style-name="ce1">
            <text:p>34752</text:p>
          </table:table-cell>
          <table:table-cell office:value-type="float" office:value="34953" table:style-name="ce1">
            <text:p>34953</text:p>
          </table:table-cell>
          <table:table-cell office:value-type="float" office:value="35105" table:style-name="ce1">
            <text:p>35105</text:p>
          </table:table-cell>
          <table:table-cell office:value-type="float" office:value="35228" table:style-name="ce1">
            <text:p>35228</text:p>
          </table:table-cell>
          <table:table-cell office:value-type="float" office:value="35311" table:style-name="ce1">
            <text:p>35311</text:p>
          </table:table-cell>
          <table:table-cell office:value-type="float" office:value="35174" table:style-name="ce1">
            <text:p>35174</text:p>
          </table:table-cell>
          <table:table-cell office:value-type="float" office:value="35652" table:style-name="ce1">
            <text:p>35652</text:p>
          </table:table-cell>
          <table:table-cell office:value-type="float" office:value="35325" table:style-name="ce1">
            <text:p>35325</text:p>
          </table:table-cell>
          <table:table-cell office:value-type="float" office:value="35445" table:style-name="ce1">
            <text:p>35445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9838" table:style-name="ce1">
            <text:p>29838</text:p>
          </table:table-cell>
          <table:table-cell office:value-type="float" office:value="30367" table:style-name="ce1">
            <text:p>30367</text:p>
          </table:table-cell>
          <table:table-cell office:value-type="float" office:value="30132" table:style-name="ce1">
            <text:p>30132</text:p>
          </table:table-cell>
          <table:table-cell office:value-type="float" office:value="30828" table:style-name="ce1">
            <text:p>30828</text:p>
          </table:table-cell>
          <table:table-cell office:value-type="float" office:value="30501" table:style-name="ce1">
            <text:p>30501</text:p>
          </table:table-cell>
          <table:table-cell office:value-type="float" office:value="30410" table:style-name="ce1">
            <text:p>30410</text:p>
          </table:table-cell>
          <table:table-cell office:value-type="float" office:value="30809" table:style-name="ce1">
            <text:p>30809</text:p>
          </table:table-cell>
          <table:table-cell office:value-type="float" office:value="31039" table:style-name="ce1">
            <text:p>31039</text:p>
          </table:table-cell>
          <table:table-cell office:value-type="float" office:value="30554" table:style-name="ce1">
            <text:p>30554</text:p>
          </table:table-cell>
          <table:table-cell office:value-type="float" office:value="30517" table:style-name="ce1">
            <text:p>30517</text:p>
          </table:table-cell>
          <table:table-cell office:value-type="float" office:value="30581" table:style-name="ce1">
            <text:p>30581</text:p>
          </table:table-cell>
          <table:table-cell office:value-type="float" office:value="30911" table:style-name="ce1">
            <text:p>30911</text:p>
          </table:table-cell>
          <table:table-cell office:value-type="float" office:value="30236" table:style-name="ce1">
            <text:p>30236</text:p>
          </table:table-cell>
          <table:table-cell office:value-type="float" office:value="30429" table:style-name="ce1">
            <text:p>30429</text:p>
          </table:table-cell>
          <table:table-cell office:value-type="float" office:value="30446" table:style-name="ce1">
            <text:p>30446</text:p>
          </table:table-cell>
          <table:table-cell office:value-type="float" office:value="30318" table:style-name="ce1">
            <text:p>30318</text:p>
          </table:table-cell>
          <table:table-cell office:value-type="float" office:value="30337" table:style-name="ce1">
            <text:p>30337</text:p>
          </table:table-cell>
          <table:table-cell office:value-type="float" office:value="30265" table:style-name="ce1">
            <text:p>30265</text:p>
          </table:table-cell>
          <table:table-cell office:value-type="float" office:value="30789" table:style-name="ce1">
            <text:p>30789</text:p>
          </table:table-cell>
          <table:table-cell office:value-type="float" office:value="31032" table:style-name="ce1">
            <text:p>31032</text:p>
          </table:table-cell>
          <table:table-cell office:value-type="float" office:value="30658" table:style-name="ce1">
            <text:p>30658</text:p>
          </table:table-cell>
          <table:table-cell office:value-type="float" office:value="30784" table:style-name="ce1">
            <text:p>30784</text:p>
          </table:table-cell>
          <table:table-cell office:value-type="float" office:value="30926" table:style-name="ce1">
            <text:p>30926</text:p>
          </table:table-cell>
          <table:table-cell office:value-type="float" office:value="30825" table:style-name="ce1">
            <text:p>30825</text:p>
          </table:table-cell>
          <table:table-cell office:value-type="float" office:value="30828" table:style-name="ce1">
            <text:p>30828</text:p>
          </table:table-cell>
          <table:table-cell office:value-type="float" office:value="31164" table:style-name="ce1">
            <text:p>31164</text:p>
          </table:table-cell>
          <table:table-cell office:value-type="float" office:value="31065" table:style-name="ce1">
            <text:p>31065</text:p>
          </table:table-cell>
          <table:table-cell office:value-type="float" office:value="31201" table:style-name="ce1">
            <text:p>31201</text:p>
          </table:table-cell>
          <table:table-cell office:value-type="float" office:value="31363" table:style-name="ce1">
            <text:p>31363</text:p>
          </table:table-cell>
          <table:table-cell office:value-type="float" office:value="31430" table:style-name="ce1">
            <text:p>31430</text:p>
          </table:table-cell>
          <table:table-cell office:value-type="float" office:value="31623" table:style-name="ce1">
            <text:p>31623</text:p>
          </table:table-cell>
          <table:table-cell office:value-type="float" office:value="31444" table:style-name="ce1">
            <text:p>31444</text:p>
          </table:table-cell>
          <table:table-cell office:value-type="float" office:value="31663" table:style-name="ce1">
            <text:p>31663</text:p>
          </table:table-cell>
          <table:table-cell office:value-type="float" office:value="31983" table:style-name="ce1">
            <text:p>31983</text:p>
          </table:table-cell>
          <table:table-cell office:value-type="float" office:value="32137" table:style-name="ce1">
            <text:p>32137</text:p>
          </table:table-cell>
          <table:table-cell office:value-type="float" office:value="32866" table:style-name="ce1">
            <text:p>32866</text:p>
          </table:table-cell>
          <table:table-cell office:value-type="float" office:value="32621" table:style-name="ce1">
            <text:p>32621</text:p>
          </table:table-cell>
          <table:table-cell office:value-type="float" office:value="32683" table:style-name="ce1">
            <text:p>32683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8503" table:style-name="ce1">
            <text:p>28503</text:p>
          </table:table-cell>
          <table:table-cell office:value-type="float" office:value="29240" table:style-name="ce1">
            <text:p>29240</text:p>
          </table:table-cell>
          <table:table-cell office:value-type="float" office:value="29248" table:style-name="ce1">
            <text:p>29248</text:p>
          </table:table-cell>
          <table:table-cell office:value-type="float" office:value="29028" table:style-name="ce1">
            <text:p>29028</text:p>
          </table:table-cell>
          <table:table-cell office:value-type="float" office:value="29184" table:style-name="ce1">
            <text:p>29184</text:p>
          </table:table-cell>
          <table:table-cell office:value-type="float" office:value="29127" table:style-name="ce1">
            <text:p>29127</text:p>
          </table:table-cell>
          <table:table-cell office:value-type="float" office:value="29132" table:style-name="ce1">
            <text:p>29132</text:p>
          </table:table-cell>
          <table:table-cell office:value-type="float" office:value="28658" table:style-name="ce1">
            <text:p>28658</text:p>
          </table:table-cell>
          <table:table-cell office:value-type="float" office:value="29042" table:style-name="ce1">
            <text:p>29042</text:p>
          </table:table-cell>
          <table:table-cell office:value-type="float" office:value="28953" table:style-name="ce1">
            <text:p>28953</text:p>
          </table:table-cell>
          <table:table-cell office:value-type="float" office:value="28880" table:style-name="ce1">
            <text:p>28880</text:p>
          </table:table-cell>
          <table:table-cell office:value-type="float" office:value="29474" table:style-name="ce1">
            <text:p>29474</text:p>
          </table:table-cell>
          <table:table-cell office:value-type="float" office:value="29291" table:style-name="ce1">
            <text:p>29291</text:p>
          </table:table-cell>
          <table:table-cell office:value-type="float" office:value="29353" table:style-name="ce1">
            <text:p>29353</text:p>
          </table:table-cell>
          <table:table-cell office:value-type="float" office:value="29411" table:style-name="ce1">
            <text:p>29411</text:p>
          </table:table-cell>
          <table:table-cell office:value-type="float" office:value="29233" table:style-name="ce1">
            <text:p>29233</text:p>
          </table:table-cell>
          <table:table-cell office:value-type="float" office:value="29005" table:style-name="ce1">
            <text:p>29005</text:p>
          </table:table-cell>
          <table:table-cell office:value-type="float" office:value="28949" table:style-name="ce1">
            <text:p>28949</text:p>
          </table:table-cell>
          <table:table-cell office:value-type="float" office:value="29295" table:style-name="ce1">
            <text:p>29295</text:p>
          </table:table-cell>
          <table:table-cell office:value-type="float" office:value="29461" table:style-name="ce1">
            <text:p>29461</text:p>
          </table:table-cell>
          <table:table-cell office:value-type="float" office:value="29833" table:style-name="ce1">
            <text:p>29833</text:p>
          </table:table-cell>
          <table:table-cell office:value-type="float" office:value="29149" table:style-name="ce1">
            <text:p>29149</text:p>
          </table:table-cell>
          <table:table-cell office:value-type="float" office:value="29224" table:style-name="ce1">
            <text:p>29224</text:p>
          </table:table-cell>
          <table:table-cell office:value-type="float" office:value="29734" table:style-name="ce1">
            <text:p>29734</text:p>
          </table:table-cell>
          <table:table-cell office:value-type="float" office:value="30012" table:style-name="ce1">
            <text:p>30012</text:p>
          </table:table-cell>
          <table:table-cell office:value-type="float" office:value="30077" table:style-name="ce1">
            <text:p>30077</text:p>
          </table:table-cell>
          <table:table-cell office:value-type="float" office:value="30088" table:style-name="ce1">
            <text:p>30088</text:p>
          </table:table-cell>
          <table:table-cell office:value-type="float" office:value="30036" table:style-name="ce1">
            <text:p>30036</text:p>
          </table:table-cell>
          <table:table-cell office:value-type="float" office:value="30176" table:style-name="ce1">
            <text:p>30176</text:p>
          </table:table-cell>
          <table:table-cell office:value-type="float" office:value="30286" table:style-name="ce1">
            <text:p>30286</text:p>
          </table:table-cell>
          <table:table-cell office:value-type="float" office:value="30176" table:style-name="ce1">
            <text:p>30176</text:p>
          </table:table-cell>
          <table:table-cell office:value-type="float" office:value="30110" table:style-name="ce1">
            <text:p>30110</text:p>
          </table:table-cell>
          <table:table-cell office:value-type="float" office:value="30526" table:style-name="ce1">
            <text:p>30526</text:p>
          </table:table-cell>
          <table:table-cell office:value-type="float" office:value="30567" table:style-name="ce1">
            <text:p>30567</text:p>
          </table:table-cell>
          <table:table-cell office:value-type="float" office:value="30714" table:style-name="ce1">
            <text:p>30714</text:p>
          </table:table-cell>
          <table:table-cell office:value-type="float" office:value="30890" table:style-name="ce1">
            <text:p>30890</text:p>
          </table:table-cell>
          <table:table-cell office:value-type="float" office:value="30826" table:style-name="ce1">
            <text:p>30826</text:p>
          </table:table-cell>
          <table:table-cell office:value-type="float" office:value="30936" table:style-name="ce1">
            <text:p>30936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22353" table:style-name="ce1">
            <text:p>22353</text:p>
          </table:table-cell>
          <table:table-cell office:value-type="float" office:value="22406" table:style-name="ce1">
            <text:p>22406</text:p>
          </table:table-cell>
          <table:table-cell office:value-type="float" office:value="21277" table:style-name="ce1">
            <text:p>21277</text:p>
          </table:table-cell>
          <table:table-cell office:value-type="float" office:value="21494" table:style-name="ce1">
            <text:p>21494</text:p>
          </table:table-cell>
          <table:table-cell office:value-type="float" office:value="21150" table:style-name="ce1">
            <text:p>21150</text:p>
          </table:table-cell>
          <table:table-cell office:value-type="float" office:value="20964" table:style-name="ce1">
            <text:p>20964</text:p>
          </table:table-cell>
          <table:table-cell office:value-type="float" office:value="20653" table:style-name="ce1">
            <text:p>20653</text:p>
          </table:table-cell>
          <table:table-cell office:value-type="float" office:value="20584" table:style-name="ce1">
            <text:p>20584</text:p>
          </table:table-cell>
          <table:table-cell office:value-type="float" office:value="20227" table:style-name="ce1">
            <text:p>20227</text:p>
          </table:table-cell>
          <table:table-cell office:value-type="float" office:value="20191" table:style-name="ce1">
            <text:p>20191</text:p>
          </table:table-cell>
          <table:table-cell office:value-type="float" office:value="20376" table:style-name="ce1">
            <text:p>20376</text:p>
          </table:table-cell>
          <table:table-cell office:value-type="float" office:value="20203" table:style-name="ce1">
            <text:p>20203</text:p>
          </table:table-cell>
          <table:table-cell office:value-type="float" office:value="20186" table:style-name="ce1">
            <text:p>20186</text:p>
          </table:table-cell>
          <table:table-cell office:value-type="float" office:value="19901" table:style-name="ce1">
            <text:p>19901</text:p>
          </table:table-cell>
          <table:table-cell office:value-type="float" office:value="19932" table:style-name="ce1">
            <text:p>19932</text:p>
          </table:table-cell>
          <table:table-cell office:value-type="float" office:value="19938" table:style-name="ce1">
            <text:p>19938</text:p>
          </table:table-cell>
          <table:table-cell office:value-type="float" office:value="19644" table:style-name="ce1">
            <text:p>19644</text:p>
          </table:table-cell>
          <table:table-cell office:value-type="float" office:value="19559" table:style-name="ce1">
            <text:p>19559</text:p>
          </table:table-cell>
          <table:table-cell office:value-type="float" office:value="19764" table:style-name="ce1">
            <text:p>19764</text:p>
          </table:table-cell>
          <table:table-cell office:value-type="float" office:value="19794" table:style-name="ce1">
            <text:p>19794</text:p>
          </table:table-cell>
          <table:table-cell office:value-type="float" office:value="19667" table:style-name="ce1">
            <text:p>19667</text:p>
          </table:table-cell>
          <table:table-cell office:value-type="float" office:value="19470" table:style-name="ce1">
            <text:p>19470</text:p>
          </table:table-cell>
          <table:table-cell office:value-type="float" office:value="19395" table:style-name="ce1">
            <text:p>19395</text:p>
          </table:table-cell>
          <table:table-cell office:value-type="float" office:value="19218" table:style-name="ce1">
            <text:p>19218</text:p>
          </table:table-cell>
          <table:table-cell office:value-type="float" office:value="19296" table:style-name="ce1">
            <text:p>19296</text:p>
          </table:table-cell>
          <table:table-cell office:value-type="float" office:value="19438" table:style-name="ce1">
            <text:p>19438</text:p>
          </table:table-cell>
          <table:table-cell office:value-type="float" office:value="19344" table:style-name="ce1">
            <text:p>19344</text:p>
          </table:table-cell>
          <table:table-cell office:value-type="float" office:value="19336" table:style-name="ce1">
            <text:p>19336</text:p>
          </table:table-cell>
          <table:table-cell office:value-type="float" office:value="18927" table:style-name="ce1">
            <text:p>18927</text:p>
          </table:table-cell>
          <table:table-cell office:value-type="float" office:value="19347" table:style-name="ce1">
            <text:p>19347</text:p>
          </table:table-cell>
          <table:table-cell office:value-type="float" office:value="19635" table:style-name="ce1">
            <text:p>19635</text:p>
          </table:table-cell>
          <table:table-cell office:value-type="float" office:value="19606" table:style-name="ce1">
            <text:p>19606</text:p>
          </table:table-cell>
          <table:table-cell office:value-type="float" office:value="19228" table:style-name="ce1">
            <text:p>19228</text:p>
          </table:table-cell>
          <table:table-cell office:value-type="float" office:value="19462" table:style-name="ce1">
            <text:p>19462</text:p>
          </table:table-cell>
          <table:table-cell office:value-type="float" office:value="19411" table:style-name="ce1">
            <text:p>19411</text:p>
          </table:table-cell>
          <table:table-cell office:value-type="float" office:value="19608" table:style-name="ce1">
            <text:p>19608</text:p>
          </table:table-cell>
          <table:table-cell office:value-type="float" office:value="19654" table:style-name="ce1">
            <text:p>19654</text:p>
          </table:table-cell>
          <table:table-cell office:value-type="float" office:value="19537" table:style-name="ce1">
            <text:p>19537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20530" table:style-name="ce1">
            <text:p>20530</text:p>
          </table:table-cell>
          <table:table-cell office:value-type="float" office:value="20161" table:style-name="ce1">
            <text:p>20161</text:p>
          </table:table-cell>
          <table:table-cell office:value-type="float" office:value="19919" table:style-name="ce1">
            <text:p>19919</text:p>
          </table:table-cell>
          <table:table-cell office:value-type="float" office:value="19456" table:style-name="ce1">
            <text:p>19456</text:p>
          </table:table-cell>
          <table:table-cell office:value-type="float" office:value="19120" table:style-name="ce1">
            <text:p>19120</text:p>
          </table:table-cell>
          <table:table-cell office:value-type="float" office:value="18759" table:style-name="ce1">
            <text:p>18759</text:p>
          </table:table-cell>
          <table:table-cell office:value-type="float" office:value="18372" table:style-name="ce1">
            <text:p>18372</text:p>
          </table:table-cell>
          <table:table-cell office:value-type="float" office:value="18029" table:style-name="ce1">
            <text:p>18029</text:p>
          </table:table-cell>
          <table:table-cell office:value-type="float" office:value="18042" table:style-name="ce1">
            <text:p>18042</text:p>
          </table:table-cell>
          <table:table-cell office:value-type="float" office:value="17789" table:style-name="ce1">
            <text:p>17789</text:p>
          </table:table-cell>
          <table:table-cell office:value-type="float" office:value="17730" table:style-name="ce1">
            <text:p>17730</text:p>
          </table:table-cell>
          <table:table-cell office:value-type="float" office:value="17529" table:style-name="ce1">
            <text:p>17529</text:p>
          </table:table-cell>
          <table:table-cell office:value-type="float" office:value="17345" table:style-name="ce1">
            <text:p>17345</text:p>
          </table:table-cell>
          <table:table-cell office:value-type="float" office:value="17144" table:style-name="ce1">
            <text:p>17144</text:p>
          </table:table-cell>
          <table:table-cell office:value-type="float" office:value="17072" table:style-name="ce1">
            <text:p>17072</text:p>
          </table:table-cell>
          <table:table-cell office:value-type="float" office:value="17060" table:style-name="ce1">
            <text:p>17060</text:p>
          </table:table-cell>
          <table:table-cell office:value-type="float" office:value="16941" table:style-name="ce1">
            <text:p>16941</text:p>
          </table:table-cell>
          <table:table-cell office:value-type="float" office:value="16961" table:style-name="ce1">
            <text:p>16961</text:p>
          </table:table-cell>
          <table:table-cell office:value-type="float" office:value="16835" table:style-name="ce1">
            <text:p>16835</text:p>
          </table:table-cell>
          <table:table-cell office:value-type="float" office:value="16695" table:style-name="ce1">
            <text:p>16695</text:p>
          </table:table-cell>
          <table:table-cell office:value-type="float" office:value="16397" table:style-name="ce1">
            <text:p>16397</text:p>
          </table:table-cell>
          <table:table-cell office:value-type="float" office:value="16375" table:style-name="ce1">
            <text:p>16375</text:p>
          </table:table-cell>
          <table:table-cell office:value-type="float" office:value="16238" table:style-name="ce1">
            <text:p>16238</text:p>
          </table:table-cell>
          <table:table-cell office:value-type="float" office:value="16374" table:style-name="ce1">
            <text:p>16374</text:p>
          </table:table-cell>
          <table:table-cell office:value-type="float" office:value="16139" table:style-name="ce1">
            <text:p>16139</text:p>
          </table:table-cell>
          <table:table-cell office:value-type="float" office:value="16299" table:style-name="ce1">
            <text:p>16299</text:p>
          </table:table-cell>
          <table:table-cell office:value-type="float" office:value="16274" table:style-name="ce1">
            <text:p>16274</text:p>
          </table:table-cell>
          <table:table-cell office:value-type="float" office:value="16077" table:style-name="ce1">
            <text:p>16077</text:p>
          </table:table-cell>
          <table:table-cell office:value-type="float" office:value="15982" table:style-name="ce1">
            <text:p>15982</text:p>
          </table:table-cell>
          <table:table-cell office:value-type="float" office:value="16202" table:style-name="ce1">
            <text:p>16202</text:p>
          </table:table-cell>
          <table:table-cell office:value-type="float" office:value="16344" table:style-name="ce1">
            <text:p>16344</text:p>
          </table:table-cell>
          <table:table-cell office:value-type="float" office:value="16056" table:style-name="ce1">
            <text:p>16056</text:p>
          </table:table-cell>
          <table:table-cell office:value-type="float" office:value="16076" table:style-name="ce1">
            <text:p>16076</text:p>
          </table:table-cell>
          <table:table-cell office:value-type="float" office:value="16068" table:style-name="ce1">
            <text:p>16068</text:p>
          </table:table-cell>
          <table:table-cell office:value-type="float" office:value="16283" table:style-name="ce1">
            <text:p>16283</text:p>
          </table:table-cell>
          <table:table-cell office:value-type="float" office:value="16183" table:style-name="ce1">
            <text:p>16183</text:p>
          </table:table-cell>
          <table:table-cell office:value-type="float" office:value="16169" table:style-name="ce1">
            <text:p>16169</text:p>
          </table:table-cell>
          <table:table-cell office:value-type="float" office:value="16124" table:style-name="ce1">
            <text:p>16124</text:p>
          </table:table-cell>
          <table:table-cell table:number-columns-repeated="16345"/>
        </table:table-row>
        <table:table-row table:style-name="ro1">
          <table:table-cell office:value-type="string" table:style-name="ce5">
            <text:p>Hepes</text:p>
          </table:table-cell>
          <table:table-cell office:value-type="float" office:value="19573" table:style-name="ce1">
            <text:p>19573</text:p>
          </table:table-cell>
          <table:table-cell office:value-type="float" office:value="18911" table:style-name="ce1">
            <text:p>18911</text:p>
          </table:table-cell>
          <table:table-cell office:value-type="float" office:value="18406" table:style-name="ce1">
            <text:p>18406</text:p>
          </table:table-cell>
          <table:table-cell office:value-type="float" office:value="18392" table:style-name="ce1">
            <text:p>18392</text:p>
          </table:table-cell>
          <table:table-cell office:value-type="float" office:value="17910" table:style-name="ce1">
            <text:p>17910</text:p>
          </table:table-cell>
          <table:table-cell office:value-type="float" office:value="17520" table:style-name="ce1">
            <text:p>17520</text:p>
          </table:table-cell>
          <table:table-cell office:value-type="float" office:value="17490" table:style-name="ce1">
            <text:p>17490</text:p>
          </table:table-cell>
          <table:table-cell office:value-type="float" office:value="16981" table:style-name="ce1">
            <text:p>16981</text:p>
          </table:table-cell>
          <table:table-cell office:value-type="float" office:value="17289" table:style-name="ce1">
            <text:p>17289</text:p>
          </table:table-cell>
          <table:table-cell office:value-type="float" office:value="16637" table:style-name="ce1">
            <text:p>16637</text:p>
          </table:table-cell>
          <table:table-cell office:value-type="float" office:value="16599" table:style-name="ce1">
            <text:p>16599</text:p>
          </table:table-cell>
          <table:table-cell office:value-type="float" office:value="16839" table:style-name="ce1">
            <text:p>16839</text:p>
          </table:table-cell>
          <table:table-cell office:value-type="float" office:value="16475" table:style-name="ce1">
            <text:p>16475</text:p>
          </table:table-cell>
          <table:table-cell office:value-type="float" office:value="16179" table:style-name="ce1">
            <text:p>16179</text:p>
          </table:table-cell>
          <table:table-cell office:value-type="float" office:value="16748" table:style-name="ce1">
            <text:p>16748</text:p>
          </table:table-cell>
          <table:table-cell office:value-type="float" office:value="16318" table:style-name="ce1">
            <text:p>16318</text:p>
          </table:table-cell>
          <table:table-cell office:value-type="float" office:value="16334" table:style-name="ce1">
            <text:p>16334</text:p>
          </table:table-cell>
          <table:table-cell office:value-type="float" office:value="16464" table:style-name="ce1">
            <text:p>16464</text:p>
          </table:table-cell>
          <table:table-cell office:value-type="float" office:value="15678" table:style-name="ce1">
            <text:p>15678</text:p>
          </table:table-cell>
          <table:table-cell office:value-type="float" office:value="15699" table:style-name="ce1">
            <text:p>15699</text:p>
          </table:table-cell>
          <table:table-cell office:value-type="float" office:value="15638" table:style-name="ce1">
            <text:p>15638</text:p>
          </table:table-cell>
          <table:table-cell office:value-type="float" office:value="15611" table:style-name="ce1">
            <text:p>15611</text:p>
          </table:table-cell>
          <table:table-cell office:value-type="float" office:value="15757" table:style-name="ce1">
            <text:p>15757</text:p>
          </table:table-cell>
          <table:table-cell office:value-type="float" office:value="15363" table:style-name="ce1">
            <text:p>15363</text:p>
          </table:table-cell>
          <table:table-cell office:value-type="float" office:value="15243" table:style-name="ce1">
            <text:p>15243</text:p>
          </table:table-cell>
          <table:table-cell office:value-type="float" office:value="15260" table:style-name="ce1">
            <text:p>15260</text:p>
          </table:table-cell>
          <table:table-cell office:value-type="float" office:value="15219" table:style-name="ce1">
            <text:p>15219</text:p>
          </table:table-cell>
          <table:table-cell office:value-type="float" office:value="15120" table:style-name="ce1">
            <text:p>15120</text:p>
          </table:table-cell>
          <table:table-cell office:value-type="float" office:value="14829" table:style-name="ce1">
            <text:p>14829</text:p>
          </table:table-cell>
          <table:table-cell office:value-type="float" office:value="14859" table:style-name="ce1">
            <text:p>14859</text:p>
          </table:table-cell>
          <table:table-cell office:value-type="float" office:value="14895" table:style-name="ce1">
            <text:p>14895</text:p>
          </table:table-cell>
          <table:table-cell office:value-type="float" office:value="14753" table:style-name="ce1">
            <text:p>14753</text:p>
          </table:table-cell>
          <table:table-cell office:value-type="float" office:value="14702" table:style-name="ce1">
            <text:p>14702</text:p>
          </table:table-cell>
          <table:table-cell office:value-type="float" office:value="14836" table:style-name="ce1">
            <text:p>14836</text:p>
          </table:table-cell>
          <table:table-cell office:value-type="float" office:value="14657" table:style-name="ce1">
            <text:p>14657</text:p>
          </table:table-cell>
          <table:table-cell office:value-type="float" office:value="14547" table:style-name="ce1">
            <text:p>14547</text:p>
          </table:table-cell>
          <table:table-cell office:value-type="float" office:value="14581" table:style-name="ce1">
            <text:p>14581</text:p>
          </table:table-cell>
          <table:table-cell office:value-type="float" office:value="14741" table:style-name="ce1">
            <text:p>14741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flux: PfFNT + ilacco1.0, Zellen 1:2 verdünn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21.11.2025 10:29:00</text:p>
          </table:table-cell>
          <table:table-cell table:number-columns-repeated="16382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Sheet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38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9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2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0:16:2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3S" table:style-name="ce4">
            <text:p>00:00: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41" table:style-name="ce1">
            <text:p>141</text:p>
          </table:table-cell>
          <table:table-cell office:value-type="string" table:style-name="ce1">
            <text:p>Optimal (91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-D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21.11.2025 10:16:4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1</text:p>
          </table:table-cell>
          <table:table-cell office:value-type="float" office:value="39474" table:style-name="ce1">
            <text:p>39474</text:p>
          </table:table-cell>
          <table:table-cell office:value-type="float" office:value="39587" table:style-name="ce1">
            <text:p>3958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2</text:p>
          </table:table-cell>
          <table:table-cell office:value-type="float" office:value="39645" table:style-name="ce1">
            <text:p>39645</text:p>
          </table:table-cell>
          <table:table-cell office:value-type="float" office:value="39510" table:style-name="ce1">
            <text:p>395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3</text:p>
          </table:table-cell>
          <table:table-cell office:value-type="float" office:value="39383" table:style-name="ce1">
            <text:p>39383</text:p>
          </table:table-cell>
          <table:table-cell office:value-type="float" office:value="39644" table:style-name="ce1">
            <text:p>3964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1</text:p>
          </table:table-cell>
          <table:table-cell office:value-type="float" office:value="39418" table:style-name="ce1">
            <text:p>394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B2</text:p>
          </table:table-cell>
          <table:table-cell office:value-type="float" office:value="39599" table:style-name="ce1">
            <text:p>395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B3</text:p>
          </table:table-cell>
          <table:table-cell office:value-type="float" office:value="39164" table:style-name="ce1">
            <text:p>39164</text:p>
          </table:table-cell>
          <table:table-cell office:value-type="float" office:value="39342" table:style-name="ce1">
            <text:p>393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1</text:p>
          </table:table-cell>
          <table:table-cell office:value-type="float" office:value="39608" table:style-name="ce1">
            <text:p>3960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2</text:p>
          </table:table-cell>
          <table:table-cell office:value-type="float" office:value="39303" table:style-name="ce1">
            <text:p>3930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3</text:p>
          </table:table-cell>
          <table:table-cell office:value-type="float" office:value="39141" table:style-name="ce1">
            <text:p>3914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1</text:p>
          </table:table-cell>
          <table:table-cell office:value-type="float" office:value="39474" table:style-name="ce1">
            <text:p>3947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2</text:p>
          </table:table-cell>
          <table:table-cell office:value-type="float" office:value="39372" table:style-name="ce1">
            <text:p>3937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3</text:p>
          </table:table-cell>
          <table:table-cell office:value-type="float" office:value="39677" table:style-name="ce1">
            <text:p>39677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Tabelle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2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can.At.Excel.Attenuation" style:family="table-cell" style:data-style-name="N0">
      <style:table-cell-properties style:vertical-align="automatic" fo:background-color="#B0C4DE"/>
      <style:text-properties fo:color="#000000"/>
    </style:style>
    <style:style style:name="Tecan.At.Excel.AutoGain_0" style:family="table-cell" style:data-style-name="N0">
      <style:table-cell-properties style:vertical-align="automatic" fo:background-color="#FFFFFF"/>
      <style:text-properties fo:color="#000000"/>
    </style:style>
    <style:style style:name="Tecan.At.Excel.Error" style:family="table-cell" style:data-style-name="N0">
      <style:table-cell-properties style:vertical-align="automatic" fo:background-color="#FF0000"/>
      <style:text-properties fo:color="#FFFFFF"/>
    </style:style>
    <style:style style:name="Tecan.At.Excel.GFactorAndMeasurementBlank" style:family="table-cell" style:data-style-name="N0">
      <style:table-cell-properties style:vertical-align="automatic" fo:background-color="#ADFF2F"/>
      <style:text-properties fo:color="#000000"/>
    </style:style>
    <style:style style:name="Tecan.At.Excel.GFactorBlank" style:family="table-cell" style:data-style-name="N0">
      <style:table-cell-properties style:vertical-align="automatic" fo:background-color="#00FF00"/>
      <style:text-properties fo:color="#000000"/>
    </style:style>
    <style:style style:name="Tecan.At.Excel.GFactorReference" style:family="table-cell" style:data-style-name="N0">
      <style:table-cell-properties style:vertical-align="automatic" fo:background-color="#ADD8E6"/>
      <style:text-properties fo:color="#000000"/>
    </style:style>
    <style:style style:name="Tecan.At.Excel.MeasurementBlank" style:family="table-cell" style:data-style-name="N0">
      <style:table-cell-properties style:vertical-align="automatic" fo:background-color="#FFFF0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iwibeit</meta:initial-creator>
    <dc:creator>Hiwibeit</dc:creator>
    <meta:creation-date>2025-11-21T09:16:18Z</meta:creation-date>
    <dc:date>2025-11-21T13:18:53Z</dc:date>
    <meta:editing-duration>PT0S</meta:editing-duration>
  </office:meta>
</office:document-meta>
</file>